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67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teofclimb75knots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asi</text:p>
          </table:table-cell>
          <table:table-cell table:style-name="ce1" office:value-type="string" calcext:value-type="string">
            <text:p>vsi</text:p>
          </table:table-cell>
          <table:table-cell table:style-name="ce1" office:value-type="string" calcext:value-type="string">
            <text:p>pAltitude</text:p>
          </table:table-cell>
          <table:table-cell table:style-name="ce1" office:value-type="string" calcext:value-type="string">
            <text:p>cht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7362" calcext:value-type="float">
            <text:p>485957362</text:p>
          </table:table-cell>
          <table:table-cell table:number-columns-repeated="3"/>
          <table:table-cell office:value-type="string" calcext:value-type="string">
            <text:p>[239.0, 262.4, 296.6, 266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7362" calcext:value-type="float">
            <text:p>48595736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7362" calcext:value-type="float">
            <text:p>485957362</text:p>
          </table:table-cell>
          <table:table-cell table:number-columns-repeated="3"/>
          <table:table-cell office:value-type="string" calcext:value-type="string">
            <text:p>[239.0, 262.4, 296.6, 266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7362" calcext:value-type="float">
            <text:p>48595736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7366" calcext:value-type="float">
            <text:p>485957366</text:p>
          </table:table-cell>
          <table:table-cell table:number-columns-repeated="3"/>
          <table:table-cell office:value-type="string" calcext:value-type="string">
            <text:p>[240.8, 266.0, 298.4, 273.2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7366" calcext:value-type="float">
            <text:p>485957366</text:p>
          </table:table-cell>
          <table:table-cell office:value-type="float" office:value="41.6846652267819" calcext:value-type="float">
            <text:p>41.6846652267819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7366" calcext:value-type="float">
            <text:p>485957366</text:p>
          </table:table-cell>
          <table:table-cell table:number-columns-repeated="3"/>
          <table:table-cell office:value-type="string" calcext:value-type="string">
            <text:p>[242.6, 262.4, 294.8, 267.8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7366" calcext:value-type="float">
            <text:p>485957366</text:p>
          </table:table-cell>
          <table:table-cell office:value-type="float" office:value="41.6846652267819" calcext:value-type="float">
            <text:p>41.6846652267819</text:p>
          </table:table-cell>
          <table:table-cell office:value-type="float" office:value="8" calcext:value-type="float">
            <text:p>8</text:p>
          </table:table-cell>
          <table:table-cell office:value-type="float" office:value="322" calcext:value-type="float">
            <text:p>322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7366" calcext:value-type="float">
            <text:p>485957366</text:p>
          </table:table-cell>
          <table:table-cell table:number-columns-repeated="3"/>
          <table:table-cell office:value-type="string" calcext:value-type="string">
            <text:p>[242.6, 262.4, 294.8, 267.8]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160" calcext:value-type="float">
            <text:p>160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table:number-columns-repeated="3"/>
          <table:table-cell office:value-type="string" calcext:value-type="string">
            <text:p>[246.2, 269.6, 302.0, 275.0]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office:value-type="float" office:value="65.1727861771058" calcext:value-type="float">
            <text:p>65.1727861771058</text:p>
          </table:table-cell>
          <table:table-cell office:value-type="float" office:value="115" calcext:value-type="float">
            <text:p>115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160" calcext:value-type="float">
            <text:p>160</text:p>
          </table:table-cell>
          <table:table-cell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table:number-columns-repeated="3"/>
          <table:table-cell office:value-type="string" calcext:value-type="string">
            <text:p>[246.2, 269.6, 302.0, 275.0]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5957371" calcext:value-type="float">
            <text:p>485957371</text:p>
          </table:table-cell>
          <table:table-cell office:value-type="float" office:value="65.1727861771058" calcext:value-type="float">
            <text:p>65.1727861771058</text:p>
          </table:table-cell>
          <table:table-cell office:value-type="float" office:value="115" calcext:value-type="float">
            <text:p>115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85" calcext:value-type="float">
            <text:p>185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table:number-columns-repeated="3"/>
          <table:table-cell office:value-type="string" calcext:value-type="string">
            <text:p>[246.2, 269.6, 305.6, 269.6]</text:p>
          </table:table-cell>
          <table:table-cell table:number-columns-repeated="1018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6" calcext:value-type="float">
            <text:p>-16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85" calcext:value-type="float">
            <text:p>185</text:p>
          </table:table-cell>
          <table:table-cell office:value-type="float" office:value="337" calcext:value-type="float">
            <text:p>337</text:p>
          </table:table-cell>
          <table:table-cell table:number-columns-repeated="1019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table:number-columns-repeated="3"/>
          <table:table-cell office:value-type="string" calcext:value-type="string">
            <text:p>[246.2, 269.6, 305.6, 269.6]</text:p>
          </table:table-cell>
          <table:table-cell table:number-columns-repeated="1018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85957635" calcext:value-type="float">
            <text:p>485957635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16" calcext:value-type="float">
            <text:p>-16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5957639" calcext:value-type="float">
            <text:p>485957639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328" calcext:value-type="float">
            <text:p>328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5957639" calcext:value-type="float">
            <text:p>485957639</text:p>
          </table:table-cell>
          <table:table-cell table:number-columns-repeated="3"/>
          <table:table-cell office:value-type="string" calcext:value-type="string">
            <text:p>[262.4, 276.8, 318.2, 282.2]</text:p>
          </table:table-cell>
          <table:table-cell table:number-columns-repeated="1018"/>
        </table:table-row>
        <table:table-row table:style-name="ro1">
          <table:table-cell office:value-type="float" office:value="4.61666666666667" calcext:value-type="float">
            <text:p>4.61666666666667</text:p>
          </table:table-cell>
          <table:table-cell office:value-type="float" office:value="485957639" calcext:value-type="float">
            <text:p>485957639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322" calcext:value-type="float">
            <text:p>322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7641" calcext:value-type="float">
            <text:p>485957641</text:p>
          </table:table-cell>
          <table:table-cell table:number-columns-repeated="3"/>
          <table:table-cell office:value-type="string" calcext:value-type="string">
            <text:p>[257.0, 278.6, 318.2, 280.4]</text:p>
          </table:table-cell>
          <table:table-cell table:number-columns-repeated="1018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7641" calcext:value-type="float">
            <text:p>48595764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34" calcext:value-type="float">
            <text:p>834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7641" calcext:value-type="float">
            <text:p>485957641</text:p>
          </table:table-cell>
          <table:table-cell table:number-columns-repeated="3"/>
          <table:table-cell office:value-type="string" calcext:value-type="string">
            <text:p>[257.0, 278.6, 318.2, 280.4]</text:p>
          </table:table-cell>
          <table:table-cell table:number-columns-repeated="1018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85957641" calcext:value-type="float">
            <text:p>48595764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34" calcext:value-type="float">
            <text:p>834</text:p>
          </table:table-cell>
          <table:table-cell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table:number-columns-repeated="3"/>
          <table:table-cell office:value-type="string" calcext:value-type="string">
            <text:p>[255.2, 278.6, 318.2, 280.4]</text:p>
          </table:table-cell>
          <table:table-cell table:number-columns-repeated="1018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688" calcext:value-type="float">
            <text:p>1688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559" calcext:value-type="float">
            <text:p>1559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table:number-columns-repeated="3"/>
          <table:table-cell office:value-type="string" calcext:value-type="string">
            <text:p>[255.2, 278.6, 318.2, 280.4]</text:p>
          </table:table-cell>
          <table:table-cell table:number-columns-repeated="1018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688" calcext:value-type="float">
            <text:p>1688</text:p>
          </table:table-cell>
          <table:table-cell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office:value-type="float" office:value="4.71666666666667" calcext:value-type="float">
            <text:p>4.71666666666667</text:p>
          </table:table-cell>
          <table:table-cell office:value-type="float" office:value="485957645" calcext:value-type="float">
            <text:p>48595764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559" calcext:value-type="float">
            <text:p>1559</text:p>
          </table:table-cell>
          <table:table-cell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5957649" calcext:value-type="float">
            <text:p>48595764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228" calcext:value-type="float">
            <text:p>1228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5957649" calcext:value-type="float">
            <text:p>485957649</text:p>
          </table:table-cell>
          <table:table-cell table:number-columns-repeated="3"/>
          <table:table-cell office:value-type="string" calcext:value-type="string">
            <text:p>[267.8, 282.2, 334.4, 284.0]</text:p>
          </table:table-cell>
          <table:table-cell table:number-columns-repeated="1018"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5957649" calcext:value-type="float">
            <text:p>485957649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228" calcext:value-type="float">
            <text:p>1228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485957649" calcext:value-type="float">
            <text:p>485957649</text:p>
          </table:table-cell>
          <table:table-cell table:number-columns-repeated="3"/>
          <table:table-cell office:value-type="string" calcext:value-type="string">
            <text:p>[267.8, 282.2, 334.4, 284.0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58" calcext:value-type="float">
            <text:p>1258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table:number-columns-repeated="3"/>
          <table:table-cell office:value-type="string" calcext:value-type="string">
            <text:p>[267.8, 284.0, 336.2, 284.0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13" calcext:value-type="float">
            <text:p>121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58" calcext:value-type="float">
            <text:p>1258</text:p>
          </table:table-cell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table:number-columns-repeated="3"/>
          <table:table-cell office:value-type="string" calcext:value-type="string">
            <text:p>[267.8, 284.0, 336.2, 284.0]</text:p>
          </table:table-cell>
          <table:table-cell table:number-columns-repeated="1018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85957653" calcext:value-type="float">
            <text:p>485957653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213" calcext:value-type="float">
            <text:p>1213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7657" calcext:value-type="float">
            <text:p>485957657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282" calcext:value-type="float">
            <text:p>1282</text:p>
          </table:table-cell>
          <table:table-cell office:value-type="float" office:value="697" calcext:value-type="float">
            <text:p>697</text:p>
          </table:table-cell>
          <table:table-cell table:number-columns-repeated="1019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7657" calcext:value-type="float">
            <text:p>485957657</text:p>
          </table:table-cell>
          <table:table-cell table:number-columns-repeated="3"/>
          <table:table-cell office:value-type="string" calcext:value-type="string">
            <text:p>[271.4, 287.6, 339.8, 287.6]</text:p>
          </table:table-cell>
          <table:table-cell table:number-columns-repeated="1018"/>
        </table:table-row>
        <table:table-row table:style-name="ro1">
          <table:table-cell office:value-type="float" office:value="4.91666666666667" calcext:value-type="float">
            <text:p>4.91666666666667</text:p>
          </table:table-cell>
          <table:table-cell office:value-type="float" office:value="485957657" calcext:value-type="float">
            <text:p>485957657</text:p>
          </table:table-cell>
          <table:table-cell table:number-columns-repeated="3"/>
          <table:table-cell office:value-type="string" calcext:value-type="string">
            <text:p>[273.2, 293.0, 341.6, 289.4]</text:p>
          </table:table-cell>
          <table:table-cell table:number-columns-repeated="1018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5957659" calcext:value-type="float">
            <text:p>48595765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267" calcext:value-type="float">
            <text:p>1267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5957659" calcext:value-type="float">
            <text:p>48595765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293" calcext:value-type="float">
            <text:p>129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5957659" calcext:value-type="float">
            <text:p>485957659</text:p>
          </table:table-cell>
          <table:table-cell table:number-columns-repeated="3"/>
          <table:table-cell office:value-type="string" calcext:value-type="string">
            <text:p>[273.2, 293.0, 345.2, 293.0]</text:p>
          </table:table-cell>
          <table:table-cell table:number-columns-repeated="1018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5957659" calcext:value-type="float">
            <text:p>48595765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293" calcext:value-type="float">
            <text:p>1293</text:p>
          </table:table-cell>
          <table:table-cell office:value-type="float" office:value="746" calcext:value-type="float">
            <text:p>746</text:p>
          </table:table-cell>
          <table:table-cell table:number-columns-repeated="1019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5957659" calcext:value-type="float">
            <text:p>485957659</text:p>
          </table:table-cell>
          <table:table-cell table:number-columns-repeated="3"/>
          <table:table-cell office:value-type="string" calcext:value-type="string">
            <text:p>[273.2, 293.0, 345.2, 293.0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7663" calcext:value-type="float">
            <text:p>485957663</text:p>
          </table:table-cell>
          <table:table-cell table:number-columns-repeated="3"/>
          <table:table-cell office:value-type="string" calcext:value-type="string">
            <text:p>[278.6, 291.2, 352.4, 287.6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7663" calcext:value-type="float">
            <text:p>48595766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437" calcext:value-type="float">
            <text:p>1437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7663" calcext:value-type="float">
            <text:p>485957663</text:p>
          </table:table-cell>
          <table:table-cell table:number-columns-repeated="3"/>
          <table:table-cell office:value-type="string" calcext:value-type="string">
            <text:p>[278.6, 291.2, 352.4, 287.6]</text:p>
          </table:table-cell>
          <table:table-cell table:number-columns-repeated="1018"/>
        </table:table-row>
        <table:table-row table:style-name="ro1">
          <table:table-cell office:value-type="float" office:value="5.01666666666667" calcext:value-type="float">
            <text:p>5.01666666666667</text:p>
          </table:table-cell>
          <table:table-cell office:value-type="float" office:value="485957663" calcext:value-type="float">
            <text:p>48595766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437" calcext:value-type="float">
            <text:p>1437</text:p>
          </table:table-cell>
          <table:table-cell office:value-type="float" office:value="823" calcext:value-type="float">
            <text:p>823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7667" calcext:value-type="float">
            <text:p>485957667</text:p>
          </table:table-cell>
          <table:table-cell table:number-columns-repeated="3"/>
          <table:table-cell office:value-type="string" calcext:value-type="string">
            <text:p>[284.0, 293.0, 357.8, 294.8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7667" calcext:value-type="float">
            <text:p>485957667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360" calcext:value-type="float">
            <text:p>1360</text:p>
          </table:table-cell>
          <table:table-cell office:value-type="float" office:value="898" calcext:value-type="float">
            <text:p>898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7667" calcext:value-type="float">
            <text:p>485957667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23" calcext:value-type="float">
            <text:p>1223</text:p>
          </table:table-cell>
          <table:table-cell office:value-type="float" office:value="917" calcext:value-type="float">
            <text:p>917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7667" calcext:value-type="float">
            <text:p>485957667</text:p>
          </table:table-cell>
          <table:table-cell table:number-columns-repeated="3"/>
          <table:table-cell office:value-type="string" calcext:value-type="string">
            <text:p>[282.2, 293.0, 352.4, 285.8]</text:p>
          </table:table-cell>
          <table:table-cell table:number-columns-repeated="1018"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5957669" calcext:value-type="float">
            <text:p>48595766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509" calcext:value-type="float">
            <text:p>1509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5957669" calcext:value-type="float">
            <text:p>485957669</text:p>
          </table:table-cell>
          <table:table-cell table:number-columns-repeated="3"/>
          <table:table-cell office:value-type="string" calcext:value-type="string">
            <text:p>[280.4, 294.8, 357.8, 293.0]</text:p>
          </table:table-cell>
          <table:table-cell table:number-columns-repeated="1018"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5957669" calcext:value-type="float">
            <text:p>485957669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509" calcext:value-type="float">
            <text:p>1509</text:p>
          </table:table-cell>
          <table:table-cell office:value-type="float" office:value="950" calcext:value-type="float">
            <text:p>950</text:p>
          </table:table-cell>
          <table:table-cell table:number-columns-repeated="1019"/>
        </table:table-row>
        <table:table-row table:style-name="ro1">
          <table:table-cell office:value-type="float" office:value="5.11666666666667" calcext:value-type="float">
            <text:p>5.11666666666667</text:p>
          </table:table-cell>
          <table:table-cell office:value-type="float" office:value="485957669" calcext:value-type="float">
            <text:p>485957669</text:p>
          </table:table-cell>
          <table:table-cell table:number-columns-repeated="3"/>
          <table:table-cell office:value-type="string" calcext:value-type="string">
            <text:p>[280.4, 294.8, 357.8, 293.0]</text:p>
          </table:table-cell>
          <table:table-cell table:number-columns-repeated="1018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371" calcext:value-type="float">
            <text:p>1371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table:number-columns-repeated="3"/>
          <table:table-cell office:value-type="string" calcext:value-type="string">
            <text:p>[284.0, 296.6, 356.0, 293.0]</text:p>
          </table:table-cell>
          <table:table-cell table:number-columns-repeated="1018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212" calcext:value-type="float">
            <text:p>1212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371" calcext:value-type="float">
            <text:p>1371</text:p>
          </table:table-cell>
          <table:table-cell office:value-type="float" office:value="1018" calcext:value-type="float">
            <text:p>1018</text:p>
          </table:table-cell>
          <table:table-cell table:number-columns-repeated="1019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table:number-columns-repeated="3"/>
          <table:table-cell office:value-type="string" calcext:value-type="string">
            <text:p>[284.0, 296.6, 356.0, 293.0]</text:p>
          </table:table-cell>
          <table:table-cell table:number-columns-repeated="1018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485957673" calcext:value-type="float">
            <text:p>485957673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212" calcext:value-type="float">
            <text:p>1212</text:p>
          </table:table-cell>
          <table:table-cell office:value-type="float" office:value="1035" calcext:value-type="float">
            <text:p>1035</text:p>
          </table:table-cell>
          <table:table-cell table:number-columns-repeated="1019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7677" calcext:value-type="float">
            <text:p>485957677</text:p>
          </table:table-cell>
          <table:table-cell table:number-columns-repeated="3"/>
          <table:table-cell office:value-type="string" calcext:value-type="string">
            <text:p>[287.6, 298.4, 361.4, 294.8]</text:p>
          </table:table-cell>
          <table:table-cell table:number-columns-repeated="1018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7677" calcext:value-type="float">
            <text:p>48595767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742" calcext:value-type="float">
            <text:p>742</text:p>
          </table:table-cell>
          <table:table-cell office:value-type="float" office:value="1079" calcext:value-type="float">
            <text:p>1079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38" calcext:value-type="float">
            <text:p>738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table:number-columns-repeated="3"/>
          <table:table-cell office:value-type="string" calcext:value-type="string">
            <text:p>[293.0, 305.6, 366.8, 298.4]</text:p>
          </table:table-cell>
          <table:table-cell table:number-columns-repeated="101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662" calcext:value-type="float">
            <text:p>662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table:number-columns-repeated="3"/>
          <table:table-cell office:value-type="string" calcext:value-type="string">
            <text:p>[287.6, 300.2, 359.6, 296.6]</text:p>
          </table:table-cell>
          <table:table-cell table:number-columns-repeated="101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38" calcext:value-type="float">
            <text:p>738</text:p>
          </table:table-cell>
          <table:table-cell office:value-type="float" office:value="1089" calcext:value-type="float">
            <text:p>1089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table:number-columns-repeated="3"/>
          <table:table-cell office:value-type="string" calcext:value-type="string">
            <text:p>[293.0, 305.6, 366.8, 298.4]</text:p>
          </table:table-cell>
          <table:table-cell table:number-columns-repeated="101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662" calcext:value-type="float">
            <text:p>662</text:p>
          </table:table-cell>
          <table:table-cell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485957680" calcext:value-type="float">
            <text:p>485957680</text:p>
          </table:table-cell>
          <table:table-cell table:number-columns-repeated="3"/>
          <table:table-cell office:value-type="string" calcext:value-type="string">
            <text:p>[287.6, 300.2, 359.6, 296.6]</text:p>
          </table:table-cell>
          <table:table-cell table:number-columns-repeated="1018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table:number-columns-repeated="3"/>
          <table:table-cell office:value-type="string" calcext:value-type="string">
            <text:p>[289.4, 305.6, 363.2, 296.6]</text:p>
          </table:table-cell>
          <table:table-cell table:number-columns-repeated="1018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722" calcext:value-type="float">
            <text:p>722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353" calcext:value-type="float">
            <text:p>353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table:number-columns-repeated="3"/>
          <table:table-cell office:value-type="string" calcext:value-type="string">
            <text:p>[289.4, 305.6, 363.2, 296.6]</text:p>
          </table:table-cell>
          <table:table-cell table:number-columns-repeated="1018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722" calcext:value-type="float">
            <text:p>722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485957683" calcext:value-type="float">
            <text:p>48595768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353" calcext:value-type="float">
            <text:p>353</text:p>
          </table:table-cell>
          <table:table-cell office:value-type="float" office:value="1138" calcext:value-type="float">
            <text:p>1138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7688" calcext:value-type="float">
            <text:p>48595768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229" calcext:value-type="float">
            <text:p>1229</text:p>
          </table:table-cell>
          <table:table-cell office:value-type="float" office:value="1199" calcext:value-type="float">
            <text:p>1199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7688" calcext:value-type="float">
            <text:p>485957688</text:p>
          </table:table-cell>
          <table:table-cell table:number-columns-repeated="3"/>
          <table:table-cell office:value-type="string" calcext:value-type="string">
            <text:p>[291.2, 307.4, 368.6, 300.2]</text:p>
          </table:table-cell>
          <table:table-cell table:number-columns-repeated="1018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7688" calcext:value-type="float">
            <text:p>48595768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017" calcext:value-type="float">
            <text:p>1017</text:p>
          </table:table-cell>
          <table:table-cell office:value-type="float" office:value="1214" calcext:value-type="float">
            <text:p>1214</text:p>
          </table:table-cell>
          <table:table-cell table:number-columns-repeated="1019"/>
        </table:table-row>
        <table:table-row table:style-name="ro1">
          <table:table-cell office:value-type="float" office:value="5.43333333333333" calcext:value-type="float">
            <text:p>5.43333333333333</text:p>
          </table:table-cell>
          <table:table-cell office:value-type="float" office:value="485957688" calcext:value-type="float">
            <text:p>485957688</text:p>
          </table:table-cell>
          <table:table-cell table:number-columns-repeated="3"/>
          <table:table-cell office:value-type="string" calcext:value-type="string">
            <text:p>[293.0, 307.4, 368.6, 302.0]</text:p>
          </table:table-cell>
          <table:table-cell table:number-columns-repeated="1018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286" calcext:value-type="float">
            <text:p>128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table:number-columns-repeated="3"/>
          <table:table-cell office:value-type="string" calcext:value-type="string">
            <text:p>[289.4, 303.8, 370.4, 298.4]</text:p>
          </table:table-cell>
          <table:table-cell table:number-columns-repeated="1018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964" calcext:value-type="float">
            <text:p>964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286" calcext:value-type="float">
            <text:p>1286</text:p>
          </table:table-cell>
          <table:table-cell office:value-type="float" office:value="1246" calcext:value-type="float">
            <text:p>1246</text:p>
          </table:table-cell>
          <table:table-cell table:number-columns-repeated="1019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table:number-columns-repeated="3"/>
          <table:table-cell office:value-type="string" calcext:value-type="string">
            <text:p>[289.4, 303.8, 370.4, 298.4]</text:p>
          </table:table-cell>
          <table:table-cell table:number-columns-repeated="1018"/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485957690" calcext:value-type="float">
            <text:p>485957690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964" calcext:value-type="float">
            <text:p>964</text:p>
          </table:table-cell>
          <table:table-cell office:value-type="float" office:value="1258" calcext:value-type="float">
            <text:p>1258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829" calcext:value-type="float">
            <text:p>829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table:number-columns-repeated="3"/>
          <table:table-cell office:value-type="string" calcext:value-type="string">
            <text:p>[293.0, 305.6, 374.0, 302.0]</text:p>
          </table:table-cell>
          <table:table-cell table:number-columns-repeated="101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91" calcext:value-type="float">
            <text:p>891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table:number-columns-repeated="3"/>
          <table:table-cell office:value-type="string" calcext:value-type="string">
            <text:p>[294.8, 303.8, 372.2, 302.0]</text:p>
          </table:table-cell>
          <table:table-cell table:number-columns-repeated="101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office:value-type="float" office:value="109.449244060475" calcext:value-type="float">
            <text:p>109.449244060475</text:p>
          </table:table-cell>
          <table:table-cell office:value-type="float" office:value="829" calcext:value-type="float">
            <text:p>829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table:number-columns-repeated="3"/>
          <table:table-cell office:value-type="string" calcext:value-type="string">
            <text:p>[293.0, 305.6, 374.0, 302.0]</text:p>
          </table:table-cell>
          <table:table-cell table:number-columns-repeated="101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891" calcext:value-type="float">
            <text:p>891</text:p>
          </table:table-cell>
          <table:table-cell office:value-type="float" office:value="1303" calcext:value-type="float">
            <text:p>1303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85957698" calcext:value-type="float">
            <text:p>485957698</text:p>
          </table:table-cell>
          <table:table-cell table:number-columns-repeated="3"/>
          <table:table-cell office:value-type="string" calcext:value-type="string">
            <text:p>[294.8, 303.8, 372.2, 302.0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7702" calcext:value-type="float">
            <text:p>48595770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16" calcext:value-type="float">
            <text:p>716</text:p>
          </table:table-cell>
          <table:table-cell office:value-type="float" office:value="1333" calcext:value-type="float">
            <text:p>1333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7702" calcext:value-type="float">
            <text:p>485957702</text:p>
          </table:table-cell>
          <table:table-cell table:number-columns-repeated="3"/>
          <table:table-cell office:value-type="string" calcext:value-type="string">
            <text:p>[302.0, 307.4, 375.8, 303.8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7702" calcext:value-type="float">
            <text:p>485957702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493" calcext:value-type="float">
            <text:p>493</text:p>
          </table:table-cell>
          <table:table-cell office:value-type="float" office:value="1341" calcext:value-type="float">
            <text:p>1341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table:number-columns-repeated="3"/>
          <table:table-cell office:value-type="string" calcext:value-type="string">
            <text:p>[293.0, 303.8, 372.2, 296.6]</text:p>
          </table:table-cell>
          <table:table-cell table:number-columns-repeated="101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08" calcext:value-type="float">
            <text:p>708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26" calcext:value-type="float">
            <text:p>72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table:number-columns-repeated="3"/>
          <table:table-cell office:value-type="string" calcext:value-type="string">
            <text:p>[302.0, 305.6, 379.4, 305.6]</text:p>
          </table:table-cell>
          <table:table-cell table:number-columns-repeated="101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table:number-columns-repeated="3"/>
          <table:table-cell office:value-type="string" calcext:value-type="string">
            <text:p>[293.0, 303.8, 372.2, 296.6]</text:p>
          </table:table-cell>
          <table:table-cell table:number-columns-repeated="101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08" calcext:value-type="float">
            <text:p>708</text:p>
          </table:table-cell>
          <table:table-cell office:value-type="float" office:value="1350" calcext:value-type="float">
            <text:p>1350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26" calcext:value-type="float">
            <text:p>726</text:p>
          </table:table-cell>
          <table:table-cell office:value-type="float" office:value="1368" calcext:value-type="float">
            <text:p>1368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85957704" calcext:value-type="float">
            <text:p>485957704</text:p>
          </table:table-cell>
          <table:table-cell table:number-columns-repeated="3"/>
          <table:table-cell office:value-type="string" calcext:value-type="string">
            <text:p>[302.0, 305.6, 379.4, 305.6]</text:p>
          </table:table-cell>
          <table:table-cell table:number-columns-repeated="1018"/>
        </table:table-row>
        <table:table-row table:style-name="ro1">
          <table:table-cell office:value-type="float" office:value="5.76666666666667" calcext:value-type="float">
            <text:p>5.76666666666667</text:p>
          </table:table-cell>
          <table:table-cell office:value-type="float" office:value="485957708" calcext:value-type="float">
            <text:p>485957708</text:p>
          </table:table-cell>
          <table:table-cell table:number-columns-repeated="3"/>
          <table:table-cell office:value-type="string" calcext:value-type="string">
            <text:p>[294.8, 305.6, 375.8, 303.8]</text:p>
          </table:table-cell>
          <table:table-cell table:number-columns-repeated="1018"/>
        </table:table-row>
        <table:table-row table:style-name="ro1">
          <table:table-cell office:value-type="float" office:value="5.76666666666667" calcext:value-type="float">
            <text:p>5.76666666666667</text:p>
          </table:table-cell>
          <table:table-cell office:value-type="float" office:value="485957708" calcext:value-type="float">
            <text:p>48595770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537" calcext:value-type="float">
            <text:p>537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5.76666666666667" calcext:value-type="float">
            <text:p>5.76666666666667</text:p>
          </table:table-cell>
          <table:table-cell office:value-type="float" office:value="485957708" calcext:value-type="float">
            <text:p>485957708</text:p>
          </table:table-cell>
          <table:table-cell table:number-columns-repeated="3"/>
          <table:table-cell office:value-type="string" calcext:value-type="string">
            <text:p>[294.8, 305.6, 375.8, 303.8]</text:p>
          </table:table-cell>
          <table:table-cell table:number-columns-repeated="1018"/>
        </table:table-row>
        <table:table-row table:style-name="ro1">
          <table:table-cell office:value-type="float" office:value="5.76666666666667" calcext:value-type="float">
            <text:p>5.76666666666667</text:p>
          </table:table-cell>
          <table:table-cell office:value-type="float" office:value="485957708" calcext:value-type="float">
            <text:p>48595770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537" calcext:value-type="float">
            <text:p>537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7712" calcext:value-type="float">
            <text:p>485957712</text:p>
          </table:table-cell>
          <table:table-cell table:number-columns-repeated="3"/>
          <table:table-cell office:value-type="string" calcext:value-type="string">
            <text:p>[298.4, 307.4, 374.0, 303.8]</text:p>
          </table:table-cell>
          <table:table-cell table:number-columns-repeated="1018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7712" calcext:value-type="float">
            <text:p>485957712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425" calcext:value-type="float">
            <text:p>425</text:p>
          </table:table-cell>
          <table:table-cell office:value-type="float" office:value="1409" calcext:value-type="float">
            <text:p>1409</text:p>
          </table:table-cell>
          <table:table-cell table:number-columns-repeated="1019"/>
        </table:table-row>
        <table:table-row table:style-name="ro1">
          <table:table-cell office:value-type="float" office:value="5.83333333333333" calcext:value-type="float">
            <text:p>5.83333333333333</text:p>
          </table:table-cell>
          <table:table-cell office:value-type="float" office:value="485957712" calcext:value-type="float">
            <text:p>485957712</text:p>
          </table:table-cell>
          <table:table-cell table:number-columns-repeated="3"/>
          <table:table-cell office:value-type="string" calcext:value-type="string">
            <text:p>[298.4, 305.6, 379.4, 298.4]</text:p>
          </table:table-cell>
          <table:table-cell table:number-columns-repeated="1018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406" calcext:value-type="float">
            <text:p>4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table:number-columns-repeated="3"/>
          <table:table-cell office:value-type="string" calcext:value-type="string">
            <text:p>[305.6, 307.4, 381.2, 305.6]</text:p>
          </table:table-cell>
          <table:table-cell table:number-columns-repeated="1018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28" calcext:value-type="float">
            <text:p>628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406" calcext:value-type="float">
            <text:p>406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table:number-columns-repeated="3"/>
          <table:table-cell office:value-type="string" calcext:value-type="string">
            <text:p>[305.6, 307.4, 381.2, 305.6]</text:p>
          </table:table-cell>
          <table:table-cell table:number-columns-repeated="1018"/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485957714" calcext:value-type="float">
            <text:p>485957714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28" calcext:value-type="float">
            <text:p>628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485957718" calcext:value-type="float">
            <text:p>485957718</text:p>
          </table:table-cell>
          <table:table-cell table:number-columns-repeated="3"/>
          <table:table-cell office:value-type="string" calcext:value-type="string">
            <text:p>[302.0, 307.4, 383.0, 307.4]</text:p>
          </table:table-cell>
          <table:table-cell table:number-columns-repeated="1018"/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485957718" calcext:value-type="float">
            <text:p>48595771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337" calcext:value-type="float">
            <text:p>33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485957718" calcext:value-type="float">
            <text:p>485957718</text:p>
          </table:table-cell>
          <table:table-cell table:number-columns-repeated="3"/>
          <table:table-cell office:value-type="string" calcext:value-type="string">
            <text:p>[303.8, 307.4, 381.2, 303.8]</text:p>
          </table:table-cell>
          <table:table-cell table:number-columns-repeated="1018"/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485957718" calcext:value-type="float">
            <text:p>485957718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337" calcext:value-type="float">
            <text:p>337</text:p>
          </table:table-cell>
          <table:table-cell office:value-type="float" office:value="1444" calcext:value-type="float">
            <text:p>1444</text:p>
          </table:table-cell>
          <table:table-cell table:number-columns-repeated="1019"/>
        </table:table-row>
        <table:table-row table:style-name="ro1">
          <table:table-cell office:value-type="float" office:value="5.93333333333333" calcext:value-type="float">
            <text:p>5.93333333333333</text:p>
          </table:table-cell>
          <table:table-cell office:value-type="float" office:value="485957718" calcext:value-type="float">
            <text:p>485957718</text:p>
          </table:table-cell>
          <table:table-cell table:number-columns-repeated="3"/>
          <table:table-cell office:value-type="string" calcext:value-type="string">
            <text:p>[303.8, 307.4, 381.2, 303.8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57" calcext:value-type="float">
            <text:p>5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table:number-columns-repeated="3"/>
          <table:table-cell office:value-type="string" calcext:value-type="string">
            <text:p>[302.0, 309.2, 381.2, 305.6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97" calcext:value-type="float">
            <text:p>-9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table:number-columns-repeated="3"/>
          <table:table-cell office:value-type="string" calcext:value-type="string">
            <text:p>[305.6, 309.2, 383.0, 307.4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57" calcext:value-type="float">
            <text:p>57</text:p>
          </table:table-cell>
          <table:table-cell office:value-type="float" office:value="1442" calcext:value-type="float">
            <text:p>144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table:number-columns-repeated="3"/>
          <table:table-cell office:value-type="string" calcext:value-type="string">
            <text:p>[302.0, 309.2, 381.2, 305.6]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97" calcext:value-type="float">
            <text:p>-97</text:p>
          </table:table-cell>
          <table:table-cell office:value-type="float" office:value="1441" calcext:value-type="float">
            <text:p>144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5957722" calcext:value-type="float">
            <text:p>485957722</text:p>
          </table:table-cell>
          <table:table-cell table:number-columns-repeated="3"/>
          <table:table-cell office:value-type="string" calcext:value-type="string">
            <text:p>[305.6, 309.2, 383.0, 307.4]</text:p>
          </table:table-cell>
          <table:table-cell table:number-columns-repeated="1018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7726" calcext:value-type="float">
            <text:p>485957726</text:p>
          </table:table-cell>
          <table:table-cell table:number-columns-repeated="3"/>
          <table:table-cell office:value-type="string" calcext:value-type="string">
            <text:p>[303.8, 311.0, 386.6, 307.4]</text:p>
          </table:table-cell>
          <table:table-cell table:number-columns-repeated="1018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7726" calcext:value-type="float">
            <text:p>48595772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92" calcext:value-type="float">
            <text:p>-92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7726" calcext:value-type="float">
            <text:p>485957726</text:p>
          </table:table-cell>
          <table:table-cell table:number-columns-repeated="3"/>
          <table:table-cell office:value-type="string" calcext:value-type="string">
            <text:p>[303.8, 311.0, 386.6, 307.4]</text:p>
          </table:table-cell>
          <table:table-cell table:number-columns-repeated="1018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7726" calcext:value-type="float">
            <text:p>485957726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92" calcext:value-type="float">
            <text:p>-92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7730" calcext:value-type="float">
            <text:p>485957730</text:p>
          </table:table-cell>
          <table:table-cell table:number-columns-repeated="3"/>
          <table:table-cell office:value-type="string" calcext:value-type="string">
            <text:p>[305.6, 307.4, 392.0, 305.6]</text:p>
          </table:table-cell>
          <table:table-cell table:number-columns-repeated="1018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7730" calcext:value-type="float">
            <text:p>485957730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72" calcext:value-type="float">
            <text:p>-172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7730" calcext:value-type="float">
            <text:p>485957730</text:p>
          </table:table-cell>
          <table:table-cell table:number-columns-repeated="3"/>
          <table:table-cell office:value-type="string" calcext:value-type="string">
            <text:p>[303.8, 309.2, 392.0, 303.8]</text:p>
          </table:table-cell>
          <table:table-cell table:number-columns-repeated="1018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273" calcext:value-type="float">
            <text:p>-273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table:number-columns-repeated="3"/>
          <table:table-cell office:value-type="string" calcext:value-type="string">
            <text:p>[303.8, 307.4, 392.0, 305.6]</text:p>
          </table:table-cell>
          <table:table-cell table:number-columns-repeated="1018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273" calcext:value-type="float">
            <text:p>-273</text:p>
          </table:table-cell>
          <table:table-cell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7732" calcext:value-type="float">
            <text:p>485957732</text:p>
          </table:table-cell>
          <table:table-cell table:number-columns-repeated="3"/>
          <table:table-cell office:value-type="string" calcext:value-type="string">
            <text:p>[303.8, 307.4, 392.0, 305.6]</text:p>
          </table:table-cell>
          <table:table-cell table:number-columns-repeated="1018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61" calcext:value-type="float">
            <text:p>-161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table:number-columns-repeated="3"/>
          <table:table-cell office:value-type="string" calcext:value-type="string">
            <text:p>[302.0, 307.4, 381.2, 302.0]</text:p>
          </table:table-cell>
          <table:table-cell table:number-columns-repeated="1018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60" calcext:value-type="float">
            <text:p>-160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61" calcext:value-type="float">
            <text:p>-161</text:p>
          </table:table-cell>
          <table:table-cell office:value-type="float" office:value="1425" calcext:value-type="float">
            <text:p>1425</text:p>
          </table:table-cell>
          <table:table-cell table:number-columns-repeated="1019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table:number-columns-repeated="3"/>
          <table:table-cell office:value-type="string" calcext:value-type="string">
            <text:p>[302.0, 307.4, 381.2, 302.0]</text:p>
          </table:table-cell>
          <table:table-cell table:number-columns-repeated="1018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7736" calcext:value-type="float">
            <text:p>48595773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60" calcext:value-type="float">
            <text:p>-160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5957740" calcext:value-type="float">
            <text:p>485957740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42" calcext:value-type="float">
            <text:p>42</text:p>
          </table:table-cell>
          <table:table-cell office:value-type="float" office:value="1420" calcext:value-type="float">
            <text:p>1420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5957740" calcext:value-type="float">
            <text:p>485957740</text:p>
          </table:table-cell>
          <table:table-cell table:number-columns-repeated="3"/>
          <table:table-cell office:value-type="string" calcext:value-type="string">
            <text:p>[305.6, 309.2, 390.2, 302.0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176" calcext:value-type="float">
            <text:p>176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table:number-columns-repeated="3"/>
          <table:table-cell office:value-type="string" calcext:value-type="string">
            <text:p>[307.4, 305.6, 392.0, 309.2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37" calcext:value-type="float">
            <text:p>-137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176" calcext:value-type="float">
            <text:p>176</text:p>
          </table:table-cell>
          <table:table-cell office:value-type="float" office:value="1423" calcext:value-type="float">
            <text:p>1423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table:number-columns-repeated="3"/>
          <table:table-cell office:value-type="string" calcext:value-type="string">
            <text:p>[307.4, 305.6, 392.0, 309.2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7742" calcext:value-type="float">
            <text:p>48595774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37" calcext:value-type="float">
            <text:p>-137</text:p>
          </table:table-cell>
          <table:table-cell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5957746" calcext:value-type="float">
            <text:p>48595774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407" calcext:value-type="float">
            <text:p>4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5957746" calcext:value-type="float">
            <text:p>485957746</text:p>
          </table:table-cell>
          <table:table-cell table:number-columns-repeated="3"/>
          <table:table-cell office:value-type="string" calcext:value-type="string">
            <text:p>[302.0, 305.6, 392.0, 300.2]</text:p>
          </table:table-cell>
          <table:table-cell table:number-columns-repeated="101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5957746" calcext:value-type="float">
            <text:p>48595774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407" calcext:value-type="float">
            <text:p>40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85957746" calcext:value-type="float">
            <text:p>485957746</text:p>
          </table:table-cell>
          <table:table-cell table:number-columns-repeated="3"/>
          <table:table-cell office:value-type="string" calcext:value-type="string">
            <text:p>[302.0, 305.6, 392.0, 300.2]</text:p>
          </table:table-cell>
          <table:table-cell table:number-columns-repeated="1018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69" calcext:value-type="float">
            <text:p>69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table:number-columns-repeated="3"/>
          <table:table-cell office:value-type="string" calcext:value-type="string">
            <text:p>[302.0, 302.0, 390.2, 303.8]</text:p>
          </table:table-cell>
          <table:table-cell table:number-columns-repeated="1018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03" calcext:value-type="float">
            <text:p>103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69" calcext:value-type="float">
            <text:p>69</text:p>
          </table:table-cell>
          <table:table-cell office:value-type="float" office:value="1439" calcext:value-type="float">
            <text:p>1439</text:p>
          </table:table-cell>
          <table:table-cell table:number-columns-repeated="1019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table:number-columns-repeated="3"/>
          <table:table-cell office:value-type="string" calcext:value-type="string">
            <text:p>[302.0, 302.0, 390.2, 303.8]</text:p>
          </table:table-cell>
          <table:table-cell table:number-columns-repeated="1018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485957751" calcext:value-type="float">
            <text:p>48595775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03" calcext:value-type="float">
            <text:p>103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7755" calcext:value-type="float">
            <text:p>485957755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6" calcext:value-type="float">
            <text:p>66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7755" calcext:value-type="float">
            <text:p>485957755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121" calcext:value-type="float">
            <text:p>121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7755" calcext:value-type="float">
            <text:p>485957755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6" calcext:value-type="float">
            <text:p>66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7755" calcext:value-type="float">
            <text:p>485957755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121" calcext:value-type="float">
            <text:p>121</text:p>
          </table:table-cell>
          <table:table-cell office:value-type="float" office:value="1446" calcext:value-type="float">
            <text:p>1446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7763" calcext:value-type="float">
            <text:p>485957763</text:p>
          </table:table-cell>
          <table:table-cell table:number-columns-repeated="3"/>
          <table:table-cell office:value-type="string" calcext:value-type="string">
            <text:p>[296.6, 300.2, 377.6, 302.0]</text:p>
          </table:table-cell>
          <table:table-cell table:number-columns-repeated="1018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7763" calcext:value-type="float">
            <text:p>48595776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8" calcext:value-type="float">
            <text:p>68</text:p>
          </table:table-cell>
          <table:table-cell office:value-type="float" office:value="1456" calcext:value-type="float">
            <text:p>1456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7763" calcext:value-type="float">
            <text:p>48595776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251" calcext:value-type="float">
            <text:p>251</text:p>
          </table:table-cell>
          <table:table-cell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485957763" calcext:value-type="float">
            <text:p>485957763</text:p>
          </table:table-cell>
          <table:table-cell table:number-columns-repeated="3"/>
          <table:table-cell office:value-type="string" calcext:value-type="string">
            <text:p>[293.0, 303.8, 377.6, 300.2]</text:p>
          </table:table-cell>
          <table:table-cell table:number-columns-repeated="1018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7765" calcext:value-type="float">
            <text:p>48595776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501" calcext:value-type="float">
            <text:p>501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7765" calcext:value-type="float">
            <text:p>485957765</text:p>
          </table:table-cell>
          <table:table-cell table:number-columns-repeated="3"/>
          <table:table-cell office:value-type="string" calcext:value-type="string">
            <text:p>[302.0, 303.8, 384.8, 307.4]</text:p>
          </table:table-cell>
          <table:table-cell table:number-columns-repeated="1018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7765" calcext:value-type="float">
            <text:p>48595776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501" calcext:value-type="float">
            <text:p>501</text:p>
          </table:table-cell>
          <table:table-cell office:value-type="float" office:value="1469" calcext:value-type="float">
            <text:p>1469</text:p>
          </table:table-cell>
          <table:table-cell table:number-columns-repeated="1019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7765" calcext:value-type="float">
            <text:p>485957765</text:p>
          </table:table-cell>
          <table:table-cell table:number-columns-repeated="3"/>
          <table:table-cell office:value-type="string" calcext:value-type="string">
            <text:p>[302.0, 303.8, 384.8, 307.4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7769" calcext:value-type="float">
            <text:p>48595776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80" calcext:value-type="float">
            <text:p>180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7769" calcext:value-type="float">
            <text:p>48595776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62" calcext:value-type="float">
            <text:p>262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7769" calcext:value-type="float">
            <text:p>48595776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80" calcext:value-type="float">
            <text:p>180</text:p>
          </table:table-cell>
          <table:table-cell office:value-type="float" office:value="1476" calcext:value-type="float">
            <text:p>1476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7769" calcext:value-type="float">
            <text:p>48595776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62" calcext:value-type="float">
            <text:p>262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7773" calcext:value-type="float">
            <text:p>485957773</text:p>
          </table:table-cell>
          <table:table-cell table:number-columns-repeated="3"/>
          <table:table-cell office:value-type="string" calcext:value-type="string">
            <text:p>[294.8, 302.0, 374.0, 303.8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7773" calcext:value-type="float">
            <text:p>48595777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221" calcext:value-type="float">
            <text:p>221</text:p>
          </table:table-cell>
          <table:table-cell office:value-type="float" office:value="1493" calcext:value-type="float">
            <text:p>1493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7773" calcext:value-type="float">
            <text:p>485957773</text:p>
          </table:table-cell>
          <table:table-cell table:number-columns-repeated="3"/>
          <table:table-cell office:value-type="string" calcext:value-type="string">
            <text:p>[289.4, 300.2, 377.6, 303.8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7773" calcext:value-type="float">
            <text:p>48595777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79" calcext:value-type="float">
            <text:p>179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5957775" calcext:value-type="float">
            <text:p>485957775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33" calcext:value-type="float">
            <text:p>233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5957775" calcext:value-type="float">
            <text:p>485957775</text:p>
          </table:table-cell>
          <table:table-cell table:number-columns-repeated="3"/>
          <table:table-cell office:value-type="string" calcext:value-type="string">
            <text:p>[296.6, 300.2, 377.6, 303.8]</text:p>
          </table:table-cell>
          <table:table-cell table:number-columns-repeated="1018"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5957775" calcext:value-type="float">
            <text:p>485957775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33" calcext:value-type="float">
            <text:p>233</text:p>
          </table:table-cell>
          <table:table-cell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485957775" calcext:value-type="float">
            <text:p>485957775</text:p>
          </table:table-cell>
          <table:table-cell table:number-columns-repeated="3"/>
          <table:table-cell office:value-type="string" calcext:value-type="string">
            <text:p>[296.6, 300.2, 377.6, 303.8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70" calcext:value-type="float">
            <text:p>270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table:number-columns-repeated="3"/>
          <table:table-cell office:value-type="string" calcext:value-type="string">
            <text:p>[287.6, 298.4, 375.8, 300.2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21" calcext:value-type="float">
            <text:p>221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270" calcext:value-type="float">
            <text:p>270</text:p>
          </table:table-cell>
          <table:table-cell office:value-type="float" office:value="1514" calcext:value-type="float">
            <text:p>1514</text:p>
          </table:table-cell>
          <table:table-cell table:number-columns-repeated="1019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table:number-columns-repeated="3"/>
          <table:table-cell office:value-type="string" calcext:value-type="string">
            <text:p>[287.6, 298.4, 375.8, 300.2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7779" calcext:value-type="float">
            <text:p>485957779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21" calcext:value-type="float">
            <text:p>221</text:p>
          </table:table-cell>
          <table:table-cell office:value-type="float" office:value="1519" calcext:value-type="float">
            <text:p>1519</text:p>
          </table:table-cell>
          <table:table-cell table:number-columns-repeated="1019"/>
        </table:table-row>
        <table:table-row table:style-name="ro1">
          <table:table-cell office:value-type="float" office:value="7.01666666666667" calcext:value-type="float">
            <text:p>7.01666666666667</text:p>
          </table:table-cell>
          <table:table-cell office:value-type="float" office:value="485957783" calcext:value-type="float">
            <text:p>485957783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375" calcext:value-type="float">
            <text:p>375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7.01666666666667" calcext:value-type="float">
            <text:p>7.01666666666667</text:p>
          </table:table-cell>
          <table:table-cell office:value-type="float" office:value="485957783" calcext:value-type="float">
            <text:p>485957783</text:p>
          </table:table-cell>
          <table:table-cell table:number-columns-repeated="3"/>
          <table:table-cell office:value-type="string" calcext:value-type="string">
            <text:p>[298.4, 298.4, 377.6, 302.0]</text:p>
          </table:table-cell>
          <table:table-cell table:number-columns-repeated="101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430" calcext:value-type="float">
            <text:p>430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table:number-columns-repeated="3"/>
          <table:table-cell office:value-type="string" calcext:value-type="string">
            <text:p>[294.8, 298.4, 377.6, 300.2]</text:p>
          </table:table-cell>
          <table:table-cell table:number-columns-repeated="101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81" calcext:value-type="float">
            <text:p>281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430" calcext:value-type="float">
            <text:p>430</text:p>
          </table:table-cell>
          <table:table-cell office:value-type="float" office:value="1548" calcext:value-type="float">
            <text:p>1548</text:p>
          </table:table-cell>
          <table:table-cell table:number-columns-repeated="1019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table:number-columns-repeated="3"/>
          <table:table-cell office:value-type="string" calcext:value-type="string">
            <text:p>[294.8, 298.4, 377.6, 300.2]</text:p>
          </table:table-cell>
          <table:table-cell table:number-columns-repeated="1018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485957785" calcext:value-type="float">
            <text:p>48595778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81" calcext:value-type="float">
            <text:p>281</text:p>
          </table:table-cell>
          <table:table-cell office:value-type="float" office:value="1554" calcext:value-type="float">
            <text:p>1554</text:p>
          </table:table-cell>
          <table:table-cell table:number-columns-repeated="1019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7789" calcext:value-type="float">
            <text:p>485957789</text:p>
          </table:table-cell>
          <table:table-cell table:number-columns-repeated="3"/>
          <table:table-cell office:value-type="string" calcext:value-type="string">
            <text:p>[287.6, 294.8, 372.2, 302.0]</text:p>
          </table:table-cell>
          <table:table-cell table:number-columns-repeated="1018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7789" calcext:value-type="float">
            <text:p>48595778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97" calcext:value-type="float">
            <text:p>19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7789" calcext:value-type="float">
            <text:p>485957789</text:p>
          </table:table-cell>
          <table:table-cell table:number-columns-repeated="3"/>
          <table:table-cell office:value-type="string" calcext:value-type="string">
            <text:p>[287.6, 294.8, 372.2, 302.0]</text:p>
          </table:table-cell>
          <table:table-cell table:number-columns-repeated="1018"/>
        </table:table-row>
        <table:table-row table:style-name="ro1">
          <table:table-cell office:value-type="float" office:value="7.11666666666667" calcext:value-type="float">
            <text:p>7.11666666666667</text:p>
          </table:table-cell>
          <table:table-cell office:value-type="float" office:value="485957789" calcext:value-type="float">
            <text:p>485957789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97" calcext:value-type="float">
            <text:p>197</text:p>
          </table:table-cell>
          <table:table-cell office:value-type="float" office:value="1567" calcext:value-type="float">
            <text:p>1567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7793" calcext:value-type="float">
            <text:p>48595779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356" calcext:value-type="float">
            <text:p>356</text:p>
          </table:table-cell>
          <table:table-cell office:value-type="float" office:value="1589" calcext:value-type="float">
            <text:p>1589</text:p>
          </table:table-cell>
          <table:table-cell table:number-columns-repeated="1019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7793" calcext:value-type="float">
            <text:p>485957793</text:p>
          </table:table-cell>
          <table:table-cell table:number-columns-repeated="3"/>
          <table:table-cell office:value-type="string" calcext:value-type="string">
            <text:p>[289.4, 294.8, 366.8, 300.2]</text:p>
          </table:table-cell>
          <table:table-cell table:number-columns-repeated="1018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485957793" calcext:value-type="float">
            <text:p>48595779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415" calcext:value-type="float">
            <text:p>415</text:p>
          </table:table-cell>
          <table:table-cell office:value-type="float" office:value="1596" calcext:value-type="float">
            <text:p>1596</text:p>
          </table:table-cell>
          <table:table-cell table:number-columns-repeated="1019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table:number-columns-repeated="3"/>
          <table:table-cell office:value-type="string" calcext:value-type="string">
            <text:p>[289.4, 293.0, 370.4, 300.2]</text:p>
          </table:table-cell>
          <table:table-cell table:number-columns-repeated="1018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435" calcext:value-type="float">
            <text:p>435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table:number-columns-repeated="3"/>
          <table:table-cell office:value-type="string" calcext:value-type="string">
            <text:p>[298.4, 298.4, 374.0, 303.8]</text:p>
          </table:table-cell>
          <table:table-cell table:number-columns-repeated="1018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table:number-columns-repeated="3"/>
          <table:table-cell office:value-type="string" calcext:value-type="string">
            <text:p>[289.4, 293.0, 370.4, 300.2]</text:p>
          </table:table-cell>
          <table:table-cell table:number-columns-repeated="1018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435" calcext:value-type="float">
            <text:p>435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7.21666666666667" calcext:value-type="float">
            <text:p>7.21666666666667</text:p>
          </table:table-cell>
          <table:table-cell office:value-type="float" office:value="485957795" calcext:value-type="float">
            <text:p>485957795</text:p>
          </table:table-cell>
          <table:table-cell table:number-columns-repeated="3"/>
          <table:table-cell office:value-type="string" calcext:value-type="string">
            <text:p>[298.4, 298.4, 374.0, 303.8]</text:p>
          </table:table-cell>
          <table:table-cell table:number-columns-repeated="1018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7799" calcext:value-type="float">
            <text:p>485957799</text:p>
          </table:table-cell>
          <table:table-cell table:number-columns-repeated="3"/>
          <table:table-cell office:value-type="string" calcext:value-type="string">
            <text:p>[289.4, 298.4, 372.2, 300.2]</text:p>
          </table:table-cell>
          <table:table-cell table:number-columns-repeated="1018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7799" calcext:value-type="float">
            <text:p>48595779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497" calcext:value-type="float">
            <text:p>497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7799" calcext:value-type="float">
            <text:p>485957799</text:p>
          </table:table-cell>
          <table:table-cell table:number-columns-repeated="3"/>
          <table:table-cell office:value-type="string" calcext:value-type="string">
            <text:p>[291.2, 298.4, 368.6, 298.4]</text:p>
          </table:table-cell>
          <table:table-cell table:number-columns-repeated="1018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7799" calcext:value-type="float">
            <text:p>48595779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497" calcext:value-type="float">
            <text:p>497</text:p>
          </table:table-cell>
          <table:table-cell office:value-type="float" office:value="1632" calcext:value-type="float">
            <text:p>1632</text:p>
          </table:table-cell>
          <table:table-cell table:number-columns-repeated="1019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485957799" calcext:value-type="float">
            <text:p>485957799</text:p>
          </table:table-cell>
          <table:table-cell table:number-columns-repeated="3"/>
          <table:table-cell office:value-type="string" calcext:value-type="string">
            <text:p>[291.2, 298.4, 368.6, 298.4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7803" calcext:value-type="float">
            <text:p>48595780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229" calcext:value-type="float">
            <text:p>229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7803" calcext:value-type="float">
            <text:p>485957803</text:p>
          </table:table-cell>
          <table:table-cell table:number-columns-repeated="3"/>
          <table:table-cell office:value-type="string" calcext:value-type="string">
            <text:p>[291.2, 294.8, 368.6, 300.2]</text:p>
          </table:table-cell>
          <table:table-cell table:number-columns-repeated="1018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7803" calcext:value-type="float">
            <text:p>485957803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75" calcext:value-type="float">
            <text:p>175</text:p>
          </table:table-cell>
          <table:table-cell office:value-type="float" office:value="1642" calcext:value-type="float">
            <text:p>1642</text:p>
          </table:table-cell>
          <table:table-cell table:number-columns-repeated="1019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485957803" calcext:value-type="float">
            <text:p>485957803</text:p>
          </table:table-cell>
          <table:table-cell table:number-columns-repeated="3"/>
          <table:table-cell office:value-type="string" calcext:value-type="string">
            <text:p>[291.2, 298.4, 374.0, 298.4]</text:p>
          </table:table-cell>
          <table:table-cell table:number-columns-repeated="1018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7805" calcext:value-type="float">
            <text:p>48595780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77" calcext:value-type="float">
            <text:p>177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7805" calcext:value-type="float">
            <text:p>485957805</text:p>
          </table:table-cell>
          <table:table-cell table:number-columns-repeated="3"/>
          <table:table-cell office:value-type="string" calcext:value-type="string">
            <text:p>[293.0, 294.8, 375.8, 303.8]</text:p>
          </table:table-cell>
          <table:table-cell table:number-columns-repeated="1018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7805" calcext:value-type="float">
            <text:p>48595780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77" calcext:value-type="float">
            <text:p>177</text:p>
          </table:table-cell>
          <table:table-cell office:value-type="float" office:value="1646" calcext:value-type="float">
            <text:p>1646</text:p>
          </table:table-cell>
          <table:table-cell table:number-columns-repeated="1019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485957805" calcext:value-type="float">
            <text:p>485957805</text:p>
          </table:table-cell>
          <table:table-cell table:number-columns-repeated="3"/>
          <table:table-cell office:value-type="string" calcext:value-type="string">
            <text:p>[293.0, 294.8, 375.8, 303.8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7809" calcext:value-type="float">
            <text:p>485957809</text:p>
          </table:table-cell>
          <table:table-cell table:number-columns-repeated="3"/>
          <table:table-cell office:value-type="string" calcext:value-type="string">
            <text:p>[298.4, 298.4, 374.0, 305.6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7809" calcext:value-type="float">
            <text:p>485957809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88" calcext:value-type="float">
            <text:p>18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7809" calcext:value-type="float">
            <text:p>485957809</text:p>
          </table:table-cell>
          <table:table-cell table:number-columns-repeated="3"/>
          <table:table-cell office:value-type="string" calcext:value-type="string">
            <text:p>[289.4, 293.0, 368.6, 300.2]</text:p>
          </table:table-cell>
          <table:table-cell table:number-columns-repeated="1018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7809" calcext:value-type="float">
            <text:p>485957809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188" calcext:value-type="float">
            <text:p>188</text:p>
          </table:table-cell>
          <table:table-cell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485957809" calcext:value-type="float">
            <text:p>485957809</text:p>
          </table:table-cell>
          <table:table-cell table:number-columns-repeated="3"/>
          <table:table-cell office:value-type="string" calcext:value-type="string">
            <text:p>[289.4, 293.0, 368.6, 300.2]</text:p>
          </table:table-cell>
          <table:table-cell table:number-columns-repeated="1018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7813" calcext:value-type="float">
            <text:p>48595781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207" calcext:value-type="float">
            <text:p>207</text:p>
          </table:table-cell>
          <table:table-cell office:value-type="float" office:value="1676" calcext:value-type="float">
            <text:p>1676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7813" calcext:value-type="float">
            <text:p>48595781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316" calcext:value-type="float">
            <text:p>316</text:p>
          </table:table-cell>
          <table:table-cell office:value-type="float" office:value="1685" calcext:value-type="float">
            <text:p>1685</text:p>
          </table:table-cell>
          <table:table-cell table:number-columns-repeated="1019"/>
        </table:table-row>
        <table:table-row table:style-name="ro1">
          <table:table-cell office:value-type="float" office:value="7.51666666666667" calcext:value-type="float">
            <text:p>7.51666666666667</text:p>
          </table:table-cell>
          <table:table-cell office:value-type="float" office:value="485957813" calcext:value-type="float">
            <text:p>485957813</text:p>
          </table:table-cell>
          <table:table-cell table:number-columns-repeated="3"/>
          <table:table-cell office:value-type="string" calcext:value-type="string">
            <text:p>[300.2, 300.2, 374.0, 305.6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730" calcext:value-type="float">
            <text:p>730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table:number-columns-repeated="3"/>
          <table:table-cell office:value-type="string" calcext:value-type="string">
            <text:p>[294.8, 300.2, 377.6, 302.0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64" calcext:value-type="float">
            <text:p>764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730" calcext:value-type="float">
            <text:p>730</text:p>
          </table:table-cell>
          <table:table-cell office:value-type="float" office:value="1708" calcext:value-type="float">
            <text:p>1708</text:p>
          </table:table-cell>
          <table:table-cell table:number-columns-repeated="1019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table:number-columns-repeated="3"/>
          <table:table-cell office:value-type="string" calcext:value-type="string">
            <text:p>[294.8, 300.2, 377.6, 302.0]</text:p>
          </table:table-cell>
          <table:table-cell table:number-columns-repeated="1018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485957815" calcext:value-type="float">
            <text:p>485957815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64" calcext:value-type="float">
            <text:p>764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7824" calcext:value-type="float">
            <text:p>48595782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032" calcext:value-type="float">
            <text:p>1032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7824" calcext:value-type="float">
            <text:p>485957824</text:p>
          </table:table-cell>
          <table:table-cell table:number-columns-repeated="3"/>
          <table:table-cell office:value-type="string" calcext:value-type="string">
            <text:p>[285.8, 291.2, 370.4, 300.2]</text:p>
          </table:table-cell>
          <table:table-cell table:number-columns-repeated="101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7824" calcext:value-type="float">
            <text:p>485957824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032" calcext:value-type="float">
            <text:p>1032</text:p>
          </table:table-cell>
          <table:table-cell office:value-type="float" office:value="1789" calcext:value-type="float">
            <text:p>1789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7824" calcext:value-type="float">
            <text:p>485957824</text:p>
          </table:table-cell>
          <table:table-cell table:number-columns-repeated="3"/>
          <table:table-cell office:value-type="string" calcext:value-type="string">
            <text:p>[285.8, 291.2, 370.4, 300.2]</text:p>
          </table:table-cell>
          <table:table-cell table:number-columns-repeated="1018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7827" calcext:value-type="float">
            <text:p>485957827</text:p>
          </table:table-cell>
          <table:table-cell table:number-columns-repeated="3"/>
          <table:table-cell office:value-type="string" calcext:value-type="string">
            <text:p>[291.2, 296.6, 370.4, 302.0]</text:p>
          </table:table-cell>
          <table:table-cell table:number-columns-repeated="1018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7827" calcext:value-type="float">
            <text:p>485957827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019" calcext:value-type="float">
            <text:p>1019</text:p>
          </table:table-cell>
          <table:table-cell office:value-type="float" office:value="1847" calcext:value-type="float">
            <text:p>1847</text:p>
          </table:table-cell>
          <table:table-cell table:number-columns-repeated="1019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485957827" calcext:value-type="float">
            <text:p>485957827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023" calcext:value-type="float">
            <text:p>1023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table:number-columns-repeated="3"/>
          <table:table-cell office:value-type="string" calcext:value-type="string">
            <text:p>[293.0, 298.4, 366.8, 302.0]</text:p>
          </table:table-cell>
          <table:table-cell table:number-columns-repeated="101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183" calcext:value-type="float">
            <text:p>1183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table:number-columns-repeated="3"/>
          <table:table-cell office:value-type="string" calcext:value-type="string">
            <text:p>[289.4, 289.4, 368.6, 298.4]</text:p>
          </table:table-cell>
          <table:table-cell table:number-columns-repeated="101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table:number-columns-repeated="3"/>
          <table:table-cell office:value-type="string" calcext:value-type="string">
            <text:p>[293.0, 298.4, 366.8, 302.0]</text:p>
          </table:table-cell>
          <table:table-cell table:number-columns-repeated="1018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183" calcext:value-type="float">
            <text:p>1183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85957830" calcext:value-type="float">
            <text:p>485957830</text:p>
          </table:table-cell>
          <table:table-cell table:number-columns-repeated="3"/>
          <table:table-cell office:value-type="string" calcext:value-type="string">
            <text:p>[289.4, 289.4, 368.6, 298.4]</text:p>
          </table:table-cell>
          <table:table-cell table:number-columns-repeated="1018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table:number-columns-repeated="3"/>
          <table:table-cell office:value-type="string" calcext:value-type="string">
            <text:p>[291.2, 296.6, 372.2, 303.8]</text:p>
          </table:table-cell>
          <table:table-cell table:number-columns-repeated="1018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761" calcext:value-type="float">
            <text:p>1761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table:number-columns-repeated="3"/>
          <table:table-cell office:value-type="string" calcext:value-type="string">
            <text:p>[300.2, 298.4, 377.6, 305.6]</text:p>
          </table:table-cell>
          <table:table-cell table:number-columns-repeated="1018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table:number-columns-repeated="3"/>
          <table:table-cell office:value-type="string" calcext:value-type="string">
            <text:p>[291.2, 296.6, 372.2, 303.8]</text:p>
          </table:table-cell>
          <table:table-cell table:number-columns-repeated="1018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761" calcext:value-type="float">
            <text:p>1761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485957834" calcext:value-type="float">
            <text:p>485957834</text:p>
          </table:table-cell>
          <table:table-cell table:number-columns-repeated="3"/>
          <table:table-cell office:value-type="string" calcext:value-type="string">
            <text:p>[300.2, 298.4, 377.6, 305.6]</text:p>
          </table:table-cell>
          <table:table-cell table:number-columns-repeated="1018"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5957838" calcext:value-type="float">
            <text:p>48595783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1474" calcext:value-type="float">
            <text:p>1474</text:p>
          </table:table-cell>
          <table:table-cell office:value-type="float" office:value="2107" calcext:value-type="float">
            <text:p>2107</text:p>
          </table:table-cell>
          <table:table-cell table:number-columns-repeated="1019"/>
        </table:table-row>
        <table:table-row table:style-name="ro1">
          <table:table-cell office:value-type="float" office:value="7.93333333333333" calcext:value-type="float">
            <text:p>7.93333333333333</text:p>
          </table:table-cell>
          <table:table-cell office:value-type="float" office:value="485957838" calcext:value-type="float">
            <text:p>485957838</text:p>
          </table:table-cell>
          <table:table-cell table:number-columns-repeated="3"/>
          <table:table-cell office:value-type="string" calcext:value-type="string">
            <text:p>[298.4, 298.4, 372.2, 300.2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331" calcext:value-type="float">
            <text:p>1331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table:number-columns-repeated="3"/>
          <table:table-cell office:value-type="string" calcext:value-type="string">
            <text:p>[293.0, 298.4, 374.0, 300.2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74" calcext:value-type="float">
            <text:p>1174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331" calcext:value-type="float">
            <text:p>1331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table:number-columns-repeated="3"/>
          <table:table-cell office:value-type="string" calcext:value-type="string">
            <text:p>[293.0, 298.4, 374.0, 300.2]</text:p>
          </table:table-cell>
          <table:table-cell table:number-columns-repeated="1018"/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485957840" calcext:value-type="float">
            <text:p>485957840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174" calcext:value-type="float">
            <text:p>1174</text:p>
          </table:table-cell>
          <table:table-cell office:value-type="float" office:value="2144" calcext:value-type="float">
            <text:p>2144</text:p>
          </table:table-cell>
          <table:table-cell table:number-columns-repeated="1019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7844" calcext:value-type="float">
            <text:p>485957844</text:p>
          </table:table-cell>
          <table:table-cell table:number-columns-repeated="3"/>
          <table:table-cell office:value-type="string" calcext:value-type="string">
            <text:p>[298.4, 298.4, 370.4, 300.2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7844" calcext:value-type="float">
            <text:p>48595784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79" calcext:value-type="float">
            <text:p>879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7844" calcext:value-type="float">
            <text:p>485957844</text:p>
          </table:table-cell>
          <table:table-cell table:number-columns-repeated="3"/>
          <table:table-cell office:value-type="string" calcext:value-type="string">
            <text:p>[298.4, 298.4, 370.4, 300.2]</text:p>
          </table:table-cell>
          <table:table-cell table:number-columns-repeated="1018"/>
        </table:table-row>
        <table:table-row table:style-name="ro1">
          <table:table-cell office:value-type="float" office:value="8.03333333333333" calcext:value-type="float">
            <text:p>8.03333333333333</text:p>
          </table:table-cell>
          <table:table-cell office:value-type="float" office:value="485957844" calcext:value-type="float">
            <text:p>485957844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879" calcext:value-type="float">
            <text:p>879</text:p>
          </table:table-cell>
          <table:table-cell office:value-type="float" office:value="2195" calcext:value-type="float">
            <text:p>2195</text:p>
          </table:table-cell>
          <table:table-cell table:number-columns-repeated="101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7848" calcext:value-type="float">
            <text:p>485957848</text:p>
          </table:table-cell>
          <table:table-cell table:number-columns-repeated="3"/>
          <table:table-cell office:value-type="string" calcext:value-type="string">
            <text:p>[303.8, 303.8, 379.4, 302.0]</text:p>
          </table:table-cell>
          <table:table-cell table:number-columns-repeated="1018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85957848" calcext:value-type="float">
            <text:p>48595784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867" calcext:value-type="float">
            <text:p>867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table:number-columns-repeated="3"/>
          <table:table-cell office:value-type="string" calcext:value-type="string">
            <text:p>[309.2, 303.8, 381.2, 305.6]</text:p>
          </table:table-cell>
          <table:table-cell table:number-columns-repeated="1018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44" calcext:value-type="float">
            <text:p>944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047" calcext:value-type="float">
            <text:p>1047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table:number-columns-repeated="3"/>
          <table:table-cell office:value-type="string" calcext:value-type="string">
            <text:p>[302.0, 300.2, 377.6, 298.4]</text:p>
          </table:table-cell>
          <table:table-cell table:number-columns-repeated="1018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944" calcext:value-type="float">
            <text:p>944</text:p>
          </table:table-cell>
          <table:table-cell office:value-type="float" office:value="2264" calcext:value-type="float">
            <text:p>2264</text:p>
          </table:table-cell>
          <table:table-cell table:number-columns-repeated="1019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1047" calcext:value-type="float">
            <text:p>1047</text:p>
          </table:table-cell>
          <table:table-cell office:value-type="float" office:value="2286" calcext:value-type="float">
            <text:p>2286</text:p>
          </table:table-cell>
          <table:table-cell table:number-columns-repeated="1019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485957850" calcext:value-type="float">
            <text:p>485957850</text:p>
          </table:table-cell>
          <table:table-cell table:number-columns-repeated="3"/>
          <table:table-cell office:value-type="string" calcext:value-type="string">
            <text:p>[302.0, 300.2, 377.6, 298.4]</text:p>
          </table:table-cell>
          <table:table-cell table:number-columns-repeated="101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5957854" calcext:value-type="float">
            <text:p>485957854</text:p>
          </table:table-cell>
          <table:table-cell table:number-columns-repeated="3"/>
          <table:table-cell office:value-type="string" calcext:value-type="string">
            <text:p>[303.8, 303.8, 379.4, 305.6]</text:p>
          </table:table-cell>
          <table:table-cell table:number-columns-repeated="101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5957854" calcext:value-type="float">
            <text:p>48595785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184" calcext:value-type="float">
            <text:p>1184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5957854" calcext:value-type="float">
            <text:p>485957854</text:p>
          </table:table-cell>
          <table:table-cell table:number-columns-repeated="3"/>
          <table:table-cell office:value-type="string" calcext:value-type="string">
            <text:p>[303.8, 303.8, 379.4, 305.6]</text:p>
          </table:table-cell>
          <table:table-cell table:number-columns-repeated="1018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85957854" calcext:value-type="float">
            <text:p>485957854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1184" calcext:value-type="float">
            <text:p>1184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7858" calcext:value-type="float">
            <text:p>48595785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124" calcext:value-type="float">
            <text:p>1124</text:p>
          </table:table-cell>
          <table:table-cell office:value-type="float" office:value="2422" calcext:value-type="float">
            <text:p>2422</text:p>
          </table:table-cell>
          <table:table-cell table:number-columns-repeated="1019"/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485957858" calcext:value-type="float">
            <text:p>485957858</text:p>
          </table:table-cell>
          <table:table-cell table:number-columns-repeated="3"/>
          <table:table-cell office:value-type="string" calcext:value-type="string">
            <text:p>[311.0, 303.8, 384.8, 309.2]</text:p>
          </table:table-cell>
          <table:table-cell table:number-columns-repeated="101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16" calcext:value-type="float">
            <text:p>1116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table:number-columns-repeated="3"/>
          <table:table-cell office:value-type="string" calcext:value-type="string">
            <text:p>[305.6, 305.6, 381.2, 303.8]</text:p>
          </table:table-cell>
          <table:table-cell table:number-columns-repeated="101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034" calcext:value-type="float">
            <text:p>1034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16" calcext:value-type="float">
            <text:p>1116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table:number-columns-repeated="3"/>
          <table:table-cell office:value-type="string" calcext:value-type="string">
            <text:p>[305.6, 305.6, 381.2, 303.8]</text:p>
          </table:table-cell>
          <table:table-cell table:number-columns-repeated="1018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85957860" calcext:value-type="float">
            <text:p>48595786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034" calcext:value-type="float">
            <text:p>1034</text:p>
          </table:table-cell>
          <table:table-cell office:value-type="float" office:value="2459" calcext:value-type="float">
            <text:p>2459</text:p>
          </table:table-cell>
          <table:table-cell table:number-columns-repeated="1019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772" calcext:value-type="float">
            <text:p>77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table:number-columns-repeated="3"/>
          <table:table-cell office:value-type="string" calcext:value-type="string">
            <text:p>[314.6, 309.2, 390.2, 311.0]</text:p>
          </table:table-cell>
          <table:table-cell table:number-columns-repeated="1018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50" calcext:value-type="float">
            <text:p>150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772" calcext:value-type="float">
            <text:p>772</text:p>
          </table:table-cell>
          <table:table-cell office:value-type="float" office:value="2502" calcext:value-type="float">
            <text:p>2502</text:p>
          </table:table-cell>
          <table:table-cell table:number-columns-repeated="1019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table:number-columns-repeated="3"/>
          <table:table-cell office:value-type="string" calcext:value-type="string">
            <text:p>[314.6, 309.2, 390.2, 311.0]</text:p>
          </table:table-cell>
          <table:table-cell table:number-columns-repeated="1018"/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485957864" calcext:value-type="float">
            <text:p>485957864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150" calcext:value-type="float">
            <text:p>150</text:p>
          </table:table-cell>
          <table:table-cell office:value-type="float" office:value="2490" calcext:value-type="float">
            <text:p>2490</text:p>
          </table:table-cell>
          <table:table-cell table:number-columns-repeated="1019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7868" calcext:value-type="float">
            <text:p>485957868</text:p>
          </table:table-cell>
          <table:table-cell table:number-columns-repeated="3"/>
          <table:table-cell office:value-type="string" calcext:value-type="string">
            <text:p>[305.6, 307.4, 384.8, 309.2]</text:p>
          </table:table-cell>
          <table:table-cell table:number-columns-repeated="1018"/>
        </table:table-row>
        <table:table-row table:style-name="ro1">
          <table:table-cell office:value-type="float" office:value="8.43333333333333" calcext:value-type="float">
            <text:p>8.43333333333333</text:p>
          </table:table-cell>
          <table:table-cell office:value-type="float" office:value="485957868" calcext:value-type="float">
            <text:p>485957868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913" calcext:value-type="float">
            <text:p>-913</text:p>
          </table:table-cell>
          <table:table-cell office:value-type="float" office:value="2426" calcext:value-type="float">
            <text:p>2426</text:p>
          </table:table-cell>
          <table:table-cell table:number-columns-repeated="1019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5957870" calcext:value-type="float">
            <text:p>48595787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195" calcext:value-type="float">
            <text:p>-1195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5957870" calcext:value-type="float">
            <text:p>485957870</text:p>
          </table:table-cell>
          <table:table-cell table:number-columns-repeated="3"/>
          <table:table-cell office:value-type="string" calcext:value-type="string">
            <text:p>[309.2, 311.0, 392.0, 311.0]</text:p>
          </table:table-cell>
          <table:table-cell table:number-columns-repeated="1018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5957870" calcext:value-type="float">
            <text:p>48595787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094" calcext:value-type="float">
            <text:p>-1094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5957870" calcext:value-type="float">
            <text:p>485957870</text:p>
          </table:table-cell>
          <table:table-cell table:number-columns-repeated="3"/>
          <table:table-cell office:value-type="string" calcext:value-type="string">
            <text:p>[309.2, 311.0, 392.0, 311.0]</text:p>
          </table:table-cell>
          <table:table-cell table:number-columns-repeated="1018"/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485957870" calcext:value-type="float">
            <text:p>485957870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094" calcext:value-type="float">
            <text:p>-1094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table:number-columns-repeated="3"/>
          <table:table-cell office:value-type="string" calcext:value-type="string">
            <text:p>[303.8, 309.2, 390.2, 309.2]</text:p>
          </table:table-cell>
          <table:table-cell table:number-columns-repeated="1018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82" calcext:value-type="float">
            <text:p>-282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table:number-columns-repeated="3"/>
          <table:table-cell office:value-type="string" calcext:value-type="string">
            <text:p>[309.2, 305.6, 386.6, 303.8]</text:p>
          </table:table-cell>
          <table:table-cell table:number-columns-repeated="1018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table:number-columns-repeated="3"/>
          <table:table-cell office:value-type="string" calcext:value-type="string">
            <text:p>[303.8, 309.2, 390.2, 309.2]</text:p>
          </table:table-cell>
          <table:table-cell table:number-columns-repeated="1018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82" calcext:value-type="float">
            <text:p>-282</text:p>
          </table:table-cell>
          <table:table-cell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485957875" calcext:value-type="float">
            <text:p>485957875</text:p>
          </table:table-cell>
          <table:table-cell table:number-columns-repeated="3"/>
          <table:table-cell office:value-type="string" calcext:value-type="string">
            <text:p>[309.2, 305.6, 386.6, 303.8]</text:p>
          </table:table-cell>
          <table:table-cell table:number-columns-repeated="1018"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5957879" calcext:value-type="float">
            <text:p>485957879</text:p>
          </table:table-cell>
          <table:table-cell table:number-columns-repeated="3"/>
          <table:table-cell office:value-type="string" calcext:value-type="string">
            <text:p>[307.4, 307.4, 383.0, 303.8]</text:p>
          </table:table-cell>
          <table:table-cell table:number-columns-repeated="1018"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5957879" calcext:value-type="float">
            <text:p>48595787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72" calcext:value-type="float">
            <text:p>72</text:p>
          </table:table-cell>
          <table:table-cell office:value-type="float" office:value="2380" calcext:value-type="float">
            <text:p>2380</text:p>
          </table:table-cell>
          <table:table-cell table:number-columns-repeated="1019"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5957879" calcext:value-type="float">
            <text:p>485957879</text:p>
          </table:table-cell>
          <table:table-cell table:number-columns-repeated="3"/>
          <table:table-cell office:value-type="string" calcext:value-type="string">
            <text:p>[309.2, 305.6, 386.6, 305.6]</text:p>
          </table:table-cell>
          <table:table-cell table:number-columns-repeated="1018"/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485957879" calcext:value-type="float">
            <text:p>48595787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01" calcext:value-type="float">
            <text:p>101</text:p>
          </table:table-cell>
          <table:table-cell office:value-type="float" office:value="2382" calcext:value-type="float">
            <text:p>2382</text:p>
          </table:table-cell>
          <table:table-cell table:number-columns-repeated="1019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5957881" calcext:value-type="float">
            <text:p>485957881</text:p>
          </table:table-cell>
          <table:table-cell table:number-columns-repeated="3"/>
          <table:table-cell office:value-type="string" calcext:value-type="string">
            <text:p>[307.4, 303.8, 390.2, 311.0]</text:p>
          </table:table-cell>
          <table:table-cell table:number-columns-repeated="1018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5957881" calcext:value-type="float">
            <text:p>48595788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29" calcext:value-type="float">
            <text:p>29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5957881" calcext:value-type="float">
            <text:p>485957881</text:p>
          </table:table-cell>
          <table:table-cell table:number-columns-repeated="3"/>
          <table:table-cell office:value-type="string" calcext:value-type="string">
            <text:p>[307.4, 303.8, 390.2, 311.0]</text:p>
          </table:table-cell>
          <table:table-cell table:number-columns-repeated="1018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485957881" calcext:value-type="float">
            <text:p>485957881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29" calcext:value-type="float">
            <text:p>29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5957889" calcext:value-type="float">
            <text:p>48595788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8" calcext:value-type="float">
            <text:p>-8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5957889" calcext:value-type="float">
            <text:p>485957889</text:p>
          </table:table-cell>
          <table:table-cell table:number-columns-repeated="3"/>
          <table:table-cell office:value-type="string" calcext:value-type="string">
            <text:p>[303.8, 303.8, 386.6, 307.4]</text:p>
          </table:table-cell>
          <table:table-cell table:number-columns-repeated="1018"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5957889" calcext:value-type="float">
            <text:p>48595788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8" calcext:value-type="float">
            <text:p>-8</text:p>
          </table:table-cell>
          <table:table-cell office:value-type="float" office:value="2373" calcext:value-type="float">
            <text:p>2373</text:p>
          </table:table-cell>
          <table:table-cell table:number-columns-repeated="1019"/>
        </table:table-row>
        <table:table-row table:style-name="ro1">
          <table:table-cell office:value-type="float" office:value="8.78333333333333" calcext:value-type="float">
            <text:p>8.78333333333333</text:p>
          </table:table-cell>
          <table:table-cell office:value-type="float" office:value="485957889" calcext:value-type="float">
            <text:p>485957889</text:p>
          </table:table-cell>
          <table:table-cell table:number-columns-repeated="3"/>
          <table:table-cell office:value-type="string" calcext:value-type="string">
            <text:p>[303.8, 303.8, 386.6, 307.4]</text:p>
          </table:table-cell>
          <table:table-cell table:number-columns-repeated="1018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27" calcext:value-type="float">
            <text:p>-127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table:number-columns-repeated="3"/>
          <table:table-cell office:value-type="string" calcext:value-type="string">
            <text:p>[302.0, 303.8, 386.6, 307.4]</text:p>
          </table:table-cell>
          <table:table-cell table:number-columns-repeated="1018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59" calcext:value-type="float">
            <text:p>-159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27" calcext:value-type="float">
            <text:p>-127</text:p>
          </table:table-cell>
          <table:table-cell office:value-type="float" office:value="2371" calcext:value-type="float">
            <text:p>2371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table:number-columns-repeated="3"/>
          <table:table-cell office:value-type="string" calcext:value-type="string">
            <text:p>[302.0, 303.8, 386.6, 307.4]</text:p>
          </table:table-cell>
          <table:table-cell table:number-columns-repeated="1018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7893" calcext:value-type="float">
            <text:p>48595789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159" calcext:value-type="float">
            <text:p>-159</text:p>
          </table:table-cell>
          <table:table-cell office:value-type="float" office:value="2366" calcext:value-type="float">
            <text:p>2366</text:p>
          </table:table-cell>
          <table:table-cell table:number-columns-repeated="1019"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5957897" calcext:value-type="float">
            <text:p>48595789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181" calcext:value-type="float">
            <text:p>-18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5957897" calcext:value-type="float">
            <text:p>485957897</text:p>
          </table:table-cell>
          <table:table-cell table:number-columns-repeated="3"/>
          <table:table-cell office:value-type="string" calcext:value-type="string">
            <text:p>[307.4, 305.6, 386.6, 307.4]</text:p>
          </table:table-cell>
          <table:table-cell table:number-columns-repeated="1018"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5957897" calcext:value-type="float">
            <text:p>48595789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181" calcext:value-type="float">
            <text:p>-181</text:p>
          </table:table-cell>
          <table:table-cell office:value-type="float" office:value="2354" calcext:value-type="float">
            <text:p>2354</text:p>
          </table:table-cell>
          <table:table-cell table:number-columns-repeated="1019"/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485957897" calcext:value-type="float">
            <text:p>485957897</text:p>
          </table:table-cell>
          <table:table-cell table:number-columns-repeated="3"/>
          <table:table-cell office:value-type="string" calcext:value-type="string">
            <text:p>[307.4, 305.6, 386.6, 307.4]</text:p>
          </table:table-cell>
          <table:table-cell table:number-columns-repeated="1018"/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5957901" calcext:value-type="float">
            <text:p>48595790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5957901" calcext:value-type="float">
            <text:p>485957901</text:p>
          </table:table-cell>
          <table:table-cell table:number-columns-repeated="3"/>
          <table:table-cell office:value-type="string" calcext:value-type="string">
            <text:p>[305.6, 305.6, 388.4, 303.8]</text:p>
          </table:table-cell>
          <table:table-cell table:number-columns-repeated="1018"/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5957901" calcext:value-type="float">
            <text:p>48595790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8.98333333333333" calcext:value-type="float">
            <text:p>8.98333333333333</text:p>
          </table:table-cell>
          <table:table-cell office:value-type="float" office:value="485957901" calcext:value-type="float">
            <text:p>485957901</text:p>
          </table:table-cell>
          <table:table-cell table:number-columns-repeated="3"/>
          <table:table-cell office:value-type="string" calcext:value-type="string">
            <text:p>[305.6, 305.6, 388.4, 303.8]</text:p>
          </table:table-cell>
          <table:table-cell table:number-columns-repeated="1018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02" calcext:value-type="float">
            <text:p>-102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19" calcext:value-type="float">
            <text:p>-119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table:number-columns-repeated="3"/>
          <table:table-cell office:value-type="string" calcext:value-type="string">
            <text:p>[303.8, 302.0, 388.4, 307.4]</text:p>
          </table:table-cell>
          <table:table-cell table:number-columns-repeated="1018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02" calcext:value-type="float">
            <text:p>-102</text:p>
          </table:table-cell>
          <table:table-cell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19" calcext:value-type="float">
            <text:p>-119</text:p>
          </table:table-cell>
          <table:table-cell office:value-type="float" office:value="2347" calcext:value-type="float">
            <text:p>2347</text:p>
          </table:table-cell>
          <table:table-cell table:number-columns-repeated="1019"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85957905" calcext:value-type="float">
            <text:p>485957905</text:p>
          </table:table-cell>
          <table:table-cell table:number-columns-repeated="3"/>
          <table:table-cell office:value-type="string" calcext:value-type="string">
            <text:p>[303.8, 302.0, 388.4, 307.4]</text:p>
          </table:table-cell>
          <table:table-cell table:number-columns-repeated="1018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table:number-columns-repeated="3"/>
          <table:table-cell office:value-type="string" calcext:value-type="string">
            <text:p>[303.8, 303.8, 388.4, 309.2]</text:p>
          </table:table-cell>
          <table:table-cell table:number-columns-repeated="1018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20" calcext:value-type="float">
            <text:p>-120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46" calcext:value-type="float">
            <text:p>146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table:number-columns-repeated="3"/>
          <table:table-cell office:value-type="string" calcext:value-type="string">
            <text:p>[303.8, 303.8, 388.4, 309.2]</text:p>
          </table:table-cell>
          <table:table-cell table:number-columns-repeated="1018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20" calcext:value-type="float">
            <text:p>-120</text:p>
          </table:table-cell>
          <table:table-cell office:value-type="float" office:value="2342" calcext:value-type="float">
            <text:p>2342</text:p>
          </table:table-cell>
          <table:table-cell table:number-columns-repeated="1019"/>
        </table:table-row>
        <table:table-row table:style-name="ro1">
          <table:table-cell office:value-type="float" office:value="9.11666666666667" calcext:value-type="float">
            <text:p>9.11666666666667</text:p>
          </table:table-cell>
          <table:table-cell office:value-type="float" office:value="485957909" calcext:value-type="float">
            <text:p>485957909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46" calcext:value-type="float">
            <text:p>146</text:p>
          </table:table-cell>
          <table:table-cell office:value-type="float" office:value="2352" calcext:value-type="float">
            <text:p>2352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7914" calcext:value-type="float">
            <text:p>48595791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24" calcext:value-type="float">
            <text:p>124</text:p>
          </table:table-cell>
          <table:table-cell office:value-type="float" office:value="2358" calcext:value-type="float">
            <text:p>2358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7914" calcext:value-type="float">
            <text:p>485957914</text:p>
          </table:table-cell>
          <table:table-cell table:number-columns-repeated="3"/>
          <table:table-cell office:value-type="string" calcext:value-type="string">
            <text:p>[303.8, 302.0, 390.2, 309.2]</text:p>
          </table:table-cell>
          <table:table-cell table:number-columns-repeated="101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7914" calcext:value-type="float">
            <text:p>48595791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48" calcext:value-type="float">
            <text:p>-148</text:p>
          </table:table-cell>
          <table:table-cell office:value-type="float" office:value="2348" calcext:value-type="float">
            <text:p>2348</text:p>
          </table:table-cell>
          <table:table-cell table:number-columns-repeated="1019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table:number-columns-repeated="3"/>
          <table:table-cell office:value-type="string" calcext:value-type="string">
            <text:p>[302.0, 300.2, 390.2, 309.2]</text:p>
          </table:table-cell>
          <table:table-cell table:number-columns-repeated="1018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343" calcext:value-type="float">
            <text:p>-343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table:number-columns-repeated="3"/>
          <table:table-cell office:value-type="string" calcext:value-type="string">
            <text:p>[302.0, 302.0, 386.6, 311.0]</text:p>
          </table:table-cell>
          <table:table-cell table:number-columns-repeated="1018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285" calcext:value-type="float">
            <text:p>-285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table:number-columns-repeated="3"/>
          <table:table-cell office:value-type="string" calcext:value-type="string">
            <text:p>[302.0, 300.2, 390.2, 309.2]</text:p>
          </table:table-cell>
          <table:table-cell table:number-columns-repeated="1018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343" calcext:value-type="float">
            <text:p>-343</text:p>
          </table:table-cell>
          <table:table-cell office:value-type="float" office:value="2338" calcext:value-type="float">
            <text:p>2338</text:p>
          </table:table-cell>
          <table:table-cell table:number-columns-repeated="1019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table:number-columns-repeated="3"/>
          <table:table-cell office:value-type="string" calcext:value-type="string">
            <text:p>[302.0, 302.0, 386.6, 311.0]</text:p>
          </table:table-cell>
          <table:table-cell table:number-columns-repeated="1018"/>
        </table:table-row>
        <table:table-row table:style-name="ro1">
          <table:table-cell office:value-type="float" office:value="9.23333333333333" calcext:value-type="float">
            <text:p>9.23333333333333</text:p>
          </table:table-cell>
          <table:table-cell office:value-type="float" office:value="485957916" calcext:value-type="float">
            <text:p>48595791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285" calcext:value-type="float">
            <text:p>-285</text:p>
          </table:table-cell>
          <table:table-cell office:value-type="float" office:value="2333" calcext:value-type="float">
            <text:p>2333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21" calcext:value-type="float">
            <text:p>-12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table:number-columns-repeated="3"/>
          <table:table-cell office:value-type="string" calcext:value-type="string">
            <text:p>[298.4, 298.4, 383.0, 307.4]</text:p>
          </table:table-cell>
          <table:table-cell table:number-columns-repeated="101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6" calcext:value-type="float">
            <text:p>-76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table:number-columns-repeated="3"/>
          <table:table-cell office:value-type="string" calcext:value-type="string">
            <text:p>[296.6, 298.4, 379.4, 300.2]</text:p>
          </table:table-cell>
          <table:table-cell table:number-columns-repeated="101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21" calcext:value-type="float">
            <text:p>-121</text:p>
          </table:table-cell>
          <table:table-cell office:value-type="float" office:value="2330" calcext:value-type="float">
            <text:p>2330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table:number-columns-repeated="3"/>
          <table:table-cell office:value-type="string" calcext:value-type="string">
            <text:p>[298.4, 298.4, 383.0, 307.4]</text:p>
          </table:table-cell>
          <table:table-cell table:number-columns-repeated="101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6" calcext:value-type="float">
            <text:p>-76</text:p>
          </table:table-cell>
          <table:table-cell office:value-type="float" office:value="2329" calcext:value-type="float">
            <text:p>2329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7920" calcext:value-type="float">
            <text:p>485957920</text:p>
          </table:table-cell>
          <table:table-cell table:number-columns-repeated="3"/>
          <table:table-cell office:value-type="string" calcext:value-type="string">
            <text:p>[296.6, 298.4, 379.4, 300.2]</text:p>
          </table:table-cell>
          <table:table-cell table:number-columns-repeated="1018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7924" calcext:value-type="float">
            <text:p>485957924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67" calcext:value-type="float">
            <text:p>-167</text:p>
          </table:table-cell>
          <table:table-cell office:value-type="float" office:value="2320" calcext:value-type="float">
            <text:p>2320</text:p>
          </table:table-cell>
          <table:table-cell table:number-columns-repeated="1019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7924" calcext:value-type="float">
            <text:p>485957924</text:p>
          </table:table-cell>
          <table:table-cell table:number-columns-repeated="3"/>
          <table:table-cell office:value-type="string" calcext:value-type="string">
            <text:p>[296.6, 296.6, 384.8, 302.0]</text:p>
          </table:table-cell>
          <table:table-cell table:number-columns-repeated="1018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7924" calcext:value-type="float">
            <text:p>485957924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90" calcext:value-type="float">
            <text:p>-90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7924" calcext:value-type="float">
            <text:p>485957924</text:p>
          </table:table-cell>
          <table:table-cell table:number-columns-repeated="3"/>
          <table:table-cell office:value-type="string" calcext:value-type="string">
            <text:p>[300.2, 298.4, 388.4, 307.4]</text:p>
          </table:table-cell>
          <table:table-cell table:number-columns-repeated="101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" calcext:value-type="float">
            <text:p>-2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table:number-columns-repeated="3"/>
          <table:table-cell office:value-type="string" calcext:value-type="string">
            <text:p>[298.4, 296.6, 384.8, 302.0]</text:p>
          </table:table-cell>
          <table:table-cell table:number-columns-repeated="101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99" calcext:value-type="float">
            <text:p>-99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" calcext:value-type="float">
            <text:p>-2</text:p>
          </table:table-cell>
          <table:table-cell office:value-type="float" office:value="2322" calcext:value-type="float">
            <text:p>2322</text:p>
          </table:table-cell>
          <table:table-cell table:number-columns-repeated="1019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table:number-columns-repeated="3"/>
          <table:table-cell office:value-type="string" calcext:value-type="string">
            <text:p>[298.4, 296.6, 384.8, 302.0]</text:p>
          </table:table-cell>
          <table:table-cell table:number-columns-repeated="1018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85957926" calcext:value-type="float">
            <text:p>48595792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99" calcext:value-type="float">
            <text:p>-99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485957930" calcext:value-type="float">
            <text:p>485957930</text:p>
          </table:table-cell>
          <table:table-cell table:number-columns-repeated="3"/>
          <table:table-cell office:value-type="string" calcext:value-type="string">
            <text:p>[294.8, 296.6, 381.2, 303.8]</text:p>
          </table:table-cell>
          <table:table-cell table:number-columns-repeated="1018"/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485957930" calcext:value-type="float">
            <text:p>48595793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14" calcext:value-type="float">
            <text:p>-114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485957930" calcext:value-type="float">
            <text:p>48595793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1" calcext:value-type="float">
            <text:p>-11</text:p>
          </table:table-cell>
          <table:table-cell office:value-type="float" office:value="2319" calcext:value-type="float">
            <text:p>2319</text:p>
          </table:table-cell>
          <table:table-cell table:number-columns-repeated="1019"/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485957930" calcext:value-type="float">
            <text:p>485957930</text:p>
          </table:table-cell>
          <table:table-cell table:number-columns-repeated="3"/>
          <table:table-cell office:value-type="string" calcext:value-type="string">
            <text:p>[294.8, 296.6, 381.2, 303.8]</text:p>
          </table:table-cell>
          <table:table-cell table:number-columns-repeated="1018"/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485957930" calcext:value-type="float">
            <text:p>48595793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14" calcext:value-type="float">
            <text:p>-114</text:p>
          </table:table-cell>
          <table:table-cell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7934" calcext:value-type="float">
            <text:p>485957934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13" calcext:value-type="float">
            <text:p>-113</text:p>
          </table:table-cell>
          <table:table-cell office:value-type="float" office:value="2308" calcext:value-type="float">
            <text:p>2308</text:p>
          </table:table-cell>
          <table:table-cell table:number-columns-repeated="1019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7934" calcext:value-type="float">
            <text:p>485957934</text:p>
          </table:table-cell>
          <table:table-cell table:number-columns-repeated="3"/>
          <table:table-cell office:value-type="string" calcext:value-type="string">
            <text:p>[298.4, 293.0, 384.8, 305.6]</text:p>
          </table:table-cell>
          <table:table-cell table:number-columns-repeated="1018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7934" calcext:value-type="float">
            <text:p>485957934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51" calcext:value-type="float">
            <text:p>-151</text:p>
          </table:table-cell>
          <table:table-cell office:value-type="float" office:value="2305" calcext:value-type="float">
            <text:p>2305</text:p>
          </table:table-cell>
          <table:table-cell table:number-columns-repeated="1019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7936" calcext:value-type="float">
            <text:p>485957936</text:p>
          </table:table-cell>
          <table:table-cell table:number-columns-repeated="3"/>
          <table:table-cell office:value-type="string" calcext:value-type="string">
            <text:p>[298.4, 293.0, 383.0, 298.4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7936" calcext:value-type="float">
            <text:p>48595793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35" calcext:value-type="float">
            <text:p>-135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7936" calcext:value-type="float">
            <text:p>485957936</text:p>
          </table:table-cell>
          <table:table-cell table:number-columns-repeated="3"/>
          <table:table-cell office:value-type="string" calcext:value-type="string">
            <text:p>[296.6, 289.4, 381.2, 300.2]</text:p>
          </table:table-cell>
          <table:table-cell table:number-columns-repeated="1018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7936" calcext:value-type="float">
            <text:p>48595793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35" calcext:value-type="float">
            <text:p>-135</text:p>
          </table:table-cell>
          <table:table-cell office:value-type="float" office:value="2302" calcext:value-type="float">
            <text:p>2302</text:p>
          </table:table-cell>
          <table:table-cell table:number-columns-repeated="1019"/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485957936" calcext:value-type="float">
            <text:p>485957936</text:p>
          </table:table-cell>
          <table:table-cell table:number-columns-repeated="3"/>
          <table:table-cell office:value-type="string" calcext:value-type="string">
            <text:p>[296.6, 289.4, 381.2, 300.2]</text:p>
          </table:table-cell>
          <table:table-cell table:number-columns-repeated="1018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table:number-columns-repeated="3"/>
          <table:table-cell office:value-type="string" calcext:value-type="string">
            <text:p>[293.0, 294.8, 375.8, 303.8]</text:p>
          </table:table-cell>
          <table:table-cell table:number-columns-repeated="1018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9" calcext:value-type="float">
            <text:p>-499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388" calcext:value-type="float">
            <text:p>-388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table:number-columns-repeated="3"/>
          <table:table-cell office:value-type="string" calcext:value-type="string">
            <text:p>[293.0, 294.8, 375.8, 303.8]</text:p>
          </table:table-cell>
          <table:table-cell table:number-columns-repeated="1018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9" calcext:value-type="float">
            <text:p>-499</text:p>
          </table:table-cell>
          <table:table-cell office:value-type="float" office:value="2270" calcext:value-type="float">
            <text:p>2270</text:p>
          </table:table-cell>
          <table:table-cell table:number-columns-repeated="1019"/>
        </table:table-row>
        <table:table-row table:style-name="ro1">
          <table:table-cell office:value-type="float" office:value="9.63333333333333" calcext:value-type="float">
            <text:p>9.63333333333333</text:p>
          </table:table-cell>
          <table:table-cell office:value-type="float" office:value="485957940" calcext:value-type="float">
            <text:p>48595794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388" calcext:value-type="float">
            <text:p>-388</text:p>
          </table:table-cell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5957944" calcext:value-type="float">
            <text:p>4859579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347" calcext:value-type="float">
            <text:p>-347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5957944" calcext:value-type="float">
            <text:p>485957944</text:p>
          </table:table-cell>
          <table:table-cell table:number-columns-repeated="3"/>
          <table:table-cell office:value-type="string" calcext:value-type="string">
            <text:p>[296.6, 287.6, 375.8, 302.0]</text:p>
          </table:table-cell>
          <table:table-cell table:number-columns-repeated="1018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5957944" calcext:value-type="float">
            <text:p>48595794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304" calcext:value-type="float">
            <text:p>-304</text:p>
          </table:table-cell>
          <table:table-cell office:value-type="float" office:value="2248" calcext:value-type="float">
            <text:p>2248</text:p>
          </table:table-cell>
          <table:table-cell table:number-columns-repeated="1019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85957944" calcext:value-type="float">
            <text:p>485957944</text:p>
          </table:table-cell>
          <table:table-cell table:number-columns-repeated="3"/>
          <table:table-cell office:value-type="string" calcext:value-type="string">
            <text:p>[294.8, 293.0, 375.8, 300.2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69" calcext:value-type="float">
            <text:p>-269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table:number-columns-repeated="3"/>
          <table:table-cell office:value-type="string" calcext:value-type="string">
            <text:p>[296.6, 293.0, 377.6, 302.0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346" calcext:value-type="float">
            <text:p>-346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69" calcext:value-type="float">
            <text:p>-269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table:number-columns-repeated="3"/>
          <table:table-cell office:value-type="string" calcext:value-type="string">
            <text:p>[296.6, 293.0, 377.6, 302.0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7946" calcext:value-type="float">
            <text:p>48595794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346" calcext:value-type="float">
            <text:p>-346</text:p>
          </table:table-cell>
          <table:table-cell office:value-type="float" office:value="2236" calcext:value-type="float">
            <text:p>2236</text:p>
          </table:table-cell>
          <table:table-cell table:number-columns-repeated="1019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63" calcext:value-type="float">
            <text:p>-463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table:number-columns-repeated="3"/>
          <table:table-cell office:value-type="string" calcext:value-type="string">
            <text:p>[287.6, 289.4, 372.2, 296.6]</text:p>
          </table:table-cell>
          <table:table-cell table:number-columns-repeated="1018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261" calcext:value-type="float">
            <text:p>-261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63" calcext:value-type="float">
            <text:p>-463</text:p>
          </table:table-cell>
          <table:table-cell office:value-type="float" office:value="2220" calcext:value-type="float">
            <text:p>2220</text:p>
          </table:table-cell>
          <table:table-cell table:number-columns-repeated="1019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table:number-columns-repeated="3"/>
          <table:table-cell office:value-type="string" calcext:value-type="string">
            <text:p>[287.6, 289.4, 372.2, 296.6]</text:p>
          </table:table-cell>
          <table:table-cell table:number-columns-repeated="1018"/>
        </table:table-row>
        <table:table-row table:style-name="ro1">
          <table:table-cell office:value-type="float" office:value="9.86666666666667" calcext:value-type="float">
            <text:p>9.86666666666667</text:p>
          </table:table-cell>
          <table:table-cell office:value-type="float" office:value="485957954" calcext:value-type="float">
            <text:p>48595795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261" calcext:value-type="float">
            <text:p>-261</text:p>
          </table:table-cell>
          <table:table-cell office:value-type="float" office:value="2219" calcext:value-type="float">
            <text:p>2219</text:p>
          </table:table-cell>
          <table:table-cell table:number-columns-repeated="1019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7958" calcext:value-type="float">
            <text:p>485957958</text:p>
          </table:table-cell>
          <table:table-cell table:number-columns-repeated="3"/>
          <table:table-cell office:value-type="string" calcext:value-type="string">
            <text:p>[289.4, 284.0, 370.4, 296.6]</text:p>
          </table:table-cell>
          <table:table-cell table:number-columns-repeated="1018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7958" calcext:value-type="float">
            <text:p>48595795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426" calcext:value-type="float">
            <text:p>-426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7958" calcext:value-type="float">
            <text:p>485957958</text:p>
          </table:table-cell>
          <table:table-cell table:number-columns-repeated="3"/>
          <table:table-cell office:value-type="string" calcext:value-type="string">
            <text:p>[285.8, 287.6, 372.2, 302.0]</text:p>
          </table:table-cell>
          <table:table-cell table:number-columns-repeated="1018"/>
        </table:table-row>
        <table:table-row table:style-name="ro1">
          <table:table-cell office:value-type="float" office:value="9.93333333333333" calcext:value-type="float">
            <text:p>9.93333333333333</text:p>
          </table:table-cell>
          <table:table-cell office:value-type="float" office:value="485957958" calcext:value-type="float">
            <text:p>48595795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417" calcext:value-type="float">
            <text:p>-417</text:p>
          </table:table-cell>
          <table:table-cell office:value-type="float" office:value="2185" calcext:value-type="float">
            <text:p>2185</text:p>
          </table:table-cell>
          <table:table-cell table:number-columns-repeated="1019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7961" calcext:value-type="float">
            <text:p>485957961</text:p>
          </table:table-cell>
          <table:table-cell table:number-columns-repeated="3"/>
          <table:table-cell office:value-type="string" calcext:value-type="string">
            <text:p>[294.8, 289.4, 370.4, 298.4]</text:p>
          </table:table-cell>
          <table:table-cell table:number-columns-repeated="1018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7961" calcext:value-type="float">
            <text:p>48595796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49" calcext:value-type="float">
            <text:p>-349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7961" calcext:value-type="float">
            <text:p>485957961</text:p>
          </table:table-cell>
          <table:table-cell table:number-columns-repeated="3"/>
          <table:table-cell office:value-type="string" calcext:value-type="string">
            <text:p>[294.8, 289.4, 370.4, 298.4]</text:p>
          </table:table-cell>
          <table:table-cell table:number-columns-repeated="1018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7961" calcext:value-type="float">
            <text:p>48595796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49" calcext:value-type="float">
            <text:p>-349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table:number-columns-repeated="3"/>
          <table:table-cell office:value-type="string" calcext:value-type="string">
            <text:p>[289.4, 285.8, 368.6, 296.6]</text:p>
          </table:table-cell>
          <table:table-cell table:number-columns-repeated="1018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02" calcext:value-type="float">
            <text:p>-302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table:number-columns-repeated="3"/>
          <table:table-cell office:value-type="string" calcext:value-type="string">
            <text:p>[293.0, 284.0, 372.2, 298.4]</text:p>
          </table:table-cell>
          <table:table-cell table:number-columns-repeated="1018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table:number-columns-repeated="3"/>
          <table:table-cell office:value-type="string" calcext:value-type="string">
            <text:p>[289.4, 285.8, 368.6, 296.6]</text:p>
          </table:table-cell>
          <table:table-cell table:number-columns-repeated="1018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02" calcext:value-type="float">
            <text:p>-302</text:p>
          </table:table-cell>
          <table:table-cell office:value-type="float" office:value="2159" calcext:value-type="float">
            <text:p>2159</text:p>
          </table:table-cell>
          <table:table-cell table:number-columns-repeated="1019"/>
        </table:table-row>
        <table:table-row table:style-name="ro1">
          <table:table-cell office:value-type="float" office:value="10.0333333333333" calcext:value-type="float">
            <text:p>10.0333333333333</text:p>
          </table:table-cell>
          <table:table-cell office:value-type="float" office:value="485957964" calcext:value-type="float">
            <text:p>485957964</text:p>
          </table:table-cell>
          <table:table-cell table:number-columns-repeated="3"/>
          <table:table-cell office:value-type="string" calcext:value-type="string">
            <text:p>[293.0, 284.0, 372.2, 298.4]</text:p>
          </table:table-cell>
          <table:table-cell table:number-columns-repeated="1018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02" calcext:value-type="float">
            <text:p>-202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table:number-columns-repeated="3"/>
          <table:table-cell office:value-type="string" calcext:value-type="string">
            <text:p>[289.4, 284.0, 370.4, 300.2]</text:p>
          </table:table-cell>
          <table:table-cell table:number-columns-repeated="1018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10" calcext:value-type="float">
            <text:p>-1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02" calcext:value-type="float">
            <text:p>-202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table:number-columns-repeated="3"/>
          <table:table-cell office:value-type="string" calcext:value-type="string">
            <text:p>[289.4, 284.0, 370.4, 300.2]</text:p>
          </table:table-cell>
          <table:table-cell table:number-columns-repeated="1018"/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485957969" calcext:value-type="float">
            <text:p>485957969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10" calcext:value-type="float">
            <text:p>-110</text:p>
          </table:table-cell>
          <table:table-cell office:value-type="float" office:value="2147" calcext:value-type="float">
            <text:p>2147</text:p>
          </table:table-cell>
          <table:table-cell table:number-columns-repeated="1019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7" calcext:value-type="float">
            <text:p>-47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table:number-columns-repeated="3"/>
          <table:table-cell office:value-type="string" calcext:value-type="string">
            <text:p>[285.8, 285.8, 366.8, 298.4]</text:p>
          </table:table-cell>
          <table:table-cell table:number-columns-repeated="1018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33" calcext:value-type="float">
            <text:p>-233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table:number-columns-repeated="3"/>
          <table:table-cell office:value-type="string" calcext:value-type="string">
            <text:p>[284.0, 282.2, 366.8, 296.6]</text:p>
          </table:table-cell>
          <table:table-cell table:number-columns-repeated="1018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table:number-columns-repeated="3"/>
          <table:table-cell office:value-type="string" calcext:value-type="string">
            <text:p>[285.8, 285.8, 366.8, 298.4]</text:p>
          </table:table-cell>
          <table:table-cell table:number-columns-repeated="1018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33" calcext:value-type="float">
            <text:p>-233</text:p>
          </table:table-cell>
          <table:table-cell office:value-type="float" office:value="2134" calcext:value-type="float">
            <text:p>2134</text:p>
          </table:table-cell>
          <table:table-cell table:number-columns-repeated="1019"/>
        </table:table-row>
        <table:table-row table:style-name="ro1">
          <table:table-cell office:value-type="float" office:value="10.1833333333333" calcext:value-type="float">
            <text:p>10.1833333333333</text:p>
          </table:table-cell>
          <table:table-cell office:value-type="float" office:value="485957973" calcext:value-type="float">
            <text:p>485957973</text:p>
          </table:table-cell>
          <table:table-cell table:number-columns-repeated="3"/>
          <table:table-cell office:value-type="string" calcext:value-type="string">
            <text:p>[284.0, 282.2, 366.8, 296.6]</text:p>
          </table:table-cell>
          <table:table-cell table:number-columns-repeated="1018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5957977" calcext:value-type="float">
            <text:p>485957977</text:p>
          </table:table-cell>
          <table:table-cell table:number-columns-repeated="3"/>
          <table:table-cell office:value-type="string" calcext:value-type="string">
            <text:p>[285.8, 278.6, 368.6, 289.4]</text:p>
          </table:table-cell>
          <table:table-cell table:number-columns-repeated="1018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5957977" calcext:value-type="float">
            <text:p>48595797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503" calcext:value-type="float">
            <text:p>-503</text:p>
          </table:table-cell>
          <table:table-cell office:value-type="float" office:value="2106" calcext:value-type="float">
            <text:p>2106</text:p>
          </table:table-cell>
          <table:table-cell table:number-columns-repeated="1019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485957977" calcext:value-type="float">
            <text:p>485957977</text:p>
          </table:table-cell>
          <table:table-cell table:number-columns-repeated="3"/>
          <table:table-cell office:value-type="string" calcext:value-type="string">
            <text:p>[287.6, 282.2, 370.4, 294.8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31" calcext:value-type="float">
            <text:p>-631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table:number-columns-repeated="3"/>
          <table:table-cell office:value-type="string" calcext:value-type="string">
            <text:p>[285.8, 282.2, 370.4, 293.0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214" calcext:value-type="float">
            <text:p>-214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31" calcext:value-type="float">
            <text:p>-631</text:p>
          </table:table-cell>
          <table:table-cell office:value-type="float" office:value="2091" calcext:value-type="float">
            <text:p>2091</text:p>
          </table:table-cell>
          <table:table-cell table:number-columns-repeated="1019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table:number-columns-repeated="3"/>
          <table:table-cell office:value-type="string" calcext:value-type="string">
            <text:p>[285.8, 282.2, 370.4, 293.0]</text:p>
          </table:table-cell>
          <table:table-cell table:number-columns-repeated="1018"/>
        </table:table-row>
        <table:table-row table:style-name="ro1">
          <table:table-cell office:value-type="float" office:value="10.2833333333333" calcext:value-type="float">
            <text:p>10.2833333333333</text:p>
          </table:table-cell>
          <table:table-cell office:value-type="float" office:value="485957979" calcext:value-type="float">
            <text:p>485957979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214" calcext:value-type="float">
            <text:p>-214</text:p>
          </table:table-cell>
          <table:table-cell office:value-type="float" office:value="2098" calcext:value-type="float">
            <text:p>2098</text:p>
          </table:table-cell>
          <table:table-cell table:number-columns-repeated="1019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841" calcext:value-type="float">
            <text:p>1841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table:number-columns-repeated="3"/>
          <table:table-cell office:value-type="string" calcext:value-type="string">
            <text:p>[280.4, 280.4, 366.8, 293.0]</text:p>
          </table:table-cell>
          <table:table-cell table:number-columns-repeated="1018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864" calcext:value-type="float">
            <text:p>1864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841" calcext:value-type="float">
            <text:p>1841</text:p>
          </table:table-cell>
          <table:table-cell office:value-type="float" office:value="2211" calcext:value-type="float">
            <text:p>2211</text:p>
          </table:table-cell>
          <table:table-cell table:number-columns-repeated="1019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table:number-columns-repeated="3"/>
          <table:table-cell office:value-type="string" calcext:value-type="string">
            <text:p>[280.4, 280.4, 366.8, 293.0]</text:p>
          </table:table-cell>
          <table:table-cell table:number-columns-repeated="1018"/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485957983" calcext:value-type="float">
            <text:p>48595798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1864" calcext:value-type="float">
            <text:p>1864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5957987" calcext:value-type="float">
            <text:p>485957987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755" calcext:value-type="float">
            <text:p>1755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5957987" calcext:value-type="float">
            <text:p>485957987</text:p>
          </table:table-cell>
          <table:table-cell table:number-columns-repeated="3"/>
          <table:table-cell office:value-type="string" calcext:value-type="string">
            <text:p>[284.0, 284.0, 366.8, 293.0]</text:p>
          </table:table-cell>
          <table:table-cell table:number-columns-repeated="1018"/>
        </table:table-row>
        <table:table-row table:style-name="ro1">
          <table:table-cell office:value-type="float" office:value="10.4166666666667" calcext:value-type="float">
            <text:p>10.4166666666667</text:p>
          </table:table-cell>
          <table:table-cell office:value-type="float" office:value="485957987" calcext:value-type="float">
            <text:p>48595798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1498" calcext:value-type="float">
            <text:p>1498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427" calcext:value-type="float">
            <text:p>1427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table:number-columns-repeated="3"/>
          <table:table-cell office:value-type="string" calcext:value-type="string">
            <text:p>[278.6, 278.6, 361.4, 291.2]</text:p>
          </table:table-cell>
          <table:table-cell table:number-columns-repeated="1018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455" calcext:value-type="float">
            <text:p>1455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1427" calcext:value-type="float">
            <text:p>1427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table:number-columns-repeated="3"/>
          <table:table-cell office:value-type="string" calcext:value-type="string">
            <text:p>[278.6, 278.6, 361.4, 291.2]</text:p>
          </table:table-cell>
          <table:table-cell table:number-columns-repeated="1018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7990" calcext:value-type="float">
            <text:p>485957990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1455" calcext:value-type="float">
            <text:p>1455</text:p>
          </table:table-cell>
          <table:table-cell office:value-type="float" office:value="2390" calcext:value-type="float">
            <text:p>2390</text:p>
          </table:table-cell>
          <table:table-cell table:number-columns-repeated="1019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7994" calcext:value-type="float">
            <text:p>48595799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768" calcext:value-type="float">
            <text:p>1768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7994" calcext:value-type="float">
            <text:p>485957994</text:p>
          </table:table-cell>
          <table:table-cell table:number-columns-repeated="3"/>
          <table:table-cell office:value-type="string" calcext:value-type="string">
            <text:p>[284.0, 280.4, 361.4, 291.2]</text:p>
          </table:table-cell>
          <table:table-cell table:number-columns-repeated="1018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7994" calcext:value-type="float">
            <text:p>48595799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768" calcext:value-type="float">
            <text:p>1768</text:p>
          </table:table-cell>
          <table:table-cell office:value-type="float" office:value="2482" calcext:value-type="float">
            <text:p>2482</text:p>
          </table:table-cell>
          <table:table-cell table:number-columns-repeated="1019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7994" calcext:value-type="float">
            <text:p>485957994</text:p>
          </table:table-cell>
          <table:table-cell table:number-columns-repeated="3"/>
          <table:table-cell office:value-type="string" calcext:value-type="string">
            <text:p>[284.0, 280.4, 361.4, 291.2]</text:p>
          </table:table-cell>
          <table:table-cell table:number-columns-repeated="1018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85957998" calcext:value-type="float">
            <text:p>485957998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1724" calcext:value-type="float">
            <text:p>1724</text:p>
          </table:table-cell>
          <table:table-cell office:value-type="float" office:value="2579" calcext:value-type="float">
            <text:p>2579</text:p>
          </table:table-cell>
          <table:table-cell table:number-columns-repeated="1019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85957998" calcext:value-type="float">
            <text:p>485957998</text:p>
          </table:table-cell>
          <table:table-cell table:number-columns-repeated="3"/>
          <table:table-cell office:value-type="string" calcext:value-type="string">
            <text:p>[284.0, 282.2, 366.8, 284.0]</text:p>
          </table:table-cell>
          <table:table-cell table:number-columns-repeated="1018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85957998" calcext:value-type="float">
            <text:p>485957998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651" calcext:value-type="float">
            <text:p>1651</text:p>
          </table:table-cell>
          <table:table-cell office:value-type="float" office:value="2609" calcext:value-type="float">
            <text:p>2609</text:p>
          </table:table-cell>
          <table:table-cell table:number-columns-repeated="1019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486" calcext:value-type="float">
            <text:p>1486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table:number-columns-repeated="3"/>
          <table:table-cell office:value-type="string" calcext:value-type="string">
            <text:p>[285.8, 282.2, 368.6, 294.8]</text:p>
          </table:table-cell>
          <table:table-cell table:number-columns-repeated="1018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314" calcext:value-type="float">
            <text:p>1314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1486" calcext:value-type="float">
            <text:p>1486</text:p>
          </table:table-cell>
          <table:table-cell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table:number-columns-repeated="3"/>
          <table:table-cell office:value-type="string" calcext:value-type="string">
            <text:p>[285.8, 282.2, 368.6, 294.8]</text:p>
          </table:table-cell>
          <table:table-cell table:number-columns-repeated="1018"/>
        </table:table-row>
        <table:table-row table:style-name="ro1">
          <table:table-cell office:value-type="float" office:value="10.6333333333333" calcext:value-type="float">
            <text:p>10.6333333333333</text:p>
          </table:table-cell>
          <table:table-cell office:value-type="float" office:value="485958000" calcext:value-type="float">
            <text:p>48595800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1314" calcext:value-type="float">
            <text:p>1314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111" calcext:value-type="float">
            <text:p>1111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table:number-columns-repeated="3"/>
          <table:table-cell office:value-type="string" calcext:value-type="string">
            <text:p>[287.6, 284.0, 363.2, 294.8]</text:p>
          </table:table-cell>
          <table:table-cell table:number-columns-repeated="101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082" calcext:value-type="float">
            <text:p>1082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1111" calcext:value-type="float">
            <text:p>1111</text:p>
          </table:table-cell>
          <table:table-cell office:value-type="float" office:value="2694" calcext:value-type="float">
            <text:p>2694</text:p>
          </table:table-cell>
          <table:table-cell table:number-columns-repeated="1019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table:number-columns-repeated="3"/>
          <table:table-cell office:value-type="string" calcext:value-type="string">
            <text:p>[287.6, 284.0, 363.2, 294.8]</text:p>
          </table:table-cell>
          <table:table-cell table:number-columns-repeated="1018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85958004" calcext:value-type="float">
            <text:p>48595800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1082" calcext:value-type="float">
            <text:p>1082</text:p>
          </table:table-cell>
          <table:table-cell office:value-type="float" office:value="2716" calcext:value-type="float">
            <text:p>2716</text:p>
          </table:table-cell>
          <table:table-cell table:number-columns-repeated="1019"/>
        </table:table-row>
        <table:table-row table:style-name="ro1">
          <table:table-cell office:value-type="float" office:value="10.7666666666667" calcext:value-type="float">
            <text:p>10.7666666666667</text:p>
          </table:table-cell>
          <table:table-cell office:value-type="float" office:value="485958008" calcext:value-type="float">
            <text:p>485958008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051" calcext:value-type="float">
            <text:p>1051</text:p>
          </table:table-cell>
          <table:table-cell office:value-type="float" office:value="2756" calcext:value-type="float">
            <text:p>2756</text:p>
          </table:table-cell>
          <table:table-cell table:number-columns-repeated="1019"/>
        </table:table-row>
        <table:table-row table:style-name="ro1">
          <table:table-cell office:value-type="float" office:value="10.7666666666667" calcext:value-type="float">
            <text:p>10.7666666666667</text:p>
          </table:table-cell>
          <table:table-cell office:value-type="float" office:value="485958008" calcext:value-type="float">
            <text:p>485958008</text:p>
          </table:table-cell>
          <table:table-cell table:number-columns-repeated="3"/>
          <table:table-cell office:value-type="string" calcext:value-type="string">
            <text:p>[287.6, 285.8, 370.4, 296.6]</text:p>
          </table:table-cell>
          <table:table-cell table:number-columns-repeated="1018"/>
        </table:table-row>
        <table:table-row table:style-name="ro1">
          <table:table-cell office:value-type="float" office:value="10.7666666666667" calcext:value-type="float">
            <text:p>10.7666666666667</text:p>
          </table:table-cell>
          <table:table-cell office:value-type="float" office:value="485958008" calcext:value-type="float">
            <text:p>48595800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08" calcext:value-type="float">
            <text:p>1108</text:p>
          </table:table-cell>
          <table:table-cell office:value-type="float" office:value="2780" calcext:value-type="float">
            <text:p>2780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table:number-columns-repeated="3"/>
          <table:table-cell office:value-type="string" calcext:value-type="string">
            <text:p>[293.0, 287.6, 372.2, 298.4]</text:p>
          </table:table-cell>
          <table:table-cell table:number-columns-repeated="101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161" calcext:value-type="float">
            <text:p>1161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table:number-columns-repeated="3"/>
          <table:table-cell office:value-type="string" calcext:value-type="string">
            <text:p>[291.2, 285.8, 366.8, 294.8]</text:p>
          </table:table-cell>
          <table:table-cell table:number-columns-repeated="101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1223" calcext:value-type="float">
            <text:p>122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table:number-columns-repeated="3"/>
          <table:table-cell office:value-type="string" calcext:value-type="string">
            <text:p>[293.0, 287.6, 372.2, 298.4]</text:p>
          </table:table-cell>
          <table:table-cell table:number-columns-repeated="101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161" calcext:value-type="float">
            <text:p>1161</text:p>
          </table:table-cell>
          <table:table-cell office:value-type="float" office:value="2803" calcext:value-type="float">
            <text:p>2803</text:p>
          </table:table-cell>
          <table:table-cell table:number-columns-repeated="1019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table:number-columns-repeated="3"/>
          <table:table-cell office:value-type="string" calcext:value-type="string">
            <text:p>[291.2, 285.8, 366.8, 294.8]</text:p>
          </table:table-cell>
          <table:table-cell table:number-columns-repeated="101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85958010" calcext:value-type="float">
            <text:p>48595801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1223" calcext:value-type="float">
            <text:p>1223</text:p>
          </table:table-cell>
          <table:table-cell office:value-type="float" office:value="2828" calcext:value-type="float">
            <text:p>2828</text:p>
          </table:table-cell>
          <table:table-cell table:number-columns-repeated="1019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367" calcext:value-type="float">
            <text:p>1367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table:number-columns-repeated="3"/>
          <table:table-cell office:value-type="string" calcext:value-type="string">
            <text:p>[291.2, 285.8, 368.6, 291.2]</text:p>
          </table:table-cell>
          <table:table-cell table:number-columns-repeated="1018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320" calcext:value-type="float">
            <text:p>1320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1367" calcext:value-type="float">
            <text:p>1367</text:p>
          </table:table-cell>
          <table:table-cell office:value-type="float" office:value="2884" calcext:value-type="float">
            <text:p>2884</text:p>
          </table:table-cell>
          <table:table-cell table:number-columns-repeated="1019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table:number-columns-repeated="3"/>
          <table:table-cell office:value-type="string" calcext:value-type="string">
            <text:p>[291.2, 285.8, 368.6, 291.2]</text:p>
          </table:table-cell>
          <table:table-cell table:number-columns-repeated="1018"/>
        </table:table-row>
        <table:table-row table:style-name="ro1">
          <table:table-cell office:value-type="float" office:value="10.9333333333333" calcext:value-type="float">
            <text:p>10.9333333333333</text:p>
          </table:table-cell>
          <table:table-cell office:value-type="float" office:value="485958018" calcext:value-type="float">
            <text:p>485958018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1320" calcext:value-type="float">
            <text:p>1320</text:p>
          </table:table-cell>
          <table:table-cell office:value-type="float" office:value="2907" calcext:value-type="float">
            <text:p>290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5958022" calcext:value-type="float">
            <text:p>485958022</text:p>
          </table:table-cell>
          <table:table-cell table:number-columns-repeated="3"/>
          <table:table-cell office:value-type="string" calcext:value-type="string">
            <text:p>[300.2, 293.0, 379.4, 303.8]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5958022" calcext:value-type="float">
            <text:p>485958022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1091" calcext:value-type="float">
            <text:p>1091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5958022" calcext:value-type="float">
            <text:p>485958022</text:p>
          </table:table-cell>
          <table:table-cell table:number-columns-repeated="3"/>
          <table:table-cell office:value-type="string" calcext:value-type="string">
            <text:p>[300.2, 293.0, 379.4, 303.8]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5958022" calcext:value-type="float">
            <text:p>485958022</text:p>
          </table:table-cell>
          <table:table-cell office:value-type="float" office:value="68.6285097192225" calcext:value-type="float">
            <text:p>68.6285097192225</text:p>
          </table:table-cell>
          <table:table-cell office:value-type="float" office:value="1091" calcext:value-type="float">
            <text:p>1091</text:p>
          </table:table-cell>
          <table:table-cell office:value-type="float" office:value="2971" calcext:value-type="float">
            <text:p>2971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568" calcext:value-type="float">
            <text:p>568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table:number-columns-repeated="3"/>
          <table:table-cell office:value-type="string" calcext:value-type="string">
            <text:p>[296.6, 293.0, 370.4, 294.8]</text:p>
          </table:table-cell>
          <table:table-cell table:number-columns-repeated="1018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517" calcext:value-type="float">
            <text:p>517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568" calcext:value-type="float">
            <text:p>568</text:p>
          </table:table-cell>
          <table:table-cell office:value-type="float" office:value="3002" calcext:value-type="float">
            <text:p>3002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table:number-columns-repeated="3"/>
          <table:table-cell office:value-type="string" calcext:value-type="string">
            <text:p>[296.6, 293.0, 370.4, 294.8]</text:p>
          </table:table-cell>
          <table:table-cell table:number-columns-repeated="1018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8027" calcext:value-type="float">
            <text:p>48595802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517" calcext:value-type="float">
            <text:p>517</text:p>
          </table:table-cell>
          <table:table-cell office:value-type="float" office:value="3008" calcext:value-type="float">
            <text:p>3008</text:p>
          </table:table-cell>
          <table:table-cell table:number-columns-repeated="1019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8031" calcext:value-type="float">
            <text:p>485958031</text:p>
          </table:table-cell>
          <table:table-cell table:number-columns-repeated="3"/>
          <table:table-cell office:value-type="string" calcext:value-type="string">
            <text:p>[296.6, 296.6, 374.0, 298.4]</text:p>
          </table:table-cell>
          <table:table-cell table:number-columns-repeated="1018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8031" calcext:value-type="float">
            <text:p>485958031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573" calcext:value-type="float">
            <text:p>573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485958031" calcext:value-type="float">
            <text:p>485958031</text:p>
          </table:table-cell>
          <table:table-cell table:number-columns-repeated="3"/>
          <table:table-cell office:value-type="string" calcext:value-type="string">
            <text:p>[305.6, 300.2, 379.4, 307.4]</text:p>
          </table:table-cell>
          <table:table-cell table:number-columns-repeated="1018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691" calcext:value-type="float">
            <text:p>691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table:number-columns-repeated="3"/>
          <table:table-cell office:value-type="string" calcext:value-type="string">
            <text:p>[298.4, 294.8, 374.0, 298.4]</text:p>
          </table:table-cell>
          <table:table-cell table:number-columns-repeated="1018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782" calcext:value-type="float">
            <text:p>782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691" calcext:value-type="float">
            <text:p>691</text:p>
          </table:table-cell>
          <table:table-cell office:value-type="float" office:value="3053" calcext:value-type="float">
            <text:p>3053</text:p>
          </table:table-cell>
          <table:table-cell table:number-columns-repeated="1019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table:number-columns-repeated="3"/>
          <table:table-cell office:value-type="string" calcext:value-type="string">
            <text:p>[298.4, 294.8, 374.0, 298.4]</text:p>
          </table:table-cell>
          <table:table-cell table:number-columns-repeated="1018"/>
        </table:table-row>
        <table:table-row table:style-name="ro1">
          <table:table-cell office:value-type="float" office:value="11.1833333333333" calcext:value-type="float">
            <text:p>11.1833333333333</text:p>
          </table:table-cell>
          <table:table-cell office:value-type="float" office:value="485958033" calcext:value-type="float">
            <text:p>485958033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782" calcext:value-type="float">
            <text:p>782</text:p>
          </table:table-cell>
          <table:table-cell office:value-type="float" office:value="3067" calcext:value-type="float">
            <text:p>3067</text:p>
          </table:table-cell>
          <table:table-cell table:number-columns-repeated="101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5958037" calcext:value-type="float">
            <text:p>48595803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13" calcext:value-type="float">
            <text:p>1113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5958037" calcext:value-type="float">
            <text:p>485958037</text:p>
          </table:table-cell>
          <table:table-cell table:number-columns-repeated="3"/>
          <table:table-cell office:value-type="string" calcext:value-type="string">
            <text:p>[296.6, 294.8, 372.2, 302.0]</text:p>
          </table:table-cell>
          <table:table-cell table:number-columns-repeated="1018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5958037" calcext:value-type="float">
            <text:p>485958037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1011" calcext:value-type="float">
            <text:p>1011</text:p>
          </table:table-cell>
          <table:table-cell office:value-type="float" office:value="3112" calcext:value-type="float">
            <text:p>3112</text:p>
          </table:table-cell>
          <table:table-cell table:number-columns-repeated="101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5958037" calcext:value-type="float">
            <text:p>48595803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13" calcext:value-type="float">
            <text:p>1113</text:p>
          </table:table-cell>
          <table:table-cell office:value-type="float" office:value="3136" calcext:value-type="float">
            <text:p>3136</text:p>
          </table:table-cell>
          <table:table-cell table:number-columns-repeated="101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485958037" calcext:value-type="float">
            <text:p>485958037</text:p>
          </table:table-cell>
          <table:table-cell table:number-columns-repeated="3"/>
          <table:table-cell office:value-type="string" calcext:value-type="string">
            <text:p>[296.6, 294.8, 372.2, 302.0]</text:p>
          </table:table-cell>
          <table:table-cell table:number-columns-repeated="1018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85958040" calcext:value-type="float">
            <text:p>485958040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160" calcext:value-type="float">
            <text:p>1160</text:p>
          </table:table-cell>
          <table:table-cell office:value-type="float" office:value="3211" calcext:value-type="float">
            <text:p>3211</text:p>
          </table:table-cell>
          <table:table-cell table:number-columns-repeated="1019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85958040" calcext:value-type="float">
            <text:p>485958040</text:p>
          </table:table-cell>
          <table:table-cell table:number-columns-repeated="3"/>
          <table:table-cell office:value-type="string" calcext:value-type="string">
            <text:p>[303.8, 296.6, 383.0, 309.2]</text:p>
          </table:table-cell>
          <table:table-cell table:number-columns-repeated="1018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85958040" calcext:value-type="float">
            <text:p>485958040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081" calcext:value-type="float">
            <text:p>1081</text:p>
          </table:table-cell>
          <table:table-cell office:value-type="float" office:value="3228" calcext:value-type="float">
            <text:p>3228</text:p>
          </table:table-cell>
          <table:table-cell table:number-columns-repeated="101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table:number-columns-repeated="3"/>
          <table:table-cell office:value-type="string" calcext:value-type="string">
            <text:p>[303.8, 300.2, 384.8, 305.6]</text:p>
          </table:table-cell>
          <table:table-cell table:number-columns-repeated="1018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73" calcext:value-type="float">
            <text:p>973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table:number-columns-repeated="3"/>
          <table:table-cell office:value-type="string" calcext:value-type="string">
            <text:p>[309.2, 300.2, 386.6, 312.8]</text:p>
          </table:table-cell>
          <table:table-cell table:number-columns-repeated="1018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table:number-columns-repeated="3"/>
          <table:table-cell office:value-type="string" calcext:value-type="string">
            <text:p>[303.8, 300.2, 384.8, 305.6]</text:p>
          </table:table-cell>
          <table:table-cell table:number-columns-repeated="1018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73" calcext:value-type="float">
            <text:p>973</text:p>
          </table:table-cell>
          <table:table-cell office:value-type="float" office:value="3246" calcext:value-type="float">
            <text:p>3246</text:p>
          </table:table-cell>
          <table:table-cell table:number-columns-repeated="1019"/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485958043" calcext:value-type="float">
            <text:p>485958043</text:p>
          </table:table-cell>
          <table:table-cell table:number-columns-repeated="3"/>
          <table:table-cell office:value-type="string" calcext:value-type="string">
            <text:p>[309.2, 300.2, 386.6, 312.8]</text:p>
          </table:table-cell>
          <table:table-cell table:number-columns-repeated="1018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table:number-columns-repeated="3"/>
          <table:table-cell office:value-type="string" calcext:value-type="string">
            <text:p>[298.4, 300.2, 381.2, 307.4]</text:p>
          </table:table-cell>
          <table:table-cell table:number-columns-repeated="1018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16" calcext:value-type="float">
            <text:p>8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00" calcext:value-type="float">
            <text:p>800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table:number-columns-repeated="3"/>
          <table:table-cell office:value-type="string" calcext:value-type="string">
            <text:p>[305.6, 302.0, 381.2, 309.2]</text:p>
          </table:table-cell>
          <table:table-cell table:number-columns-repeated="1018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table:number-columns-repeated="3"/>
          <table:table-cell office:value-type="string" calcext:value-type="string">
            <text:p>[298.4, 300.2, 381.2, 307.4]</text:p>
          </table:table-cell>
          <table:table-cell table:number-columns-repeated="1018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16" calcext:value-type="float">
            <text:p>816</text:p>
          </table:table-cell>
          <table:table-cell office:value-type="float" office:value="3291" calcext:value-type="float">
            <text:p>3291</text:p>
          </table:table-cell>
          <table:table-cell table:number-columns-repeated="1019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00" calcext:value-type="float">
            <text:p>800</text:p>
          </table:table-cell>
          <table:table-cell office:value-type="float" office:value="3308" calcext:value-type="float">
            <text:p>3308</text:p>
          </table:table-cell>
          <table:table-cell table:number-columns-repeated="1019"/>
        </table:table-row>
        <table:table-row table:style-name="ro1">
          <table:table-cell office:value-type="float" office:value="11.4166666666667" calcext:value-type="float">
            <text:p>11.4166666666667</text:p>
          </table:table-cell>
          <table:table-cell office:value-type="float" office:value="485958047" calcext:value-type="float">
            <text:p>485958047</text:p>
          </table:table-cell>
          <table:table-cell table:number-columns-repeated="3"/>
          <table:table-cell office:value-type="string" calcext:value-type="string">
            <text:p>[305.6, 302.0, 381.2, 309.2]</text:p>
          </table:table-cell>
          <table:table-cell table:number-columns-repeated="1018"/>
        </table:table-row>
        <table:table-row table:style-name="ro1">
          <table:table-cell office:value-type="float" office:value="11.4833333333333" calcext:value-type="float">
            <text:p>11.4833333333333</text:p>
          </table:table-cell>
          <table:table-cell office:value-type="float" office:value="485958051" calcext:value-type="float">
            <text:p>48595805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93" calcext:value-type="float">
            <text:p>793</text:p>
          </table:table-cell>
          <table:table-cell office:value-type="float" office:value="3338" calcext:value-type="float">
            <text:p>3338</text:p>
          </table:table-cell>
          <table:table-cell table:number-columns-repeated="1019"/>
        </table:table-row>
        <table:table-row table:style-name="ro1">
          <table:table-cell office:value-type="float" office:value="11.4833333333333" calcext:value-type="float">
            <text:p>11.4833333333333</text:p>
          </table:table-cell>
          <table:table-cell office:value-type="float" office:value="485958051" calcext:value-type="float">
            <text:p>485958051</text:p>
          </table:table-cell>
          <table:table-cell table:number-columns-repeated="3"/>
          <table:table-cell office:value-type="string" calcext:value-type="string">
            <text:p>[303.8, 302.0, 383.0, 309.2]</text:p>
          </table:table-cell>
          <table:table-cell table:number-columns-repeated="1018"/>
        </table:table-row>
        <table:table-row table:style-name="ro1">
          <table:table-cell office:value-type="float" office:value="11.4833333333333" calcext:value-type="float">
            <text:p>11.4833333333333</text:p>
          </table:table-cell>
          <table:table-cell office:value-type="float" office:value="485958051" calcext:value-type="float">
            <text:p>485958051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17" calcext:value-type="float">
            <text:p>817</text:p>
          </table:table-cell>
          <table:table-cell office:value-type="float" office:value="3357" calcext:value-type="float">
            <text:p>3357</text:p>
          </table:table-cell>
          <table:table-cell table:number-columns-repeated="1019"/>
        </table:table-row>
        <table:table-row table:style-name="ro1">
          <table:table-cell office:value-type="float" office:value="11.4833333333333" calcext:value-type="float">
            <text:p>11.4833333333333</text:p>
          </table:table-cell>
          <table:table-cell office:value-type="float" office:value="485958051" calcext:value-type="float">
            <text:p>485958051</text:p>
          </table:table-cell>
          <table:table-cell table:number-columns-repeated="3"/>
          <table:table-cell office:value-type="string" calcext:value-type="string">
            <text:p>[303.8, 303.8, 390.2, 311.0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865" calcext:value-type="float">
            <text:p>865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table:number-columns-repeated="3"/>
          <table:table-cell office:value-type="string" calcext:value-type="string">
            <text:p>[307.4, 305.6, 384.8, 312.8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02" calcext:value-type="float">
            <text:p>902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865" calcext:value-type="float">
            <text:p>865</text:p>
          </table:table-cell>
          <table:table-cell office:value-type="float" office:value="3374" calcext:value-type="float">
            <text:p>3374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table:number-columns-repeated="3"/>
          <table:table-cell office:value-type="string" calcext:value-type="string">
            <text:p>[307.4, 305.6, 384.8, 312.8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8054" calcext:value-type="float">
            <text:p>48595805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02" calcext:value-type="float">
            <text:p>902</text:p>
          </table:table-cell>
          <table:table-cell office:value-type="float" office:value="3394" calcext:value-type="float">
            <text:p>3394</text:p>
          </table:table-cell>
          <table:table-cell table:number-columns-repeated="10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34" calcext:value-type="float">
            <text:p>934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35" calcext:value-type="float">
            <text:p>935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table:number-columns-repeated="3"/>
          <table:table-cell office:value-type="string" calcext:value-type="string">
            <text:p>[309.2, 305.6, 390.2, 314.6]</text:p>
          </table:table-cell>
          <table:table-cell table:number-columns-repeated="1018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34" calcext:value-type="float">
            <text:p>934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35" calcext:value-type="float">
            <text:p>935</text:p>
          </table:table-cell>
          <table:table-cell office:value-type="float" office:value="3452" calcext:value-type="float">
            <text:p>3452</text:p>
          </table:table-cell>
          <table:table-cell table:number-columns-repeated="1019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85958058" calcext:value-type="float">
            <text:p>485958058</text:p>
          </table:table-cell>
          <table:table-cell table:number-columns-repeated="3"/>
          <table:table-cell office:value-type="string" calcext:value-type="string">
            <text:p>[309.2, 305.6, 390.2, 314.6]</text:p>
          </table:table-cell>
          <table:table-cell table:number-columns-repeated="1018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8062" calcext:value-type="float">
            <text:p>485958062</text:p>
          </table:table-cell>
          <table:table-cell table:number-columns-repeated="3"/>
          <table:table-cell office:value-type="string" calcext:value-type="string">
            <text:p>[307.4, 307.4, 388.4, 314.6]</text:p>
          </table:table-cell>
          <table:table-cell table:number-columns-repeated="1018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8062" calcext:value-type="float">
            <text:p>48595806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68" calcext:value-type="float">
            <text:p>968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8062" calcext:value-type="float">
            <text:p>485958062</text:p>
          </table:table-cell>
          <table:table-cell table:number-columns-repeated="3"/>
          <table:table-cell office:value-type="string" calcext:value-type="string">
            <text:p>[309.2, 307.4, 393.8, 316.4]</text:p>
          </table:table-cell>
          <table:table-cell table:number-columns-repeated="1018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8062" calcext:value-type="float">
            <text:p>485958062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68" calcext:value-type="float">
            <text:p>968</text:p>
          </table:table-cell>
          <table:table-cell office:value-type="float" office:value="3512" calcext:value-type="float">
            <text:p>3512</text:p>
          </table:table-cell>
          <table:table-cell table:number-columns-repeated="1019"/>
        </table:table-row>
        <table:table-row table:style-name="ro1">
          <table:table-cell office:value-type="float" office:value="11.6666666666667" calcext:value-type="float">
            <text:p>11.6666666666667</text:p>
          </table:table-cell>
          <table:table-cell office:value-type="float" office:value="485958062" calcext:value-type="float">
            <text:p>485958062</text:p>
          </table:table-cell>
          <table:table-cell table:number-columns-repeated="3"/>
          <table:table-cell office:value-type="string" calcext:value-type="string">
            <text:p>[309.2, 307.4, 393.8, 316.4]</text:p>
          </table:table-cell>
          <table:table-cell table:number-columns-repeated="1018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8066" calcext:value-type="float">
            <text:p>48595806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002" calcext:value-type="float">
            <text:p>1002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8066" calcext:value-type="float">
            <text:p>485958066</text:p>
          </table:table-cell>
          <table:table-cell table:number-columns-repeated="3"/>
          <table:table-cell office:value-type="string" calcext:value-type="string">
            <text:p>[311.0, 309.2, 392.0, 314.6]</text:p>
          </table:table-cell>
          <table:table-cell table:number-columns-repeated="1018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8066" calcext:value-type="float">
            <text:p>48595806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002" calcext:value-type="float">
            <text:p>1002</text:p>
          </table:table-cell>
          <table:table-cell office:value-type="float" office:value="3574" calcext:value-type="float">
            <text:p>3574</text:p>
          </table:table-cell>
          <table:table-cell table:number-columns-repeated="1019"/>
        </table:table-row>
        <table:table-row table:style-name="ro1">
          <table:table-cell office:value-type="float" office:value="11.7333333333333" calcext:value-type="float">
            <text:p>11.7333333333333</text:p>
          </table:table-cell>
          <table:table-cell office:value-type="float" office:value="485958066" calcext:value-type="float">
            <text:p>485958066</text:p>
          </table:table-cell>
          <table:table-cell table:number-columns-repeated="3"/>
          <table:table-cell office:value-type="string" calcext:value-type="string">
            <text:p>[311.0, 309.2, 392.0, 314.6]</text:p>
          </table:table-cell>
          <table:table-cell table:number-columns-repeated="1018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5958070" calcext:value-type="float">
            <text:p>48595807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88" calcext:value-type="float">
            <text:p>988</text:p>
          </table:table-cell>
          <table:table-cell office:value-type="float" office:value="3653" calcext:value-type="float">
            <text:p>3653</text:p>
          </table:table-cell>
          <table:table-cell table:number-columns-repeated="1019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85958070" calcext:value-type="float">
            <text:p>485958070</text:p>
          </table:table-cell>
          <table:table-cell table:number-columns-repeated="3"/>
          <table:table-cell office:value-type="string" calcext:value-type="string">
            <text:p>[314.6, 309.2, 397.4, 316.4]</text:p>
          </table:table-cell>
          <table:table-cell table:number-columns-repeated="1018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41" calcext:value-type="float">
            <text:p>941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table:number-columns-repeated="3"/>
          <table:table-cell office:value-type="string" calcext:value-type="string">
            <text:p>[311.0, 311.0, 395.6, 318.2]</text:p>
          </table:table-cell>
          <table:table-cell table:number-columns-repeated="1018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01" calcext:value-type="float">
            <text:p>901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41" calcext:value-type="float">
            <text:p>941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table:number-columns-repeated="3"/>
          <table:table-cell office:value-type="string" calcext:value-type="string">
            <text:p>[311.0, 311.0, 395.6, 318.2]</text:p>
          </table:table-cell>
          <table:table-cell table:number-columns-repeated="1018"/>
        </table:table-row>
        <table:table-row table:style-name="ro1">
          <table:table-cell office:value-type="float" office:value="11.8333333333333" calcext:value-type="float">
            <text:p>11.8333333333333</text:p>
          </table:table-cell>
          <table:table-cell office:value-type="float" office:value="485958072" calcext:value-type="float">
            <text:p>48595807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01" calcext:value-type="float">
            <text:p>901</text:p>
          </table:table-cell>
          <table:table-cell office:value-type="float" office:value="3685" calcext:value-type="float">
            <text:p>3685</text:p>
          </table:table-cell>
          <table:table-cell table:number-columns-repeated="1019"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5958081" calcext:value-type="float">
            <text:p>48595808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62" calcext:value-type="float">
            <text:p>862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5958081" calcext:value-type="float">
            <text:p>485958081</text:p>
          </table:table-cell>
          <table:table-cell table:number-columns-repeated="3"/>
          <table:table-cell office:value-type="string" calcext:value-type="string">
            <text:p>[312.8, 309.2, 401.0, 318.2]</text:p>
          </table:table-cell>
          <table:table-cell table:number-columns-repeated="1018"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5958081" calcext:value-type="float">
            <text:p>48595808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62" calcext:value-type="float">
            <text:p>862</text:p>
          </table:table-cell>
          <table:table-cell office:value-type="float" office:value="3736" calcext:value-type="float">
            <text:p>3736</text:p>
          </table:table-cell>
          <table:table-cell table:number-columns-repeated="1019"/>
        </table:table-row>
        <table:table-row table:style-name="ro1">
          <table:table-cell office:value-type="float" office:value="11.9833333333333" calcext:value-type="float">
            <text:p>11.9833333333333</text:p>
          </table:table-cell>
          <table:table-cell office:value-type="float" office:value="485958081" calcext:value-type="float">
            <text:p>485958081</text:p>
          </table:table-cell>
          <table:table-cell table:number-columns-repeated="3"/>
          <table:table-cell office:value-type="string" calcext:value-type="string">
            <text:p>[312.8, 309.2, 401.0, 318.2]</text:p>
          </table:table-cell>
          <table:table-cell table:number-columns-repeated="1018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5958085" calcext:value-type="float">
            <text:p>48595808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49" calcext:value-type="float">
            <text:p>949</text:p>
          </table:table-cell>
          <table:table-cell office:value-type="float" office:value="3795" calcext:value-type="float">
            <text:p>3795</text:p>
          </table:table-cell>
          <table:table-cell table:number-columns-repeated="1019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5958085" calcext:value-type="float">
            <text:p>485958085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63" calcext:value-type="float">
            <text:p>963</text:p>
          </table:table-cell>
          <table:table-cell office:value-type="float" office:value="3814" calcext:value-type="float">
            <text:p>3814</text:p>
          </table:table-cell>
          <table:table-cell table:number-columns-repeated="1019"/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485958085" calcext:value-type="float">
            <text:p>485958085</text:p>
          </table:table-cell>
          <table:table-cell table:number-columns-repeated="3"/>
          <table:table-cell office:value-type="string" calcext:value-type="string">
            <text:p>[320.0, 314.6, 406.4, 323.6]</text:p>
          </table:table-cell>
          <table:table-cell table:number-columns-repeated="1018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table:number-columns-repeated="3"/>
          <table:table-cell office:value-type="string" calcext:value-type="string">
            <text:p>[316.4, 316.4, 402.8, 318.2]</text:p>
          </table:table-cell>
          <table:table-cell table:number-columns-repeated="1018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85" calcext:value-type="float">
            <text:p>985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84" calcext:value-type="float">
            <text:p>984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table:number-columns-repeated="3"/>
          <table:table-cell office:value-type="string" calcext:value-type="string">
            <text:p>[316.4, 316.4, 402.8, 318.2]</text:p>
          </table:table-cell>
          <table:table-cell table:number-columns-repeated="1018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85" calcext:value-type="float">
            <text:p>985</text:p>
          </table:table-cell>
          <table:table-cell office:value-type="float" office:value="3836" calcext:value-type="float">
            <text:p>3836</text:p>
          </table:table-cell>
          <table:table-cell table:number-columns-repeated="1019"/>
        </table:table-row>
        <table:table-row table:style-name="ro1">
          <table:table-cell office:value-type="float" office:value="12.0833333333333" calcext:value-type="float">
            <text:p>12.0833333333333</text:p>
          </table:table-cell>
          <table:table-cell office:value-type="float" office:value="485958087" calcext:value-type="float">
            <text:p>48595808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84" calcext:value-type="float">
            <text:p>984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30" calcext:value-type="float">
            <text:p>930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table:number-columns-repeated="3"/>
          <table:table-cell office:value-type="string" calcext:value-type="string">
            <text:p>[314.6, 314.6, 404.6, 325.4]</text:p>
          </table:table-cell>
          <table:table-cell table:number-columns-repeated="1018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03" calcext:value-type="float">
            <text:p>903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930" calcext:value-type="float">
            <text:p>930</text:p>
          </table:table-cell>
          <table:table-cell office:value-type="float" office:value="3891" calcext:value-type="float">
            <text:p>3891</text:p>
          </table:table-cell>
          <table:table-cell table:number-columns-repeated="1019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table:number-columns-repeated="3"/>
          <table:table-cell office:value-type="string" calcext:value-type="string">
            <text:p>[314.6, 314.6, 404.6, 325.4]</text:p>
          </table:table-cell>
          <table:table-cell table:number-columns-repeated="1018"/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485958091" calcext:value-type="float">
            <text:p>485958091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03" calcext:value-type="float">
            <text:p>903</text:p>
          </table:table-cell>
          <table:table-cell office:value-type="float" office:value="3906" calcext:value-type="float">
            <text:p>3906</text:p>
          </table:table-cell>
          <table:table-cell table:number-columns-repeated="1019"/>
        </table:table-row>
        <table:table-row table:style-name="ro1">
          <table:table-cell office:value-type="float" office:value="12.2166666666667" calcext:value-type="float">
            <text:p>12.2166666666667</text:p>
          </table:table-cell>
          <table:table-cell office:value-type="float" office:value="485958095" calcext:value-type="float">
            <text:p>48595809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16" calcext:value-type="float">
            <text:p>716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12.2166666666667" calcext:value-type="float">
            <text:p>12.2166666666667</text:p>
          </table:table-cell>
          <table:table-cell office:value-type="float" office:value="485958095" calcext:value-type="float">
            <text:p>485958095</text:p>
          </table:table-cell>
          <table:table-cell table:number-columns-repeated="3"/>
          <table:table-cell office:value-type="string" calcext:value-type="string">
            <text:p>[314.6, 316.4, 404.6, 323.6]</text:p>
          </table:table-cell>
          <table:table-cell table:number-columns-repeated="1018"/>
        </table:table-row>
        <table:table-row table:style-name="ro1">
          <table:table-cell office:value-type="float" office:value="12.2166666666667" calcext:value-type="float">
            <text:p>12.2166666666667</text:p>
          </table:table-cell>
          <table:table-cell office:value-type="float" office:value="485958095" calcext:value-type="float">
            <text:p>48595809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16" calcext:value-type="float">
            <text:p>716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12.2166666666667" calcext:value-type="float">
            <text:p>12.2166666666667</text:p>
          </table:table-cell>
          <table:table-cell office:value-type="float" office:value="485958095" calcext:value-type="float">
            <text:p>485958095</text:p>
          </table:table-cell>
          <table:table-cell table:number-columns-repeated="3"/>
          <table:table-cell office:value-type="string" calcext:value-type="string">
            <text:p>[314.6, 316.4, 404.6, 323.6]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44" calcext:value-type="float">
            <text:p>744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54" calcext:value-type="float">
            <text:p>754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table:number-columns-repeated="3"/>
          <table:table-cell office:value-type="string" calcext:value-type="string">
            <text:p>[316.4, 318.2, 408.2, 327.2]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44" calcext:value-type="float">
            <text:p>744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54" calcext:value-type="float">
            <text:p>754</text:p>
          </table:table-cell>
          <table:table-cell office:value-type="float" office:value="4006" calcext:value-type="float">
            <text:p>4006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8100" calcext:value-type="float">
            <text:p>485958100</text:p>
          </table:table-cell>
          <table:table-cell table:number-columns-repeated="3"/>
          <table:table-cell office:value-type="string" calcext:value-type="string">
            <text:p>[316.4, 318.2, 408.2, 327.2]</text:p>
          </table:table-cell>
          <table:table-cell table:number-columns-repeated="1018"/>
        </table:table-row>
        <table:table-row table:style-name="ro1">
          <table:table-cell office:value-type="float" office:value="12.3666666666667" calcext:value-type="float">
            <text:p>12.3666666666667</text:p>
          </table:table-cell>
          <table:table-cell office:value-type="float" office:value="485958104" calcext:value-type="float">
            <text:p>485958104</text:p>
          </table:table-cell>
          <table:table-cell table:number-columns-repeated="3"/>
          <table:table-cell office:value-type="string" calcext:value-type="string">
            <text:p>[316.4, 318.2, 410.0, 327.2]</text:p>
          </table:table-cell>
          <table:table-cell table:number-columns-repeated="1018"/>
        </table:table-row>
        <table:table-row table:style-name="ro1">
          <table:table-cell office:value-type="float" office:value="12.3666666666667" calcext:value-type="float">
            <text:p>12.3666666666667</text:p>
          </table:table-cell>
          <table:table-cell office:value-type="float" office:value="485958104" calcext:value-type="float">
            <text:p>48595810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00" calcext:value-type="float">
            <text:p>800</text:p>
          </table:table-cell>
          <table:table-cell office:value-type="float" office:value="4057" calcext:value-type="float">
            <text:p>4057</text:p>
          </table:table-cell>
          <table:table-cell table:number-columns-repeated="1019"/>
        </table:table-row>
        <table:table-row table:style-name="ro1">
          <table:table-cell office:value-type="float" office:value="12.3666666666667" calcext:value-type="float">
            <text:p>12.3666666666667</text:p>
          </table:table-cell>
          <table:table-cell office:value-type="float" office:value="485958104" calcext:value-type="float">
            <text:p>485958104</text:p>
          </table:table-cell>
          <table:table-cell table:number-columns-repeated="3"/>
          <table:table-cell office:value-type="string" calcext:value-type="string">
            <text:p>[316.4, 316.4, 404.6, 321.8]</text:p>
          </table:table-cell>
          <table:table-cell table:number-columns-repeated="1018"/>
        </table:table-row>
        <table:table-row table:style-name="ro1">
          <table:table-cell office:value-type="float" office:value="12.3666666666667" calcext:value-type="float">
            <text:p>12.3666666666667</text:p>
          </table:table-cell>
          <table:table-cell office:value-type="float" office:value="485958104" calcext:value-type="float">
            <text:p>48595810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35" calcext:value-type="float">
            <text:p>835</text:p>
          </table:table-cell>
          <table:table-cell office:value-type="float" office:value="4074" calcext:value-type="float">
            <text:p>4074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8106" calcext:value-type="float">
            <text:p>485958106</text:p>
          </table:table-cell>
          <table:table-cell table:number-columns-repeated="3"/>
          <table:table-cell office:value-type="string" calcext:value-type="string">
            <text:p>[320.0, 318.2, 410.0, 327.2]</text:p>
          </table:table-cell>
          <table:table-cell table:number-columns-repeated="1018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8106" calcext:value-type="float">
            <text:p>48595810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24" calcext:value-type="float">
            <text:p>824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8106" calcext:value-type="float">
            <text:p>485958106</text:p>
          </table:table-cell>
          <table:table-cell table:number-columns-repeated="3"/>
          <table:table-cell office:value-type="string" calcext:value-type="string">
            <text:p>[320.0, 318.2, 410.0, 327.2]</text:p>
          </table:table-cell>
          <table:table-cell table:number-columns-repeated="1018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85958106" calcext:value-type="float">
            <text:p>485958106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24" calcext:value-type="float">
            <text:p>824</text:p>
          </table:table-cell>
          <table:table-cell office:value-type="float" office:value="4090" calcext:value-type="float">
            <text:p>4090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8110" calcext:value-type="float">
            <text:p>485958110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927" calcext:value-type="float">
            <text:p>927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8110" calcext:value-type="float">
            <text:p>485958110</text:p>
          </table:table-cell>
          <table:table-cell table:number-columns-repeated="3"/>
          <table:table-cell office:value-type="string" calcext:value-type="string">
            <text:p>[320.0, 320.0, 406.4, 329.0]</text:p>
          </table:table-cell>
          <table:table-cell table:number-columns-repeated="1018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8110" calcext:value-type="float">
            <text:p>485958110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927" calcext:value-type="float">
            <text:p>927</text:p>
          </table:table-cell>
          <table:table-cell office:value-type="float" office:value="4145" calcext:value-type="float">
            <text:p>4145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8110" calcext:value-type="float">
            <text:p>485958110</text:p>
          </table:table-cell>
          <table:table-cell table:number-columns-repeated="3"/>
          <table:table-cell office:value-type="string" calcext:value-type="string">
            <text:p>[320.0, 320.0, 406.4, 329.0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8115" calcext:value-type="float">
            <text:p>485958115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04" calcext:value-type="float">
            <text:p>804</text:p>
          </table:table-cell>
          <table:table-cell office:value-type="float" office:value="4215" calcext:value-type="float">
            <text:p>4215</text:p>
          </table:table-cell>
          <table:table-cell table:number-columns-repeated="1019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8115" calcext:value-type="float">
            <text:p>485958115</text:p>
          </table:table-cell>
          <table:table-cell table:number-columns-repeated="3"/>
          <table:table-cell office:value-type="string" calcext:value-type="string">
            <text:p>[323.6, 320.0, 411.8, 325.4]</text:p>
          </table:table-cell>
          <table:table-cell table:number-columns-repeated="1018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8116" calcext:value-type="float">
            <text:p>48595811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03" calcext:value-type="float">
            <text:p>803</text:p>
          </table:table-cell>
          <table:table-cell office:value-type="float" office:value="4230" calcext:value-type="float">
            <text:p>4230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8116" calcext:value-type="float">
            <text:p>485958116</text:p>
          </table:table-cell>
          <table:table-cell table:number-columns-repeated="3"/>
          <table:table-cell office:value-type="string" calcext:value-type="string">
            <text:p>[327.2, 323.6, 415.4, 332.6]</text:p>
          </table:table-cell>
          <table:table-cell table:number-columns-repeated="1018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8116" calcext:value-type="float">
            <text:p>48595811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752" calcext:value-type="float">
            <text:p>752</text:p>
          </table:table-cell>
          <table:table-cell office:value-type="float" office:value="4245" calcext:value-type="float">
            <text:p>4245</text:p>
          </table:table-cell>
          <table:table-cell table:number-columns-repeated="1019"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5958119" calcext:value-type="float">
            <text:p>485958119</text:p>
          </table:table-cell>
          <table:table-cell table:number-columns-repeated="3"/>
          <table:table-cell office:value-type="string" calcext:value-type="string">
            <text:p>[321.8, 323.6, 411.8, 325.4]</text:p>
          </table:table-cell>
          <table:table-cell table:number-columns-repeated="1018"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5958119" calcext:value-type="float">
            <text:p>48595811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72" calcext:value-type="float">
            <text:p>772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5958119" calcext:value-type="float">
            <text:p>485958119</text:p>
          </table:table-cell>
          <table:table-cell table:number-columns-repeated="3"/>
          <table:table-cell office:value-type="string" calcext:value-type="string">
            <text:p>[321.8, 323.6, 411.8, 325.4]</text:p>
          </table:table-cell>
          <table:table-cell table:number-columns-repeated="1018"/>
        </table:table-row>
        <table:table-row table:style-name="ro1">
          <table:table-cell office:value-type="float" office:value="12.6166666666667" calcext:value-type="float">
            <text:p>12.6166666666667</text:p>
          </table:table-cell>
          <table:table-cell office:value-type="float" office:value="485958119" calcext:value-type="float">
            <text:p>485958119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72" calcext:value-type="float">
            <text:p>772</text:p>
          </table:table-cell>
          <table:table-cell office:value-type="float" office:value="4261" calcext:value-type="float">
            <text:p>4261</text:p>
          </table:table-cell>
          <table:table-cell table:number-columns-repeated="1019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54" calcext:value-type="float">
            <text:p>754</text:p>
          </table:table-cell>
          <table:table-cell office:value-type="float" office:value="4304" calcext:value-type="float">
            <text:p>4304</text:p>
          </table:table-cell>
          <table:table-cell table:number-columns-repeated="1019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table:number-columns-repeated="3"/>
          <table:table-cell office:value-type="string" calcext:value-type="string">
            <text:p>[325.4, 323.6, 415.4, 334.4]</text:p>
          </table:table-cell>
          <table:table-cell table:number-columns-repeated="1018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95" calcext:value-type="float">
            <text:p>795</text:p>
          </table:table-cell>
          <table:table-cell office:value-type="float" office:value="4318" calcext:value-type="float">
            <text:p>4318</text:p>
          </table:table-cell>
          <table:table-cell table:number-columns-repeated="1019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54" calcext:value-type="float">
            <text:p>754</text:p>
          </table:table-cell>
          <table:table-cell office:value-type="float" office:value="4304" calcext:value-type="float">
            <text:p>4304</text:p>
          </table:table-cell>
          <table:table-cell table:number-columns-repeated="1019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table:number-columns-repeated="3"/>
          <table:table-cell office:value-type="string" calcext:value-type="string">
            <text:p>[325.4, 323.6, 415.4, 334.4]</text:p>
          </table:table-cell>
          <table:table-cell table:number-columns-repeated="1018"/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485958123" calcext:value-type="float">
            <text:p>485958123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795" calcext:value-type="float">
            <text:p>795</text:p>
          </table:table-cell>
          <table:table-cell office:value-type="float" office:value="4318" calcext:value-type="float">
            <text:p>4318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table:number-columns-repeated="3"/>
          <table:table-cell office:value-type="string" calcext:value-type="string">
            <text:p>[321.8, 323.6, 411.8, 329.0]</text:p>
          </table:table-cell>
          <table:table-cell table:number-columns-repeated="1018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82" calcext:value-type="float">
            <text:p>882</text:p>
          </table:table-cell>
          <table:table-cell office:value-type="float" office:value="4375" calcext:value-type="float">
            <text:p>4375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04" calcext:value-type="float">
            <text:p>904</text:p>
          </table:table-cell>
          <table:table-cell office:value-type="float" office:value="4393" calcext:value-type="float">
            <text:p>4393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table:number-columns-repeated="3"/>
          <table:table-cell office:value-type="string" calcext:value-type="string">
            <text:p>[321.8, 323.6, 411.8, 329.0]</text:p>
          </table:table-cell>
          <table:table-cell table:number-columns-repeated="1018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882" calcext:value-type="float">
            <text:p>882</text:p>
          </table:table-cell>
          <table:table-cell office:value-type="float" office:value="4375" calcext:value-type="float">
            <text:p>4375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8127" calcext:value-type="float">
            <text:p>485958127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04" calcext:value-type="float">
            <text:p>904</text:p>
          </table:table-cell>
          <table:table-cell office:value-type="float" office:value="4393" calcext:value-type="float">
            <text:p>4393</text:p>
          </table:table-cell>
          <table:table-cell table:number-columns-repeated="1019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8131" calcext:value-type="float">
            <text:p>485958131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901" calcext:value-type="float">
            <text:p>901</text:p>
          </table:table-cell>
          <table:table-cell office:value-type="float" office:value="4430" calcext:value-type="float">
            <text:p>4430</text:p>
          </table:table-cell>
          <table:table-cell table:number-columns-repeated="1019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8131" calcext:value-type="float">
            <text:p>485958131</text:p>
          </table:table-cell>
          <table:table-cell table:number-columns-repeated="3"/>
          <table:table-cell office:value-type="string" calcext:value-type="string">
            <text:p>[325.4, 325.4, 417.2, 329.0]</text:p>
          </table:table-cell>
          <table:table-cell table:number-columns-repeated="1018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8131" calcext:value-type="float">
            <text:p>485958131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14" calcext:value-type="float">
            <text:p>914</text:p>
          </table:table-cell>
          <table:table-cell office:value-type="float" office:value="4450" calcext:value-type="float">
            <text:p>4450</text:p>
          </table:table-cell>
          <table:table-cell table:number-columns-repeated="1019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8131" calcext:value-type="float">
            <text:p>485958131</text:p>
          </table:table-cell>
          <table:table-cell table:number-columns-repeated="3"/>
          <table:table-cell office:value-type="string" calcext:value-type="string">
            <text:p>[325.4, 321.8, 415.4, 329.0]</text:p>
          </table:table-cell>
          <table:table-cell table:number-columns-repeated="1018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40" calcext:value-type="float">
            <text:p>940</text:p>
          </table:table-cell>
          <table:table-cell office:value-type="float" office:value="4470" calcext:value-type="float">
            <text:p>4470</text:p>
          </table:table-cell>
          <table:table-cell table:number-columns-repeated="1019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table:number-columns-repeated="3"/>
          <table:table-cell office:value-type="string" calcext:value-type="string">
            <text:p>[323.6, 323.6, 413.6, 325.4]</text:p>
          </table:table-cell>
          <table:table-cell table:number-columns-repeated="1018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25" calcext:value-type="float">
            <text:p>925</text:p>
          </table:table-cell>
          <table:table-cell office:value-type="float" office:value="4490" calcext:value-type="float">
            <text:p>4490</text:p>
          </table:table-cell>
          <table:table-cell table:number-columns-repeated="1019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40" calcext:value-type="float">
            <text:p>940</text:p>
          </table:table-cell>
          <table:table-cell office:value-type="float" office:value="4470" calcext:value-type="float">
            <text:p>4470</text:p>
          </table:table-cell>
          <table:table-cell table:number-columns-repeated="1019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table:number-columns-repeated="3"/>
          <table:table-cell office:value-type="string" calcext:value-type="string">
            <text:p>[323.6, 323.6, 413.6, 325.4]</text:p>
          </table:table-cell>
          <table:table-cell table:number-columns-repeated="1018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485958133" calcext:value-type="float">
            <text:p>48595813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25" calcext:value-type="float">
            <text:p>925</text:p>
          </table:table-cell>
          <table:table-cell office:value-type="float" office:value="4490" calcext:value-type="float">
            <text:p>4490</text:p>
          </table:table-cell>
          <table:table-cell table:number-columns-repeated="1019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table:number-columns-repeated="3"/>
          <table:table-cell office:value-type="string" calcext:value-type="string">
            <text:p>[325.4, 327.2, 415.4, 332.6]</text:p>
          </table:table-cell>
          <table:table-cell table:number-columns-repeated="1018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01" calcext:value-type="float">
            <text:p>901</text:p>
          </table:table-cell>
          <table:table-cell office:value-type="float" office:value="4526" calcext:value-type="float">
            <text:p>4526</text:p>
          </table:table-cell>
          <table:table-cell table:number-columns-repeated="1019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86" calcext:value-type="float">
            <text:p>886</text:p>
          </table:table-cell>
          <table:table-cell office:value-type="float" office:value="4544" calcext:value-type="float">
            <text:p>4544</text:p>
          </table:table-cell>
          <table:table-cell table:number-columns-repeated="1019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table:number-columns-repeated="3"/>
          <table:table-cell office:value-type="string" calcext:value-type="string">
            <text:p>[329.0, 325.4, 417.2, 334.4]</text:p>
          </table:table-cell>
          <table:table-cell table:number-columns-repeated="1018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table:number-columns-repeated="3"/>
          <table:table-cell office:value-type="string" calcext:value-type="string">
            <text:p>[325.4, 327.2, 415.4, 332.6]</text:p>
          </table:table-cell>
          <table:table-cell table:number-columns-repeated="1018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01" calcext:value-type="float">
            <text:p>901</text:p>
          </table:table-cell>
          <table:table-cell office:value-type="float" office:value="4526" calcext:value-type="float">
            <text:p>4526</text:p>
          </table:table-cell>
          <table:table-cell table:number-columns-repeated="1019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86" calcext:value-type="float">
            <text:p>886</text:p>
          </table:table-cell>
          <table:table-cell office:value-type="float" office:value="4544" calcext:value-type="float">
            <text:p>4544</text:p>
          </table:table-cell>
          <table:table-cell table:number-columns-repeated="1019"/>
        </table:table-row>
        <table:table-row table:style-name="ro1">
          <table:table-cell office:value-type="float" office:value="12.9166666666667" calcext:value-type="float">
            <text:p>12.9166666666667</text:p>
          </table:table-cell>
          <table:table-cell office:value-type="float" office:value="485958137" calcext:value-type="float">
            <text:p>485958137</text:p>
          </table:table-cell>
          <table:table-cell table:number-columns-repeated="3"/>
          <table:table-cell office:value-type="string" calcext:value-type="string">
            <text:p>[329.0, 325.4, 417.2, 334.4]</text:p>
          </table:table-cell>
          <table:table-cell table:number-columns-repeated="1018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5958145" calcext:value-type="float">
            <text:p>485958145</text:p>
          </table:table-cell>
          <table:table-cell table:number-columns-repeated="3"/>
          <table:table-cell office:value-type="string" calcext:value-type="string">
            <text:p>[329.0, 321.8, 422.6, 332.6]</text:p>
          </table:table-cell>
          <table:table-cell table:number-columns-repeated="1018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5958145" calcext:value-type="float">
            <text:p>48595814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86" calcext:value-type="float">
            <text:p>786</text:p>
          </table:table-cell>
          <table:table-cell office:value-type="float" office:value="4592" calcext:value-type="float">
            <text:p>4592</text:p>
          </table:table-cell>
          <table:table-cell table:number-columns-repeated="1019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5958145" calcext:value-type="float">
            <text:p>485958145</text:p>
          </table:table-cell>
          <table:table-cell table:number-columns-repeated="3"/>
          <table:table-cell office:value-type="string" calcext:value-type="string">
            <text:p>[327.2, 327.2, 417.2, 329.0]</text:p>
          </table:table-cell>
          <table:table-cell table:number-columns-repeated="1018"/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485958145" calcext:value-type="float">
            <text:p>485958145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14" calcext:value-type="float">
            <text:p>814</text:p>
          </table:table-cell>
          <table:table-cell office:value-type="float" office:value="4607" calcext:value-type="float">
            <text:p>4607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8148" calcext:value-type="float">
            <text:p>48595814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76" calcext:value-type="float">
            <text:p>776</text:p>
          </table:table-cell>
          <table:table-cell office:value-type="float" office:value="4622" calcext:value-type="float">
            <text:p>4622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8148" calcext:value-type="float">
            <text:p>485958148</text:p>
          </table:table-cell>
          <table:table-cell table:number-columns-repeated="3"/>
          <table:table-cell office:value-type="string" calcext:value-type="string">
            <text:p>[329.0, 321.8, 415.4, 332.6]</text:p>
          </table:table-cell>
          <table:table-cell table:number-columns-repeated="1018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8148" calcext:value-type="float">
            <text:p>48595814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76" calcext:value-type="float">
            <text:p>776</text:p>
          </table:table-cell>
          <table:table-cell office:value-type="float" office:value="4622" calcext:value-type="float">
            <text:p>4622</text:p>
          </table:table-cell>
          <table:table-cell table:number-columns-repeated="1019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85958148" calcext:value-type="float">
            <text:p>485958148</text:p>
          </table:table-cell>
          <table:table-cell table:number-columns-repeated="3"/>
          <table:table-cell office:value-type="string" calcext:value-type="string">
            <text:p>[329.0, 321.8, 415.4, 332.6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table:number-columns-repeated="3"/>
          <table:table-cell office:value-type="string" calcext:value-type="string">
            <text:p>[332.6, 325.4, 419.0, 334.4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64" calcext:value-type="float">
            <text:p>764</text:p>
          </table:table-cell>
          <table:table-cell office:value-type="float" office:value="4668" calcext:value-type="float">
            <text:p>4668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table:number-columns-repeated="3"/>
          <table:table-cell office:value-type="string" calcext:value-type="string">
            <text:p>[323.6, 327.2, 415.4, 325.4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table:number-columns-repeated="3"/>
          <table:table-cell office:value-type="string" calcext:value-type="string">
            <text:p>[332.6, 325.4, 419.0, 334.4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764" calcext:value-type="float">
            <text:p>764</text:p>
          </table:table-cell>
          <table:table-cell office:value-type="float" office:value="4668" calcext:value-type="float">
            <text:p>4668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8152" calcext:value-type="float">
            <text:p>485958152</text:p>
          </table:table-cell>
          <table:table-cell table:number-columns-repeated="3"/>
          <table:table-cell office:value-type="string" calcext:value-type="string">
            <text:p>[323.6, 327.2, 415.4, 325.4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table:number-columns-repeated="3"/>
          <table:table-cell office:value-type="string" calcext:value-type="string">
            <text:p>[327.2, 329.0, 413.6, 334.4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87" calcext:value-type="float">
            <text:p>887</text:p>
          </table:table-cell>
          <table:table-cell office:value-type="float" office:value="4739" calcext:value-type="float">
            <text:p>4739</text:p>
          </table:table-cell>
          <table:table-cell table:number-columns-repeated="1019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table:number-columns-repeated="3"/>
          <table:table-cell office:value-type="string" calcext:value-type="string">
            <text:p>[321.8, 327.2, 417.2, 332.6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table:number-columns-repeated="3"/>
          <table:table-cell office:value-type="string" calcext:value-type="string">
            <text:p>[327.2, 329.0, 413.6, 334.4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87" calcext:value-type="float">
            <text:p>887</text:p>
          </table:table-cell>
          <table:table-cell office:value-type="float" office:value="4739" calcext:value-type="float">
            <text:p>4739</text:p>
          </table:table-cell>
          <table:table-cell table:number-columns-repeated="1019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8156" calcext:value-type="float">
            <text:p>485958156</text:p>
          </table:table-cell>
          <table:table-cell table:number-columns-repeated="3"/>
          <table:table-cell office:value-type="string" calcext:value-type="string">
            <text:p>[321.8, 327.2, 417.2, 332.6]</text:p>
          </table:table-cell>
          <table:table-cell table:number-columns-repeated="1018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table:number-columns-repeated="3"/>
          <table:table-cell office:value-type="string" calcext:value-type="string">
            <text:p>[323.6, 325.4, 415.4, 332.6]</text:p>
          </table:table-cell>
          <table:table-cell table:number-columns-repeated="1018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69" calcext:value-type="float">
            <text:p>969</text:p>
          </table:table-cell>
          <table:table-cell office:value-type="float" office:value="4796" calcext:value-type="float">
            <text:p>4796</text:p>
          </table:table-cell>
          <table:table-cell table:number-columns-repeated="1019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table:number-columns-repeated="3"/>
          <table:table-cell office:value-type="string" calcext:value-type="string">
            <text:p>[325.4, 327.2, 413.6, 332.6]</text:p>
          </table:table-cell>
          <table:table-cell table:number-columns-repeated="1018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table:number-columns-repeated="3"/>
          <table:table-cell office:value-type="string" calcext:value-type="string">
            <text:p>[323.6, 325.4, 415.4, 332.6]</text:p>
          </table:table-cell>
          <table:table-cell table:number-columns-repeated="1018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969" calcext:value-type="float">
            <text:p>969</text:p>
          </table:table-cell>
          <table:table-cell office:value-type="float" office:value="4796" calcext:value-type="float">
            <text:p>4796</text:p>
          </table:table-cell>
          <table:table-cell table:number-columns-repeated="1019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85958160" calcext:value-type="float">
            <text:p>485958160</text:p>
          </table:table-cell>
          <table:table-cell table:number-columns-repeated="3"/>
          <table:table-cell office:value-type="string" calcext:value-type="string">
            <text:p>[325.4, 327.2, 413.6, 332.6]</text:p>
          </table:table-cell>
          <table:table-cell table:number-columns-repeated="1018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table:number-columns-repeated="3"/>
          <table:table-cell office:value-type="string" calcext:value-type="string">
            <text:p>[332.6, 325.4, 422.6, 332.6]</text:p>
          </table:table-cell>
          <table:table-cell table:number-columns-repeated="1018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054" calcext:value-type="float">
            <text:p>1054</text:p>
          </table:table-cell>
          <table:table-cell office:value-type="float" office:value="4860" calcext:value-type="float">
            <text:p>4860</text:p>
          </table:table-cell>
          <table:table-cell table:number-columns-repeated="1019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05" calcext:value-type="float">
            <text:p>1105</text:p>
          </table:table-cell>
          <table:table-cell office:value-type="float" office:value="4885" calcext:value-type="float">
            <text:p>4885</text:p>
          </table:table-cell>
          <table:table-cell table:number-columns-repeated="1019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table:number-columns-repeated="3"/>
          <table:table-cell office:value-type="string" calcext:value-type="string">
            <text:p>[332.6, 325.4, 422.6, 332.6]</text:p>
          </table:table-cell>
          <table:table-cell table:number-columns-repeated="1018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1054" calcext:value-type="float">
            <text:p>1054</text:p>
          </table:table-cell>
          <table:table-cell office:value-type="float" office:value="4860" calcext:value-type="float">
            <text:p>4860</text:p>
          </table:table-cell>
          <table:table-cell table:number-columns-repeated="1019"/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485958164" calcext:value-type="float">
            <text:p>48595816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1105" calcext:value-type="float">
            <text:p>1105</text:p>
          </table:table-cell>
          <table:table-cell office:value-type="float" office:value="4885" calcext:value-type="float">
            <text:p>4885</text:p>
          </table:table-cell>
          <table:table-cell table:number-columns-repeated="1019"/>
        </table:table-row>
        <table:table-row table:style-name="ro1">
          <table:table-cell office:value-type="float" office:value="13.4333333333333" calcext:value-type="float">
            <text:p>13.4333333333333</text:p>
          </table:table-cell>
          <table:table-cell office:value-type="float" office:value="485958168" calcext:value-type="float">
            <text:p>485958168</text:p>
          </table:table-cell>
          <table:table-cell table:number-columns-repeated="3"/>
          <table:table-cell office:value-type="string" calcext:value-type="string">
            <text:p>[329.0, 327.2, 417.2, 334.4]</text:p>
          </table:table-cell>
          <table:table-cell table:number-columns-repeated="1018"/>
        </table:table-row>
        <table:table-row table:style-name="ro1">
          <table:table-cell office:value-type="float" office:value="13.4333333333333" calcext:value-type="float">
            <text:p>13.4333333333333</text:p>
          </table:table-cell>
          <table:table-cell office:value-type="float" office:value="485958168" calcext:value-type="float">
            <text:p>48595816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1165" calcext:value-type="float">
            <text:p>1165</text:p>
          </table:table-cell>
          <table:table-cell office:value-type="float" office:value="4957" calcext:value-type="float">
            <text:p>4957</text:p>
          </table:table-cell>
          <table:table-cell table:number-columns-repeated="1019"/>
        </table:table-row>
        <table:table-row table:style-name="ro1">
          <table:table-cell office:value-type="float" office:value="13.4333333333333" calcext:value-type="float">
            <text:p>13.4333333333333</text:p>
          </table:table-cell>
          <table:table-cell office:value-type="float" office:value="485958168" calcext:value-type="float">
            <text:p>485958168</text:p>
          </table:table-cell>
          <table:table-cell table:number-columns-repeated="3"/>
          <table:table-cell office:value-type="string" calcext:value-type="string">
            <text:p>[329.0, 327.2, 417.2, 334.4]</text:p>
          </table:table-cell>
          <table:table-cell table:number-columns-repeated="1018"/>
        </table:table-row>
        <table:table-row table:style-name="ro1">
          <table:table-cell office:value-type="float" office:value="13.4333333333333" calcext:value-type="float">
            <text:p>13.4333333333333</text:p>
          </table:table-cell>
          <table:table-cell office:value-type="float" office:value="485958168" calcext:value-type="float">
            <text:p>485958168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1165" calcext:value-type="float">
            <text:p>1165</text:p>
          </table:table-cell>
          <table:table-cell office:value-type="float" office:value="4957" calcext:value-type="float">
            <text:p>4957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8172" calcext:value-type="float">
            <text:p>485958172</text:p>
          </table:table-cell>
          <table:table-cell table:number-columns-repeated="3"/>
          <table:table-cell office:value-type="string" calcext:value-type="string">
            <text:p>[325.4, 325.4, 419.0, 334.4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8172" calcext:value-type="float">
            <text:p>485958172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178" calcext:value-type="float">
            <text:p>1178</text:p>
          </table:table-cell>
          <table:table-cell office:value-type="float" office:value="5032" calcext:value-type="float">
            <text:p>5032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table:number-columns-repeated="3"/>
          <table:table-cell office:value-type="string" calcext:value-type="string">
            <text:p>[327.2, 327.2, 413.6, 332.6]</text:p>
          </table:table-cell>
          <table:table-cell table:number-columns-repeated="1018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144" calcext:value-type="float">
            <text:p>1144</text:p>
          </table:table-cell>
          <table:table-cell office:value-type="float" office:value="5055" calcext:value-type="float">
            <text:p>5055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1102" calcext:value-type="float">
            <text:p>1102</text:p>
          </table:table-cell>
          <table:table-cell office:value-type="float" office:value="5076" calcext:value-type="float">
            <text:p>5076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table:number-columns-repeated="3"/>
          <table:table-cell office:value-type="string" calcext:value-type="string">
            <text:p>[323.6, 325.4, 422.6, 338.0]</text:p>
          </table:table-cell>
          <table:table-cell table:number-columns-repeated="1018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1144" calcext:value-type="float">
            <text:p>1144</text:p>
          </table:table-cell>
          <table:table-cell office:value-type="float" office:value="5055" calcext:value-type="float">
            <text:p>5055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1102" calcext:value-type="float">
            <text:p>1102</text:p>
          </table:table-cell>
          <table:table-cell office:value-type="float" office:value="5076" calcext:value-type="float">
            <text:p>5076</text:p>
          </table:table-cell>
          <table:table-cell table:number-columns-repeated="1019"/>
        </table:table-row>
        <table:table-row table:style-name="ro1">
          <table:table-cell office:value-type="float" office:value="13.5333333333333" calcext:value-type="float">
            <text:p>13.5333333333333</text:p>
          </table:table-cell>
          <table:table-cell office:value-type="float" office:value="485958174" calcext:value-type="float">
            <text:p>485958174</text:p>
          </table:table-cell>
          <table:table-cell table:number-columns-repeated="3"/>
          <table:table-cell office:value-type="string" calcext:value-type="string">
            <text:p>[323.6, 325.4, 422.6, 338.0]</text:p>
          </table:table-cell>
          <table:table-cell table:number-columns-repeated="1018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table:number-columns-repeated="3"/>
          <table:table-cell office:value-type="string" calcext:value-type="string">
            <text:p>[329.0, 329.0, 422.6, 336.2]</text:p>
          </table:table-cell>
          <table:table-cell table:number-columns-repeated="1018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69" calcext:value-type="float">
            <text:p>969</text:p>
          </table:table-cell>
          <table:table-cell office:value-type="float" office:value="5136" calcext:value-type="float">
            <text:p>5136</text:p>
          </table:table-cell>
          <table:table-cell table:number-columns-repeated="1019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table:number-columns-repeated="3"/>
          <table:table-cell office:value-type="string" calcext:value-type="string">
            <text:p>[338.0, 332.6, 424.4, 338.0]</text:p>
          </table:table-cell>
          <table:table-cell table:number-columns-repeated="1018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table:number-columns-repeated="3"/>
          <table:table-cell office:value-type="string" calcext:value-type="string">
            <text:p>[329.0, 329.0, 422.6, 336.2]</text:p>
          </table:table-cell>
          <table:table-cell table:number-columns-repeated="1018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969" calcext:value-type="float">
            <text:p>969</text:p>
          </table:table-cell>
          <table:table-cell office:value-type="float" office:value="5136" calcext:value-type="float">
            <text:p>5136</text:p>
          </table:table-cell>
          <table:table-cell table:number-columns-repeated="1019"/>
        </table:table-row>
        <table:table-row table:style-name="ro1">
          <table:table-cell office:value-type="float" office:value="13.6166666666667" calcext:value-type="float">
            <text:p>13.6166666666667</text:p>
          </table:table-cell>
          <table:table-cell office:value-type="float" office:value="485958179" calcext:value-type="float">
            <text:p>485958179</text:p>
          </table:table-cell>
          <table:table-cell table:number-columns-repeated="3"/>
          <table:table-cell office:value-type="string" calcext:value-type="string">
            <text:p>[338.0, 332.6, 424.4, 338.0]</text:p>
          </table:table-cell>
          <table:table-cell table:number-columns-repeated="1018"/>
        </table:table-row>
        <table:table-row table:style-name="ro1">
          <table:table-cell office:value-type="float" office:value="13.6833333333333" calcext:value-type="float">
            <text:p>13.6833333333333</text:p>
          </table:table-cell>
          <table:table-cell office:value-type="float" office:value="485958183" calcext:value-type="float">
            <text:p>485958183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831" calcext:value-type="float">
            <text:p>831</text:p>
          </table:table-cell>
          <table:table-cell office:value-type="float" office:value="5186" calcext:value-type="float">
            <text:p>5186</text:p>
          </table:table-cell>
          <table:table-cell table:number-columns-repeated="1019"/>
        </table:table-row>
        <table:table-row table:style-name="ro1">
          <table:table-cell office:value-type="float" office:value="13.6833333333333" calcext:value-type="float">
            <text:p>13.6833333333333</text:p>
          </table:table-cell>
          <table:table-cell office:value-type="float" office:value="485958183" calcext:value-type="float">
            <text:p>485958183</text:p>
          </table:table-cell>
          <table:table-cell table:number-columns-repeated="3"/>
          <table:table-cell office:value-type="string" calcext:value-type="string">
            <text:p>[338.0, 327.2, 426.2, 338.0]</text:p>
          </table:table-cell>
          <table:table-cell table:number-columns-repeated="1018"/>
        </table:table-row>
        <table:table-row table:style-name="ro1">
          <table:table-cell office:value-type="float" office:value="13.6833333333333" calcext:value-type="float">
            <text:p>13.6833333333333</text:p>
          </table:table-cell>
          <table:table-cell office:value-type="float" office:value="485958183" calcext:value-type="float">
            <text:p>485958183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864" calcext:value-type="float">
            <text:p>864</text:p>
          </table:table-cell>
          <table:table-cell office:value-type="float" office:value="5204" calcext:value-type="float">
            <text:p>5204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table:number-columns-repeated="3"/>
          <table:table-cell office:value-type="string" calcext:value-type="string">
            <text:p>[329.0, 327.2, 422.6, 332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917" calcext:value-type="float">
            <text:p>917</text:p>
          </table:table-cell>
          <table:table-cell office:value-type="float" office:value="5224" calcext:value-type="float">
            <text:p>5224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table:number-columns-repeated="3"/>
          <table:table-cell office:value-type="string" calcext:value-type="string">
            <text:p>[338.0, 329.0, 428.0, 341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64" calcext:value-type="float">
            <text:p>964</text:p>
          </table:table-cell>
          <table:table-cell office:value-type="float" office:value="5248" calcext:value-type="float">
            <text:p>5248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office:value-type="float" office:value="75.5939524838013" calcext:value-type="float">
            <text:p>75.5939524838013</text:p>
          </table:table-cell>
          <table:table-cell office:value-type="float" office:value="917" calcext:value-type="float">
            <text:p>917</text:p>
          </table:table-cell>
          <table:table-cell office:value-type="float" office:value="5224" calcext:value-type="float">
            <text:p>5224</text:p>
          </table:table-cell>
          <table:table-cell table:number-columns-repeated="1019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table:number-columns-repeated="3"/>
          <table:table-cell office:value-type="string" calcext:value-type="string">
            <text:p>[338.0, 329.0, 428.0, 341.6]</text:p>
          </table:table-cell>
          <table:table-cell table:number-columns-repeated="1018"/>
        </table:table-row>
        <table:table-row table:style-name="ro1">
          <table:table-cell office:value-type="float" office:value="13.7166666666667" calcext:value-type="float">
            <text:p>13.7166666666667</text:p>
          </table:table-cell>
          <table:table-cell office:value-type="float" office:value="485958185" calcext:value-type="float">
            <text:p>485958185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964" calcext:value-type="float">
            <text:p>964</text:p>
          </table:table-cell>
          <table:table-cell office:value-type="float" office:value="5248" calcext:value-type="float">
            <text:p>5248</text:p>
          </table:table-cell>
          <table:table-cell table:number-columns-repeated="1019"/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485958189" calcext:value-type="float">
            <text:p>485958189</text:p>
          </table:table-cell>
          <table:table-cell table:number-columns-repeated="3"/>
          <table:table-cell office:value-type="string" calcext:value-type="string">
            <text:p>[339.8, 329.0, 426.2, 339.8]</text:p>
          </table:table-cell>
          <table:table-cell table:number-columns-repeated="1018"/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485958189" calcext:value-type="float">
            <text:p>48595818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486" calcext:value-type="float">
            <text:p>486</text:p>
          </table:table-cell>
          <table:table-cell office:value-type="float" office:value="5278" calcext:value-type="float">
            <text:p>5278</text:p>
          </table:table-cell>
          <table:table-cell table:number-columns-repeated="1019"/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485958189" calcext:value-type="float">
            <text:p>485958189</text:p>
          </table:table-cell>
          <table:table-cell table:number-columns-repeated="3"/>
          <table:table-cell office:value-type="string" calcext:value-type="string">
            <text:p>[339.8, 329.0, 426.2, 339.8]</text:p>
          </table:table-cell>
          <table:table-cell table:number-columns-repeated="1018"/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485958189" calcext:value-type="float">
            <text:p>48595818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486" calcext:value-type="float">
            <text:p>486</text:p>
          </table:table-cell>
          <table:table-cell office:value-type="float" office:value="5278" calcext:value-type="float">
            <text:p>5278</text:p>
          </table:table-cell>
          <table:table-cell table:number-columns-repeated="1019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5958193" calcext:value-type="float">
            <text:p>48595819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27" calcext:value-type="float">
            <text:p>-27</text:p>
          </table:table-cell>
          <table:table-cell office:value-type="float" office:value="5271" calcext:value-type="float">
            <text:p>5271</text:p>
          </table:table-cell>
          <table:table-cell table:number-columns-repeated="1019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5958193" calcext:value-type="float">
            <text:p>485958193</text:p>
          </table:table-cell>
          <table:table-cell table:number-columns-repeated="3"/>
          <table:table-cell office:value-type="string" calcext:value-type="string">
            <text:p>[332.6, 325.4, 422.6, 330.8]</text:p>
          </table:table-cell>
          <table:table-cell table:number-columns-repeated="1018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5958193" calcext:value-type="float">
            <text:p>48595819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119" calcext:value-type="float">
            <text:p>-119</text:p>
          </table:table-cell>
          <table:table-cell office:value-type="float" office:value="5266" calcext:value-type="float">
            <text:p>5266</text:p>
          </table:table-cell>
          <table:table-cell table:number-columns-repeated="1019"/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485958193" calcext:value-type="float">
            <text:p>485958193</text:p>
          </table:table-cell>
          <table:table-cell table:number-columns-repeated="3"/>
          <table:table-cell office:value-type="string" calcext:value-type="string">
            <text:p>[327.2, 327.2, 424.4, 336.2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19" calcext:value-type="float">
            <text:p>-119</text:p>
          </table:table-cell>
          <table:table-cell office:value-type="float" office:value="5265" calcext:value-type="float">
            <text:p>5265</text:p>
          </table:table-cell>
          <table:table-cell table:number-columns-repeated="1019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table:number-columns-repeated="3"/>
          <table:table-cell office:value-type="string" calcext:value-type="string">
            <text:p>[330.8, 325.4, 415.4, 334.4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84" calcext:value-type="float">
            <text:p>-84</text:p>
          </table:table-cell>
          <table:table-cell office:value-type="float" office:value="5264" calcext:value-type="float">
            <text:p>5264</text:p>
          </table:table-cell>
          <table:table-cell table:number-columns-repeated="1019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119" calcext:value-type="float">
            <text:p>-119</text:p>
          </table:table-cell>
          <table:table-cell office:value-type="float" office:value="5265" calcext:value-type="float">
            <text:p>5265</text:p>
          </table:table-cell>
          <table:table-cell table:number-columns-repeated="1019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table:number-columns-repeated="3"/>
          <table:table-cell office:value-type="string" calcext:value-type="string">
            <text:p>[330.8, 325.4, 415.4, 334.4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8195" calcext:value-type="float">
            <text:p>48595819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84" calcext:value-type="float">
            <text:p>-84</text:p>
          </table:table-cell>
          <table:table-cell office:value-type="float" office:value="5264" calcext:value-type="float">
            <text:p>5264</text:p>
          </table:table-cell>
          <table:table-cell table:number-columns-repeated="1019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table:number-columns-repeated="3"/>
          <table:table-cell office:value-type="string" calcext:value-type="string">
            <text:p>[332.6, 329.0, 419.0, 336.2]</text:p>
          </table:table-cell>
          <table:table-cell table:number-columns-repeated="1018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9" calcext:value-type="float">
            <text:p>9</text:p>
          </table:table-cell>
          <table:table-cell office:value-type="float" office:value="5265" calcext:value-type="float">
            <text:p>5265</text:p>
          </table:table-cell>
          <table:table-cell table:number-columns-repeated="1019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table:number-columns-repeated="3"/>
          <table:table-cell office:value-type="string" calcext:value-type="string">
            <text:p>[334.4, 323.6, 422.6, 330.8]</text:p>
          </table:table-cell>
          <table:table-cell table:number-columns-repeated="1018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table:number-columns-repeated="3"/>
          <table:table-cell office:value-type="string" calcext:value-type="string">
            <text:p>[332.6, 329.0, 419.0, 336.2]</text:p>
          </table:table-cell>
          <table:table-cell table:number-columns-repeated="1018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9" calcext:value-type="float">
            <text:p>9</text:p>
          </table:table-cell>
          <table:table-cell office:value-type="float" office:value="5265" calcext:value-type="float">
            <text:p>5265</text:p>
          </table:table-cell>
          <table:table-cell table:number-columns-repeated="1019"/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485958200" calcext:value-type="float">
            <text:p>485958200</text:p>
          </table:table-cell>
          <table:table-cell table:number-columns-repeated="3"/>
          <table:table-cell office:value-type="string" calcext:value-type="string">
            <text:p>[334.4, 323.6, 422.6, 330.8]</text:p>
          </table:table-cell>
          <table:table-cell table:number-columns-repeated="101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8208" calcext:value-type="float">
            <text:p>485958208</text:p>
          </table:table-cell>
          <table:table-cell table:number-columns-repeated="3"/>
          <table:table-cell office:value-type="string" calcext:value-type="string">
            <text:p>[332.6, 327.2, 422.6, 334.4]</text:p>
          </table:table-cell>
          <table:table-cell table:number-columns-repeated="1018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8208" calcext:value-type="float">
            <text:p>485958208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309" calcext:value-type="float">
            <text:p>309</text:p>
          </table:table-cell>
          <table:table-cell office:value-type="float" office:value="5284" calcext:value-type="float">
            <text:p>5284</text:p>
          </table:table-cell>
          <table:table-cell table:number-columns-repeated="1019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85958208" calcext:value-type="float">
            <text:p>485958208</text:p>
          </table:table-cell>
          <table:table-cell table:number-columns-repeated="3"/>
          <table:table-cell office:value-type="string" calcext:value-type="string">
            <text:p>[336.2, 325.4, 428.0, 341.6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38" calcext:value-type="float">
            <text:p>138</text:p>
          </table:table-cell>
          <table:table-cell office:value-type="float" office:value="5275" calcext:value-type="float">
            <text:p>5275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table:number-columns-repeated="3"/>
          <table:table-cell office:value-type="string" calcext:value-type="string">
            <text:p>[330.8, 325.4, 422.6, 332.6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22" calcext:value-type="float">
            <text:p>-522</text:p>
          </table:table-cell>
          <table:table-cell office:value-type="float" office:value="5250" calcext:value-type="float">
            <text:p>5250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38" calcext:value-type="float">
            <text:p>138</text:p>
          </table:table-cell>
          <table:table-cell office:value-type="float" office:value="5275" calcext:value-type="float">
            <text:p>5275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table:number-columns-repeated="3"/>
          <table:table-cell office:value-type="string" calcext:value-type="string">
            <text:p>[330.8, 325.4, 422.6, 332.6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8209" calcext:value-type="float">
            <text:p>48595820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22" calcext:value-type="float">
            <text:p>-522</text:p>
          </table:table-cell>
          <table:table-cell office:value-type="float" office:value="5250" calcext:value-type="float">
            <text:p>5250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table:number-columns-repeated="3"/>
          <table:table-cell office:value-type="string" calcext:value-type="string">
            <text:p>[334.4, 327.2, 424.4, 334.4]</text:p>
          </table:table-cell>
          <table:table-cell table:number-columns-repeated="1018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55" calcext:value-type="float">
            <text:p>-955</text:p>
          </table:table-cell>
          <table:table-cell office:value-type="float" office:value="5188" calcext:value-type="float">
            <text:p>5188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table:number-columns-repeated="3"/>
          <table:table-cell office:value-type="string" calcext:value-type="string">
            <text:p>[334.4, 325.4, 424.4, 336.2]</text:p>
          </table:table-cell>
          <table:table-cell table:number-columns-repeated="1018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table:number-columns-repeated="3"/>
          <table:table-cell office:value-type="string" calcext:value-type="string">
            <text:p>[334.4, 327.2, 424.4, 334.4]</text:p>
          </table:table-cell>
          <table:table-cell table:number-columns-repeated="1018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955" calcext:value-type="float">
            <text:p>-955</text:p>
          </table:table-cell>
          <table:table-cell office:value-type="float" office:value="5188" calcext:value-type="float">
            <text:p>5188</text:p>
          </table:table-cell>
          <table:table-cell table:number-columns-repeated="1019"/>
        </table:table-row>
        <table:table-row table:style-name="ro1">
          <table:table-cell office:value-type="float" office:value="14.1833333333333" calcext:value-type="float">
            <text:p>14.1833333333333</text:p>
          </table:table-cell>
          <table:table-cell office:value-type="float" office:value="485958213" calcext:value-type="float">
            <text:p>485958213</text:p>
          </table:table-cell>
          <table:table-cell table:number-columns-repeated="3"/>
          <table:table-cell office:value-type="string" calcext:value-type="string">
            <text:p>[334.4, 325.4, 424.4, 336.2]</text:p>
          </table:table-cell>
          <table:table-cell table:number-columns-repeated="1018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8218" calcext:value-type="float">
            <text:p>485958218</text:p>
          </table:table-cell>
          <table:table-cell table:number-columns-repeated="3"/>
          <table:table-cell office:value-type="string" calcext:value-type="string">
            <text:p>[325.4, 318.2, 424.4, 327.2]</text:p>
          </table:table-cell>
          <table:table-cell table:number-columns-repeated="1018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8218" calcext:value-type="float">
            <text:p>485958218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731" calcext:value-type="float">
            <text:p>-731</text:p>
          </table:table-cell>
          <table:table-cell office:value-type="float" office:value="5130" calcext:value-type="float">
            <text:p>5130</text:p>
          </table:table-cell>
          <table:table-cell table:number-columns-repeated="1019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8218" calcext:value-type="float">
            <text:p>485958218</text:p>
          </table:table-cell>
          <table:table-cell table:number-columns-repeated="3"/>
          <table:table-cell office:value-type="string" calcext:value-type="string">
            <text:p>[330.8, 325.4, 420.8, 334.4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35" calcext:value-type="float">
            <text:p>-435</text:p>
          </table:table-cell>
          <table:table-cell office:value-type="float" office:value="5130" calcext:value-type="float">
            <text:p>5130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table:number-columns-repeated="3"/>
          <table:table-cell office:value-type="string" calcext:value-type="string">
            <text:p>[325.4, 321.8, 413.6, 327.2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337" calcext:value-type="float">
            <text:p>-337</text:p>
          </table:table-cell>
          <table:table-cell office:value-type="float" office:value="5125" calcext:value-type="float">
            <text:p>5125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35" calcext:value-type="float">
            <text:p>-435</text:p>
          </table:table-cell>
          <table:table-cell office:value-type="float" office:value="5130" calcext:value-type="float">
            <text:p>5130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table:number-columns-repeated="3"/>
          <table:table-cell office:value-type="string" calcext:value-type="string">
            <text:p>[325.4, 321.8, 413.6, 327.2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8220" calcext:value-type="float">
            <text:p>485958220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337" calcext:value-type="float">
            <text:p>-337</text:p>
          </table:table-cell>
          <table:table-cell office:value-type="float" office:value="5125" calcext:value-type="float">
            <text:p>5125</text:p>
          </table:table-cell>
          <table:table-cell table:number-columns-repeated="1019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8224" calcext:value-type="float">
            <text:p>485958224</text:p>
          </table:table-cell>
          <table:table-cell table:number-columns-repeated="3"/>
          <table:table-cell office:value-type="string" calcext:value-type="string">
            <text:p>[327.2, 318.2, 415.4, 336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8224" calcext:value-type="float">
            <text:p>48595822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22" calcext:value-type="float">
            <text:p>-422</text:p>
          </table:table-cell>
          <table:table-cell office:value-type="float" office:value="5098" calcext:value-type="float">
            <text:p>5098</text:p>
          </table:table-cell>
          <table:table-cell table:number-columns-repeated="1019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8224" calcext:value-type="float">
            <text:p>485958224</text:p>
          </table:table-cell>
          <table:table-cell table:number-columns-repeated="3"/>
          <table:table-cell office:value-type="string" calcext:value-type="string">
            <text:p>[327.2, 318.2, 415.4, 336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8224" calcext:value-type="float">
            <text:p>485958224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422" calcext:value-type="float">
            <text:p>-422</text:p>
          </table:table-cell>
          <table:table-cell office:value-type="float" office:value="5098" calcext:value-type="float">
            <text:p>5098</text:p>
          </table:table-cell>
          <table:table-cell table:number-columns-repeated="1019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table:number-columns-repeated="3"/>
          <table:table-cell office:value-type="string" calcext:value-type="string">
            <text:p>[325.4, 321.8, 422.6, 332.6]</text:p>
          </table:table-cell>
          <table:table-cell table:number-columns-repeated="1018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303" calcext:value-type="float">
            <text:p>-303</text:p>
          </table:table-cell>
          <table:table-cell office:value-type="float" office:value="5078" calcext:value-type="float">
            <text:p>5078</text:p>
          </table:table-cell>
          <table:table-cell table:number-columns-repeated="1019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table:number-columns-repeated="3"/>
          <table:table-cell office:value-type="string" calcext:value-type="string">
            <text:p>[327.2, 318.2, 411.8, 323.6]</text:p>
          </table:table-cell>
          <table:table-cell table:number-columns-repeated="1018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table:number-columns-repeated="3"/>
          <table:table-cell office:value-type="string" calcext:value-type="string">
            <text:p>[325.4, 321.8, 422.6, 332.6]</text:p>
          </table:table-cell>
          <table:table-cell table:number-columns-repeated="1018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303" calcext:value-type="float">
            <text:p>-303</text:p>
          </table:table-cell>
          <table:table-cell office:value-type="float" office:value="5078" calcext:value-type="float">
            <text:p>5078</text:p>
          </table:table-cell>
          <table:table-cell table:number-columns-repeated="1019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8228" calcext:value-type="float">
            <text:p>485958228</text:p>
          </table:table-cell>
          <table:table-cell table:number-columns-repeated="3"/>
          <table:table-cell office:value-type="string" calcext:value-type="string">
            <text:p>[327.2, 318.2, 411.8, 323.6]</text:p>
          </table:table-cell>
          <table:table-cell table:number-columns-repeated="1018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50" calcext:value-type="float">
            <text:p>-350</text:p>
          </table:table-cell>
          <table:table-cell office:value-type="float" office:value="5060" calcext:value-type="float">
            <text:p>5060</text:p>
          </table:table-cell>
          <table:table-cell table:number-columns-repeated="101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table:number-columns-repeated="3"/>
          <table:table-cell office:value-type="string" calcext:value-type="string">
            <text:p>[316.4, 316.4, 410.0, 321.8]</text:p>
          </table:table-cell>
          <table:table-cell table:number-columns-repeated="1018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25" calcext:value-type="float">
            <text:p>-525</text:p>
          </table:table-cell>
          <table:table-cell office:value-type="float" office:value="5047" calcext:value-type="float">
            <text:p>5047</text:p>
          </table:table-cell>
          <table:table-cell table:number-columns-repeated="101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350" calcext:value-type="float">
            <text:p>-350</text:p>
          </table:table-cell>
          <table:table-cell office:value-type="float" office:value="5060" calcext:value-type="float">
            <text:p>5060</text:p>
          </table:table-cell>
          <table:table-cell table:number-columns-repeated="1019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table:number-columns-repeated="3"/>
          <table:table-cell office:value-type="string" calcext:value-type="string">
            <text:p>[316.4, 316.4, 410.0, 321.8]</text:p>
          </table:table-cell>
          <table:table-cell table:number-columns-repeated="1018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85958232" calcext:value-type="float">
            <text:p>48595823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25" calcext:value-type="float">
            <text:p>-525</text:p>
          </table:table-cell>
          <table:table-cell office:value-type="float" office:value="5047" calcext:value-type="float">
            <text:p>5047</text:p>
          </table:table-cell>
          <table:table-cell table:number-columns-repeated="1019"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5958236" calcext:value-type="float">
            <text:p>485958236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09" calcext:value-type="float">
            <text:p>-609</text:p>
          </table:table-cell>
          <table:table-cell office:value-type="float" office:value="5008" calcext:value-type="float">
            <text:p>5008</text:p>
          </table:table-cell>
          <table:table-cell table:number-columns-repeated="1019"/>
        </table:table-row>
        <table:table-row table:style-name="ro1">
          <table:table-cell office:value-type="float" office:value="14.5666666666667" calcext:value-type="float">
            <text:p>14.5666666666667</text:p>
          </table:table-cell>
          <table:table-cell office:value-type="float" office:value="485958236" calcext:value-type="float">
            <text:p>485958236</text:p>
          </table:table-cell>
          <table:table-cell table:number-columns-repeated="3"/>
          <table:table-cell office:value-type="string" calcext:value-type="string">
            <text:p>[321.8, 316.4, 408.2, 332.6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8238" calcext:value-type="float">
            <text:p>485958238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736" calcext:value-type="float">
            <text:p>-736</text:p>
          </table:table-cell>
          <table:table-cell office:value-type="float" office:value="4986" calcext:value-type="float">
            <text:p>4986</text:p>
          </table:table-cell>
          <table:table-cell table:number-columns-repeated="10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8238" calcext:value-type="float">
            <text:p>485958238</text:p>
          </table:table-cell>
          <table:table-cell table:number-columns-repeated="3"/>
          <table:table-cell office:value-type="string" calcext:value-type="string">
            <text:p>[316.4, 309.2, 406.4, 318.2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8238" calcext:value-type="float">
            <text:p>485958238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747" calcext:value-type="float">
            <text:p>-747</text:p>
          </table:table-cell>
          <table:table-cell office:value-type="float" office:value="4974" calcext:value-type="float">
            <text:p>4974</text:p>
          </table:table-cell>
          <table:table-cell table:number-columns-repeated="10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8238" calcext:value-type="float">
            <text:p>485958238</text:p>
          </table:table-cell>
          <table:table-cell table:number-columns-repeated="3"/>
          <table:table-cell office:value-type="string" calcext:value-type="string">
            <text:p>[316.4, 309.2, 406.4, 318.2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8238" calcext:value-type="float">
            <text:p>485958238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747" calcext:value-type="float">
            <text:p>-747</text:p>
          </table:table-cell>
          <table:table-cell office:value-type="float" office:value="4974" calcext:value-type="float">
            <text:p>4974</text:p>
          </table:table-cell>
          <table:table-cell table:number-columns-repeated="1019"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5958242" calcext:value-type="float">
            <text:p>485958242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57" calcext:value-type="float">
            <text:p>-657</text:p>
          </table:table-cell>
          <table:table-cell office:value-type="float" office:value="4928" calcext:value-type="float">
            <text:p>4928</text:p>
          </table:table-cell>
          <table:table-cell table:number-columns-repeated="1019"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5958242" calcext:value-type="float">
            <text:p>485958242</text:p>
          </table:table-cell>
          <table:table-cell table:number-columns-repeated="3"/>
          <table:table-cell office:value-type="string" calcext:value-type="string">
            <text:p>[316.4, 307.4, 402.8, 323.6]</text:p>
          </table:table-cell>
          <table:table-cell table:number-columns-repeated="1018"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5958242" calcext:value-type="float">
            <text:p>485958242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657" calcext:value-type="float">
            <text:p>-657</text:p>
          </table:table-cell>
          <table:table-cell office:value-type="float" office:value="4928" calcext:value-type="float">
            <text:p>4928</text:p>
          </table:table-cell>
          <table:table-cell table:number-columns-repeated="1019"/>
        </table:table-row>
        <table:table-row table:style-name="ro1">
          <table:table-cell office:value-type="float" office:value="14.6666666666667" calcext:value-type="float">
            <text:p>14.6666666666667</text:p>
          </table:table-cell>
          <table:table-cell office:value-type="float" office:value="485958242" calcext:value-type="float">
            <text:p>485958242</text:p>
          </table:table-cell>
          <table:table-cell table:number-columns-repeated="3"/>
          <table:table-cell office:value-type="string" calcext:value-type="string">
            <text:p>[316.4, 307.4, 402.8, 323.6]</text:p>
          </table:table-cell>
          <table:table-cell table:number-columns-repeated="1018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85958247" calcext:value-type="float">
            <text:p>485958247</text:p>
          </table:table-cell>
          <table:table-cell office:value-type="float" office:value="145.950323974082" calcext:value-type="float">
            <text:p>145.950323974082</text:p>
          </table:table-cell>
          <table:table-cell office:value-type="float" office:value="-941" calcext:value-type="float">
            <text:p>-941</text:p>
          </table:table-cell>
          <table:table-cell office:value-type="float" office:value="4868" calcext:value-type="float">
            <text:p>4868</text:p>
          </table:table-cell>
          <table:table-cell table:number-columns-repeated="1019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85958247" calcext:value-type="float">
            <text:p>485958247</text:p>
          </table:table-cell>
          <table:table-cell table:number-columns-repeated="3"/>
          <table:table-cell office:value-type="string" calcext:value-type="string">
            <text:p>[316.4, 303.8, 402.8, 320.0]</text:p>
          </table:table-cell>
          <table:table-cell table:number-columns-repeated="1018"/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485958247" calcext:value-type="float">
            <text:p>485958247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863" calcext:value-type="float">
            <text:p>-863</text:p>
          </table:table-cell>
          <table:table-cell office:value-type="float" office:value="4852" calcext:value-type="float">
            <text:p>4852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1358" calcext:value-type="float">
            <text:p>-1358</text:p>
          </table:table-cell>
          <table:table-cell office:value-type="float" office:value="4818" calcext:value-type="float">
            <text:p>4818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table:number-columns-repeated="3"/>
          <table:table-cell office:value-type="string" calcext:value-type="string">
            <text:p>[320.0, 309.2, 408.2, 323.6]</text:p>
          </table:table-cell>
          <table:table-cell table:number-columns-repeated="1018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1202" calcext:value-type="float">
            <text:p>-1202</text:p>
          </table:table-cell>
          <table:table-cell office:value-type="float" office:value="4798" calcext:value-type="float">
            <text:p>4798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office:value-type="float" office:value="146.814254859611" calcext:value-type="float">
            <text:p>146.814254859611</text:p>
          </table:table-cell>
          <table:table-cell office:value-type="float" office:value="-1358" calcext:value-type="float">
            <text:p>-1358</text:p>
          </table:table-cell>
          <table:table-cell office:value-type="float" office:value="4818" calcext:value-type="float">
            <text:p>4818</text:p>
          </table:table-cell>
          <table:table-cell table:number-columns-repeated="1019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table:number-columns-repeated="3"/>
          <table:table-cell office:value-type="string" calcext:value-type="string">
            <text:p>[320.0, 309.2, 408.2, 323.6]</text:p>
          </table:table-cell>
          <table:table-cell table:number-columns-repeated="1018"/>
        </table:table-row>
        <table:table-row table:style-name="ro1">
          <table:table-cell office:value-type="float" office:value="14.7666666666667" calcext:value-type="float">
            <text:p>14.7666666666667</text:p>
          </table:table-cell>
          <table:table-cell office:value-type="float" office:value="485958248" calcext:value-type="float">
            <text:p>485958248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1202" calcext:value-type="float">
            <text:p>-1202</text:p>
          </table:table-cell>
          <table:table-cell office:value-type="float" office:value="4798" calcext:value-type="float">
            <text:p>4798</text:p>
          </table:table-cell>
          <table:table-cell table:number-columns-repeated="1019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8253" calcext:value-type="float">
            <text:p>485958253</text:p>
          </table:table-cell>
          <table:table-cell table:number-columns-repeated="3"/>
          <table:table-cell office:value-type="string" calcext:value-type="string">
            <text:p>[316.4, 303.8, 401.0, 318.2]</text:p>
          </table:table-cell>
          <table:table-cell table:number-columns-repeated="1018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8253" calcext:value-type="float">
            <text:p>48595825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03" calcext:value-type="float">
            <text:p>-1003</text:p>
          </table:table-cell>
          <table:table-cell office:value-type="float" office:value="4739" calcext:value-type="float">
            <text:p>4739</text:p>
          </table:table-cell>
          <table:table-cell table:number-columns-repeated="1019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8253" calcext:value-type="float">
            <text:p>485958253</text:p>
          </table:table-cell>
          <table:table-cell table:number-columns-repeated="3"/>
          <table:table-cell office:value-type="string" calcext:value-type="string">
            <text:p>[316.4, 303.8, 401.0, 318.2]</text:p>
          </table:table-cell>
          <table:table-cell table:number-columns-repeated="1018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8253" calcext:value-type="float">
            <text:p>48595825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03" calcext:value-type="float">
            <text:p>-1003</text:p>
          </table:table-cell>
          <table:table-cell office:value-type="float" office:value="4739" calcext:value-type="float">
            <text:p>4739</text:p>
          </table:table-cell>
          <table:table-cell table:number-columns-repeated="1019"/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485958257" calcext:value-type="float">
            <text:p>485958257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60" calcext:value-type="float">
            <text:p>-960</text:p>
          </table:table-cell>
          <table:table-cell office:value-type="float" office:value="4676" calcext:value-type="float">
            <text:p>4676</text:p>
          </table:table-cell>
          <table:table-cell table:number-columns-repeated="1019"/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485958257" calcext:value-type="float">
            <text:p>485958257</text:p>
          </table:table-cell>
          <table:table-cell table:number-columns-repeated="3"/>
          <table:table-cell office:value-type="string" calcext:value-type="string">
            <text:p>[309.2, 300.2, 397.4, 318.2]</text:p>
          </table:table-cell>
          <table:table-cell table:number-columns-repeated="1018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49" calcext:value-type="float">
            <text:p>-949</text:p>
          </table:table-cell>
          <table:table-cell office:value-type="float" office:value="4658" calcext:value-type="float">
            <text:p>4658</text:p>
          </table:table-cell>
          <table:table-cell table:number-columns-repeated="1019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table:number-columns-repeated="3"/>
          <table:table-cell office:value-type="string" calcext:value-type="string">
            <text:p>[307.4, 300.2, 395.6, 314.6]</text:p>
          </table:table-cell>
          <table:table-cell table:number-columns-repeated="1018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806" calcext:value-type="float">
            <text:p>-806</text:p>
          </table:table-cell>
          <table:table-cell office:value-type="float" office:value="4642" calcext:value-type="float">
            <text:p>4642</text:p>
          </table:table-cell>
          <table:table-cell table:number-columns-repeated="1019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49" calcext:value-type="float">
            <text:p>-949</text:p>
          </table:table-cell>
          <table:table-cell office:value-type="float" office:value="4658" calcext:value-type="float">
            <text:p>4658</text:p>
          </table:table-cell>
          <table:table-cell table:number-columns-repeated="1019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table:number-columns-repeated="3"/>
          <table:table-cell office:value-type="string" calcext:value-type="string">
            <text:p>[307.4, 300.2, 395.6, 314.6]</text:p>
          </table:table-cell>
          <table:table-cell table:number-columns-repeated="1018"/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485958259" calcext:value-type="float">
            <text:p>48595825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806" calcext:value-type="float">
            <text:p>-806</text:p>
          </table:table-cell>
          <table:table-cell office:value-type="float" office:value="4642" calcext:value-type="float">
            <text:p>4642</text:p>
          </table:table-cell>
          <table:table-cell table:number-columns-repeated="1019"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5958263" calcext:value-type="float">
            <text:p>485958263</text:p>
          </table:table-cell>
          <table:table-cell table:number-columns-repeated="3"/>
          <table:table-cell office:value-type="string" calcext:value-type="string">
            <text:p>[312.8, 300.2, 397.4, 312.8]</text:p>
          </table:table-cell>
          <table:table-cell table:number-columns-repeated="1018"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5958263" calcext:value-type="float">
            <text:p>485958263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879" calcext:value-type="float">
            <text:p>-879</text:p>
          </table:table-cell>
          <table:table-cell office:value-type="float" office:value="4588" calcext:value-type="float">
            <text:p>4588</text:p>
          </table:table-cell>
          <table:table-cell table:number-columns-repeated="1019"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5958263" calcext:value-type="float">
            <text:p>485958263</text:p>
          </table:table-cell>
          <table:table-cell table:number-columns-repeated="3"/>
          <table:table-cell office:value-type="string" calcext:value-type="string">
            <text:p>[312.8, 300.2, 397.4, 312.8]</text:p>
          </table:table-cell>
          <table:table-cell table:number-columns-repeated="1018"/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485958263" calcext:value-type="float">
            <text:p>485958263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879" calcext:value-type="float">
            <text:p>-879</text:p>
          </table:table-cell>
          <table:table-cell office:value-type="float" office:value="4588" calcext:value-type="float">
            <text:p>4588</text:p>
          </table:table-cell>
          <table:table-cell table:number-columns-repeated="1019"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5958267" calcext:value-type="float">
            <text:p>485958267</text:p>
          </table:table-cell>
          <table:table-cell table:number-columns-repeated="3"/>
          <table:table-cell office:value-type="string" calcext:value-type="string">
            <text:p>[305.6, 296.6, 392.0, 312.8]</text:p>
          </table:table-cell>
          <table:table-cell table:number-columns-repeated="1018"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5958267" calcext:value-type="float">
            <text:p>48595826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17" calcext:value-type="float">
            <text:p>-817</text:p>
          </table:table-cell>
          <table:table-cell office:value-type="float" office:value="4538" calcext:value-type="float">
            <text:p>4538</text:p>
          </table:table-cell>
          <table:table-cell table:number-columns-repeated="1019"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5958267" calcext:value-type="float">
            <text:p>48595826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775" calcext:value-type="float">
            <text:p>-775</text:p>
          </table:table-cell>
          <table:table-cell office:value-type="float" office:value="4522" calcext:value-type="float">
            <text:p>4522</text:p>
          </table:table-cell>
          <table:table-cell table:number-columns-repeated="1019"/>
        </table:table-row>
        <table:table-row table:style-name="ro1">
          <table:table-cell office:value-type="float" office:value="15.0833333333333" calcext:value-type="float">
            <text:p>15.0833333333333</text:p>
          </table:table-cell>
          <table:table-cell office:value-type="float" office:value="485958267" calcext:value-type="float">
            <text:p>485958267</text:p>
          </table:table-cell>
          <table:table-cell table:number-columns-repeated="3"/>
          <table:table-cell office:value-type="string" calcext:value-type="string">
            <text:p>[303.8, 294.8, 386.6, 307.4]</text:p>
          </table:table-cell>
          <table:table-cell table:number-columns-repeated="1018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8273" calcext:value-type="float">
            <text:p>48595827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25" calcext:value-type="float">
            <text:p>-825</text:p>
          </table:table-cell>
          <table:table-cell office:value-type="float" office:value="4503" calcext:value-type="float">
            <text:p>4503</text:p>
          </table:table-cell>
          <table:table-cell table:number-columns-repeated="1019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8273" calcext:value-type="float">
            <text:p>485958273</text:p>
          </table:table-cell>
          <table:table-cell table:number-columns-repeated="3"/>
          <table:table-cell office:value-type="string" calcext:value-type="string">
            <text:p>[298.4, 298.4, 386.6, 307.4]</text:p>
          </table:table-cell>
          <table:table-cell table:number-columns-repeated="1018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8273" calcext:value-type="float">
            <text:p>48595827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25" calcext:value-type="float">
            <text:p>-825</text:p>
          </table:table-cell>
          <table:table-cell office:value-type="float" office:value="4503" calcext:value-type="float">
            <text:p>4503</text:p>
          </table:table-cell>
          <table:table-cell table:number-columns-repeated="1019"/>
        </table:table-row>
        <table:table-row table:style-name="ro1">
          <table:table-cell office:value-type="float" office:value="15.1833333333333" calcext:value-type="float">
            <text:p>15.1833333333333</text:p>
          </table:table-cell>
          <table:table-cell office:value-type="float" office:value="485958273" calcext:value-type="float">
            <text:p>485958273</text:p>
          </table:table-cell>
          <table:table-cell table:number-columns-repeated="3"/>
          <table:table-cell office:value-type="string" calcext:value-type="string">
            <text:p>[298.4, 298.4, 386.6, 307.4]</text:p>
          </table:table-cell>
          <table:table-cell table:number-columns-repeated="1018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48" calcext:value-type="float">
            <text:p>-848</text:p>
          </table:table-cell>
          <table:table-cell office:value-type="float" office:value="4452" calcext:value-type="float">
            <text:p>4452</text:p>
          </table:table-cell>
          <table:table-cell table:number-columns-repeated="1019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table:number-columns-repeated="3"/>
          <table:table-cell office:value-type="string" calcext:value-type="string">
            <text:p>[302.0, 293.0, 379.4, 305.6]</text:p>
          </table:table-cell>
          <table:table-cell table:number-columns-repeated="1018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56" calcext:value-type="float">
            <text:p>-856</text:p>
          </table:table-cell>
          <table:table-cell office:value-type="float" office:value="4437" calcext:value-type="float">
            <text:p>4437</text:p>
          </table:table-cell>
          <table:table-cell table:number-columns-repeated="1019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48" calcext:value-type="float">
            <text:p>-848</text:p>
          </table:table-cell>
          <table:table-cell office:value-type="float" office:value="4452" calcext:value-type="float">
            <text:p>4452</text:p>
          </table:table-cell>
          <table:table-cell table:number-columns-repeated="1019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table:number-columns-repeated="3"/>
          <table:table-cell office:value-type="string" calcext:value-type="string">
            <text:p>[302.0, 293.0, 379.4, 305.6]</text:p>
          </table:table-cell>
          <table:table-cell table:number-columns-repeated="1018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485958277" calcext:value-type="float">
            <text:p>485958277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856" calcext:value-type="float">
            <text:p>-856</text:p>
          </table:table-cell>
          <table:table-cell office:value-type="float" office:value="4437" calcext:value-type="float">
            <text:p>4437</text:p>
          </table:table-cell>
          <table:table-cell table:number-columns-repeated="1019"/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485958281" calcext:value-type="float">
            <text:p>485958281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917" calcext:value-type="float">
            <text:p>-917</text:p>
          </table:table-cell>
          <table:table-cell office:value-type="float" office:value="4388" calcext:value-type="float">
            <text:p>4388</text:p>
          </table:table-cell>
          <table:table-cell table:number-columns-repeated="1019"/>
        </table:table-row>
        <table:table-row table:style-name="ro1">
          <table:table-cell office:value-type="float" office:value="15.3166666666667" calcext:value-type="float">
            <text:p>15.3166666666667</text:p>
          </table:table-cell>
          <table:table-cell office:value-type="float" office:value="485958281" calcext:value-type="float">
            <text:p>485958281</text:p>
          </table:table-cell>
          <table:table-cell table:number-columns-repeated="3"/>
          <table:table-cell office:value-type="string" calcext:value-type="string">
            <text:p>[300.2, 294.8, 384.8, 303.8]</text:p>
          </table:table-cell>
          <table:table-cell table:number-columns-repeated="1018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885" calcext:value-type="float">
            <text:p>-885</text:p>
          </table:table-cell>
          <table:table-cell office:value-type="float" office:value="4371" calcext:value-type="float">
            <text:p>4371</text:p>
          </table:table-cell>
          <table:table-cell table:number-columns-repeated="1019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table:number-columns-repeated="3"/>
          <table:table-cell office:value-type="string" calcext:value-type="string">
            <text:p>[300.2, 291.2, 381.2, 303.8]</text:p>
          </table:table-cell>
          <table:table-cell table:number-columns-repeated="1018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870" calcext:value-type="float">
            <text:p>-870</text:p>
          </table:table-cell>
          <table:table-cell office:value-type="float" office:value="4357" calcext:value-type="float">
            <text:p>4357</text:p>
          </table:table-cell>
          <table:table-cell table:number-columns-repeated="1019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885" calcext:value-type="float">
            <text:p>-885</text:p>
          </table:table-cell>
          <table:table-cell office:value-type="float" office:value="4371" calcext:value-type="float">
            <text:p>4371</text:p>
          </table:table-cell>
          <table:table-cell table:number-columns-repeated="1019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table:number-columns-repeated="3"/>
          <table:table-cell office:value-type="string" calcext:value-type="string">
            <text:p>[300.2, 291.2, 381.2, 303.8]</text:p>
          </table:table-cell>
          <table:table-cell table:number-columns-repeated="1018"/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485958283" calcext:value-type="float">
            <text:p>485958283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870" calcext:value-type="float">
            <text:p>-870</text:p>
          </table:table-cell>
          <table:table-cell office:value-type="float" office:value="4357" calcext:value-type="float">
            <text:p>4357</text:p>
          </table:table-cell>
          <table:table-cell table:number-columns-repeated="1019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961" calcext:value-type="float">
            <text:p>-961</text:p>
          </table:table-cell>
          <table:table-cell office:value-type="float" office:value="4299" calcext:value-type="float">
            <text:p>4299</text:p>
          </table:table-cell>
          <table:table-cell table:number-columns-repeated="1019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table:number-columns-repeated="3"/>
          <table:table-cell office:value-type="string" calcext:value-type="string">
            <text:p>[294.8, 289.4, 370.4, 300.2]</text:p>
          </table:table-cell>
          <table:table-cell table:number-columns-repeated="1018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968" calcext:value-type="float">
            <text:p>-968</text:p>
          </table:table-cell>
          <table:table-cell office:value-type="float" office:value="4279" calcext:value-type="float">
            <text:p>4279</text:p>
          </table:table-cell>
          <table:table-cell table:number-columns-repeated="1019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961" calcext:value-type="float">
            <text:p>-961</text:p>
          </table:table-cell>
          <table:table-cell office:value-type="float" office:value="4299" calcext:value-type="float">
            <text:p>4299</text:p>
          </table:table-cell>
          <table:table-cell table:number-columns-repeated="1019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table:number-columns-repeated="3"/>
          <table:table-cell office:value-type="string" calcext:value-type="string">
            <text:p>[294.8, 289.4, 370.4, 300.2]</text:p>
          </table:table-cell>
          <table:table-cell table:number-columns-repeated="1018"/>
        </table:table-row>
        <table:table-row table:style-name="ro1">
          <table:table-cell office:value-type="float" office:value="15.4166666666667" calcext:value-type="float">
            <text:p>15.4166666666667</text:p>
          </table:table-cell>
          <table:table-cell office:value-type="float" office:value="485958287" calcext:value-type="float">
            <text:p>485958287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968" calcext:value-type="float">
            <text:p>-968</text:p>
          </table:table-cell>
          <table:table-cell office:value-type="float" office:value="4279" calcext:value-type="float">
            <text:p>4279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00" calcext:value-type="float">
            <text:p>-100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table:number-columns-repeated="3"/>
          <table:table-cell office:value-type="string" calcext:value-type="string">
            <text:p>[294.8, 287.6, 370.4, 296.6]</text:p>
          </table:table-cell>
          <table:table-cell table:number-columns-repeated="1018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48" calcext:value-type="float">
            <text:p>-1048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00" calcext:value-type="float">
            <text:p>-1000</text:p>
          </table:table-cell>
          <table:table-cell office:value-type="float" office:value="4238" calcext:value-type="float">
            <text:p>4238</text:p>
          </table:table-cell>
          <table:table-cell table:number-columns-repeated="1019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table:number-columns-repeated="3"/>
          <table:table-cell office:value-type="string" calcext:value-type="string">
            <text:p>[294.8, 287.6, 370.4, 296.6]</text:p>
          </table:table-cell>
          <table:table-cell table:number-columns-repeated="1018"/>
        </table:table-row>
        <table:table-row table:style-name="ro1">
          <table:table-cell office:value-type="float" office:value="15.4833333333333" calcext:value-type="float">
            <text:p>15.4833333333333</text:p>
          </table:table-cell>
          <table:table-cell office:value-type="float" office:value="485958291" calcext:value-type="float">
            <text:p>485958291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48" calcext:value-type="float">
            <text:p>-1048</text:p>
          </table:table-cell>
          <table:table-cell office:value-type="float" office:value="4216" calcext:value-type="float">
            <text:p>4216</text:p>
          </table:table-cell>
          <table:table-cell table:number-columns-repeated="1019"/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5958296" calcext:value-type="float">
            <text:p>485958296</text:p>
          </table:table-cell>
          <table:table-cell table:number-columns-repeated="3"/>
          <table:table-cell office:value-type="string" calcext:value-type="string">
            <text:p>[287.6, 282.2, 366.8, 296.6]</text:p>
          </table:table-cell>
          <table:table-cell table:number-columns-repeated="1018"/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5958296" calcext:value-type="float">
            <text:p>485958296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25" calcext:value-type="float">
            <text:p>-1025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15.5666666666667" calcext:value-type="float">
            <text:p>15.5666666666667</text:p>
          </table:table-cell>
          <table:table-cell office:value-type="float" office:value="485958296" calcext:value-type="float">
            <text:p>485958296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25" calcext:value-type="float">
            <text:p>-1025</text:p>
          </table:table-cell>
          <table:table-cell office:value-type="float" office:value="4156" calcext:value-type="float">
            <text:p>4156</text:p>
          </table:table-cell>
          <table:table-cell table:number-columns-repeated="1019"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5958300" calcext:value-type="float">
            <text:p>485958300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1039" calcext:value-type="float">
            <text:p>-1039</text:p>
          </table:table-cell>
          <table:table-cell office:value-type="float" office:value="4093" calcext:value-type="float">
            <text:p>4093</text:p>
          </table:table-cell>
          <table:table-cell table:number-columns-repeated="1019"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5958300" calcext:value-type="float">
            <text:p>485958300</text:p>
          </table:table-cell>
          <table:table-cell table:number-columns-repeated="3"/>
          <table:table-cell office:value-type="string" calcext:value-type="string">
            <text:p>[291.2, 284.0, 363.2, 298.4]</text:p>
          </table:table-cell>
          <table:table-cell table:number-columns-repeated="1018"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5958300" calcext:value-type="float">
            <text:p>485958300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28" calcext:value-type="float">
            <text:p>-928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5958300" calcext:value-type="float">
            <text:p>485958300</text:p>
          </table:table-cell>
          <table:table-cell table:number-columns-repeated="3"/>
          <table:table-cell office:value-type="string" calcext:value-type="string">
            <text:p>[291.2, 284.0, 363.2, 298.4]</text:p>
          </table:table-cell>
          <table:table-cell table:number-columns-repeated="1018"/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485958300" calcext:value-type="float">
            <text:p>485958300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28" calcext:value-type="float">
            <text:p>-928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table:number-columns-repeated="3"/>
          <table:table-cell office:value-type="string" calcext:value-type="string">
            <text:p>[289.4, 278.6, 363.2, 291.2]</text:p>
          </table:table-cell>
          <table:table-cell table:number-columns-repeated="1018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34" calcext:value-type="float">
            <text:p>-934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table:number-columns-repeated="3"/>
          <table:table-cell office:value-type="string" calcext:value-type="string">
            <text:p>[289.4, 278.6, 366.8, 294.8]</text:p>
          </table:table-cell>
          <table:table-cell table:number-columns-repeated="1018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table:number-columns-repeated="3"/>
          <table:table-cell office:value-type="string" calcext:value-type="string">
            <text:p>[289.4, 278.6, 363.2, 291.2]</text:p>
          </table:table-cell>
          <table:table-cell table:number-columns-repeated="1018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34" calcext:value-type="float">
            <text:p>-934</text:p>
          </table:table-cell>
          <table:table-cell office:value-type="float" office:value="4016" calcext:value-type="float">
            <text:p>4016</text:p>
          </table:table-cell>
          <table:table-cell table:number-columns-repeated="1019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85958304" calcext:value-type="float">
            <text:p>485958304</text:p>
          </table:table-cell>
          <table:table-cell table:number-columns-repeated="3"/>
          <table:table-cell office:value-type="string" calcext:value-type="string">
            <text:p>[289.4, 278.6, 366.8, 294.8]</text:p>
          </table:table-cell>
          <table:table-cell table:number-columns-repeated="1018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table:number-columns-repeated="3"/>
          <table:table-cell office:value-type="string" calcext:value-type="string">
            <text:p>[280.4, 280.4, 357.8, 293.0]</text:p>
          </table:table-cell>
          <table:table-cell table:number-columns-repeated="1018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office:value-type="float" office:value="152.051835853132" calcext:value-type="float">
            <text:p>152.051835853132</text:p>
          </table:table-cell>
          <table:table-cell office:value-type="float" office:value="-1148" calcext:value-type="float">
            <text:p>-1148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office:value-type="float" office:value="152.051835853132" calcext:value-type="float">
            <text:p>152.051835853132</text:p>
          </table:table-cell>
          <table:table-cell office:value-type="float" office:value="-1230" calcext:value-type="float">
            <text:p>-1230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table:number-columns-repeated="3"/>
          <table:table-cell office:value-type="string" calcext:value-type="string">
            <text:p>[280.4, 280.4, 357.8, 293.0]</text:p>
          </table:table-cell>
          <table:table-cell table:number-columns-repeated="1018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office:value-type="float" office:value="152.051835853132" calcext:value-type="float">
            <text:p>152.051835853132</text:p>
          </table:table-cell>
          <table:table-cell office:value-type="float" office:value="-1148" calcext:value-type="float">
            <text:p>-1148</text:p>
          </table:table-cell>
          <table:table-cell office:value-type="float" office:value="3945" calcext:value-type="float">
            <text:p>3945</text:p>
          </table:table-cell>
          <table:table-cell table:number-columns-repeated="1019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485958308" calcext:value-type="float">
            <text:p>485958308</text:p>
          </table:table-cell>
          <table:table-cell office:value-type="float" office:value="152.051835853132" calcext:value-type="float">
            <text:p>152.051835853132</text:p>
          </table:table-cell>
          <table:table-cell office:value-type="float" office:value="-1230" calcext:value-type="float">
            <text:p>-1230</text:p>
          </table:table-cell>
          <table:table-cell office:value-type="float" office:value="3918" calcext:value-type="float">
            <text:p>3918</text:p>
          </table:table-cell>
          <table:table-cell table:number-columns-repeated="1019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8312" calcext:value-type="float">
            <text:p>485958312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149" calcext:value-type="float">
            <text:p>-1149</text:p>
          </table:table-cell>
          <table:table-cell office:value-type="float" office:value="3872" calcext:value-type="float">
            <text:p>3872</text:p>
          </table:table-cell>
          <table:table-cell table:number-columns-repeated="1019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8312" calcext:value-type="float">
            <text:p>485958312</text:p>
          </table:table-cell>
          <table:table-cell table:number-columns-repeated="3"/>
          <table:table-cell office:value-type="string" calcext:value-type="string">
            <text:p>[284.0, 276.8, 356.0, 291.2]</text:p>
          </table:table-cell>
          <table:table-cell table:number-columns-repeated="1018"/>
        </table:table-row>
        <table:table-row table:style-name="ro1">
          <table:table-cell office:value-type="float" office:value="15.8333333333333" calcext:value-type="float">
            <text:p>15.8333333333333</text:p>
          </table:table-cell>
          <table:table-cell office:value-type="float" office:value="485958312" calcext:value-type="float">
            <text:p>485958312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124" calcext:value-type="float">
            <text:p>-1124</text:p>
          </table:table-cell>
          <table:table-cell office:value-type="float" office:value="3856" calcext:value-type="float">
            <text:p>3856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table:number-columns-repeated="3"/>
          <table:table-cell office:value-type="string" calcext:value-type="string">
            <text:p>[289.4, 276.8, 365.0, 293.0]</text:p>
          </table:table-cell>
          <table:table-cell table:number-columns-repeated="1018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131" calcext:value-type="float">
            <text:p>-1131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table:number-columns-repeated="3"/>
          <table:table-cell office:value-type="string" calcext:value-type="string">
            <text:p>[284.0, 273.2, 356.0, 293.0]</text:p>
          </table:table-cell>
          <table:table-cell table:number-columns-repeated="1018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144" calcext:value-type="float">
            <text:p>-1144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131" calcext:value-type="float">
            <text:p>-1131</text:p>
          </table:table-cell>
          <table:table-cell office:value-type="float" office:value="3832" calcext:value-type="float">
            <text:p>3832</text:p>
          </table:table-cell>
          <table:table-cell table:number-columns-repeated="1019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table:number-columns-repeated="3"/>
          <table:table-cell office:value-type="string" calcext:value-type="string">
            <text:p>[284.0, 273.2, 356.0, 293.0]</text:p>
          </table:table-cell>
          <table:table-cell table:number-columns-repeated="1018"/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485958314" calcext:value-type="float">
            <text:p>485958314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144" calcext:value-type="float">
            <text:p>-1144</text:p>
          </table:table-cell>
          <table:table-cell office:value-type="float" office:value="3808" calcext:value-type="float">
            <text:p>3808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190" calcext:value-type="float">
            <text:p>-1190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table:number-columns-repeated="3"/>
          <table:table-cell office:value-type="string" calcext:value-type="string">
            <text:p>[282.2, 271.4, 359.6, 289.4]</text:p>
          </table:table-cell>
          <table:table-cell table:number-columns-repeated="1018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222" calcext:value-type="float">
            <text:p>-1222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190" calcext:value-type="float">
            <text:p>-1190</text:p>
          </table:table-cell>
          <table:table-cell office:value-type="float" office:value="3767" calcext:value-type="float">
            <text:p>3767</text:p>
          </table:table-cell>
          <table:table-cell table:number-columns-repeated="1019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table:number-columns-repeated="3"/>
          <table:table-cell office:value-type="string" calcext:value-type="string">
            <text:p>[282.2, 271.4, 359.6, 289.4]</text:p>
          </table:table-cell>
          <table:table-cell table:number-columns-repeated="1018"/>
        </table:table-row>
        <table:table-row table:style-name="ro1">
          <table:table-cell office:value-type="float" office:value="15.9333333333333" calcext:value-type="float">
            <text:p>15.9333333333333</text:p>
          </table:table-cell>
          <table:table-cell office:value-type="float" office:value="485958318" calcext:value-type="float">
            <text:p>485958318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222" calcext:value-type="float">
            <text:p>-1222</text:p>
          </table:table-cell>
          <table:table-cell office:value-type="float" office:value="3741" calcext:value-type="float">
            <text:p>374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8322" calcext:value-type="float">
            <text:p>485958322</text:p>
          </table:table-cell>
          <table:table-cell table:number-columns-repeated="3"/>
          <table:table-cell office:value-type="string" calcext:value-type="string">
            <text:p>[278.6, 273.2, 350.6, 287.6]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8322" calcext:value-type="float">
            <text:p>485958322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284" calcext:value-type="float">
            <text:p>-1284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8322" calcext:value-type="float">
            <text:p>485958322</text:p>
          </table:table-cell>
          <table:table-cell table:number-columns-repeated="3"/>
          <table:table-cell office:value-type="string" calcext:value-type="string">
            <text:p>[278.6, 273.2, 350.6, 287.6]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5958322" calcext:value-type="float">
            <text:p>485958322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1284" calcext:value-type="float">
            <text:p>-1284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221" calcext:value-type="float">
            <text:p>-1221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table:number-columns-repeated="3"/>
          <table:table-cell office:value-type="string" calcext:value-type="string">
            <text:p>[273.2, 266.0, 347.0, 282.2]</text:p>
          </table:table-cell>
          <table:table-cell table:number-columns-repeated="1018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92" calcext:value-type="float">
            <text:p>-1192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221" calcext:value-type="float">
            <text:p>-1221</text:p>
          </table:table-cell>
          <table:table-cell office:value-type="float" office:value="3597" calcext:value-type="float">
            <text:p>3597</text:p>
          </table:table-cell>
          <table:table-cell table:number-columns-repeated="1019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table:number-columns-repeated="3"/>
          <table:table-cell office:value-type="string" calcext:value-type="string">
            <text:p>[273.2, 266.0, 347.0, 282.2]</text:p>
          </table:table-cell>
          <table:table-cell table:number-columns-repeated="1018"/>
        </table:table-row>
        <table:table-row table:style-name="ro1">
          <table:table-cell office:value-type="float" office:value="16.0666666666667" calcext:value-type="float">
            <text:p>16.0666666666667</text:p>
          </table:table-cell>
          <table:table-cell office:value-type="float" office:value="485958326" calcext:value-type="float">
            <text:p>485958326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92" calcext:value-type="float">
            <text:p>-1192</text:p>
          </table:table-cell>
          <table:table-cell office:value-type="float" office:value="3580" calcext:value-type="float">
            <text:p>3580</text:p>
          </table:table-cell>
          <table:table-cell table:number-columns-repeated="1019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table:number-columns-repeated="3"/>
          <table:table-cell office:value-type="string" calcext:value-type="string">
            <text:p>[278.6, 271.4, 350.6, 287.6]</text:p>
          </table:table-cell>
          <table:table-cell table:number-columns-repeated="1018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45" calcext:value-type="float">
            <text:p>-1145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table:number-columns-repeated="3"/>
          <table:table-cell office:value-type="string" calcext:value-type="string">
            <text:p>[275.0, 267.8, 345.2, 280.4]</text:p>
          </table:table-cell>
          <table:table-cell table:number-columns-repeated="1018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table:number-columns-repeated="3"/>
          <table:table-cell office:value-type="string" calcext:value-type="string">
            <text:p>[278.6, 271.4, 350.6, 287.6]</text:p>
          </table:table-cell>
          <table:table-cell table:number-columns-repeated="1018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45" calcext:value-type="float">
            <text:p>-1145</text:p>
          </table:table-cell>
          <table:table-cell office:value-type="float" office:value="3515" calcext:value-type="float">
            <text:p>3515</text:p>
          </table:table-cell>
          <table:table-cell table:number-columns-repeated="1019"/>
        </table:table-row>
        <table:table-row table:style-name="ro1">
          <table:table-cell office:value-type="float" office:value="16.1333333333333" calcext:value-type="float">
            <text:p>16.1333333333333</text:p>
          </table:table-cell>
          <table:table-cell office:value-type="float" office:value="485958330" calcext:value-type="float">
            <text:p>485958330</text:p>
          </table:table-cell>
          <table:table-cell table:number-columns-repeated="3"/>
          <table:table-cell office:value-type="string" calcext:value-type="string">
            <text:p>[275.0, 267.8, 345.2, 280.4]</text:p>
          </table:table-cell>
          <table:table-cell table:number-columns-repeated="1018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26" calcext:value-type="float">
            <text:p>-112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table:number-columns-repeated="3"/>
          <table:table-cell office:value-type="string" calcext:value-type="string">
            <text:p>[273.2, 267.8, 345.2, 280.4]</text:p>
          </table:table-cell>
          <table:table-cell table:number-columns-repeated="1018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092" calcext:value-type="float">
            <text:p>-1092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126" calcext:value-type="float">
            <text:p>-1126</text:p>
          </table:table-cell>
          <table:table-cell office:value-type="float" office:value="3448" calcext:value-type="float">
            <text:p>3448</text:p>
          </table:table-cell>
          <table:table-cell table:number-columns-repeated="1019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table:number-columns-repeated="3"/>
          <table:table-cell office:value-type="string" calcext:value-type="string">
            <text:p>[273.2, 267.8, 345.2, 280.4]</text:p>
          </table:table-cell>
          <table:table-cell table:number-columns-repeated="1018"/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485958338" calcext:value-type="float">
            <text:p>485958338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092" calcext:value-type="float">
            <text:p>-1092</text:p>
          </table:table-cell>
          <table:table-cell office:value-type="float" office:value="3428" calcext:value-type="float">
            <text:p>3428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8342" calcext:value-type="float">
            <text:p>485958342</text:p>
          </table:table-cell>
          <table:table-cell office:value-type="float" office:value="154.643628509719" calcext:value-type="float">
            <text:p>154.643628509719</text:p>
          </table:table-cell>
          <table:table-cell office:value-type="float" office:value="-1024" calcext:value-type="float">
            <text:p>-1024</text:p>
          </table:table-cell>
          <table:table-cell office:value-type="float" office:value="3389" calcext:value-type="float">
            <text:p>3389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8342" calcext:value-type="float">
            <text:p>485958342</text:p>
          </table:table-cell>
          <table:table-cell table:number-columns-repeated="3"/>
          <table:table-cell office:value-type="string" calcext:value-type="string">
            <text:p>[267.8, 267.8, 347.0, 282.2]</text:p>
          </table:table-cell>
          <table:table-cell table:number-columns-repeated="1018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8342" calcext:value-type="float">
            <text:p>485958342</text:p>
          </table:table-cell>
          <table:table-cell office:value-type="float" office:value="153.77969762419" calcext:value-type="float">
            <text:p>153.77969762419</text:p>
          </table:table-cell>
          <table:table-cell office:value-type="float" office:value="-940" calcext:value-type="float">
            <text:p>-940</text:p>
          </table:table-cell>
          <table:table-cell office:value-type="float" office:value="3373" calcext:value-type="float">
            <text:p>3373</text:p>
          </table:table-cell>
          <table:table-cell table:number-columns-repeated="1019"/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485958342" calcext:value-type="float">
            <text:p>485958342</text:p>
          </table:table-cell>
          <table:table-cell table:number-columns-repeated="3"/>
          <table:table-cell office:value-type="string" calcext:value-type="string">
            <text:p>[275.0, 267.8, 343.4, 282.2]</text:p>
          </table:table-cell>
          <table:table-cell table:number-columns-repeated="1018"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5958344" calcext:value-type="float">
            <text:p>485958344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026" calcext:value-type="float">
            <text:p>-102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5958344" calcext:value-type="float">
            <text:p>485958344</text:p>
          </table:table-cell>
          <table:table-cell table:number-columns-repeated="3"/>
          <table:table-cell office:value-type="string" calcext:value-type="string">
            <text:p>[275.0, 266.0, 345.2, 278.6]</text:p>
          </table:table-cell>
          <table:table-cell table:number-columns-repeated="1018"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5958344" calcext:value-type="float">
            <text:p>485958344</text:p>
          </table:table-cell>
          <table:table-cell office:value-type="float" office:value="152.915766738661" calcext:value-type="float">
            <text:p>152.915766738661</text:p>
          </table:table-cell>
          <table:table-cell office:value-type="float" office:value="-1026" calcext:value-type="float">
            <text:p>-1026</text:p>
          </table:table-cell>
          <table:table-cell office:value-type="float" office:value="3350" calcext:value-type="float">
            <text:p>3350</text:p>
          </table:table-cell>
          <table:table-cell table:number-columns-repeated="1019"/>
        </table:table-row>
        <table:table-row table:style-name="ro1">
          <table:table-cell office:value-type="float" office:value="16.3666666666667" calcext:value-type="float">
            <text:p>16.3666666666667</text:p>
          </table:table-cell>
          <table:table-cell office:value-type="float" office:value="485958344" calcext:value-type="float">
            <text:p>485958344</text:p>
          </table:table-cell>
          <table:table-cell table:number-columns-repeated="3"/>
          <table:table-cell office:value-type="string" calcext:value-type="string">
            <text:p>[275.0, 266.0, 345.2, 278.6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915" calcext:value-type="float">
            <text:p>-915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table:number-columns-repeated="3"/>
          <table:table-cell office:value-type="string" calcext:value-type="string">
            <text:p>[271.4, 266.0, 345.2, 280.4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52" calcext:value-type="float">
            <text:p>-952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915" calcext:value-type="float">
            <text:p>-915</text:p>
          </table:table-cell>
          <table:table-cell office:value-type="float" office:value="3296" calcext:value-type="float">
            <text:p>3296</text:p>
          </table:table-cell>
          <table:table-cell table:number-columns-repeated="1019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table:number-columns-repeated="3"/>
          <table:table-cell office:value-type="string" calcext:value-type="string">
            <text:p>[271.4, 266.0, 345.2, 280.4]</text:p>
          </table:table-cell>
          <table:table-cell table:number-columns-repeated="1018"/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485958349" calcext:value-type="float">
            <text:p>485958349</text:p>
          </table:table-cell>
          <table:table-cell office:value-type="float" office:value="150.323974082073" calcext:value-type="float">
            <text:p>150.323974082073</text:p>
          </table:table-cell>
          <table:table-cell office:value-type="float" office:value="-952" calcext:value-type="float">
            <text:p>-952</text:p>
          </table:table-cell>
          <table:table-cell office:value-type="float" office:value="3276" calcext:value-type="float">
            <text:p>3276</text:p>
          </table:table-cell>
          <table:table-cell table:number-columns-repeated="1019"/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5958353" calcext:value-type="float">
            <text:p>48595835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066" calcext:value-type="float">
            <text:p>-1066</text:p>
          </table:table-cell>
          <table:table-cell office:value-type="float" office:value="3230" calcext:value-type="float">
            <text:p>3230</text:p>
          </table:table-cell>
          <table:table-cell table:number-columns-repeated="1019"/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5958353" calcext:value-type="float">
            <text:p>485958353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247" calcext:value-type="float">
            <text:p>-1247</text:p>
          </table:table-cell>
          <table:table-cell office:value-type="float" office:value="3208" calcext:value-type="float">
            <text:p>3208</text:p>
          </table:table-cell>
          <table:table-cell table:number-columns-repeated="1019"/>
        </table:table-row>
        <table:table-row table:style-name="ro1">
          <table:table-cell office:value-type="float" office:value="16.5166666666667" calcext:value-type="float">
            <text:p>16.5166666666667</text:p>
          </table:table-cell>
          <table:table-cell office:value-type="float" office:value="485958353" calcext:value-type="float">
            <text:p>485958353</text:p>
          </table:table-cell>
          <table:table-cell table:number-columns-repeated="3"/>
          <table:table-cell office:value-type="string" calcext:value-type="string">
            <text:p>[267.8, 266.0, 341.6, 280.4]</text:p>
          </table:table-cell>
          <table:table-cell table:number-columns-repeated="1018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159" calcext:value-type="float">
            <text:p>-1159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table:number-columns-repeated="3"/>
          <table:table-cell office:value-type="string" calcext:value-type="string">
            <text:p>[260.6, 260.6, 338.0, 276.8]</text:p>
          </table:table-cell>
          <table:table-cell table:number-columns-repeated="1018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364" calcext:value-type="float">
            <text:p>-1364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159" calcext:value-type="float">
            <text:p>-1159</text:p>
          </table:table-cell>
          <table:table-cell office:value-type="float" office:value="3179" calcext:value-type="float">
            <text:p>3179</text:p>
          </table:table-cell>
          <table:table-cell table:number-columns-repeated="1019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table:number-columns-repeated="3"/>
          <table:table-cell office:value-type="string" calcext:value-type="string">
            <text:p>[260.6, 260.6, 338.0, 276.8]</text:p>
          </table:table-cell>
          <table:table-cell table:number-columns-repeated="1018"/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485958355" calcext:value-type="float">
            <text:p>485958355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364" calcext:value-type="float">
            <text:p>-1364</text:p>
          </table:table-cell>
          <table:table-cell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377" calcext:value-type="float">
            <text:p>-1377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table:number-columns-repeated="3"/>
          <table:table-cell office:value-type="string" calcext:value-type="string">
            <text:p>[267.8, 264.2, 345.2, 278.6]</text:p>
          </table:table-cell>
          <table:table-cell table:number-columns-repeated="1018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1486" calcext:value-type="float">
            <text:p>-1486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office:value-type="float" office:value="149.460043196544" calcext:value-type="float">
            <text:p>149.460043196544</text:p>
          </table:table-cell>
          <table:table-cell office:value-type="float" office:value="-1377" calcext:value-type="float">
            <text:p>-1377</text:p>
          </table:table-cell>
          <table:table-cell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table:number-columns-repeated="3"/>
          <table:table-cell office:value-type="string" calcext:value-type="string">
            <text:p>[267.8, 264.2, 345.2, 278.6]</text:p>
          </table:table-cell>
          <table:table-cell table:number-columns-repeated="1018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85958358" calcext:value-type="float">
            <text:p>485958358</text:p>
          </table:table-cell>
          <table:table-cell office:value-type="float" office:value="148.54211663067" calcext:value-type="float">
            <text:p>148.54211663067</text:p>
          </table:table-cell>
          <table:table-cell office:value-type="float" office:value="-1486" calcext:value-type="float">
            <text:p>-1486</text:p>
          </table:table-cell>
          <table:table-cell office:value-type="float" office:value="3068" calcext:value-type="float">
            <text:p>3068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8363" calcext:value-type="float">
            <text:p>485958363</text:p>
          </table:table-cell>
          <table:table-cell office:value-type="float" office:value="147.67818574514" calcext:value-type="float">
            <text:p>147.67818574514</text:p>
          </table:table-cell>
          <table:table-cell office:value-type="float" office:value="-921" calcext:value-type="float">
            <text:p>-921</text:p>
          </table:table-cell>
          <table:table-cell office:value-type="float" office:value="3035" calcext:value-type="float">
            <text:p>3035</text:p>
          </table:table-cell>
          <table:table-cell table:number-columns-repeated="1019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8363" calcext:value-type="float">
            <text:p>485958363</text:p>
          </table:table-cell>
          <table:table-cell table:number-columns-repeated="3"/>
          <table:table-cell office:value-type="string" calcext:value-type="string">
            <text:p>[260.6, 258.8, 338.0, 271.4]</text:p>
          </table:table-cell>
          <table:table-cell table:number-columns-repeated="1018"/>
        </table:table-row>
        <table:table-row table:style-name="ro1">
          <table:table-cell office:value-type="float" office:value="16.6833333333333" calcext:value-type="float">
            <text:p>16.6833333333333</text:p>
          </table:table-cell>
          <table:table-cell office:value-type="float" office:value="485958363" calcext:value-type="float">
            <text:p>485958363</text:p>
          </table:table-cell>
          <table:table-cell office:value-type="float" office:value="144.222462203024" calcext:value-type="float">
            <text:p>144.222462203024</text:p>
          </table:table-cell>
          <table:table-cell office:value-type="float" office:value="-379" calcext:value-type="float">
            <text:p>-379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5958365" calcext:value-type="float">
            <text:p>485958365</text:p>
          </table:table-cell>
          <table:table-cell table:number-columns-repeated="3"/>
          <table:table-cell office:value-type="string" calcext:value-type="string">
            <text:p>[255.2, 258.8, 329.0, 273.2]</text:p>
          </table:table-cell>
          <table:table-cell table:number-columns-repeated="1018"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5958365" calcext:value-type="float">
            <text:p>485958365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311" calcext:value-type="float">
            <text:p>-311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5958365" calcext:value-type="float">
            <text:p>485958365</text:p>
          </table:table-cell>
          <table:table-cell table:number-columns-repeated="3"/>
          <table:table-cell office:value-type="string" calcext:value-type="string">
            <text:p>[255.2, 258.8, 329.0, 273.2]</text:p>
          </table:table-cell>
          <table:table-cell table:number-columns-repeated="1018"/>
        </table:table-row>
        <table:table-row table:style-name="ro1">
          <table:table-cell office:value-type="float" office:value="16.7166666666667" calcext:value-type="float">
            <text:p>16.7166666666667</text:p>
          </table:table-cell>
          <table:table-cell office:value-type="float" office:value="485958365" calcext:value-type="float">
            <text:p>485958365</text:p>
          </table:table-cell>
          <table:table-cell office:value-type="float" office:value="143.358531317495" calcext:value-type="float">
            <text:p>143.358531317495</text:p>
          </table:table-cell>
          <table:table-cell office:value-type="float" office:value="-311" calcext:value-type="float">
            <text:p>-311</text:p>
          </table:table-cell>
          <table:table-cell office:value-type="float" office:value="3032" calcext:value-type="float">
            <text:p>3032</text:p>
          </table:table-cell>
          <table:table-cell table:number-columns-repeated="1019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table:number-columns-repeated="3"/>
          <table:table-cell office:value-type="string" calcext:value-type="string">
            <text:p>[257.0, 257.0, 334.4, 275.0]</text:p>
          </table:table-cell>
          <table:table-cell table:number-columns-repeated="1018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397" calcext:value-type="float">
            <text:p>-397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539" calcext:value-type="float">
            <text:p>-539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table:number-columns-repeated="3"/>
          <table:table-cell office:value-type="string" calcext:value-type="string">
            <text:p>[257.0, 257.0, 334.4, 275.0]</text:p>
          </table:table-cell>
          <table:table-cell table:number-columns-repeated="1018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397" calcext:value-type="float">
            <text:p>-397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office:value-type="float" office:value="16.7833333333333" calcext:value-type="float">
            <text:p>16.7833333333333</text:p>
          </table:table-cell>
          <table:table-cell office:value-type="float" office:value="485958369" calcext:value-type="float">
            <text:p>48595836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539" calcext:value-type="float">
            <text:p>-539</text:p>
          </table:table-cell>
          <table:table-cell office:value-type="float" office:value="2993" calcext:value-type="float">
            <text:p>2993</text:p>
          </table:table-cell>
          <table:table-cell table:number-columns-repeated="1019"/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5958372" calcext:value-type="float">
            <text:p>48595837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13" calcext:value-type="float">
            <text:p>-713</text:p>
          </table:table-cell>
          <table:table-cell office:value-type="float" office:value="2965" calcext:value-type="float">
            <text:p>2965</text:p>
          </table:table-cell>
          <table:table-cell table:number-columns-repeated="1019"/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5958372" calcext:value-type="float">
            <text:p>485958372</text:p>
          </table:table-cell>
          <table:table-cell table:number-columns-repeated="3"/>
          <table:table-cell office:value-type="string" calcext:value-type="string">
            <text:p>[251.6, 253.4, 325.4, 267.8]</text:p>
          </table:table-cell>
          <table:table-cell table:number-columns-repeated="1018"/>
        </table:table-row>
        <table:table-row table:style-name="ro1">
          <table:table-cell office:value-type="float" office:value="16.8333333333333" calcext:value-type="float">
            <text:p>16.8333333333333</text:p>
          </table:table-cell>
          <table:table-cell office:value-type="float" office:value="485958372" calcext:value-type="float">
            <text:p>48595837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587" calcext:value-type="float">
            <text:p>-587</text:p>
          </table:table-cell>
          <table:table-cell office:value-type="float" office:value="2958" calcext:value-type="float">
            <text:p>2958</text:p>
          </table:table-cell>
          <table:table-cell table:number-columns-repeated="1019"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5958374" calcext:value-type="float">
            <text:p>485958374</text:p>
          </table:table-cell>
          <table:table-cell table:number-columns-repeated="3"/>
          <table:table-cell office:value-type="string" calcext:value-type="string">
            <text:p>[255.2, 255.2, 332.6, 275.0]</text:p>
          </table:table-cell>
          <table:table-cell table:number-columns-repeated="1018"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5958374" calcext:value-type="float">
            <text:p>485958374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06" calcext:value-type="float">
            <text:p>-706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5958374" calcext:value-type="float">
            <text:p>485958374</text:p>
          </table:table-cell>
          <table:table-cell table:number-columns-repeated="3"/>
          <table:table-cell office:value-type="string" calcext:value-type="string">
            <text:p>[253.4, 255.2, 325.4, 275.0]</text:p>
          </table:table-cell>
          <table:table-cell table:number-columns-repeated="1018"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5958374" calcext:value-type="float">
            <text:p>485958374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06" calcext:value-type="float">
            <text:p>-706</text:p>
          </table:table-cell>
          <table:table-cell office:value-type="float" office:value="2940" calcext:value-type="float">
            <text:p>2940</text:p>
          </table:table-cell>
          <table:table-cell table:number-columns-repeated="1019"/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485958374" calcext:value-type="float">
            <text:p>485958374</text:p>
          </table:table-cell>
          <table:table-cell table:number-columns-repeated="3"/>
          <table:table-cell office:value-type="string" calcext:value-type="string">
            <text:p>[253.4, 255.2, 325.4, 275.0]</text:p>
          </table:table-cell>
          <table:table-cell table:number-columns-repeated="1018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table:number-columns-repeated="3"/>
          <table:table-cell office:value-type="string" calcext:value-type="string">
            <text:p>[251.6, 255.2, 325.4, 269.6]</text:p>
          </table:table-cell>
          <table:table-cell table:number-columns-repeated="1018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94" calcext:value-type="float">
            <text:p>-79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table:number-columns-repeated="3"/>
          <table:table-cell office:value-type="string" calcext:value-type="string">
            <text:p>[249.8, 251.6, 323.6, 267.8]</text:p>
          </table:table-cell>
          <table:table-cell table:number-columns-repeated="1018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23" calcext:value-type="float">
            <text:p>-723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table:number-columns-repeated="3"/>
          <table:table-cell office:value-type="string" calcext:value-type="string">
            <text:p>[251.6, 255.2, 325.4, 269.6]</text:p>
          </table:table-cell>
          <table:table-cell table:number-columns-repeated="1018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94" calcext:value-type="float">
            <text:p>-794</text:p>
          </table:table-cell>
          <table:table-cell office:value-type="float" office:value="2890" calcext:value-type="float">
            <text:p>2890</text:p>
          </table:table-cell>
          <table:table-cell table:number-columns-repeated="1019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table:number-columns-repeated="3"/>
          <table:table-cell office:value-type="string" calcext:value-type="string">
            <text:p>[249.8, 251.6, 323.6, 267.8]</text:p>
          </table:table-cell>
          <table:table-cell table:number-columns-repeated="1018"/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485958379" calcext:value-type="float">
            <text:p>485958379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723" calcext:value-type="float">
            <text:p>-723</text:p>
          </table:table-cell>
          <table:table-cell office:value-type="float" office:value="2878" calcext:value-type="float">
            <text:p>2878</text:p>
          </table:table-cell>
          <table:table-cell table:number-columns-repeated="1019"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5958383" calcext:value-type="float">
            <text:p>485958383</text:p>
          </table:table-cell>
          <table:table-cell table:number-columns-repeated="3"/>
          <table:table-cell office:value-type="string" calcext:value-type="string">
            <text:p>[248.0, 249.8, 321.8, 267.8]</text:p>
          </table:table-cell>
          <table:table-cell table:number-columns-repeated="1018"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5958383" calcext:value-type="float">
            <text:p>485958383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797" calcext:value-type="float">
            <text:p>-797</text:p>
          </table:table-cell>
          <table:table-cell office:value-type="float" office:value="2835" calcext:value-type="float">
            <text:p>2835</text:p>
          </table:table-cell>
          <table:table-cell table:number-columns-repeated="1019"/>
        </table:table-row>
        <table:table-row table:style-name="ro1">
          <table:table-cell office:value-type="float" office:value="17.0166666666667" calcext:value-type="float">
            <text:p>17.0166666666667</text:p>
          </table:table-cell>
          <table:table-cell office:value-type="float" office:value="485958383" calcext:value-type="float">
            <text:p>485958383</text:p>
          </table:table-cell>
          <table:table-cell table:number-columns-repeated="3"/>
          <table:table-cell office:value-type="string" calcext:value-type="string">
            <text:p>[246.2, 249.8, 323.6, 271.4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8385" calcext:value-type="float">
            <text:p>485958385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71" calcext:value-type="float">
            <text:p>-771</text:p>
          </table:table-cell>
          <table:table-cell office:value-type="float" office:value="2821" calcext:value-type="float">
            <text:p>2821</text:p>
          </table:table-cell>
          <table:table-cell table:number-columns-repeated="1019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8385" calcext:value-type="float">
            <text:p>485958385</text:p>
          </table:table-cell>
          <table:table-cell table:number-columns-repeated="3"/>
          <table:table-cell office:value-type="string" calcext:value-type="string">
            <text:p>[248.0, 251.6, 323.6, 271.4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8385" calcext:value-type="float">
            <text:p>485958385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29" calcext:value-type="float">
            <text:p>-729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8385" calcext:value-type="float">
            <text:p>485958385</text:p>
          </table:table-cell>
          <table:table-cell table:number-columns-repeated="3"/>
          <table:table-cell office:value-type="string" calcext:value-type="string">
            <text:p>[248.0, 251.6, 323.6, 271.4]</text:p>
          </table:table-cell>
          <table:table-cell table:number-columns-repeated="1018"/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485958385" calcext:value-type="float">
            <text:p>485958385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29" calcext:value-type="float">
            <text:p>-729</text:p>
          </table:table-cell>
          <table:table-cell office:value-type="float" office:value="2807" calcext:value-type="float">
            <text:p>2807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8389" calcext:value-type="float">
            <text:p>485958389</text:p>
          </table:table-cell>
          <table:table-cell table:number-columns-repeated="3"/>
          <table:table-cell office:value-type="string" calcext:value-type="string">
            <text:p>[237.2, 246.2, 314.6, 269.6]</text:p>
          </table:table-cell>
          <table:table-cell table:number-columns-repeated="1018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8389" calcext:value-type="float">
            <text:p>48595838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07" calcext:value-type="float">
            <text:p>-707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8389" calcext:value-type="float">
            <text:p>48595838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55" calcext:value-type="float">
            <text:p>-655</text:p>
          </table:table-cell>
          <table:table-cell office:value-type="float" office:value="2784" calcext:value-type="float">
            <text:p>2784</text:p>
          </table:table-cell>
          <table:table-cell table:number-columns-repeated="1019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8389" calcext:value-type="float">
            <text:p>485958389</text:p>
          </table:table-cell>
          <table:table-cell table:number-columns-repeated="3"/>
          <table:table-cell office:value-type="string" calcext:value-type="string">
            <text:p>[237.2, 246.2, 314.6, 269.6]</text:p>
          </table:table-cell>
          <table:table-cell table:number-columns-repeated="1018"/>
        </table:table-row>
        <table:table-row table:style-name="ro1">
          <table:table-cell office:value-type="float" office:value="17.1166666666667" calcext:value-type="float">
            <text:p>17.1166666666667</text:p>
          </table:table-cell>
          <table:table-cell office:value-type="float" office:value="485958389" calcext:value-type="float">
            <text:p>485958389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707" calcext:value-type="float">
            <text:p>-707</text:p>
          </table:table-cell>
          <table:table-cell office:value-type="float" office:value="2771" calcext:value-type="float">
            <text:p>2771</text:p>
          </table:table-cell>
          <table:table-cell table:number-columns-repeated="1019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8393" calcext:value-type="float">
            <text:p>48595839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13" calcext:value-type="float">
            <text:p>-6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8393" calcext:value-type="float">
            <text:p>485958393</text:p>
          </table:table-cell>
          <table:table-cell table:number-columns-repeated="3"/>
          <table:table-cell office:value-type="string" calcext:value-type="string">
            <text:p>[242.6, 249.8, 320.0, 267.8]</text:p>
          </table:table-cell>
          <table:table-cell table:number-columns-repeated="1018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8393" calcext:value-type="float">
            <text:p>485958393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613" calcext:value-type="float">
            <text:p>-613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17.1833333333333" calcext:value-type="float">
            <text:p>17.1833333333333</text:p>
          </table:table-cell>
          <table:table-cell office:value-type="float" office:value="485958393" calcext:value-type="float">
            <text:p>485958393</text:p>
          </table:table-cell>
          <table:table-cell table:number-columns-repeated="3"/>
          <table:table-cell office:value-type="string" calcext:value-type="string">
            <text:p>[242.6, 249.8, 320.0, 267.8]</text:p>
          </table:table-cell>
          <table:table-cell table:number-columns-repeated="1018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table:number-columns-repeated="3"/>
          <table:table-cell office:value-type="string" calcext:value-type="string">
            <text:p>[240.8, 248.0, 318.2, 267.8]</text:p>
          </table:table-cell>
          <table:table-cell table:number-columns-repeated="1018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681" calcext:value-type="float">
            <text:p>-681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table:number-columns-repeated="3"/>
          <table:table-cell office:value-type="string" calcext:value-type="string">
            <text:p>[242.6, 249.8, 312.8, 269.6]</text:p>
          </table:table-cell>
          <table:table-cell table:number-columns-repeated="1018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table:number-columns-repeated="3"/>
          <table:table-cell office:value-type="string" calcext:value-type="string">
            <text:p>[240.8, 248.0, 318.2, 267.8]</text:p>
          </table:table-cell>
          <table:table-cell table:number-columns-repeated="1018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681" calcext:value-type="float">
            <text:p>-681</text:p>
          </table:table-cell>
          <table:table-cell office:value-type="float" office:value="2697" calcext:value-type="float">
            <text:p>2697</text:p>
          </table:table-cell>
          <table:table-cell table:number-columns-repeated="1019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85958400" calcext:value-type="float">
            <text:p>485958400</text:p>
          </table:table-cell>
          <table:table-cell table:number-columns-repeated="3"/>
          <table:table-cell office:value-type="string" calcext:value-type="string">
            <text:p>[242.6, 249.8, 312.8, 269.6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8405" calcext:value-type="float">
            <text:p>485958405</text:p>
          </table:table-cell>
          <table:table-cell table:number-columns-repeated="3"/>
          <table:table-cell office:value-type="string" calcext:value-type="string">
            <text:p>[240.8, 248.0, 312.8, 269.6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8405" calcext:value-type="float">
            <text:p>485958405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32" calcext:value-type="float">
            <text:p>-732</text:p>
          </table:table-cell>
          <table:table-cell office:value-type="float" office:value="2656" calcext:value-type="float">
            <text:p>2656</text:p>
          </table:table-cell>
          <table:table-cell table:number-columns-repeated="1019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8405" calcext:value-type="float">
            <text:p>485958405</text:p>
          </table:table-cell>
          <table:table-cell table:number-columns-repeated="3"/>
          <table:table-cell office:value-type="string" calcext:value-type="string">
            <text:p>[233.6, 248.0, 309.2, 266.0]</text:p>
          </table:table-cell>
          <table:table-cell table:number-columns-repeated="1018"/>
        </table:table-row>
        <table:table-row table:style-name="ro1">
          <table:table-cell office:value-type="float" office:value="17.3833333333333" calcext:value-type="float">
            <text:p>17.3833333333333</text:p>
          </table:table-cell>
          <table:table-cell office:value-type="float" office:value="485958405" calcext:value-type="float">
            <text:p>485958405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65" calcext:value-type="float">
            <text:p>-765</text:p>
          </table:table-cell>
          <table:table-cell office:value-type="float" office:value="2639" calcext:value-type="float">
            <text:p>2639</text:p>
          </table:table-cell>
          <table:table-cell table:number-columns-repeated="101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85958406" calcext:value-type="float">
            <text:p>48595840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78" calcext:value-type="float">
            <text:p>-778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85958406" calcext:value-type="float">
            <text:p>485958406</text:p>
          </table:table-cell>
          <table:table-cell table:number-columns-repeated="3"/>
          <table:table-cell office:value-type="string" calcext:value-type="string">
            <text:p>[233.6, 246.2, 307.4, 266.0]</text:p>
          </table:table-cell>
          <table:table-cell table:number-columns-repeated="1018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85958406" calcext:value-type="float">
            <text:p>485958406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778" calcext:value-type="float">
            <text:p>-778</text:p>
          </table:table-cell>
          <table:table-cell office:value-type="float" office:value="2622" calcext:value-type="float">
            <text:p>2622</text:p>
          </table:table-cell>
          <table:table-cell table:number-columns-repeated="1019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85958406" calcext:value-type="float">
            <text:p>485958406</text:p>
          </table:table-cell>
          <table:table-cell table:number-columns-repeated="3"/>
          <table:table-cell office:value-type="string" calcext:value-type="string">
            <text:p>[233.6, 246.2, 307.4, 266.0]</text:p>
          </table:table-cell>
          <table:table-cell table:number-columns-repeated="1018"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5958410" calcext:value-type="float">
            <text:p>485958410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512" calcext:value-type="float">
            <text:p>-5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5958410" calcext:value-type="float">
            <text:p>485958410</text:p>
          </table:table-cell>
          <table:table-cell table:number-columns-repeated="3"/>
          <table:table-cell office:value-type="string" calcext:value-type="string">
            <text:p>[233.6, 246.2, 311.0, 262.4]</text:p>
          </table:table-cell>
          <table:table-cell table:number-columns-repeated="1018"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5958410" calcext:value-type="float">
            <text:p>485958410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512" calcext:value-type="float">
            <text:p>-512</text:p>
          </table:table-cell>
          <table:table-cell office:value-type="float" office:value="2589" calcext:value-type="float">
            <text:p>2589</text:p>
          </table:table-cell>
          <table:table-cell table:number-columns-repeated="1019"/>
        </table:table-row>
        <table:table-row table:style-name="ro1">
          <table:table-cell office:value-type="float" office:value="17.4666666666667" calcext:value-type="float">
            <text:p>17.4666666666667</text:p>
          </table:table-cell>
          <table:table-cell office:value-type="float" office:value="485958410" calcext:value-type="float">
            <text:p>485958410</text:p>
          </table:table-cell>
          <table:table-cell table:number-columns-repeated="3"/>
          <table:table-cell office:value-type="string" calcext:value-type="string">
            <text:p>[233.6, 246.2, 311.0, 262.4]</text:p>
          </table:table-cell>
          <table:table-cell table:number-columns-repeated="1018"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5958414" calcext:value-type="float">
            <text:p>485958414</text:p>
          </table:table-cell>
          <table:table-cell table:number-columns-repeated="3"/>
          <table:table-cell office:value-type="string" calcext:value-type="string">
            <text:p>[231.8, 242.6, 307.4, 264.2]</text:p>
          </table:table-cell>
          <table:table-cell table:number-columns-repeated="1018"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5958414" calcext:value-type="float">
            <text:p>485958414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287" calcext:value-type="float">
            <text:p>-287</text:p>
          </table:table-cell>
          <table:table-cell office:value-type="float" office:value="2574" calcext:value-type="float">
            <text:p>2574</text:p>
          </table:table-cell>
          <table:table-cell table:number-columns-repeated="1019"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5958414" calcext:value-type="float">
            <text:p>485958414</text:p>
          </table:table-cell>
          <table:table-cell table:number-columns-repeated="3"/>
          <table:table-cell office:value-type="string" calcext:value-type="string">
            <text:p>[226.4, 242.6, 303.8, 264.2]</text:p>
          </table:table-cell>
          <table:table-cell table:number-columns-repeated="1018"/>
        </table:table-row>
        <table:table-row table:style-name="ro1">
          <table:table-cell office:value-type="float" office:value="17.5333333333333" calcext:value-type="float">
            <text:p>17.5333333333333</text:p>
          </table:table-cell>
          <table:table-cell office:value-type="float" office:value="485958414" calcext:value-type="float">
            <text:p>485958414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77" calcext:value-type="float">
            <text:p>-277</text:p>
          </table:table-cell>
          <table:table-cell office:value-type="float" office:value="2569" calcext:value-type="float">
            <text:p>2569</text:p>
          </table:table-cell>
          <table:table-cell table:number-columns-repeated="1019"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5958416" calcext:value-type="float">
            <text:p>485958416</text:p>
          </table:table-cell>
          <table:table-cell table:number-columns-repeated="3"/>
          <table:table-cell office:value-type="string" calcext:value-type="string">
            <text:p>[228.2, 242.6, 300.2, 262.4]</text:p>
          </table:table-cell>
          <table:table-cell table:number-columns-repeated="1018"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5958416" calcext:value-type="float">
            <text:p>48595841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13" calcext:value-type="float">
            <text:p>-413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5958416" calcext:value-type="float">
            <text:p>485958416</text:p>
          </table:table-cell>
          <table:table-cell table:number-columns-repeated="3"/>
          <table:table-cell office:value-type="string" calcext:value-type="string">
            <text:p>[228.2, 242.6, 300.2, 262.4]</text:p>
          </table:table-cell>
          <table:table-cell table:number-columns-repeated="1018"/>
        </table:table-row>
        <table:table-row table:style-name="ro1">
          <table:table-cell office:value-type="float" office:value="17.5666666666667" calcext:value-type="float">
            <text:p>17.5666666666667</text:p>
          </table:table-cell>
          <table:table-cell office:value-type="float" office:value="485958416" calcext:value-type="float">
            <text:p>485958416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413" calcext:value-type="float">
            <text:p>-413</text:p>
          </table:table-cell>
          <table:table-cell office:value-type="float" office:value="2559" calcext:value-type="float">
            <text:p>2559</text:p>
          </table:table-cell>
          <table:table-cell table:number-columns-repeated="1019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27" calcext:value-type="float">
            <text:p>-427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table:number-columns-repeated="3"/>
          <table:table-cell office:value-type="string" calcext:value-type="string">
            <text:p>[230.0, 242.6, 303.8, 260.6]</text:p>
          </table:table-cell>
          <table:table-cell table:number-columns-repeated="1018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45" calcext:value-type="float">
            <text:p>-445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27" calcext:value-type="float">
            <text:p>-427</text:p>
          </table:table-cell>
          <table:table-cell office:value-type="float" office:value="2534" calcext:value-type="float">
            <text:p>2534</text:p>
          </table:table-cell>
          <table:table-cell table:number-columns-repeated="1019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table:number-columns-repeated="3"/>
          <table:table-cell office:value-type="string" calcext:value-type="string">
            <text:p>[230.0, 242.6, 303.8, 260.6]</text:p>
          </table:table-cell>
          <table:table-cell table:number-columns-repeated="1018"/>
        </table:table-row>
        <table:table-row table:style-name="ro1">
          <table:table-cell office:value-type="float" office:value="17.6333333333333" calcext:value-type="float">
            <text:p>17.6333333333333</text:p>
          </table:table-cell>
          <table:table-cell office:value-type="float" office:value="485958420" calcext:value-type="float">
            <text:p>48595842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45" calcext:value-type="float">
            <text:p>-445</text:p>
          </table:table-cell>
          <table:table-cell office:value-type="float" office:value="2525" calcext:value-type="float">
            <text:p>2525</text:p>
          </table:table-cell>
          <table:table-cell table:number-columns-repeated="101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85958424" calcext:value-type="float">
            <text:p>48595842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67" calcext:value-type="float">
            <text:p>-567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85958424" calcext:value-type="float">
            <text:p>485958424</text:p>
          </table:table-cell>
          <table:table-cell table:number-columns-repeated="3"/>
          <table:table-cell office:value-type="string" calcext:value-type="string">
            <text:p>[230.0, 242.6, 307.4, 266.0]</text:p>
          </table:table-cell>
          <table:table-cell table:number-columns-repeated="1018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85958424" calcext:value-type="float">
            <text:p>48595842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67" calcext:value-type="float">
            <text:p>-567</text:p>
          </table:table-cell>
          <table:table-cell office:value-type="float" office:value="2493" calcext:value-type="float">
            <text:p>2493</text:p>
          </table:table-cell>
          <table:table-cell table:number-columns-repeated="1019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85958424" calcext:value-type="float">
            <text:p>485958424</text:p>
          </table:table-cell>
          <table:table-cell table:number-columns-repeated="3"/>
          <table:table-cell office:value-type="string" calcext:value-type="string">
            <text:p>[230.0, 242.6, 307.4, 266.0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25" calcext:value-type="float">
            <text:p>-725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table:number-columns-repeated="3"/>
          <table:table-cell office:value-type="string" calcext:value-type="string">
            <text:p>[226.4, 240.8, 298.4, 264.2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41" calcext:value-type="float">
            <text:p>-641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725" calcext:value-type="float">
            <text:p>-725</text:p>
          </table:table-cell>
          <table:table-cell office:value-type="float" office:value="2453" calcext:value-type="float">
            <text:p>2453</text:p>
          </table:table-cell>
          <table:table-cell table:number-columns-repeated="1019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table:number-columns-repeated="3"/>
          <table:table-cell office:value-type="string" calcext:value-type="string">
            <text:p>[226.4, 240.8, 298.4, 264.2]</text:p>
          </table:table-cell>
          <table:table-cell table:number-columns-repeated="1018"/>
        </table:table-row>
        <table:table-row table:style-name="ro1">
          <table:table-cell office:value-type="float" office:value="17.7833333333333" calcext:value-type="float">
            <text:p>17.7833333333333</text:p>
          </table:table-cell>
          <table:table-cell office:value-type="float" office:value="485958429" calcext:value-type="float">
            <text:p>485958429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41" calcext:value-type="float">
            <text:p>-641</text:p>
          </table:table-cell>
          <table:table-cell office:value-type="float" office:value="2446" calcext:value-type="float">
            <text:p>2446</text:p>
          </table:table-cell>
          <table:table-cell table:number-columns-repeated="1019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8432" calcext:value-type="float">
            <text:p>48595843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39" calcext:value-type="float">
            <text:p>-739</text:p>
          </table:table-cell>
          <table:table-cell office:value-type="float" office:value="2415" calcext:value-type="float">
            <text:p>2415</text:p>
          </table:table-cell>
          <table:table-cell table:number-columns-repeated="1019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8432" calcext:value-type="float">
            <text:p>485958432</text:p>
          </table:table-cell>
          <table:table-cell table:number-columns-repeated="3"/>
          <table:table-cell office:value-type="string" calcext:value-type="string">
            <text:p>[226.4, 240.8, 302.0, 264.2]</text:p>
          </table:table-cell>
          <table:table-cell table:number-columns-repeated="1018"/>
        </table:table-row>
        <table:table-row table:style-name="ro1">
          <table:table-cell office:value-type="float" office:value="17.8333333333333" calcext:value-type="float">
            <text:p>17.8333333333333</text:p>
          </table:table-cell>
          <table:table-cell office:value-type="float" office:value="485958432" calcext:value-type="float">
            <text:p>48595843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01" calcext:value-type="float">
            <text:p>-601</text:p>
          </table:table-cell>
          <table:table-cell office:value-type="float" office:value="2408" calcext:value-type="float">
            <text:p>2408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table:number-columns-repeated="3"/>
          <table:table-cell office:value-type="string" calcext:value-type="string">
            <text:p>[224.6, 242.6, 302.0, 266.0]</text:p>
          </table:table-cell>
          <table:table-cell table:number-columns-repeated="1018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75" calcext:value-type="float">
            <text:p>-575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88" calcext:value-type="float">
            <text:p>-688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table:number-columns-repeated="3"/>
          <table:table-cell office:value-type="string" calcext:value-type="string">
            <text:p>[224.6, 242.6, 302.0, 266.0]</text:p>
          </table:table-cell>
          <table:table-cell table:number-columns-repeated="1018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575" calcext:value-type="float">
            <text:p>-575</text:p>
          </table:table-cell>
          <table:table-cell office:value-type="float" office:value="2398" calcext:value-type="float">
            <text:p>2398</text:p>
          </table:table-cell>
          <table:table-cell table:number-columns-repeated="1019"/>
        </table:table-row>
        <table:table-row table:style-name="ro1">
          <table:table-cell office:value-type="float" office:value="17.8666666666667" calcext:value-type="float">
            <text:p>17.8666666666667</text:p>
          </table:table-cell>
          <table:table-cell office:value-type="float" office:value="485958434" calcext:value-type="float">
            <text:p>48595843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688" calcext:value-type="float">
            <text:p>-688</text:p>
          </table:table-cell>
          <table:table-cell office:value-type="float" office:value="2381" calcext:value-type="float">
            <text:p>2381</text:p>
          </table:table-cell>
          <table:table-cell table:number-columns-repeated="1019"/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485958438" calcext:value-type="float">
            <text:p>485958438</text:p>
          </table:table-cell>
          <table:table-cell table:number-columns-repeated="3"/>
          <table:table-cell office:value-type="string" calcext:value-type="string">
            <text:p>[221.0, 235.4, 296.6, 264.2]</text:p>
          </table:table-cell>
          <table:table-cell table:number-columns-repeated="1018"/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485958438" calcext:value-type="float">
            <text:p>48595843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76" calcext:value-type="float">
            <text:p>-276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485958438" calcext:value-type="float">
            <text:p>48595843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97" calcext:value-type="float">
            <text:p>-597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485958438" calcext:value-type="float">
            <text:p>485958438</text:p>
          </table:table-cell>
          <table:table-cell table:number-columns-repeated="3"/>
          <table:table-cell office:value-type="string" calcext:value-type="string">
            <text:p>[221.0, 235.4, 296.6, 264.2]</text:p>
          </table:table-cell>
          <table:table-cell table:number-columns-repeated="1018"/>
        </table:table-row>
        <table:table-row table:style-name="ro1">
          <table:table-cell office:value-type="float" office:value="17.9333333333333" calcext:value-type="float">
            <text:p>17.9333333333333</text:p>
          </table:table-cell>
          <table:table-cell office:value-type="float" office:value="485958438" calcext:value-type="float">
            <text:p>48595843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76" calcext:value-type="float">
            <text:p>-276</text:p>
          </table:table-cell>
          <table:table-cell office:value-type="float" office:value="2360" calcext:value-type="float">
            <text:p>236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8442" calcext:value-type="float">
            <text:p>485958442</text:p>
          </table:table-cell>
          <table:table-cell table:number-columns-repeated="3"/>
          <table:table-cell office:value-type="string" calcext:value-type="string">
            <text:p>[215.6, 237.2, 294.8, 260.6]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5958442" calcext:value-type="float">
            <text:p>48595844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16" calcext:value-type="float">
            <text:p>-816</text:p>
          </table:table-cell>
          <table:table-cell office:value-type="float" office:value="2317" calcext:value-type="float">
            <text:p>2317</text:p>
          </table:table-cell>
          <table:table-cell table:number-columns-repeated="1019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table:number-columns-repeated="3"/>
          <table:table-cell office:value-type="string" calcext:value-type="string">
            <text:p>[219.2, 233.6, 294.8, 260.6]</text:p>
          </table:table-cell>
          <table:table-cell table:number-columns-repeated="1018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72" calcext:value-type="float">
            <text:p>-472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table:number-columns-repeated="3"/>
          <table:table-cell office:value-type="string" calcext:value-type="string">
            <text:p>[219.2, 237.2, 298.4, 260.6]</text:p>
          </table:table-cell>
          <table:table-cell table:number-columns-repeated="1018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648" calcext:value-type="float">
            <text:p>-648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472" calcext:value-type="float">
            <text:p>-472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table:number-columns-repeated="3"/>
          <table:table-cell office:value-type="string" calcext:value-type="string">
            <text:p>[219.2, 237.2, 298.4, 260.6]</text:p>
          </table:table-cell>
          <table:table-cell table:number-columns-repeated="1018"/>
        </table:table-row>
        <table:table-row table:style-name="ro1">
          <table:table-cell office:value-type="float" office:value="18.0333333333333" calcext:value-type="float">
            <text:p>18.0333333333333</text:p>
          </table:table-cell>
          <table:table-cell office:value-type="float" office:value="485958444" calcext:value-type="float">
            <text:p>48595844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648" calcext:value-type="float">
            <text:p>-648</text:p>
          </table:table-cell>
          <table:table-cell office:value-type="float" office:value="2301" calcext:value-type="float">
            <text:p>2301</text:p>
          </table:table-cell>
          <table:table-cell table:number-columns-repeated="1019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table:number-columns-repeated="3"/>
          <table:table-cell office:value-type="string" calcext:value-type="string">
            <text:p>[221.0, 237.2, 294.8, 260.6]</text:p>
          </table:table-cell>
          <table:table-cell table:number-columns-repeated="1018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4" calcext:value-type="float">
            <text:p>-494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table:number-columns-repeated="3"/>
          <table:table-cell office:value-type="string" calcext:value-type="string">
            <text:p>[219.2, 233.6, 296.6, 262.4]</text:p>
          </table:table-cell>
          <table:table-cell table:number-columns-repeated="1018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table:number-columns-repeated="3"/>
          <table:table-cell office:value-type="string" calcext:value-type="string">
            <text:p>[221.0, 237.2, 294.8, 260.6]</text:p>
          </table:table-cell>
          <table:table-cell table:number-columns-repeated="1018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494" calcext:value-type="float">
            <text:p>-494</text:p>
          </table:table-cell>
          <table:table-cell office:value-type="float" office:value="2276" calcext:value-type="float">
            <text:p>2276</text:p>
          </table:table-cell>
          <table:table-cell table:number-columns-repeated="1019"/>
        </table:table-row>
        <table:table-row table:style-name="ro1">
          <table:table-cell office:value-type="float" office:value="18.1166666666667" calcext:value-type="float">
            <text:p>18.1166666666667</text:p>
          </table:table-cell>
          <table:table-cell office:value-type="float" office:value="485958449" calcext:value-type="float">
            <text:p>485958449</text:p>
          </table:table-cell>
          <table:table-cell table:number-columns-repeated="3"/>
          <table:table-cell office:value-type="string" calcext:value-type="string">
            <text:p>[219.2, 233.6, 296.6, 262.4]</text:p>
          </table:table-cell>
          <table:table-cell table:number-columns-repeated="1018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62" calcext:value-type="float">
            <text:p>-562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table:number-columns-repeated="3"/>
          <table:table-cell office:value-type="string" calcext:value-type="string">
            <text:p>[221.0, 237.2, 298.4, 262.4]</text:p>
          </table:table-cell>
          <table:table-cell table:number-columns-repeated="1018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2" calcext:value-type="float">
            <text:p>-682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562" calcext:value-type="float">
            <text:p>-562</text:p>
          </table:table-cell>
          <table:table-cell office:value-type="float" office:value="2244" calcext:value-type="float">
            <text:p>2244</text:p>
          </table:table-cell>
          <table:table-cell table:number-columns-repeated="1019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table:number-columns-repeated="3"/>
          <table:table-cell office:value-type="string" calcext:value-type="string">
            <text:p>[221.0, 237.2, 298.4, 262.4]</text:p>
          </table:table-cell>
          <table:table-cell table:number-columns-repeated="1018"/>
        </table:table-row>
        <table:table-row table:style-name="ro1">
          <table:table-cell office:value-type="float" office:value="18.1666666666667" calcext:value-type="float">
            <text:p>18.1666666666667</text:p>
          </table:table-cell>
          <table:table-cell office:value-type="float" office:value="485958452" calcext:value-type="float">
            <text:p>4859584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82" calcext:value-type="float">
            <text:p>-682</text:p>
          </table:table-cell>
          <table:table-cell office:value-type="float" office:value="2225" calcext:value-type="float">
            <text:p>2225</text:p>
          </table:table-cell>
          <table:table-cell table:number-columns-repeated="1019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8457" calcext:value-type="float">
            <text:p>48595845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38" calcext:value-type="float">
            <text:p>-838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8457" calcext:value-type="float">
            <text:p>485958457</text:p>
          </table:table-cell>
          <table:table-cell table:number-columns-repeated="3"/>
          <table:table-cell office:value-type="string" calcext:value-type="string">
            <text:p>[219.2, 237.2, 293.0, 260.6]</text:p>
          </table:table-cell>
          <table:table-cell table:number-columns-repeated="1018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8457" calcext:value-type="float">
            <text:p>48595845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19" calcext:value-type="float">
            <text:p>-519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8457" calcext:value-type="float">
            <text:p>485958457</text:p>
          </table:table-cell>
          <table:table-cell table:number-columns-repeated="3"/>
          <table:table-cell office:value-type="string" calcext:value-type="string">
            <text:p>[219.2, 237.2, 293.0, 260.6]</text:p>
          </table:table-cell>
          <table:table-cell table:number-columns-repeated="1018"/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485958457" calcext:value-type="float">
            <text:p>48595845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19" calcext:value-type="float">
            <text:p>-519</text:p>
          </table:table-cell>
          <table:table-cell office:value-type="float" office:value="2190" calcext:value-type="float">
            <text:p>2190</text:p>
          </table:table-cell>
          <table:table-cell table:number-columns-repeated="1019"/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5958465" calcext:value-type="float">
            <text:p>48595846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36" calcext:value-type="float">
            <text:p>-136</text:p>
          </table:table-cell>
          <table:table-cell office:value-type="float" office:value="2193" calcext:value-type="float">
            <text:p>2193</text:p>
          </table:table-cell>
          <table:table-cell table:number-columns-repeated="1019"/>
        </table:table-row>
        <table:table-row table:style-name="ro1">
          <table:table-cell office:value-type="float" office:value="18.3833333333333" calcext:value-type="float">
            <text:p>18.3833333333333</text:p>
          </table:table-cell>
          <table:table-cell office:value-type="float" office:value="485958465" calcext:value-type="float">
            <text:p>485958465</text:p>
          </table:table-cell>
          <table:table-cell table:number-columns-repeated="3"/>
          <table:table-cell office:value-type="string" calcext:value-type="string">
            <text:p>[212.0, 233.6, 287.6, 257.0]</text:p>
          </table:table-cell>
          <table:table-cell table:number-columns-repeated="1018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80" calcext:value-type="float">
            <text:p>-18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table:number-columns-repeated="3"/>
          <table:table-cell office:value-type="string" calcext:value-type="string">
            <text:p>[215.6, 235.4, 291.2, 258.8]</text:p>
          </table:table-cell>
          <table:table-cell table:number-columns-repeated="1018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74" calcext:value-type="float">
            <text:p>-274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80" calcext:value-type="float">
            <text:p>-180</text:p>
          </table:table-cell>
          <table:table-cell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table:number-columns-repeated="3"/>
          <table:table-cell office:value-type="string" calcext:value-type="string">
            <text:p>[215.6, 235.4, 291.2, 258.8]</text:p>
          </table:table-cell>
          <table:table-cell table:number-columns-repeated="1018"/>
        </table:table-row>
        <table:table-row table:style-name="ro1">
          <table:table-cell office:value-type="float" office:value="18.4166666666667" calcext:value-type="float">
            <text:p>18.4166666666667</text:p>
          </table:table-cell>
          <table:table-cell office:value-type="float" office:value="485958467" calcext:value-type="float">
            <text:p>48595846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74" calcext:value-type="float">
            <text:p>-274</text:p>
          </table:table-cell>
          <table:table-cell office:value-type="float" office:value="2182" calcext:value-type="float">
            <text:p>2182</text:p>
          </table:table-cell>
          <table:table-cell table:number-columns-repeated="1019"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5958471" calcext:value-type="float">
            <text:p>485958471</text:p>
          </table:table-cell>
          <table:table-cell table:number-columns-repeated="3"/>
          <table:table-cell office:value-type="string" calcext:value-type="string">
            <text:p>[213.8, 235.4, 289.4, 257.0]</text:p>
          </table:table-cell>
          <table:table-cell table:number-columns-repeated="1018"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5958471" calcext:value-type="float">
            <text:p>485958471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" calcext:value-type="float">
            <text:p>-39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5958471" calcext:value-type="float">
            <text:p>485958471</text:p>
          </table:table-cell>
          <table:table-cell table:number-columns-repeated="3"/>
          <table:table-cell office:value-type="string" calcext:value-type="string">
            <text:p>[213.8, 235.4, 289.4, 257.0]</text:p>
          </table:table-cell>
          <table:table-cell table:number-columns-repeated="1018"/>
        </table:table-row>
        <table:table-row table:style-name="ro1">
          <table:table-cell office:value-type="float" office:value="18.4833333333333" calcext:value-type="float">
            <text:p>18.4833333333333</text:p>
          </table:table-cell>
          <table:table-cell office:value-type="float" office:value="485958471" calcext:value-type="float">
            <text:p>485958471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" calcext:value-type="float">
            <text:p>-39</text:p>
          </table:table-cell>
          <table:table-cell office:value-type="float" office:value="2178" calcext:value-type="float">
            <text:p>2178</text:p>
          </table:table-cell>
          <table:table-cell table:number-columns-repeated="1019"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5958475" calcext:value-type="float">
            <text:p>48595847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05" calcext:value-type="float">
            <text:p>-105</text:p>
          </table:table-cell>
          <table:table-cell office:value-type="float" office:value="2174" calcext:value-type="float">
            <text:p>2174</text:p>
          </table:table-cell>
          <table:table-cell table:number-columns-repeated="1019"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5958475" calcext:value-type="float">
            <text:p>485958475</text:p>
          </table:table-cell>
          <table:table-cell table:number-columns-repeated="3"/>
          <table:table-cell office:value-type="string" calcext:value-type="string">
            <text:p>[217.4, 233.6, 291.2, 262.4]</text:p>
          </table:table-cell>
          <table:table-cell table:number-columns-repeated="1018"/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485958475" calcext:value-type="float">
            <text:p>485958475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98" calcext:value-type="float">
            <text:p>-98</text:p>
          </table:table-cell>
          <table:table-cell office:value-type="float" office:value="2170" calcext:value-type="float">
            <text:p>2170</text:p>
          </table:table-cell>
          <table:table-cell table:number-columns-repeated="1019"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5958477" calcext:value-type="float">
            <text:p>485958477</text:p>
          </table:table-cell>
          <table:table-cell table:number-columns-repeated="3"/>
          <table:table-cell office:value-type="string" calcext:value-type="string">
            <text:p>[212.0, 233.6, 287.6, 255.2]</text:p>
          </table:table-cell>
          <table:table-cell table:number-columns-repeated="1018"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5958477" calcext:value-type="float">
            <text:p>48595847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74" calcext:value-type="float">
            <text:p>-174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5958477" calcext:value-type="float">
            <text:p>485958477</text:p>
          </table:table-cell>
          <table:table-cell table:number-columns-repeated="3"/>
          <table:table-cell office:value-type="string" calcext:value-type="string">
            <text:p>[212.0, 233.6, 287.6, 255.2]</text:p>
          </table:table-cell>
          <table:table-cell table:number-columns-repeated="1018"/>
        </table:table-row>
        <table:table-row table:style-name="ro1">
          <table:table-cell office:value-type="float" office:value="18.5833333333333" calcext:value-type="float">
            <text:p>18.5833333333333</text:p>
          </table:table-cell>
          <table:table-cell office:value-type="float" office:value="485958477" calcext:value-type="float">
            <text:p>48595847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74" calcext:value-type="float">
            <text:p>-174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5958481" calcext:value-type="float">
            <text:p>485958481</text:p>
          </table:table-cell>
          <table:table-cell table:number-columns-repeated="3"/>
          <table:table-cell office:value-type="string" calcext:value-type="string">
            <text:p>[208.4, 231.8, 285.8, 255.2]</text:p>
          </table:table-cell>
          <table:table-cell table:number-columns-repeated="1018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5958481" calcext:value-type="float">
            <text:p>48595848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78" calcext:value-type="float">
            <text:p>-178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5958481" calcext:value-type="float">
            <text:p>485958481</text:p>
          </table:table-cell>
          <table:table-cell table:number-columns-repeated="3"/>
          <table:table-cell office:value-type="string" calcext:value-type="string">
            <text:p>[208.4, 231.8, 285.8, 255.2]</text:p>
          </table:table-cell>
          <table:table-cell table:number-columns-repeated="1018"/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485958481" calcext:value-type="float">
            <text:p>48595848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78" calcext:value-type="float">
            <text:p>-178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5958485" calcext:value-type="float">
            <text:p>485958485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36" calcext:value-type="float">
            <text:p>-236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5958485" calcext:value-type="float">
            <text:p>485958485</text:p>
          </table:table-cell>
          <table:table-cell table:number-columns-repeated="3"/>
          <table:table-cell office:value-type="string" calcext:value-type="string">
            <text:p>[213.8, 233.6, 291.2, 258.8]</text:p>
          </table:table-cell>
          <table:table-cell table:number-columns-repeated="1018"/>
        </table:table-row>
        <table:table-row table:style-name="ro1">
          <table:table-cell office:value-type="float" office:value="18.7166666666667" calcext:value-type="float">
            <text:p>18.7166666666667</text:p>
          </table:table-cell>
          <table:table-cell office:value-type="float" office:value="485958485" calcext:value-type="float">
            <text:p>485958485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221" calcext:value-type="float">
            <text:p>-221</text:p>
          </table:table-cell>
          <table:table-cell office:value-type="float" office:value="2138" calcext:value-type="float">
            <text:p>2138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8487" calcext:value-type="float">
            <text:p>485958487</text:p>
          </table:table-cell>
          <table:table-cell table:number-columns-repeated="3"/>
          <table:table-cell office:value-type="string" calcext:value-type="string">
            <text:p>[213.8, 233.6, 287.6, 253.4]</text:p>
          </table:table-cell>
          <table:table-cell table:number-columns-repeated="1018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8487" calcext:value-type="float">
            <text:p>4859584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78" calcext:value-type="float">
            <text:p>-178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8487" calcext:value-type="float">
            <text:p>485958487</text:p>
          </table:table-cell>
          <table:table-cell table:number-columns-repeated="3"/>
          <table:table-cell office:value-type="string" calcext:value-type="string">
            <text:p>[213.8, 230.0, 287.6, 258.8]</text:p>
          </table:table-cell>
          <table:table-cell table:number-columns-repeated="1018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8487" calcext:value-type="float">
            <text:p>4859584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78" calcext:value-type="float">
            <text:p>-178</text:p>
          </table:table-cell>
          <table:table-cell office:value-type="float" office:value="2136" calcext:value-type="float">
            <text:p>2136</text:p>
          </table:table-cell>
          <table:table-cell table:number-columns-repeated="1019"/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485958487" calcext:value-type="float">
            <text:p>485958487</text:p>
          </table:table-cell>
          <table:table-cell table:number-columns-repeated="3"/>
          <table:table-cell office:value-type="string" calcext:value-type="string">
            <text:p>[213.8, 230.0, 287.6, 258.8]</text:p>
          </table:table-cell>
          <table:table-cell table:number-columns-repeated="1018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5958490" calcext:value-type="float">
            <text:p>485958490</text:p>
          </table:table-cell>
          <table:table-cell table:number-columns-repeated="3"/>
          <table:table-cell office:value-type="string" calcext:value-type="string">
            <text:p>[204.8, 231.8, 278.6, 257.0]</text:p>
          </table:table-cell>
          <table:table-cell table:number-columns-repeated="1018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5958490" calcext:value-type="float">
            <text:p>48595849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44" calcext:value-type="float">
            <text:p>-144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5958490" calcext:value-type="float">
            <text:p>485958490</text:p>
          </table:table-cell>
          <table:table-cell table:number-columns-repeated="3"/>
          <table:table-cell office:value-type="string" calcext:value-type="string">
            <text:p>[204.8, 231.8, 278.6, 257.0]</text:p>
          </table:table-cell>
          <table:table-cell table:number-columns-repeated="1018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85958490" calcext:value-type="float">
            <text:p>48595849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44" calcext:value-type="float">
            <text:p>-144</text:p>
          </table:table-cell>
          <table:table-cell office:value-type="float" office:value="2128" calcext:value-type="float">
            <text:p>2128</text:p>
          </table:table-cell>
          <table:table-cell table:number-columns-repeated="1019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27" calcext:value-type="float">
            <text:p>-127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table:number-columns-repeated="3"/>
          <table:table-cell office:value-type="string" calcext:value-type="string">
            <text:p>[208.4, 233.6, 284.0, 258.8]</text:p>
          </table:table-cell>
          <table:table-cell table:number-columns-repeated="1018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29" calcext:value-type="float">
            <text:p>-129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127" calcext:value-type="float">
            <text:p>-127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table:number-columns-repeated="3"/>
          <table:table-cell office:value-type="string" calcext:value-type="string">
            <text:p>[208.4, 233.6, 284.0, 258.8]</text:p>
          </table:table-cell>
          <table:table-cell table:number-columns-repeated="1018"/>
        </table:table-row>
        <table:table-row table:style-name="ro1">
          <table:table-cell office:value-type="float" office:value="18.8666666666667" calcext:value-type="float">
            <text:p>18.8666666666667</text:p>
          </table:table-cell>
          <table:table-cell office:value-type="float" office:value="485958494" calcext:value-type="float">
            <text:p>485958494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29" calcext:value-type="float">
            <text:p>-129</text:p>
          </table:table-cell>
          <table:table-cell office:value-type="float" office:value="2118" calcext:value-type="float">
            <text:p>2118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8499" calcext:value-type="float">
            <text:p>485958499</text:p>
          </table:table-cell>
          <table:table-cell table:number-columns-repeated="3"/>
          <table:table-cell office:value-type="string" calcext:value-type="string">
            <text:p>[210.2, 233.6, 287.6, 253.4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8499" calcext:value-type="float">
            <text:p>48595849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32" calcext:value-type="float">
            <text:p>-32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8499" calcext:value-type="float">
            <text:p>485958499</text:p>
          </table:table-cell>
          <table:table-cell table:number-columns-repeated="3"/>
          <table:table-cell office:value-type="string" calcext:value-type="string">
            <text:p>[210.2, 233.6, 287.6, 253.4]</text:p>
          </table:table-cell>
          <table:table-cell table:number-columns-repeated="1018"/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485958499" calcext:value-type="float">
            <text:p>485958499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32" calcext:value-type="float">
            <text:p>-32</text:p>
          </table:table-cell>
          <table:table-cell office:value-type="float" office:value="2120" calcext:value-type="float">
            <text:p>2120</text:p>
          </table:table-cell>
          <table:table-cell table:number-columns-repeated="1019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8503" calcext:value-type="float">
            <text:p>485958503</text:p>
          </table:table-cell>
          <table:table-cell table:number-columns-repeated="3"/>
          <table:table-cell office:value-type="string" calcext:value-type="string">
            <text:p>[208.4, 233.6, 287.6, 260.6]</text:p>
          </table:table-cell>
          <table:table-cell table:number-columns-repeated="1018"/>
        </table:table-row>
        <table:table-row table:style-name="ro1">
          <table:table-cell office:value-type="float" office:value="19.0166666666667" calcext:value-type="float">
            <text:p>19.0166666666667</text:p>
          </table:table-cell>
          <table:table-cell office:value-type="float" office:value="485958503" calcext:value-type="float">
            <text:p>485958503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12" calcext:value-type="float">
            <text:p>112</text:p>
          </table:table-cell>
          <table:table-cell office:value-type="float" office:value="2130" calcext:value-type="float">
            <text:p>2130</text:p>
          </table:table-cell>
          <table:table-cell table:number-columns-repeated="1019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5958505" calcext:value-type="float">
            <text:p>4859585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94" calcext:value-type="float">
            <text:p>194</text:p>
          </table:table-cell>
          <table:table-cell office:value-type="float" office:value="2135" calcext:value-type="float">
            <text:p>2135</text:p>
          </table:table-cell>
          <table:table-cell table:number-columns-repeated="1019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5958505" calcext:value-type="float">
            <text:p>485958505</text:p>
          </table:table-cell>
          <table:table-cell table:number-columns-repeated="3"/>
          <table:table-cell office:value-type="string" calcext:value-type="string">
            <text:p>[210.2, 233.6, 278.6, 257.0]</text:p>
          </table:table-cell>
          <table:table-cell table:number-columns-repeated="1018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5958505" calcext:value-type="float">
            <text:p>4859585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46" calcext:value-type="float">
            <text:p>246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5958505" calcext:value-type="float">
            <text:p>485958505</text:p>
          </table:table-cell>
          <table:table-cell table:number-columns-repeated="3"/>
          <table:table-cell office:value-type="string" calcext:value-type="string">
            <text:p>[210.2, 233.6, 278.6, 257.0]</text:p>
          </table:table-cell>
          <table:table-cell table:number-columns-repeated="1018"/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485958505" calcext:value-type="float">
            <text:p>48595850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246" calcext:value-type="float">
            <text:p>246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table:number-columns-repeated="3"/>
          <table:table-cell office:value-type="string" calcext:value-type="string">
            <text:p>[210.2, 233.6, 287.6, 258.8]</text:p>
          </table:table-cell>
          <table:table-cell table:number-columns-repeated="1018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50" calcext:value-type="float">
            <text:p>15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table:number-columns-repeated="3"/>
          <table:table-cell office:value-type="string" calcext:value-type="string">
            <text:p>[215.6, 235.4, 293.0, 262.4]</text:p>
          </table:table-cell>
          <table:table-cell table:number-columns-repeated="1018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table:number-columns-repeated="3"/>
          <table:table-cell office:value-type="string" calcext:value-type="string">
            <text:p>[210.2, 233.6, 287.6, 258.8]</text:p>
          </table:table-cell>
          <table:table-cell table:number-columns-repeated="1018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150" calcext:value-type="float">
            <text:p>150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9.1166666666667" calcext:value-type="float">
            <text:p>19.1166666666667</text:p>
          </table:table-cell>
          <table:table-cell office:value-type="float" office:value="485958509" calcext:value-type="float">
            <text:p>485958509</text:p>
          </table:table-cell>
          <table:table-cell table:number-columns-repeated="3"/>
          <table:table-cell office:value-type="string" calcext:value-type="string">
            <text:p>[215.6, 235.4, 293.0, 262.4]</text:p>
          </table:table-cell>
          <table:table-cell table:number-columns-repeated="1018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8513" calcext:value-type="float">
            <text:p>485958513</text:p>
          </table:table-cell>
          <table:table-cell table:number-columns-repeated="3"/>
          <table:table-cell office:value-type="string" calcext:value-type="string">
            <text:p>[219.2, 239.0, 294.8, 260.6]</text:p>
          </table:table-cell>
          <table:table-cell table:number-columns-repeated="1018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8513" calcext:value-type="float">
            <text:p>485958513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274" calcext:value-type="float">
            <text:p>274</text:p>
          </table:table-cell>
          <table:table-cell office:value-type="float" office:value="2160" calcext:value-type="float">
            <text:p>2160</text:p>
          </table:table-cell>
          <table:table-cell table:number-columns-repeated="1019"/>
        </table:table-row>
        <table:table-row table:style-name="ro1">
          <table:table-cell office:value-type="float" office:value="19.1833333333333" calcext:value-type="float">
            <text:p>19.1833333333333</text:p>
          </table:table-cell>
          <table:table-cell office:value-type="float" office:value="485958513" calcext:value-type="float">
            <text:p>485958513</text:p>
          </table:table-cell>
          <table:table-cell table:number-columns-repeated="3"/>
          <table:table-cell office:value-type="string" calcext:value-type="string">
            <text:p>[215.6, 240.8, 291.2, 257.0]</text:p>
          </table:table-cell>
          <table:table-cell table:number-columns-repeated="1018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91" calcext:value-type="float">
            <text:p>-91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66" calcext:value-type="float">
            <text:p>-166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table:number-columns-repeated="3"/>
          <table:table-cell office:value-type="string" calcext:value-type="string">
            <text:p>[221.0, 244.4, 294.8, 264.2]</text:p>
          </table:table-cell>
          <table:table-cell table:number-columns-repeated="1018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91" calcext:value-type="float">
            <text:p>-91</text:p>
          </table:table-cell>
          <table:table-cell office:value-type="float" office:value="2148" calcext:value-type="float">
            <text:p>2148</text:p>
          </table:table-cell>
          <table:table-cell table:number-columns-repeated="1019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166" calcext:value-type="float">
            <text:p>-166</text:p>
          </table:table-cell>
          <table:table-cell office:value-type="float" office:value="2142" calcext:value-type="float">
            <text:p>2142</text:p>
          </table:table-cell>
          <table:table-cell table:number-columns-repeated="1019"/>
        </table:table-row>
        <table:table-row table:style-name="ro1">
          <table:table-cell office:value-type="float" office:value="19.2166666666667" calcext:value-type="float">
            <text:p>19.2166666666667</text:p>
          </table:table-cell>
          <table:table-cell office:value-type="float" office:value="485958515" calcext:value-type="float">
            <text:p>485958515</text:p>
          </table:table-cell>
          <table:table-cell table:number-columns-repeated="3"/>
          <table:table-cell office:value-type="string" calcext:value-type="string">
            <text:p>[221.0, 244.4, 294.8, 264.2]</text:p>
          </table:table-cell>
          <table:table-cell table:number-columns-repeated="1018"/>
        </table:table-row>
        <table:table-row table:style-name="ro1">
          <table:table-cell office:value-type="float" office:value="19.2833333333333" calcext:value-type="float">
            <text:p>19.2833333333333</text:p>
          </table:table-cell>
          <table:table-cell office:value-type="float" office:value="485958519" calcext:value-type="float">
            <text:p>485958519</text:p>
          </table:table-cell>
          <table:table-cell table:number-columns-repeated="3"/>
          <table:table-cell office:value-type="string" calcext:value-type="string">
            <text:p>[217.4, 244.4, 291.2, 260.6]</text:p>
          </table:table-cell>
          <table:table-cell table:number-columns-repeated="1018"/>
        </table:table-row>
        <table:table-row table:style-name="ro1">
          <table:table-cell office:value-type="float" office:value="19.2833333333333" calcext:value-type="float">
            <text:p>19.2833333333333</text:p>
          </table:table-cell>
          <table:table-cell office:value-type="float" office:value="485958519" calcext:value-type="float">
            <text:p>485958519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274" calcext:value-type="float">
            <text:p>-274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19.2833333333333" calcext:value-type="float">
            <text:p>19.2833333333333</text:p>
          </table:table-cell>
          <table:table-cell office:value-type="float" office:value="485958519" calcext:value-type="float">
            <text:p>485958519</text:p>
          </table:table-cell>
          <table:table-cell table:number-columns-repeated="3"/>
          <table:table-cell office:value-type="string" calcext:value-type="string">
            <text:p>[222.8, 244.4, 291.2, 262.4]</text:p>
          </table:table-cell>
          <table:table-cell table:number-columns-repeated="1018"/>
        </table:table-row>
        <table:table-row table:style-name="ro1">
          <table:table-cell office:value-type="float" office:value="19.2833333333333" calcext:value-type="float">
            <text:p>19.2833333333333</text:p>
          </table:table-cell>
          <table:table-cell office:value-type="float" office:value="485958519" calcext:value-type="float">
            <text:p>485958519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274" calcext:value-type="float">
            <text:p>-274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19.2833333333333" calcext:value-type="float">
            <text:p>19.2833333333333</text:p>
          </table:table-cell>
          <table:table-cell office:value-type="float" office:value="485958519" calcext:value-type="float">
            <text:p>485958519</text:p>
          </table:table-cell>
          <table:table-cell table:number-columns-repeated="3"/>
          <table:table-cell office:value-type="string" calcext:value-type="string">
            <text:p>[222.8, 244.4, 291.2, 262.4]</text:p>
          </table:table-cell>
          <table:table-cell table:number-columns-repeated="1018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485958523" calcext:value-type="float">
            <text:p>485958523</text:p>
          </table:table-cell>
          <table:table-cell table:number-columns-repeated="3"/>
          <table:table-cell office:value-type="string" calcext:value-type="string">
            <text:p>[221.0, 246.2, 293.0, 262.4]</text:p>
          </table:table-cell>
          <table:table-cell table:number-columns-repeated="1018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485958523" calcext:value-type="float">
            <text:p>485958523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28" calcext:value-type="float">
            <text:p>-328</text:p>
          </table:table-cell>
          <table:table-cell office:value-type="float" office:value="2102" calcext:value-type="float">
            <text:p>2102</text:p>
          </table:table-cell>
          <table:table-cell table:number-columns-repeated="1019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485958523" calcext:value-type="float">
            <text:p>485958523</text:p>
          </table:table-cell>
          <table:table-cell table:number-columns-repeated="3"/>
          <table:table-cell office:value-type="string" calcext:value-type="string">
            <text:p>[221.0, 244.4, 296.6, 257.0]</text:p>
          </table:table-cell>
          <table:table-cell table:number-columns-repeated="1018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245" calcext:value-type="float">
            <text:p>-245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table:number-columns-repeated="3"/>
          <table:table-cell office:value-type="string" calcext:value-type="string">
            <text:p>[224.6, 242.6, 296.6, 262.4]</text:p>
          </table:table-cell>
          <table:table-cell table:number-columns-repeated="1018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306" calcext:value-type="float">
            <text:p>-306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245" calcext:value-type="float">
            <text:p>-245</text:p>
          </table:table-cell>
          <table:table-cell office:value-type="float" office:value="2099" calcext:value-type="float">
            <text:p>2099</text:p>
          </table:table-cell>
          <table:table-cell table:number-columns-repeated="1019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table:number-columns-repeated="3"/>
          <table:table-cell office:value-type="string" calcext:value-type="string">
            <text:p>[224.6, 242.6, 296.6, 262.4]</text:p>
          </table:table-cell>
          <table:table-cell table:number-columns-repeated="1018"/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485958528" calcext:value-type="float">
            <text:p>4859585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306" calcext:value-type="float">
            <text:p>-306</text:p>
          </table:table-cell>
          <table:table-cell office:value-type="float" office:value="2093" calcext:value-type="float">
            <text:p>2093</text:p>
          </table:table-cell>
          <table:table-cell table:number-columns-repeated="1019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16" calcext:value-type="float">
            <text:p>-316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table:number-columns-repeated="3"/>
          <table:table-cell office:value-type="string" calcext:value-type="string">
            <text:p>[224.6, 244.4, 291.2, 260.6]</text:p>
          </table:table-cell>
          <table:table-cell table:number-columns-repeated="1018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4" calcext:value-type="float">
            <text:p>-304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16" calcext:value-type="float">
            <text:p>-316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table:number-columns-repeated="3"/>
          <table:table-cell office:value-type="string" calcext:value-type="string">
            <text:p>[224.6, 244.4, 291.2, 260.6]</text:p>
          </table:table-cell>
          <table:table-cell table:number-columns-repeated="1018"/>
        </table:table-row>
        <table:table-row table:style-name="ro1">
          <table:table-cell office:value-type="float" office:value="19.5166666666667" calcext:value-type="float">
            <text:p>19.5166666666667</text:p>
          </table:table-cell>
          <table:table-cell office:value-type="float" office:value="485958533" calcext:value-type="float">
            <text:p>48595853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4" calcext:value-type="float">
            <text:p>-304</text:p>
          </table:table-cell>
          <table:table-cell office:value-type="float" office:value="2068" calcext:value-type="float">
            <text:p>2068</text:p>
          </table:table-cell>
          <table:table-cell table:number-columns-repeated="1019"/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5958537" calcext:value-type="float">
            <text:p>485958537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58" calcext:value-type="float">
            <text:p>-258</text:p>
          </table:table-cell>
          <table:table-cell office:value-type="float" office:value="2059" calcext:value-type="float">
            <text:p>2059</text:p>
          </table:table-cell>
          <table:table-cell table:number-columns-repeated="1019"/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5958537" calcext:value-type="float">
            <text:p>48595853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27" calcext:value-type="float">
            <text:p>-227</text:p>
          </table:table-cell>
          <table:table-cell office:value-type="float" office:value="2055" calcext:value-type="float">
            <text:p>2055</text:p>
          </table:table-cell>
          <table:table-cell table:number-columns-repeated="1019"/>
        </table:table-row>
        <table:table-row table:style-name="ro1">
          <table:table-cell office:value-type="float" office:value="19.5833333333333" calcext:value-type="float">
            <text:p>19.5833333333333</text:p>
          </table:table-cell>
          <table:table-cell office:value-type="float" office:value="485958537" calcext:value-type="float">
            <text:p>485958537</text:p>
          </table:table-cell>
          <table:table-cell table:number-columns-repeated="3"/>
          <table:table-cell office:value-type="string" calcext:value-type="string">
            <text:p>[226.4, 249.8, 298.4, 260.6]</text:p>
          </table:table-cell>
          <table:table-cell table:number-columns-repeated="101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14" calcext:value-type="float">
            <text:p>-214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table:number-columns-repeated="3"/>
          <table:table-cell office:value-type="string" calcext:value-type="string">
            <text:p>[230.0, 248.0, 296.6, 258.8]</text:p>
          </table:table-cell>
          <table:table-cell table:number-columns-repeated="101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33" calcext:value-type="float">
            <text:p>-233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14" calcext:value-type="float">
            <text:p>-214</text:p>
          </table:table-cell>
          <table:table-cell office:value-type="float" office:value="2052" calcext:value-type="float">
            <text:p>2052</text:p>
          </table:table-cell>
          <table:table-cell table:number-columns-repeated="1019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table:number-columns-repeated="3"/>
          <table:table-cell office:value-type="string" calcext:value-type="string">
            <text:p>[230.0, 248.0, 296.6, 258.8]</text:p>
          </table:table-cell>
          <table:table-cell table:number-columns-repeated="1018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85958538" calcext:value-type="float">
            <text:p>48595853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33" calcext:value-type="float">
            <text:p>-233</text:p>
          </table:table-cell>
          <table:table-cell office:value-type="float" office:value="2046" calcext:value-type="float">
            <text:p>2046</text:p>
          </table:table-cell>
          <table:table-cell table:number-columns-repeated="1019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95" calcext:value-type="float">
            <text:p>-295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table:number-columns-repeated="3"/>
          <table:table-cell office:value-type="string" calcext:value-type="string">
            <text:p>[228.2, 249.8, 296.6, 260.6]</text:p>
          </table:table-cell>
          <table:table-cell table:number-columns-repeated="1018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4" calcext:value-type="float">
            <text:p>-304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95" calcext:value-type="float">
            <text:p>-295</text:p>
          </table:table-cell>
          <table:table-cell office:value-type="float" office:value="2038" calcext:value-type="float">
            <text:p>2038</text:p>
          </table:table-cell>
          <table:table-cell table:number-columns-repeated="1019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table:number-columns-repeated="3"/>
          <table:table-cell office:value-type="string" calcext:value-type="string">
            <text:p>[228.2, 249.8, 296.6, 260.6]</text:p>
          </table:table-cell>
          <table:table-cell table:number-columns-repeated="1018"/>
        </table:table-row>
        <table:table-row table:style-name="ro1">
          <table:table-cell office:value-type="float" office:value="19.6666666666667" calcext:value-type="float">
            <text:p>19.6666666666667</text:p>
          </table:table-cell>
          <table:table-cell office:value-type="float" office:value="485958542" calcext:value-type="float">
            <text:p>48595854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304" calcext:value-type="float">
            <text:p>-304</text:p>
          </table:table-cell>
          <table:table-cell office:value-type="float" office:value="2032" calcext:value-type="float">
            <text:p>2032</text:p>
          </table:table-cell>
          <table:table-cell table:number-columns-repeated="1019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8546" calcext:value-type="float">
            <text:p>485958546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318" calcext:value-type="float">
            <text:p>-318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19.7333333333333" calcext:value-type="float">
            <text:p>19.7333333333333</text:p>
          </table:table-cell>
          <table:table-cell office:value-type="float" office:value="485958546" calcext:value-type="float">
            <text:p>485958546</text:p>
          </table:table-cell>
          <table:table-cell table:number-columns-repeated="3"/>
          <table:table-cell office:value-type="string" calcext:value-type="string">
            <text:p>[228.2, 249.8, 300.2, 258.8]</text:p>
          </table:table-cell>
          <table:table-cell table:number-columns-repeated="1018"/>
        </table:table-row>
        <table:table-row table:style-name="ro1">
          <table:table-cell office:value-type="float" office:value="19.7666666666667" calcext:value-type="float">
            <text:p>19.7666666666667</text:p>
          </table:table-cell>
          <table:table-cell office:value-type="float" office:value="485958548" calcext:value-type="float">
            <text:p>48595854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94" calcext:value-type="float">
            <text:p>-294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19.7666666666667" calcext:value-type="float">
            <text:p>19.7666666666667</text:p>
          </table:table-cell>
          <table:table-cell office:value-type="float" office:value="485958548" calcext:value-type="float">
            <text:p>485958548</text:p>
          </table:table-cell>
          <table:table-cell table:number-columns-repeated="3"/>
          <table:table-cell office:value-type="string" calcext:value-type="string">
            <text:p>[240.8, 253.4, 305.6, 264.2]</text:p>
          </table:table-cell>
          <table:table-cell table:number-columns-repeated="1018"/>
        </table:table-row>
        <table:table-row table:style-name="ro1">
          <table:table-cell office:value-type="float" office:value="19.7666666666667" calcext:value-type="float">
            <text:p>19.7666666666667</text:p>
          </table:table-cell>
          <table:table-cell office:value-type="float" office:value="485958548" calcext:value-type="float">
            <text:p>48595854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70" calcext:value-type="float">
            <text:p>-270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9.7666666666667" calcext:value-type="float">
            <text:p>19.7666666666667</text:p>
          </table:table-cell>
          <table:table-cell office:value-type="float" office:value="485958548" calcext:value-type="float">
            <text:p>485958548</text:p>
          </table:table-cell>
          <table:table-cell table:number-columns-repeated="3"/>
          <table:table-cell office:value-type="string" calcext:value-type="string">
            <text:p>[240.8, 253.4, 305.6, 264.2]</text:p>
          </table:table-cell>
          <table:table-cell table:number-columns-repeated="1018"/>
        </table:table-row>
        <table:table-row table:style-name="ro1">
          <table:table-cell office:value-type="float" office:value="19.7666666666667" calcext:value-type="float">
            <text:p>19.7666666666667</text:p>
          </table:table-cell>
          <table:table-cell office:value-type="float" office:value="485958548" calcext:value-type="float">
            <text:p>485958548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70" calcext:value-type="float">
            <text:p>-270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table:number-columns-repeated="3"/>
          <table:table-cell office:value-type="string" calcext:value-type="string">
            <text:p>[239.0, 251.6, 302.0, 258.8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05" calcext:value-type="float">
            <text:p>-205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table:number-columns-repeated="3"/>
          <table:table-cell office:value-type="string" calcext:value-type="string">
            <text:p>[240.8, 251.6, 307.4, 264.2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table:number-columns-repeated="3"/>
          <table:table-cell office:value-type="string" calcext:value-type="string">
            <text:p>[239.0, 251.6, 302.0, 258.8]</text:p>
          </table:table-cell>
          <table:table-cell table:number-columns-repeated="1018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205" calcext:value-type="float">
            <text:p>-205</text:p>
          </table:table-cell>
          <table:table-cell office:value-type="float" office:value="1996" calcext:value-type="float">
            <text:p>1996</text:p>
          </table:table-cell>
          <table:table-cell table:number-columns-repeated="1019"/>
        </table:table-row>
        <table:table-row table:style-name="ro1">
          <table:table-cell office:value-type="float" office:value="19.8333333333333" calcext:value-type="float">
            <text:p>19.8333333333333</text:p>
          </table:table-cell>
          <table:table-cell office:value-type="float" office:value="485958552" calcext:value-type="float">
            <text:p>485958552</text:p>
          </table:table-cell>
          <table:table-cell table:number-columns-repeated="3"/>
          <table:table-cell office:value-type="string" calcext:value-type="string">
            <text:p>[240.8, 251.6, 307.4, 264.2]</text:p>
          </table:table-cell>
          <table:table-cell table:number-columns-repeated="1018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8556" calcext:value-type="float">
            <text:p>485958556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06" calcext:value-type="float">
            <text:p>-206</text:p>
          </table:table-cell>
          <table:table-cell office:value-type="float" office:value="1986" calcext:value-type="float">
            <text:p>1986</text:p>
          </table:table-cell>
          <table:table-cell table:number-columns-repeated="1019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8556" calcext:value-type="float">
            <text:p>485958556</text:p>
          </table:table-cell>
          <table:table-cell table:number-columns-repeated="3"/>
          <table:table-cell office:value-type="string" calcext:value-type="string">
            <text:p>[235.4, 253.4, 305.6, 257.0]</text:p>
          </table:table-cell>
          <table:table-cell table:number-columns-repeated="1018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85958556" calcext:value-type="float">
            <text:p>485958556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96" calcext:value-type="float">
            <text:p>-196</text:p>
          </table:table-cell>
          <table:table-cell office:value-type="float" office:value="1982" calcext:value-type="float">
            <text:p>1982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table:number-columns-repeated="3"/>
          <table:table-cell office:value-type="string" calcext:value-type="string">
            <text:p>[244.4, 257.0, 305.6, 260.6]</text:p>
          </table:table-cell>
          <table:table-cell table:number-columns-repeated="1018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03" calcext:value-type="float">
            <text:p>-203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table:number-columns-repeated="3"/>
          <table:table-cell office:value-type="string" calcext:value-type="string">
            <text:p>[240.8, 257.0, 305.6, 264.2]</text:p>
          </table:table-cell>
          <table:table-cell table:number-columns-repeated="1018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90" calcext:value-type="float">
            <text:p>-190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table:number-columns-repeated="3"/>
          <table:table-cell office:value-type="string" calcext:value-type="string">
            <text:p>[244.4, 257.0, 305.6, 260.6]</text:p>
          </table:table-cell>
          <table:table-cell table:number-columns-repeated="1018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03" calcext:value-type="float">
            <text:p>-203</text:p>
          </table:table-cell>
          <table:table-cell office:value-type="float" office:value="1978" calcext:value-type="float">
            <text:p>1978</text:p>
          </table:table-cell>
          <table:table-cell table:number-columns-repeated="1019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table:number-columns-repeated="3"/>
          <table:table-cell office:value-type="string" calcext:value-type="string">
            <text:p>[240.8, 257.0, 305.6, 264.2]</text:p>
          </table:table-cell>
          <table:table-cell table:number-columns-repeated="1018"/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485958558" calcext:value-type="float">
            <text:p>485958558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90" calcext:value-type="float">
            <text:p>-190</text:p>
          </table:table-cell>
          <table:table-cell office:value-type="float" office:value="1975" calcext:value-type="float">
            <text:p>197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table:number-columns-repeated="3"/>
          <table:table-cell office:value-type="string" calcext:value-type="string">
            <text:p>[242.6, 257.0, 307.4, 257.0]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58" calcext:value-type="float">
            <text:p>-158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table:number-columns-repeated="3"/>
          <table:table-cell office:value-type="string" calcext:value-type="string">
            <text:p>[246.2, 253.4, 309.2, 260.6]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table:number-columns-repeated="3"/>
          <table:table-cell office:value-type="string" calcext:value-type="string">
            <text:p>[242.6, 257.0, 307.4, 257.0]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58" calcext:value-type="float">
            <text:p>-158</text:p>
          </table:table-cell>
          <table:table-cell office:value-type="float" office:value="1965" calcext:value-type="float">
            <text:p>196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5958562" calcext:value-type="float">
            <text:p>485958562</text:p>
          </table:table-cell>
          <table:table-cell table:number-columns-repeated="3"/>
          <table:table-cell office:value-type="string" calcext:value-type="string">
            <text:p>[246.2, 253.4, 309.2, 260.6]</text:p>
          </table:table-cell>
          <table:table-cell table:number-columns-repeated="1018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8566" calcext:value-type="float">
            <text:p>485958566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244" calcext:value-type="float">
            <text:p>-244</text:p>
          </table:table-cell>
          <table:table-cell office:value-type="float" office:value="1949" calcext:value-type="float">
            <text:p>1949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8566" calcext:value-type="float">
            <text:p>485958566</text:p>
          </table:table-cell>
          <table:table-cell table:number-columns-repeated="3"/>
          <table:table-cell office:value-type="string" calcext:value-type="string">
            <text:p>[246.2, 253.4, 311.0, 262.4]</text:p>
          </table:table-cell>
          <table:table-cell table:number-columns-repeated="1018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8566" calcext:value-type="float">
            <text:p>4859585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47" calcext:value-type="float">
            <text:p>147</text:p>
          </table:table-cell>
          <table:table-cell office:value-type="float" office:value="1960" calcext:value-type="float">
            <text:p>1960</text:p>
          </table:table-cell>
          <table:table-cell table:number-columns-repeated="1019"/>
        </table:table-row>
        <table:table-row table:style-name="ro1">
          <table:table-cell office:value-type="float" office:value="20.0666666666667" calcext:value-type="float">
            <text:p>20.0666666666667</text:p>
          </table:table-cell>
          <table:table-cell office:value-type="float" office:value="485958566" calcext:value-type="float">
            <text:p>485958566</text:p>
          </table:table-cell>
          <table:table-cell table:number-columns-repeated="3"/>
          <table:table-cell office:value-type="string" calcext:value-type="string">
            <text:p>[246.2, 253.4, 314.6, 258.8]</text:p>
          </table:table-cell>
          <table:table-cell table:number-columns-repeated="1018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5958568" calcext:value-type="float">
            <text:p>485958568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54" calcext:value-type="float">
            <text:p>54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5958568" calcext:value-type="float">
            <text:p>485958568</text:p>
          </table:table-cell>
          <table:table-cell table:number-columns-repeated="3"/>
          <table:table-cell office:value-type="string" calcext:value-type="string">
            <text:p>[240.8, 255.2, 311.0, 262.4]</text:p>
          </table:table-cell>
          <table:table-cell table:number-columns-repeated="1018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5958568" calcext:value-type="float">
            <text:p>485958568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54" calcext:value-type="float">
            <text:p>54</text:p>
          </table:table-cell>
          <table:table-cell office:value-type="float" office:value="1956" calcext:value-type="float">
            <text:p>1956</text:p>
          </table:table-cell>
          <table:table-cell table:number-columns-repeated="101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85958568" calcext:value-type="float">
            <text:p>485958568</text:p>
          </table:table-cell>
          <table:table-cell table:number-columns-repeated="3"/>
          <table:table-cell office:value-type="string" calcext:value-type="string">
            <text:p>[240.8, 255.2, 311.0, 262.4]</text:p>
          </table:table-cell>
          <table:table-cell table:number-columns-repeated="1018"/>
        </table:table-row>
        <table:table-row table:style-name="ro1">
          <table:table-cell office:value-type="float" office:value="20.1666666666667" calcext:value-type="float">
            <text:p>20.1666666666667</text:p>
          </table:table-cell>
          <table:table-cell office:value-type="float" office:value="485958572" calcext:value-type="float">
            <text:p>48595857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382" calcext:value-type="float">
            <text:p>382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20.1666666666667" calcext:value-type="float">
            <text:p>20.1666666666667</text:p>
          </table:table-cell>
          <table:table-cell office:value-type="float" office:value="485958572" calcext:value-type="float">
            <text:p>485958572</text:p>
          </table:table-cell>
          <table:table-cell table:number-columns-repeated="3"/>
          <table:table-cell office:value-type="string" calcext:value-type="string">
            <text:p>[246.2, 258.8, 307.4, 260.6]</text:p>
          </table:table-cell>
          <table:table-cell table:number-columns-repeated="1018"/>
        </table:table-row>
        <table:table-row table:style-name="ro1">
          <table:table-cell office:value-type="float" office:value="20.1666666666667" calcext:value-type="float">
            <text:p>20.1666666666667</text:p>
          </table:table-cell>
          <table:table-cell office:value-type="float" office:value="485958572" calcext:value-type="float">
            <text:p>48595857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382" calcext:value-type="float">
            <text:p>382</text:p>
          </table:table-cell>
          <table:table-cell office:value-type="float" office:value="2001" calcext:value-type="float">
            <text:p>2001</text:p>
          </table:table-cell>
          <table:table-cell table:number-columns-repeated="1019"/>
        </table:table-row>
        <table:table-row table:style-name="ro1">
          <table:table-cell office:value-type="float" office:value="20.1666666666667" calcext:value-type="float">
            <text:p>20.1666666666667</text:p>
          </table:table-cell>
          <table:table-cell office:value-type="float" office:value="485958572" calcext:value-type="float">
            <text:p>485958572</text:p>
          </table:table-cell>
          <table:table-cell table:number-columns-repeated="3"/>
          <table:table-cell office:value-type="string" calcext:value-type="string">
            <text:p>[246.2, 258.8, 307.4, 260.6]</text:p>
          </table:table-cell>
          <table:table-cell table:number-columns-repeated="1018"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5958576" calcext:value-type="float">
            <text:p>48595857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21" calcext:value-type="float">
            <text:p>121</text:p>
          </table:table-cell>
          <table:table-cell office:value-type="float" office:value="2006" calcext:value-type="float">
            <text:p>2006</text:p>
          </table:table-cell>
          <table:table-cell table:number-columns-repeated="1019"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5958576" calcext:value-type="float">
            <text:p>485958576</text:p>
          </table:table-cell>
          <table:table-cell table:number-columns-repeated="3"/>
          <table:table-cell office:value-type="string" calcext:value-type="string">
            <text:p>[251.6, 258.8, 312.8, 258.8]</text:p>
          </table:table-cell>
          <table:table-cell table:number-columns-repeated="1018"/>
        </table:table-row>
        <table:table-row table:style-name="ro1">
          <table:table-cell office:value-type="float" office:value="20.2333333333333" calcext:value-type="float">
            <text:p>20.2333333333333</text:p>
          </table:table-cell>
          <table:table-cell office:value-type="float" office:value="485958576" calcext:value-type="float">
            <text:p>48595857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81" calcext:value-type="float">
            <text:p>181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20.2666666666667" calcext:value-type="float">
            <text:p>20.2666666666667</text:p>
          </table:table-cell>
          <table:table-cell office:value-type="float" office:value="485958578" calcext:value-type="float">
            <text:p>485958578</text:p>
          </table:table-cell>
          <table:table-cell table:number-columns-repeated="3"/>
          <table:table-cell office:value-type="string" calcext:value-type="string">
            <text:p>[249.8, 253.4, 314.6, 260.6]</text:p>
          </table:table-cell>
          <table:table-cell table:number-columns-repeated="1018"/>
        </table:table-row>
        <table:table-row table:style-name="ro1">
          <table:table-cell office:value-type="float" office:value="20.2666666666667" calcext:value-type="float">
            <text:p>20.2666666666667</text:p>
          </table:table-cell>
          <table:table-cell office:value-type="float" office:value="485958578" calcext:value-type="float">
            <text:p>48595857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48" calcext:value-type="float">
            <text:p>148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20.2666666666667" calcext:value-type="float">
            <text:p>20.2666666666667</text:p>
          </table:table-cell>
          <table:table-cell office:value-type="float" office:value="485958578" calcext:value-type="float">
            <text:p>485958578</text:p>
          </table:table-cell>
          <table:table-cell table:number-columns-repeated="3"/>
          <table:table-cell office:value-type="string" calcext:value-type="string">
            <text:p>[249.8, 253.4, 314.6, 260.6]</text:p>
          </table:table-cell>
          <table:table-cell table:number-columns-repeated="1018"/>
        </table:table-row>
        <table:table-row table:style-name="ro1">
          <table:table-cell office:value-type="float" office:value="20.2666666666667" calcext:value-type="float">
            <text:p>20.2666666666667</text:p>
          </table:table-cell>
          <table:table-cell office:value-type="float" office:value="485958578" calcext:value-type="float">
            <text:p>48595857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48" calcext:value-type="float">
            <text:p>148</text:p>
          </table:table-cell>
          <table:table-cell office:value-type="float" office:value="2012" calcext:value-type="float">
            <text:p>2012</text:p>
          </table:table-cell>
          <table:table-cell table:number-columns-repeated="1019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table:number-columns-repeated="3"/>
          <table:table-cell office:value-type="string" calcext:value-type="string">
            <text:p>[248.0, 257.0, 316.4, 262.4]</text:p>
          </table:table-cell>
          <table:table-cell table:number-columns-repeated="1018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table:number-columns-repeated="1019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table:number-columns-repeated="3"/>
          <table:table-cell office:value-type="string" calcext:value-type="string">
            <text:p>[248.0, 257.0, 316.4, 262.4]</text:p>
          </table:table-cell>
          <table:table-cell table:number-columns-repeated="1018"/>
        </table:table-row>
        <table:table-row table:style-name="ro1">
          <table:table-cell office:value-type="float" office:value="20.3333333333333" calcext:value-type="float">
            <text:p>20.3333333333333</text:p>
          </table:table-cell>
          <table:table-cell office:value-type="float" office:value="485958582" calcext:value-type="float">
            <text:p>4859585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5958586" calcext:value-type="float">
            <text:p>485958586</text:p>
          </table:table-cell>
          <table:table-cell table:number-columns-repeated="3"/>
          <table:table-cell office:value-type="string" calcext:value-type="string">
            <text:p>[251.6, 258.8, 312.8, 262.4]</text:p>
          </table:table-cell>
          <table:table-cell table:number-columns-repeated="1018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5958586" calcext:value-type="float">
            <text:p>48595858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85958586" calcext:value-type="float">
            <text:p>485958586</text:p>
          </table:table-cell>
          <table:table-cell table:number-columns-repeated="3"/>
          <table:table-cell office:value-type="string" calcext:value-type="string">
            <text:p>[249.8, 262.4, 311.0, 262.4]</text:p>
          </table:table-cell>
          <table:table-cell table:number-columns-repeated="1018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8592" calcext:value-type="float">
            <text:p>48595859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8592" calcext:value-type="float">
            <text:p>48595859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85958592" calcext:value-type="float">
            <text:p>48595859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20.5666666666667" calcext:value-type="float">
            <text:p>20.5666666666667</text:p>
          </table:table-cell>
          <table:table-cell office:value-type="float" office:value="485958596" calcext:value-type="float">
            <text:p>485958596</text:p>
          </table:table-cell>
          <table:table-cell table:number-columns-repeated="3"/>
          <table:table-cell office:value-type="string" calcext:value-type="string">
            <text:p>[253.4, 260.6, 311.0, 258.8]</text:p>
          </table:table-cell>
          <table:table-cell table:number-columns-repeated="1018"/>
        </table:table-row>
        <table:table-row table:style-name="ro1">
          <table:table-cell office:value-type="float" office:value="20.5666666666667" calcext:value-type="float">
            <text:p>20.5666666666667</text:p>
          </table:table-cell>
          <table:table-cell office:value-type="float" office:value="485958596" calcext:value-type="float">
            <text:p>485958596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41" calcext:value-type="float">
            <text:p>-141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20.5666666666667" calcext:value-type="float">
            <text:p>20.5666666666667</text:p>
          </table:table-cell>
          <table:table-cell office:value-type="float" office:value="485958596" calcext:value-type="float">
            <text:p>485958596</text:p>
          </table:table-cell>
          <table:table-cell table:number-columns-repeated="3"/>
          <table:table-cell office:value-type="string" calcext:value-type="string">
            <text:p>[253.4, 260.6, 311.0, 258.8]</text:p>
          </table:table-cell>
          <table:table-cell table:number-columns-repeated="1018"/>
        </table:table-row>
        <table:table-row table:style-name="ro1">
          <table:table-cell office:value-type="float" office:value="20.5666666666667" calcext:value-type="float">
            <text:p>20.5666666666667</text:p>
          </table:table-cell>
          <table:table-cell office:value-type="float" office:value="485958596" calcext:value-type="float">
            <text:p>485958596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141" calcext:value-type="float">
            <text:p>-141</text:p>
          </table:table-cell>
          <table:table-cell office:value-type="float" office:value="2002" calcext:value-type="float">
            <text:p>2002</text:p>
          </table:table-cell>
          <table:table-cell table:number-columns-repeated="1019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26" calcext:value-type="float">
            <text:p>-126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table:number-columns-repeated="3"/>
          <table:table-cell office:value-type="string" calcext:value-type="string">
            <text:p>[253.4, 262.4, 318.2, 262.4]</text:p>
          </table:table-cell>
          <table:table-cell table:number-columns-repeated="1018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93" calcext:value-type="float">
            <text:p>-193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26" calcext:value-type="float">
            <text:p>-126</text:p>
          </table:table-cell>
          <table:table-cell office:value-type="float" office:value="1993" calcext:value-type="float">
            <text:p>1993</text:p>
          </table:table-cell>
          <table:table-cell table:number-columns-repeated="1019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table:number-columns-repeated="3"/>
          <table:table-cell office:value-type="string" calcext:value-type="string">
            <text:p>[253.4, 262.4, 318.2, 262.4]</text:p>
          </table:table-cell>
          <table:table-cell table:number-columns-repeated="1018"/>
        </table:table-row>
        <table:table-row table:style-name="ro1">
          <table:table-cell office:value-type="float" office:value="20.6333333333333" calcext:value-type="float">
            <text:p>20.6333333333333</text:p>
          </table:table-cell>
          <table:table-cell office:value-type="float" office:value="485958600" calcext:value-type="float">
            <text:p>485958600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193" calcext:value-type="float">
            <text:p>-193</text:p>
          </table:table-cell>
          <table:table-cell office:value-type="float" office:value="1990" calcext:value-type="float">
            <text:p>1990</text:p>
          </table:table-cell>
          <table:table-cell table:number-columns-repeated="101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table:number-columns-repeated="3"/>
          <table:table-cell office:value-type="string" calcext:value-type="string">
            <text:p>[246.2, 257.0, 316.4, 257.0]</text:p>
          </table:table-cell>
          <table:table-cell table:number-columns-repeated="101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9" calcext:value-type="float">
            <text:p>-6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table:number-columns-repeated="3"/>
          <table:table-cell office:value-type="string" calcext:value-type="string">
            <text:p>[257.0, 260.6, 314.6, 264.2]</text:p>
          </table:table-cell>
          <table:table-cell table:number-columns-repeated="101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table:number-columns-repeated="3"/>
          <table:table-cell office:value-type="string" calcext:value-type="string">
            <text:p>[246.2, 257.0, 316.4, 257.0]</text:p>
          </table:table-cell>
          <table:table-cell table:number-columns-repeated="1018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9" calcext:value-type="float">
            <text:p>-69</text:p>
          </table:table-cell>
          <table:table-cell office:value-type="float" office:value="1989" calcext:value-type="float">
            <text:p>1989</text:p>
          </table:table-cell>
          <table:table-cell table:number-columns-repeated="1019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85958604" calcext:value-type="float">
            <text:p>485958604</text:p>
          </table:table-cell>
          <table:table-cell table:number-columns-repeated="3"/>
          <table:table-cell office:value-type="string" calcext:value-type="string">
            <text:p>[257.0, 260.6, 314.6, 264.2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table:number-columns-repeated="3"/>
          <table:table-cell office:value-type="string" calcext:value-type="string">
            <text:p>[260.6, 264.2, 320.0, 264.2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51" calcext:value-type="float">
            <text:p>51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table:number-columns-repeated="3"/>
          <table:table-cell office:value-type="string" calcext:value-type="string">
            <text:p>[260.6, 267.8, 323.6, 264.2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table:number-columns-repeated="3"/>
          <table:table-cell office:value-type="string" calcext:value-type="string">
            <text:p>[260.6, 264.2, 320.0, 264.2]</text:p>
          </table:table-cell>
          <table:table-cell table:number-columns-repeated="1018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51" calcext:value-type="float">
            <text:p>51</text:p>
          </table:table-cell>
          <table:table-cell office:value-type="float" office:value="1992" calcext:value-type="float">
            <text:p>1992</text:p>
          </table:table-cell>
          <table:table-cell table:number-columns-repeated="1019"/>
        </table:table-row>
        <table:table-row table:style-name="ro1">
          <table:table-cell office:value-type="float" office:value="20.7666666666667" calcext:value-type="float">
            <text:p>20.7666666666667</text:p>
          </table:table-cell>
          <table:table-cell office:value-type="float" office:value="485958608" calcext:value-type="float">
            <text:p>485958608</text:p>
          </table:table-cell>
          <table:table-cell table:number-columns-repeated="3"/>
          <table:table-cell office:value-type="string" calcext:value-type="string">
            <text:p>[260.6, 267.8, 323.6, 264.2]</text:p>
          </table:table-cell>
          <table:table-cell table:number-columns-repeated="1018"/>
        </table:table-row>
        <table:table-row table:style-name="ro1">
          <table:table-cell office:value-type="float" office:value="20.8333333333333" calcext:value-type="float">
            <text:p>20.8333333333333</text:p>
          </table:table-cell>
          <table:table-cell office:value-type="float" office:value="485958612" calcext:value-type="float">
            <text:p>48595861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10" calcext:value-type="float">
            <text:p>110</text:p>
          </table:table-cell>
          <table:table-cell office:value-type="float" office:value="1995" calcext:value-type="float">
            <text:p>1995</text:p>
          </table:table-cell>
          <table:table-cell table:number-columns-repeated="1019"/>
        </table:table-row>
        <table:table-row table:style-name="ro1">
          <table:table-cell office:value-type="float" office:value="20.8333333333333" calcext:value-type="float">
            <text:p>20.8333333333333</text:p>
          </table:table-cell>
          <table:table-cell office:value-type="float" office:value="485958612" calcext:value-type="float">
            <text:p>485958612</text:p>
          </table:table-cell>
          <table:table-cell table:number-columns-repeated="3"/>
          <table:table-cell office:value-type="string" calcext:value-type="string">
            <text:p>[253.4, 262.4, 320.0, 262.4]</text:p>
          </table:table-cell>
          <table:table-cell table:number-columns-repeated="1018"/>
        </table:table-row>
        <table:table-row table:style-name="ro1">
          <table:table-cell office:value-type="float" office:value="20.8333333333333" calcext:value-type="float">
            <text:p>20.8333333333333</text:p>
          </table:table-cell>
          <table:table-cell office:value-type="float" office:value="485958612" calcext:value-type="float">
            <text:p>48595861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99" calcext:value-type="float">
            <text:p>99</text:p>
          </table:table-cell>
          <table:table-cell office:value-type="float" office:value="1997" calcext:value-type="float">
            <text:p>1997</text:p>
          </table:table-cell>
          <table:table-cell table:number-columns-repeated="1019"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5958614" calcext:value-type="float">
            <text:p>485958614</text:p>
          </table:table-cell>
          <table:table-cell table:number-columns-repeated="3"/>
          <table:table-cell office:value-type="string" calcext:value-type="string">
            <text:p>[257.0, 264.2, 321.8, 264.2]</text:p>
          </table:table-cell>
          <table:table-cell table:number-columns-repeated="1018"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5958614" calcext:value-type="float">
            <text:p>48595861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63" calcext:value-type="float">
            <text:p>63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5958614" calcext:value-type="float">
            <text:p>485958614</text:p>
          </table:table-cell>
          <table:table-cell table:number-columns-repeated="3"/>
          <table:table-cell office:value-type="string" calcext:value-type="string">
            <text:p>[257.0, 264.2, 321.8, 264.2]</text:p>
          </table:table-cell>
          <table:table-cell table:number-columns-repeated="1018"/>
        </table:table-row>
        <table:table-row table:style-name="ro1">
          <table:table-cell office:value-type="float" office:value="20.8666666666667" calcext:value-type="float">
            <text:p>20.8666666666667</text:p>
          </table:table-cell>
          <table:table-cell office:value-type="float" office:value="485958614" calcext:value-type="float">
            <text:p>48595861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63" calcext:value-type="float">
            <text:p>63</text:p>
          </table:table-cell>
          <table:table-cell office:value-type="float" office:value="1998" calcext:value-type="float">
            <text:p>1998</text:p>
          </table:table-cell>
          <table:table-cell table:number-columns-repeated="1019"/>
        </table:table-row>
        <table:table-row table:style-name="ro1">
          <table:table-cell office:value-type="float" office:value="20.9333333333333" calcext:value-type="float">
            <text:p>20.9333333333333</text:p>
          </table:table-cell>
          <table:table-cell office:value-type="float" office:value="485958618" calcext:value-type="float">
            <text:p>48595861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08" calcext:value-type="float">
            <text:p>108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20.9333333333333" calcext:value-type="float">
            <text:p>20.9333333333333</text:p>
          </table:table-cell>
          <table:table-cell office:value-type="float" office:value="485958618" calcext:value-type="float">
            <text:p>485958618</text:p>
          </table:table-cell>
          <table:table-cell table:number-columns-repeated="3"/>
          <table:table-cell office:value-type="string" calcext:value-type="string">
            <text:p>[260.6, 266.0, 320.0, 262.4]</text:p>
          </table:table-cell>
          <table:table-cell table:number-columns-repeated="1018"/>
        </table:table-row>
        <table:table-row table:style-name="ro1">
          <table:table-cell office:value-type="float" office:value="20.9333333333333" calcext:value-type="float">
            <text:p>20.9333333333333</text:p>
          </table:table-cell>
          <table:table-cell office:value-type="float" office:value="485958618" calcext:value-type="float">
            <text:p>485958618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108" calcext:value-type="float">
            <text:p>108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20.9333333333333" calcext:value-type="float">
            <text:p>20.9333333333333</text:p>
          </table:table-cell>
          <table:table-cell office:value-type="float" office:value="485958618" calcext:value-type="float">
            <text:p>485958618</text:p>
          </table:table-cell>
          <table:table-cell table:number-columns-repeated="3"/>
          <table:table-cell office:value-type="string" calcext:value-type="string">
            <text:p>[260.6, 266.0, 320.0, 262.4]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58622" calcext:value-type="float">
            <text:p>48595862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82" calcext:value-type="float">
            <text:p>182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58622" calcext:value-type="float">
            <text:p>485958622</text:p>
          </table:table-cell>
          <table:table-cell table:number-columns-repeated="3"/>
          <table:table-cell office:value-type="string" calcext:value-type="string">
            <text:p>[253.4, 262.4, 316.4, 258.8]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58622" calcext:value-type="float">
            <text:p>48595862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82" calcext:value-type="float">
            <text:p>182</text:p>
          </table:table-cell>
          <table:table-cell office:value-type="float" office:value="2008" calcext:value-type="float">
            <text:p>200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958622" calcext:value-type="float">
            <text:p>485958622</text:p>
          </table:table-cell>
          <table:table-cell table:number-columns-repeated="3"/>
          <table:table-cell office:value-type="string" calcext:value-type="string">
            <text:p>[253.4, 262.4, 316.4, 258.8]</text:p>
          </table:table-cell>
          <table:table-cell table:number-columns-repeated="1018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27" calcext:value-type="float">
            <text:p>127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table:number-columns-repeated="3"/>
          <table:table-cell office:value-type="string" calcext:value-type="string">
            <text:p>[258.8, 266.0, 320.0, 262.4]</text:p>
          </table:table-cell>
          <table:table-cell table:number-columns-repeated="1018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27" calcext:value-type="float">
            <text:p>127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table:number-columns-repeated="3"/>
          <table:table-cell office:value-type="string" calcext:value-type="string">
            <text:p>[258.8, 266.0, 320.0, 262.4]</text:p>
          </table:table-cell>
          <table:table-cell table:number-columns-repeated="1018"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485958625" calcext:value-type="float">
            <text:p>485958625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table:number-columns-repeated="1019"/>
        </table:table-row>
        <table:table-row table:style-name="ro1">
          <table:table-cell office:value-type="float" office:value="21.1166666666667" calcext:value-type="float">
            <text:p>21.1166666666667</text:p>
          </table:table-cell>
          <table:table-cell office:value-type="float" office:value="485958629" calcext:value-type="float">
            <text:p>485958629</text:p>
          </table:table-cell>
          <table:table-cell table:number-columns-repeated="3"/>
          <table:table-cell office:value-type="string" calcext:value-type="string">
            <text:p>[262.4, 267.8, 323.6, 267.8]</text:p>
          </table:table-cell>
          <table:table-cell table:number-columns-repeated="1018"/>
        </table:table-row>
        <table:table-row table:style-name="ro1">
          <table:table-cell office:value-type="float" office:value="21.1166666666667" calcext:value-type="float">
            <text:p>21.1166666666667</text:p>
          </table:table-cell>
          <table:table-cell office:value-type="float" office:value="485958629" calcext:value-type="float">
            <text:p>485958629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103" calcext:value-type="float">
            <text:p>103</text:p>
          </table:table-cell>
          <table:table-cell office:value-type="float" office:value="2019" calcext:value-type="float">
            <text:p>2019</text:p>
          </table:table-cell>
          <table:table-cell table:number-columns-repeated="1019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table:number-columns-repeated="3"/>
          <table:table-cell office:value-type="string" calcext:value-type="string">
            <text:p>[260.6, 262.4, 318.2, 258.8]</text:p>
          </table:table-cell>
          <table:table-cell table:number-columns-repeated="1018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0" calcext:value-type="float">
            <text:p>-40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table:number-columns-repeated="3"/>
          <table:table-cell office:value-type="string" calcext:value-type="string">
            <text:p>[258.8, 262.4, 321.8, 262.4]</text:p>
          </table:table-cell>
          <table:table-cell table:number-columns-repeated="1018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51" calcext:value-type="float">
            <text:p>-151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0" calcext:value-type="float">
            <text:p>-40</text:p>
          </table:table-cell>
          <table:table-cell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table:number-columns-repeated="3"/>
          <table:table-cell office:value-type="string" calcext:value-type="string">
            <text:p>[258.8, 262.4, 321.8, 262.4]</text:p>
          </table:table-cell>
          <table:table-cell table:number-columns-repeated="1018"/>
        </table:table-row>
        <table:table-row table:style-name="ro1">
          <table:table-cell office:value-type="float" office:value="21.1666666666667" calcext:value-type="float">
            <text:p>21.1666666666667</text:p>
          </table:table-cell>
          <table:table-cell office:value-type="float" office:value="485958632" calcext:value-type="float">
            <text:p>48595863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51" calcext:value-type="float">
            <text:p>-151</text:p>
          </table:table-cell>
          <table:table-cell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table:number-columns-repeated="3"/>
          <table:table-cell office:value-type="string" calcext:value-type="string">
            <text:p>[257.0, 262.4, 323.6, 260.6]</text:p>
          </table:table-cell>
          <table:table-cell table:number-columns-repeated="1018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" calcext:value-type="float">
            <text:p>-3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table:number-columns-repeated="3"/>
          <table:table-cell office:value-type="string" calcext:value-type="string">
            <text:p>[262.4, 264.2, 320.0, 262.4]</text:p>
          </table:table-cell>
          <table:table-cell table:number-columns-repeated="1018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table:number-columns-repeated="3"/>
          <table:table-cell office:value-type="string" calcext:value-type="string">
            <text:p>[257.0, 262.4, 323.6, 260.6]</text:p>
          </table:table-cell>
          <table:table-cell table:number-columns-repeated="1018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9" calcext:value-type="float">
            <text:p>-39</text:p>
          </table:table-cell>
          <table:table-cell office:value-type="float" office:value="2007" calcext:value-type="float">
            <text:p>2007</text:p>
          </table:table-cell>
          <table:table-cell table:number-columns-repeated="1019"/>
        </table:table-row>
        <table:table-row table:style-name="ro1">
          <table:table-cell office:value-type="float" office:value="21.2166666666667" calcext:value-type="float">
            <text:p>21.2166666666667</text:p>
          </table:table-cell>
          <table:table-cell office:value-type="float" office:value="485958635" calcext:value-type="float">
            <text:p>485958635</text:p>
          </table:table-cell>
          <table:table-cell table:number-columns-repeated="3"/>
          <table:table-cell office:value-type="string" calcext:value-type="string">
            <text:p>[262.4, 264.2, 320.0, 262.4]</text:p>
          </table:table-cell>
          <table:table-cell table:number-columns-repeated="1018"/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5958639" calcext:value-type="float">
            <text:p>485958639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487" calcext:value-type="float">
            <text:p>-487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float" office:value="21.2833333333333" calcext:value-type="float">
            <text:p>21.2833333333333</text:p>
          </table:table-cell>
          <table:table-cell office:value-type="float" office:value="485958639" calcext:value-type="float">
            <text:p>485958639</text:p>
          </table:table-cell>
          <table:table-cell table:number-columns-repeated="3"/>
          <table:table-cell office:value-type="string" calcext:value-type="string">
            <text:p>[260.6, 264.2, 321.8, 258.8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81" calcext:value-type="float">
            <text:p>-681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table:number-columns-repeated="3"/>
          <table:table-cell office:value-type="string" calcext:value-type="string">
            <text:p>[264.2, 264.2, 327.2, 266.0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34" calcext:value-type="float">
            <text:p>-634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81" calcext:value-type="float">
            <text:p>-681</text:p>
          </table:table-cell>
          <table:table-cell office:value-type="float" office:value="1961" calcext:value-type="float">
            <text:p>1961</text:p>
          </table:table-cell>
          <table:table-cell table:number-columns-repeated="1019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table:number-columns-repeated="3"/>
          <table:table-cell office:value-type="string" calcext:value-type="string">
            <text:p>[264.2, 264.2, 327.2, 266.0]</text:p>
          </table:table-cell>
          <table:table-cell table:number-columns-repeated="1018"/>
        </table:table-row>
        <table:table-row table:style-name="ro1">
          <table:table-cell office:value-type="float" office:value="21.3166666666667" calcext:value-type="float">
            <text:p>21.3166666666667</text:p>
          </table:table-cell>
          <table:table-cell office:value-type="float" office:value="485958641" calcext:value-type="float">
            <text:p>485958641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34" calcext:value-type="float">
            <text:p>-634</text:p>
          </table:table-cell>
          <table:table-cell office:value-type="float" office:value="1950" calcext:value-type="float">
            <text:p>1950</text:p>
          </table:table-cell>
          <table:table-cell table:number-columns-repeated="1019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8645" calcext:value-type="float">
            <text:p>485958645</text:p>
          </table:table-cell>
          <table:table-cell table:number-columns-repeated="3"/>
          <table:table-cell office:value-type="string" calcext:value-type="string">
            <text:p>[264.2, 264.2, 327.2, 266.0]</text:p>
          </table:table-cell>
          <table:table-cell table:number-columns-repeated="1018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8645" calcext:value-type="float">
            <text:p>485958645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18" calcext:value-type="float">
            <text:p>-418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8645" calcext:value-type="float">
            <text:p>485958645</text:p>
          </table:table-cell>
          <table:table-cell table:number-columns-repeated="3"/>
          <table:table-cell office:value-type="string" calcext:value-type="string">
            <text:p>[264.2, 264.2, 327.2, 266.0]</text:p>
          </table:table-cell>
          <table:table-cell table:number-columns-repeated="1018"/>
        </table:table-row>
        <table:table-row table:style-name="ro1">
          <table:table-cell office:value-type="float" office:value="21.3833333333333" calcext:value-type="float">
            <text:p>21.3833333333333</text:p>
          </table:table-cell>
          <table:table-cell office:value-type="float" office:value="485958645" calcext:value-type="float">
            <text:p>485958645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18" calcext:value-type="float">
            <text:p>-418</text:p>
          </table:table-cell>
          <table:table-cell office:value-type="float" office:value="1926" calcext:value-type="float">
            <text:p>1926</text:p>
          </table:table-cell>
          <table:table-cell table:number-columns-repeated="1019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53" calcext:value-type="float">
            <text:p>-253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table:number-columns-repeated="3"/>
          <table:table-cell office:value-type="string" calcext:value-type="string">
            <text:p>[260.6, 262.4, 323.6, 260.6]</text:p>
          </table:table-cell>
          <table:table-cell table:number-columns-repeated="1018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25" calcext:value-type="float">
            <text:p>-225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53" calcext:value-type="float">
            <text:p>-253</text:p>
          </table:table-cell>
          <table:table-cell office:value-type="float" office:value="1910" calcext:value-type="float">
            <text:p>1910</text:p>
          </table:table-cell>
          <table:table-cell table:number-columns-repeated="1019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table:number-columns-repeated="3"/>
          <table:table-cell office:value-type="string" calcext:value-type="string">
            <text:p>[260.6, 262.4, 323.6, 260.6]</text:p>
          </table:table-cell>
          <table:table-cell table:number-columns-repeated="1018"/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485958649" calcext:value-type="float">
            <text:p>485958649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225" calcext:value-type="float">
            <text:p>-225</text:p>
          </table:table-cell>
          <table:table-cell office:value-type="float" office:value="1908" calcext:value-type="float">
            <text:p>1908</text:p>
          </table:table-cell>
          <table:table-cell table:number-columns-repeated="1019"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5958657" calcext:value-type="float">
            <text:p>485958657</text:p>
          </table:table-cell>
          <table:table-cell table:number-columns-repeated="3"/>
          <table:table-cell office:value-type="string" calcext:value-type="string">
            <text:p>[260.6, 267.8, 327.2, 262.4]</text:p>
          </table:table-cell>
          <table:table-cell table:number-columns-repeated="1018"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5958657" calcext:value-type="float">
            <text:p>48595865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95" calcext:value-type="float">
            <text:p>-195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5958657" calcext:value-type="float">
            <text:p>485958657</text:p>
          </table:table-cell>
          <table:table-cell table:number-columns-repeated="3"/>
          <table:table-cell office:value-type="string" calcext:value-type="string">
            <text:p>[260.6, 267.8, 327.2, 262.4]</text:p>
          </table:table-cell>
          <table:table-cell table:number-columns-repeated="1018"/>
        </table:table-row>
        <table:table-row table:style-name="ro1">
          <table:table-cell office:value-type="float" office:value="21.5833333333333" calcext:value-type="float">
            <text:p>21.5833333333333</text:p>
          </table:table-cell>
          <table:table-cell office:value-type="float" office:value="485958657" calcext:value-type="float">
            <text:p>48595865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95" calcext:value-type="float">
            <text:p>-195</text:p>
          </table:table-cell>
          <table:table-cell office:value-type="float" office:value="1902" calcext:value-type="float">
            <text:p>1902</text:p>
          </table:table-cell>
          <table:table-cell table:number-columns-repeated="1019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5958661" calcext:value-type="float">
            <text:p>485958661</text:p>
          </table:table-cell>
          <table:table-cell table:number-columns-repeated="3"/>
          <table:table-cell office:value-type="string" calcext:value-type="string">
            <text:p>[262.4, 264.2, 321.8, 262.4]</text:p>
          </table:table-cell>
          <table:table-cell table:number-columns-repeated="1018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5958661" calcext:value-type="float">
            <text:p>485958661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45" calcext:value-type="float">
            <text:p>-145</text:p>
          </table:table-cell>
          <table:table-cell office:value-type="float" office:value="1890" calcext:value-type="float">
            <text:p>1890</text:p>
          </table:table-cell>
          <table:table-cell table:number-columns-repeated="1019"/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485958661" calcext:value-type="float">
            <text:p>485958661</text:p>
          </table:table-cell>
          <table:table-cell table:number-columns-repeated="3"/>
          <table:table-cell office:value-type="string" calcext:value-type="string">
            <text:p>[262.4, 264.2, 323.6, 257.0]</text:p>
          </table:table-cell>
          <table:table-cell table:number-columns-repeated="1018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" calcext:value-type="float">
            <text:p>-1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308" calcext:value-type="float">
            <text:p>308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table:number-columns-repeated="3"/>
          <table:table-cell office:value-type="string" calcext:value-type="string">
            <text:p>[266.0, 262.4, 329.0, 264.2]</text:p>
          </table:table-cell>
          <table:table-cell table:number-columns-repeated="1018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" calcext:value-type="float">
            <text:p>-1</text:p>
          </table:table-cell>
          <table:table-cell office:value-type="float" office:value="1896" calcext:value-type="float">
            <text:p>1896</text:p>
          </table:table-cell>
          <table:table-cell table:number-columns-repeated="1019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308" calcext:value-type="float">
            <text:p>308</text:p>
          </table:table-cell>
          <table:table-cell office:value-type="float" office:value="1903" calcext:value-type="float">
            <text:p>1903</text:p>
          </table:table-cell>
          <table:table-cell table:number-columns-repeated="1019"/>
        </table:table-row>
        <table:table-row table:style-name="ro1">
          <table:table-cell office:value-type="float" office:value="21.6833333333333" calcext:value-type="float">
            <text:p>21.6833333333333</text:p>
          </table:table-cell>
          <table:table-cell office:value-type="float" office:value="485958663" calcext:value-type="float">
            <text:p>485958663</text:p>
          </table:table-cell>
          <table:table-cell table:number-columns-repeated="3"/>
          <table:table-cell office:value-type="string" calcext:value-type="string">
            <text:p>[266.0, 262.4, 329.0, 264.2]</text:p>
          </table:table-cell>
          <table:table-cell table:number-columns-repeated="1018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table:number-columns-repeated="3"/>
          <table:table-cell office:value-type="string" calcext:value-type="string">
            <text:p>[266.0, 267.8, 332.6, 264.2]</text:p>
          </table:table-cell>
          <table:table-cell table:number-columns-repeated="1018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1" calcext:value-type="float">
            <text:p>-31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table:number-columns-repeated="3"/>
          <table:table-cell office:value-type="string" calcext:value-type="string">
            <text:p>[264.2, 264.2, 329.0, 258.8]</text:p>
          </table:table-cell>
          <table:table-cell table:number-columns-repeated="1018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table:number-columns-repeated="3"/>
          <table:table-cell office:value-type="string" calcext:value-type="string">
            <text:p>[266.0, 267.8, 332.6, 264.2]</text:p>
          </table:table-cell>
          <table:table-cell table:number-columns-repeated="1018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31" calcext:value-type="float">
            <text:p>-31</text:p>
          </table:table-cell>
          <table:table-cell office:value-type="float" office:value="1898" calcext:value-type="float">
            <text:p>1898</text:p>
          </table:table-cell>
          <table:table-cell table:number-columns-repeated="1019"/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485958667" calcext:value-type="float">
            <text:p>485958667</text:p>
          </table:table-cell>
          <table:table-cell table:number-columns-repeated="3"/>
          <table:table-cell office:value-type="string" calcext:value-type="string">
            <text:p>[264.2, 264.2, 329.0, 258.8]</text:p>
          </table:table-cell>
          <table:table-cell table:number-columns-repeated="1018"/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5958671" calcext:value-type="float">
            <text:p>485958671</text:p>
          </table:table-cell>
          <table:table-cell table:number-columns-repeated="3"/>
          <table:table-cell office:value-type="string" calcext:value-type="string">
            <text:p>[262.4, 262.4, 327.2, 262.4]</text:p>
          </table:table-cell>
          <table:table-cell table:number-columns-repeated="1018"/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5958671" calcext:value-type="float">
            <text:p>48595867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02" calcext:value-type="float">
            <text:p>-102</text:p>
          </table:table-cell>
          <table:table-cell office:value-type="float" office:value="1895" calcext:value-type="float">
            <text:p>1895</text:p>
          </table:table-cell>
          <table:table-cell table:number-columns-repeated="1019"/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5958671" calcext:value-type="float">
            <text:p>485958671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4" calcext:value-type="float">
            <text:p>-44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21.8166666666667" calcext:value-type="float">
            <text:p>21.8166666666667</text:p>
          </table:table-cell>
          <table:table-cell office:value-type="float" office:value="485958671" calcext:value-type="float">
            <text:p>485958671</text:p>
          </table:table-cell>
          <table:table-cell table:number-columns-repeated="3"/>
          <table:table-cell office:value-type="string" calcext:value-type="string">
            <text:p>[258.8, 264.2, 323.6, 260.6]</text:p>
          </table:table-cell>
          <table:table-cell table:number-columns-repeated="1018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485958673" calcext:value-type="float">
            <text:p>48595867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84" calcext:value-type="float">
            <text:p>-184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485958673" calcext:value-type="float">
            <text:p>485958673</text:p>
          </table:table-cell>
          <table:table-cell table:number-columns-repeated="3"/>
          <table:table-cell office:value-type="string" calcext:value-type="string">
            <text:p>[267.8, 266.0, 330.8, 266.0]</text:p>
          </table:table-cell>
          <table:table-cell table:number-columns-repeated="1018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485958673" calcext:value-type="float">
            <text:p>48595867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84" calcext:value-type="float">
            <text:p>-184</text:p>
          </table:table-cell>
          <table:table-cell office:value-type="float" office:value="1887" calcext:value-type="float">
            <text:p>1887</text:p>
          </table:table-cell>
          <table:table-cell table:number-columns-repeated="1019"/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485958673" calcext:value-type="float">
            <text:p>485958673</text:p>
          </table:table-cell>
          <table:table-cell table:number-columns-repeated="3"/>
          <table:table-cell office:value-type="string" calcext:value-type="string">
            <text:p>[267.8, 266.0, 330.8, 266.0]</text:p>
          </table:table-cell>
          <table:table-cell table:number-columns-repeated="1018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61" calcext:value-type="float">
            <text:p>-61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table:number-columns-repeated="3"/>
          <table:table-cell office:value-type="string" calcext:value-type="string">
            <text:p>[262.4, 266.0, 323.6, 262.4]</text:p>
          </table:table-cell>
          <table:table-cell table:number-columns-repeated="1018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10" calcext:value-type="float">
            <text:p>10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61" calcext:value-type="float">
            <text:p>-61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table:number-columns-repeated="3"/>
          <table:table-cell office:value-type="string" calcext:value-type="string">
            <text:p>[262.4, 266.0, 323.6, 262.4]</text:p>
          </table:table-cell>
          <table:table-cell table:number-columns-repeated="1018"/>
        </table:table-row>
        <table:table-row table:style-name="ro1">
          <table:table-cell office:value-type="float" office:value="21.9166666666667" calcext:value-type="float">
            <text:p>21.9166666666667</text:p>
          </table:table-cell>
          <table:table-cell office:value-type="float" office:value="485958677" calcext:value-type="float">
            <text:p>48595867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10" calcext:value-type="float">
            <text:p>10</text:p>
          </table:table-cell>
          <table:table-cell office:value-type="float" office:value="1891" calcext:value-type="float">
            <text:p>1891</text:p>
          </table:table-cell>
          <table:table-cell table:number-columns-repeated="1019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7" calcext:value-type="float">
            <text:p>-47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table:number-columns-repeated="3"/>
          <table:table-cell office:value-type="string" calcext:value-type="string">
            <text:p>[262.4, 264.2, 329.0, 260.6]</text:p>
          </table:table-cell>
          <table:table-cell table:number-columns-repeated="1018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9" calcext:value-type="float">
            <text:p>-4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7" calcext:value-type="float">
            <text:p>-47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table:number-columns-repeated="3"/>
          <table:table-cell office:value-type="string" calcext:value-type="string">
            <text:p>[262.4, 264.2, 329.0, 260.6]</text:p>
          </table:table-cell>
          <table:table-cell table:number-columns-repeated="1018"/>
        </table:table-row>
        <table:table-row table:style-name="ro1">
          <table:table-cell office:value-type="float" office:value="21.9833333333333" calcext:value-type="float">
            <text:p>21.9833333333333</text:p>
          </table:table-cell>
          <table:table-cell office:value-type="float" office:value="485958681" calcext:value-type="float">
            <text:p>485958681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49" calcext:value-type="float">
            <text:p>-49</text:p>
          </table:table-cell>
          <table:table-cell office:value-type="float" office:value="1888" calcext:value-type="float">
            <text:p>1888</text:p>
          </table:table-cell>
          <table:table-cell table:number-columns-repeated="1019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485958685" calcext:value-type="float">
            <text:p>485958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75" calcext:value-type="float">
            <text:p>-75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485958685" calcext:value-type="float">
            <text:p>485958685</text:p>
          </table:table-cell>
          <table:table-cell table:number-columns-repeated="3"/>
          <table:table-cell office:value-type="string" calcext:value-type="string">
            <text:p>[260.6, 264.2, 330.8, 264.2]</text:p>
          </table:table-cell>
          <table:table-cell table:number-columns-repeated="1018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485958685" calcext:value-type="float">
            <text:p>48595868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75" calcext:value-type="float">
            <text:p>-75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485958685" calcext:value-type="float">
            <text:p>485958685</text:p>
          </table:table-cell>
          <table:table-cell table:number-columns-repeated="3"/>
          <table:table-cell office:value-type="string" calcext:value-type="string">
            <text:p>[260.6, 264.2, 330.8, 264.2]</text:p>
          </table:table-cell>
          <table:table-cell table:number-columns-repeated="1018"/>
        </table:table-row>
        <table:table-row table:style-name="ro1">
          <table:table-cell office:value-type="float" office:value="22.1166666666667" calcext:value-type="float">
            <text:p>22.1166666666667</text:p>
          </table:table-cell>
          <table:table-cell office:value-type="float" office:value="485958689" calcext:value-type="float">
            <text:p>48595868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9" calcext:value-type="float">
            <text:p>-2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22.1166666666667" calcext:value-type="float">
            <text:p>22.1166666666667</text:p>
          </table:table-cell>
          <table:table-cell office:value-type="float" office:value="485958689" calcext:value-type="float">
            <text:p>485958689</text:p>
          </table:table-cell>
          <table:table-cell table:number-columns-repeated="3"/>
          <table:table-cell office:value-type="string" calcext:value-type="string">
            <text:p>[262.4, 266.0, 329.0, 266.0]</text:p>
          </table:table-cell>
          <table:table-cell table:number-columns-repeated="1018"/>
        </table:table-row>
        <table:table-row table:style-name="ro1">
          <table:table-cell office:value-type="float" office:value="22.1166666666667" calcext:value-type="float">
            <text:p>22.1166666666667</text:p>
          </table:table-cell>
          <table:table-cell office:value-type="float" office:value="485958689" calcext:value-type="float">
            <text:p>48595868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9" calcext:value-type="float">
            <text:p>-29</text:p>
          </table:table-cell>
          <table:table-cell office:value-type="float" office:value="1883" calcext:value-type="float">
            <text:p>1883</text:p>
          </table:table-cell>
          <table:table-cell table:number-columns-repeated="1019"/>
        </table:table-row>
        <table:table-row table:style-name="ro1">
          <table:table-cell office:value-type="float" office:value="22.1166666666667" calcext:value-type="float">
            <text:p>22.1166666666667</text:p>
          </table:table-cell>
          <table:table-cell office:value-type="float" office:value="485958689" calcext:value-type="float">
            <text:p>485958689</text:p>
          </table:table-cell>
          <table:table-cell table:number-columns-repeated="3"/>
          <table:table-cell office:value-type="string" calcext:value-type="string">
            <text:p>[262.4, 266.0, 329.0, 266.0]</text:p>
          </table:table-cell>
          <table:table-cell table:number-columns-repeated="1018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3" calcext:value-type="float">
            <text:p>-153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table:number-columns-repeated="3"/>
          <table:table-cell office:value-type="string" calcext:value-type="string">
            <text:p>[266.0, 264.2, 330.8, 260.6]</text:p>
          </table:table-cell>
          <table:table-cell table:number-columns-repeated="1018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1" calcext:value-type="float">
            <text:p>-151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3" calcext:value-type="float">
            <text:p>-153</text:p>
          </table:table-cell>
          <table:table-cell office:value-type="float" office:value="1874" calcext:value-type="float">
            <text:p>1874</text:p>
          </table:table-cell>
          <table:table-cell table:number-columns-repeated="1019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table:number-columns-repeated="3"/>
          <table:table-cell office:value-type="string" calcext:value-type="string">
            <text:p>[266.0, 264.2, 330.8, 260.6]</text:p>
          </table:table-cell>
          <table:table-cell table:number-columns-repeated="1018"/>
        </table:table-row>
        <table:table-row table:style-name="ro1">
          <table:table-cell office:value-type="float" office:value="22.1833333333333" calcext:value-type="float">
            <text:p>22.1833333333333</text:p>
          </table:table-cell>
          <table:table-cell office:value-type="float" office:value="485958693" calcext:value-type="float">
            <text:p>48595869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1" calcext:value-type="float">
            <text:p>-151</text:p>
          </table:table-cell>
          <table:table-cell office:value-type="float" office:value="1872" calcext:value-type="float">
            <text:p>1872</text:p>
          </table:table-cell>
          <table:table-cell table:number-columns-repeated="1019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5958697" calcext:value-type="float">
            <text:p>485958697</text:p>
          </table:table-cell>
          <table:table-cell table:number-columns-repeated="3"/>
          <table:table-cell office:value-type="string" calcext:value-type="string">
            <text:p>[264.2, 266.0, 327.2, 266.0]</text:p>
          </table:table-cell>
          <table:table-cell table:number-columns-repeated="1018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5958697" calcext:value-type="float">
            <text:p>48595869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93" calcext:value-type="float">
            <text:p>-193</text:p>
          </table:table-cell>
          <table:table-cell office:value-type="float" office:value="1860" calcext:value-type="float">
            <text:p>1860</text:p>
          </table:table-cell>
          <table:table-cell table:number-columns-repeated="1019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5958697" calcext:value-type="float">
            <text:p>485958697</text:p>
          </table:table-cell>
          <table:table-cell table:number-columns-repeated="3"/>
          <table:table-cell office:value-type="string" calcext:value-type="string">
            <text:p>[264.2, 267.8, 332.6, 264.2]</text:p>
          </table:table-cell>
          <table:table-cell table:number-columns-repeated="1018"/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485958697" calcext:value-type="float">
            <text:p>485958697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51" calcext:value-type="float">
            <text:p>-251</text:p>
          </table:table-cell>
          <table:table-cell office:value-type="float" office:value="1855" calcext:value-type="float">
            <text:p>1855</text:p>
          </table:table-cell>
          <table:table-cell table:number-columns-repeated="1019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table:number-columns-repeated="3"/>
          <table:table-cell office:value-type="string" calcext:value-type="string">
            <text:p>[266.0, 267.8, 336.2, 264.2]</text:p>
          </table:table-cell>
          <table:table-cell table:number-columns-repeated="1018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5" calcext:value-type="float">
            <text:p>-155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table:number-columns-repeated="3"/>
          <table:table-cell office:value-type="string" calcext:value-type="string">
            <text:p>[264.2, 264.2, 330.8, 258.8]</text:p>
          </table:table-cell>
          <table:table-cell table:number-columns-repeated="1018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table:number-columns-repeated="3"/>
          <table:table-cell office:value-type="string" calcext:value-type="string">
            <text:p>[266.0, 267.8, 336.2, 264.2]</text:p>
          </table:table-cell>
          <table:table-cell table:number-columns-repeated="1018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55" calcext:value-type="float">
            <text:p>-155</text:p>
          </table:table-cell>
          <table:table-cell office:value-type="float" office:value="1852" calcext:value-type="float">
            <text:p>1852</text:p>
          </table:table-cell>
          <table:table-cell table:number-columns-repeated="1019"/>
        </table:table-row>
        <table:table-row table:style-name="ro1">
          <table:table-cell office:value-type="float" office:value="22.2833333333333" calcext:value-type="float">
            <text:p>22.2833333333333</text:p>
          </table:table-cell>
          <table:table-cell office:value-type="float" office:value="485958699" calcext:value-type="float">
            <text:p>485958699</text:p>
          </table:table-cell>
          <table:table-cell table:number-columns-repeated="3"/>
          <table:table-cell office:value-type="string" calcext:value-type="string">
            <text:p>[264.2, 264.2, 330.8, 258.8]</text:p>
          </table:table-cell>
          <table:table-cell table:number-columns-repeated="1018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485958703" calcext:value-type="float">
            <text:p>485958703</text:p>
          </table:table-cell>
          <table:table-cell table:number-columns-repeated="3"/>
          <table:table-cell office:value-type="string" calcext:value-type="string">
            <text:p>[262.4, 267.8, 336.2, 266.0]</text:p>
          </table:table-cell>
          <table:table-cell table:number-columns-repeated="1018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485958703" calcext:value-type="float">
            <text:p>48595870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32" calcext:value-type="float">
            <text:p>-132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485958703" calcext:value-type="float">
            <text:p>485958703</text:p>
          </table:table-cell>
          <table:table-cell table:number-columns-repeated="3"/>
          <table:table-cell office:value-type="string" calcext:value-type="string">
            <text:p>[258.8, 267.8, 334.4, 264.2]</text:p>
          </table:table-cell>
          <table:table-cell table:number-columns-repeated="1018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485958703" calcext:value-type="float">
            <text:p>48595870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32" calcext:value-type="float">
            <text:p>-132</text:p>
          </table:table-cell>
          <table:table-cell office:value-type="float" office:value="1848" calcext:value-type="float">
            <text:p>1848</text:p>
          </table:table-cell>
          <table:table-cell table:number-columns-repeated="1019"/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485958703" calcext:value-type="float">
            <text:p>485958703</text:p>
          </table:table-cell>
          <table:table-cell table:number-columns-repeated="3"/>
          <table:table-cell office:value-type="string" calcext:value-type="string">
            <text:p>[258.8, 267.8, 334.4, 264.2]</text:p>
          </table:table-cell>
          <table:table-cell table:number-columns-repeated="101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85958706" calcext:value-type="float">
            <text:p>485958706</text:p>
          </table:table-cell>
          <table:table-cell table:number-columns-repeated="3"/>
          <table:table-cell office:value-type="string" calcext:value-type="string">
            <text:p>[262.4, 266.0, 332.6, 264.2]</text:p>
          </table:table-cell>
          <table:table-cell table:number-columns-repeated="101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85958706" calcext:value-type="float">
            <text:p>48595870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4" calcext:value-type="float">
            <text:p>-84</text:p>
          </table:table-cell>
          <table:table-cell office:value-type="float" office:value="1841" calcext:value-type="float">
            <text:p>1841</text:p>
          </table:table-cell>
          <table:table-cell table:number-columns-repeated="1019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85958706" calcext:value-type="float">
            <text:p>485958706</text:p>
          </table:table-cell>
          <table:table-cell table:number-columns-repeated="3"/>
          <table:table-cell office:value-type="string" calcext:value-type="string">
            <text:p>[262.4, 266.0, 336.2, 264.2]</text:p>
          </table:table-cell>
          <table:table-cell table:number-columns-repeated="1018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85958706" calcext:value-type="float">
            <text:p>48595870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28" calcext:value-type="float">
            <text:p>-128</text:p>
          </table:table-cell>
          <table:table-cell office:value-type="float" office:value="1839" calcext:value-type="float">
            <text:p>1839</text:p>
          </table:table-cell>
          <table:table-cell table:number-columns-repeated="1019"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5958708" calcext:value-type="float">
            <text:p>485958708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41" calcext:value-type="float">
            <text:p>-141</text:p>
          </table:table-cell>
          <table:table-cell office:value-type="float" office:value="1837" calcext:value-type="float">
            <text:p>1837</text:p>
          </table:table-cell>
          <table:table-cell table:number-columns-repeated="1019"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5958708" calcext:value-type="float">
            <text:p>485958708</text:p>
          </table:table-cell>
          <table:table-cell table:number-columns-repeated="3"/>
          <table:table-cell office:value-type="string" calcext:value-type="string">
            <text:p>[260.6, 266.0, 332.6, 260.6]</text:p>
          </table:table-cell>
          <table:table-cell table:number-columns-repeated="1018"/>
        </table:table-row>
        <table:table-row table:style-name="ro1">
          <table:table-cell office:value-type="float" office:value="22.4333333333333" calcext:value-type="float">
            <text:p>22.4333333333333</text:p>
          </table:table-cell>
          <table:table-cell office:value-type="float" office:value="485958708" calcext:value-type="float">
            <text:p>48595870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113" calcext:value-type="float">
            <text:p>-113</text:p>
          </table:table-cell>
          <table:table-cell office:value-type="float" office:value="1836" calcext:value-type="float">
            <text:p>1836</text:p>
          </table:table-cell>
          <table:table-cell table:number-columns-repeated="1019"/>
        </table:table-row>
        <table:table-row table:style-name="ro1">
          <table:table-cell office:value-type="float" office:value="22.4833333333333" calcext:value-type="float">
            <text:p>22.4833333333333</text:p>
          </table:table-cell>
          <table:table-cell office:value-type="float" office:value="485958711" calcext:value-type="float">
            <text:p>485958711</text:p>
          </table:table-cell>
          <table:table-cell table:number-columns-repeated="3"/>
          <table:table-cell office:value-type="string" calcext:value-type="string">
            <text:p>[258.8, 269.6, 330.8, 262.4]</text:p>
          </table:table-cell>
          <table:table-cell table:number-columns-repeated="1018"/>
        </table:table-row>
        <table:table-row table:style-name="ro1">
          <table:table-cell office:value-type="float" office:value="22.4833333333333" calcext:value-type="float">
            <text:p>22.4833333333333</text:p>
          </table:table-cell>
          <table:table-cell office:value-type="float" office:value="485958711" calcext:value-type="float">
            <text:p>48595871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0" calcext:value-type="float">
            <text:p>-50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office:value-type="float" office:value="22.4833333333333" calcext:value-type="float">
            <text:p>22.4833333333333</text:p>
          </table:table-cell>
          <table:table-cell office:value-type="float" office:value="485958711" calcext:value-type="float">
            <text:p>485958711</text:p>
          </table:table-cell>
          <table:table-cell table:number-columns-repeated="3"/>
          <table:table-cell office:value-type="string" calcext:value-type="string">
            <text:p>[262.4, 269.6, 334.4, 269.6]</text:p>
          </table:table-cell>
          <table:table-cell table:number-columns-repeated="1018"/>
        </table:table-row>
        <table:table-row table:style-name="ro1">
          <table:table-cell office:value-type="float" office:value="22.4833333333333" calcext:value-type="float">
            <text:p>22.4833333333333</text:p>
          </table:table-cell>
          <table:table-cell office:value-type="float" office:value="485958711" calcext:value-type="float">
            <text:p>485958711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0" calcext:value-type="float">
            <text:p>-50</text:p>
          </table:table-cell>
          <table:table-cell office:value-type="float" office:value="1834" calcext:value-type="float">
            <text:p>1834</text:p>
          </table:table-cell>
          <table:table-cell table:number-columns-repeated="1019"/>
        </table:table-row>
        <table:table-row table:style-name="ro1">
          <table:table-cell office:value-type="float" office:value="22.4833333333333" calcext:value-type="float">
            <text:p>22.4833333333333</text:p>
          </table:table-cell>
          <table:table-cell office:value-type="float" office:value="485958711" calcext:value-type="float">
            <text:p>485958711</text:p>
          </table:table-cell>
          <table:table-cell table:number-columns-repeated="3"/>
          <table:table-cell office:value-type="string" calcext:value-type="string">
            <text:p>[262.4, 269.6, 334.4, 269.6]</text:p>
          </table:table-cell>
          <table:table-cell table:number-columns-repeated="1018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table:number-columns-repeated="3"/>
          <table:table-cell office:value-type="string" calcext:value-type="string">
            <text:p>[260.6, 267.8, 334.4, 266.0]</text:p>
          </table:table-cell>
          <table:table-cell table:number-columns-repeated="1018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325" calcext:value-type="float">
            <text:p>-325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table:number-columns-repeated="3"/>
          <table:table-cell office:value-type="string" calcext:value-type="string">
            <text:p>[260.6, 266.0, 332.6, 264.2]</text:p>
          </table:table-cell>
          <table:table-cell table:number-columns-repeated="1018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table:number-columns-repeated="3"/>
          <table:table-cell office:value-type="string" calcext:value-type="string">
            <text:p>[260.6, 267.8, 334.4, 266.0]</text:p>
          </table:table-cell>
          <table:table-cell table:number-columns-repeated="1018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325" calcext:value-type="float">
            <text:p>-325</text:p>
          </table:table-cell>
          <table:table-cell office:value-type="float" office:value="1824" calcext:value-type="float">
            <text:p>1824</text:p>
          </table:table-cell>
          <table:table-cell table:number-columns-repeated="1019"/>
        </table:table-row>
        <table:table-row table:style-name="ro1">
          <table:table-cell office:value-type="float" office:value="22.5333333333333" calcext:value-type="float">
            <text:p>22.5333333333333</text:p>
          </table:table-cell>
          <table:table-cell office:value-type="float" office:value="485958714" calcext:value-type="float">
            <text:p>485958714</text:p>
          </table:table-cell>
          <table:table-cell table:number-columns-repeated="3"/>
          <table:table-cell office:value-type="string" calcext:value-type="string">
            <text:p>[260.6, 266.0, 332.6, 264.2]</text:p>
          </table:table-cell>
          <table:table-cell table:number-columns-repeated="1018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table:number-columns-repeated="3"/>
          <table:table-cell office:value-type="string" calcext:value-type="string">
            <text:p>[262.4, 269.6, 332.6, 267.8]</text:p>
          </table:table-cell>
          <table:table-cell table:number-columns-repeated="1018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6" calcext:value-type="float">
            <text:p>-6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02" calcext:value-type="float">
            <text:p>-102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table:number-columns-repeated="3"/>
          <table:table-cell office:value-type="string" calcext:value-type="string">
            <text:p>[258.8, 269.6, 332.6, 269.6]</text:p>
          </table:table-cell>
          <table:table-cell table:number-columns-repeated="1018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table:number-columns-repeated="3"/>
          <table:table-cell office:value-type="string" calcext:value-type="string">
            <text:p>[262.4, 269.6, 332.6, 267.8]</text:p>
          </table:table-cell>
          <table:table-cell table:number-columns-repeated="1018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6" calcext:value-type="float">
            <text:p>-6</text:p>
          </table:table-cell>
          <table:table-cell office:value-type="float" office:value="1829" calcext:value-type="float">
            <text:p>1829</text:p>
          </table:table-cell>
          <table:table-cell table:number-columns-repeated="1019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02" calcext:value-type="float">
            <text:p>-102</text:p>
          </table:table-cell>
          <table:table-cell office:value-type="float" office:value="1827" calcext:value-type="float">
            <text:p>1827</text:p>
          </table:table-cell>
          <table:table-cell table:number-columns-repeated="1019"/>
        </table:table-row>
        <table:table-row table:style-name="ro1">
          <table:table-cell office:value-type="float" office:value="22.6666666666667" calcext:value-type="float">
            <text:p>22.6666666666667</text:p>
          </table:table-cell>
          <table:table-cell office:value-type="float" office:value="485958722" calcext:value-type="float">
            <text:p>485958722</text:p>
          </table:table-cell>
          <table:table-cell table:number-columns-repeated="3"/>
          <table:table-cell office:value-type="string" calcext:value-type="string">
            <text:p>[258.8, 269.6, 332.6, 269.6]</text:p>
          </table:table-cell>
          <table:table-cell table:number-columns-repeated="1018"/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5958726" calcext:value-type="float">
            <text:p>485958726</text:p>
          </table:table-cell>
          <table:table-cell table:number-columns-repeated="3"/>
          <table:table-cell office:value-type="string" calcext:value-type="string">
            <text:p>[257.0, 269.6, 330.8, 264.2]</text:p>
          </table:table-cell>
          <table:table-cell table:number-columns-repeated="1018"/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5958726" calcext:value-type="float">
            <text:p>485958726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519" calcext:value-type="float">
            <text:p>-519</text:p>
          </table:table-cell>
          <table:table-cell office:value-type="float" office:value="1797" calcext:value-type="float">
            <text:p>1797</text:p>
          </table:table-cell>
          <table:table-cell table:number-columns-repeated="1019"/>
        </table:table-row>
        <table:table-row table:style-name="ro1">
          <table:table-cell office:value-type="float" office:value="22.7333333333333" calcext:value-type="float">
            <text:p>22.7333333333333</text:p>
          </table:table-cell>
          <table:table-cell office:value-type="float" office:value="485958726" calcext:value-type="float">
            <text:p>485958726</text:p>
          </table:table-cell>
          <table:table-cell table:number-columns-repeated="3"/>
          <table:table-cell office:value-type="string" calcext:value-type="string">
            <text:p>[260.6, 269.6, 338.0, 271.4]</text:p>
          </table:table-cell>
          <table:table-cell table:number-columns-repeated="1018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56" calcext:value-type="float">
            <text:p>-656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table:number-columns-repeated="3"/>
          <table:table-cell office:value-type="string" calcext:value-type="string">
            <text:p>[264.2, 273.2, 336.2, 266.0]</text:p>
          </table:table-cell>
          <table:table-cell table:number-columns-repeated="1018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50" calcext:value-type="float">
            <text:p>-550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656" calcext:value-type="float">
            <text:p>-656</text:p>
          </table:table-cell>
          <table:table-cell office:value-type="float" office:value="1781" calcext:value-type="float">
            <text:p>1781</text:p>
          </table:table-cell>
          <table:table-cell table:number-columns-repeated="1019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table:number-columns-repeated="3"/>
          <table:table-cell office:value-type="string" calcext:value-type="string">
            <text:p>[264.2, 273.2, 336.2, 266.0]</text:p>
          </table:table-cell>
          <table:table-cell table:number-columns-repeated="1018"/>
        </table:table-row>
        <table:table-row table:style-name="ro1">
          <table:table-cell office:value-type="float" office:value="22.7666666666667" calcext:value-type="float">
            <text:p>22.7666666666667</text:p>
          </table:table-cell>
          <table:table-cell office:value-type="float" office:value="485958728" calcext:value-type="float">
            <text:p>48595872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50" calcext:value-type="float">
            <text:p>-550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table:number-columns-repeated="3"/>
          <table:table-cell office:value-type="string" calcext:value-type="string">
            <text:p>[258.8, 269.6, 332.6, 271.4]</text:p>
          </table:table-cell>
          <table:table-cell table:number-columns-repeated="1018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2" calcext:value-type="float">
            <text:p>-642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table:number-columns-repeated="3"/>
          <table:table-cell office:value-type="string" calcext:value-type="string">
            <text:p>[267.8, 275.0, 336.2, 273.2]</text:p>
          </table:table-cell>
          <table:table-cell table:number-columns-repeated="1018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1" calcext:value-type="float">
            <text:p>-641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table:number-columns-repeated="3"/>
          <table:table-cell office:value-type="string" calcext:value-type="string">
            <text:p>[258.8, 269.6, 332.6, 271.4]</text:p>
          </table:table-cell>
          <table:table-cell table:number-columns-repeated="1018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2" calcext:value-type="float">
            <text:p>-642</text:p>
          </table:table-cell>
          <table:table-cell office:value-type="float" office:value="1747" calcext:value-type="float">
            <text:p>1747</text:p>
          </table:table-cell>
          <table:table-cell table:number-columns-repeated="1019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table:number-columns-repeated="3"/>
          <table:table-cell office:value-type="string" calcext:value-type="string">
            <text:p>[267.8, 275.0, 336.2, 273.2]</text:p>
          </table:table-cell>
          <table:table-cell table:number-columns-repeated="1018"/>
        </table:table-row>
        <table:table-row table:style-name="ro1">
          <table:table-cell office:value-type="float" office:value="22.8166666666667" calcext:value-type="float">
            <text:p>22.8166666666667</text:p>
          </table:table-cell>
          <table:table-cell office:value-type="float" office:value="485958731" calcext:value-type="float">
            <text:p>48595873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41" calcext:value-type="float">
            <text:p>-641</text:p>
          </table:table-cell>
          <table:table-cell office:value-type="float" office:value="1736" calcext:value-type="float">
            <text:p>1736</text:p>
          </table:table-cell>
          <table:table-cell table:number-columns-repeated="1019"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5958735" calcext:value-type="float">
            <text:p>48595873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31" calcext:value-type="float">
            <text:p>-731</text:p>
          </table:table-cell>
          <table:table-cell office:value-type="float" office:value="1711" calcext:value-type="float">
            <text:p>1711</text:p>
          </table:table-cell>
          <table:table-cell table:number-columns-repeated="1019"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5958735" calcext:value-type="float">
            <text:p>485958735</text:p>
          </table:table-cell>
          <table:table-cell table:number-columns-repeated="3"/>
          <table:table-cell office:value-type="string" calcext:value-type="string">
            <text:p>[262.4, 271.4, 336.2, 271.4]</text:p>
          </table:table-cell>
          <table:table-cell table:number-columns-repeated="1018"/>
        </table:table-row>
        <table:table-row table:style-name="ro1">
          <table:table-cell office:value-type="float" office:value="22.8833333333333" calcext:value-type="float">
            <text:p>22.8833333333333</text:p>
          </table:table-cell>
          <table:table-cell office:value-type="float" office:value="485958735" calcext:value-type="float">
            <text:p>48595873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04" calcext:value-type="float">
            <text:p>-704</text:p>
          </table:table-cell>
          <table:table-cell office:value-type="float" office:value="1697" calcext:value-type="float">
            <text:p>1697</text:p>
          </table:table-cell>
          <table:table-cell table:number-columns-repeated="1019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28" calcext:value-type="float">
            <text:p>-82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table:number-columns-repeated="3"/>
          <table:table-cell office:value-type="string" calcext:value-type="string">
            <text:p>[262.4, 273.2, 334.4, 276.8]</text:p>
          </table:table-cell>
          <table:table-cell table:number-columns-repeated="1018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84" calcext:value-type="float">
            <text:p>-984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28" calcext:value-type="float">
            <text:p>-828</text:p>
          </table:table-cell>
          <table:table-cell office:value-type="float" office:value="1680" calcext:value-type="float">
            <text:p>1680</text:p>
          </table:table-cell>
          <table:table-cell table:number-columns-repeated="1019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table:number-columns-repeated="3"/>
          <table:table-cell office:value-type="string" calcext:value-type="string">
            <text:p>[262.4, 273.2, 334.4, 276.8]</text:p>
          </table:table-cell>
          <table:table-cell table:number-columns-repeated="1018"/>
        </table:table-row>
        <table:table-row table:style-name="ro1">
          <table:table-cell office:value-type="float" office:value="22.9166666666667" calcext:value-type="float">
            <text:p>22.9166666666667</text:p>
          </table:table-cell>
          <table:table-cell office:value-type="float" office:value="485958737" calcext:value-type="float">
            <text:p>48595873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84" calcext:value-type="float">
            <text:p>-984</text:p>
          </table:table-cell>
          <table:table-cell office:value-type="float" office:value="1659" calcext:value-type="float">
            <text:p>1659</text:p>
          </table:table-cell>
          <table:table-cell table:number-columns-repeated="1019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85" calcext:value-type="float">
            <text:p>-985</text:p>
          </table:table-cell>
          <table:table-cell office:value-type="float" office:value="1622" calcext:value-type="float">
            <text:p>1622</text:p>
          </table:table-cell>
          <table:table-cell table:number-columns-repeated="1019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table:number-columns-repeated="3"/>
          <table:table-cell office:value-type="string" calcext:value-type="string">
            <text:p>[260.6, 273.2, 336.2, 267.8]</text:p>
          </table:table-cell>
          <table:table-cell table:number-columns-repeated="1018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30" calcext:value-type="float">
            <text:p>-930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table:number-columns-repeated="3"/>
          <table:table-cell office:value-type="string" calcext:value-type="string">
            <text:p>[262.4, 273.2, 338.0, 276.8]</text:p>
          </table:table-cell>
          <table:table-cell table:number-columns-repeated="1018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table:number-columns-repeated="3"/>
          <table:table-cell office:value-type="string" calcext:value-type="string">
            <text:p>[260.6, 273.2, 336.2, 267.8]</text:p>
          </table:table-cell>
          <table:table-cell table:number-columns-repeated="1018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30" calcext:value-type="float">
            <text:p>-930</text:p>
          </table:table-cell>
          <table:table-cell office:value-type="float" office:value="1609" calcext:value-type="float">
            <text:p>1609</text:p>
          </table:table-cell>
          <table:table-cell table:number-columns-repeated="1019"/>
        </table:table-row>
        <table:table-row table:style-name="ro1">
          <table:table-cell office:value-type="float" office:value="22.9833333333333" calcext:value-type="float">
            <text:p>22.9833333333333</text:p>
          </table:table-cell>
          <table:table-cell office:value-type="float" office:value="485958741" calcext:value-type="float">
            <text:p>485958741</text:p>
          </table:table-cell>
          <table:table-cell table:number-columns-repeated="3"/>
          <table:table-cell office:value-type="string" calcext:value-type="string">
            <text:p>[262.4, 273.2, 338.0, 276.8]</text:p>
          </table:table-cell>
          <table:table-cell table:number-columns-repeated="1018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5958745" calcext:value-type="float">
            <text:p>485958745</text:p>
          </table:table-cell>
          <table:table-cell table:number-columns-repeated="3"/>
          <table:table-cell office:value-type="string" calcext:value-type="string">
            <text:p>[255.2, 271.4, 332.6, 271.4]</text:p>
          </table:table-cell>
          <table:table-cell table:number-columns-repeated="1018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5958745" calcext:value-type="float">
            <text:p>48595874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25" calcext:value-type="float">
            <text:p>-1025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5958745" calcext:value-type="float">
            <text:p>485958745</text:p>
          </table:table-cell>
          <table:table-cell table:number-columns-repeated="3"/>
          <table:table-cell office:value-type="string" calcext:value-type="string">
            <text:p>[255.2, 271.4, 332.6, 271.4]</text:p>
          </table:table-cell>
          <table:table-cell table:number-columns-repeated="1018"/>
        </table:table-row>
        <table:table-row table:style-name="ro1">
          <table:table-cell office:value-type="float" office:value="23.05" calcext:value-type="float">
            <text:p>23.05</text:p>
          </table:table-cell>
          <table:table-cell office:value-type="float" office:value="485958745" calcext:value-type="float">
            <text:p>48595874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25" calcext:value-type="float">
            <text:p>-1025</text:p>
          </table:table-cell>
          <table:table-cell office:value-type="float" office:value="1556" calcext:value-type="float">
            <text:p>1556</text:p>
          </table:table-cell>
          <table:table-cell table:number-columns-repeated="1019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56" calcext:value-type="float">
            <text:p>-1056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table:number-columns-repeated="3"/>
          <table:table-cell office:value-type="string" calcext:value-type="string">
            <text:p>[262.4, 266.0, 336.2, 273.2]</text:p>
          </table:table-cell>
          <table:table-cell table:number-columns-repeated="1018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93" calcext:value-type="float">
            <text:p>-1093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56" calcext:value-type="float">
            <text:p>-1056</text:p>
          </table:table-cell>
          <table:table-cell office:value-type="float" office:value="1505" calcext:value-type="float">
            <text:p>1505</text:p>
          </table:table-cell>
          <table:table-cell table:number-columns-repeated="1019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table:number-columns-repeated="3"/>
          <table:table-cell office:value-type="string" calcext:value-type="string">
            <text:p>[262.4, 266.0, 336.2, 273.2]</text:p>
          </table:table-cell>
          <table:table-cell table:number-columns-repeated="1018"/>
        </table:table-row>
        <table:table-row table:style-name="ro1">
          <table:table-cell office:value-type="float" office:value="23.1166666666667" calcext:value-type="float">
            <text:p>23.1166666666667</text:p>
          </table:table-cell>
          <table:table-cell office:value-type="float" office:value="485958749" calcext:value-type="float">
            <text:p>4859587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93" calcext:value-type="float">
            <text:p>-1093</text:p>
          </table:table-cell>
          <table:table-cell office:value-type="float" office:value="1490" calcext:value-type="float">
            <text:p>1490</text:p>
          </table:table-cell>
          <table:table-cell table:number-columns-repeated="1019"/>
        </table:table-row>
        <table:table-row table:style-name="ro1">
          <table:table-cell office:value-type="float" office:value="23.1833333333333" calcext:value-type="float">
            <text:p>23.1833333333333</text:p>
          </table:table-cell>
          <table:table-cell office:value-type="float" office:value="485958753" calcext:value-type="float">
            <text:p>485958753</text:p>
          </table:table-cell>
          <table:table-cell table:number-columns-repeated="3"/>
          <table:table-cell office:value-type="string" calcext:value-type="string">
            <text:p>[257.0, 267.8, 330.8, 271.4]</text:p>
          </table:table-cell>
          <table:table-cell table:number-columns-repeated="1018"/>
        </table:table-row>
        <table:table-row table:style-name="ro1">
          <table:table-cell office:value-type="float" office:value="23.1833333333333" calcext:value-type="float">
            <text:p>23.1833333333333</text:p>
          </table:table-cell>
          <table:table-cell office:value-type="float" office:value="485958753" calcext:value-type="float">
            <text:p>48595875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17" calcext:value-type="float">
            <text:p>-917</text:p>
          </table:table-cell>
          <table:table-cell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office:value-type="float" office:value="23.1833333333333" calcext:value-type="float">
            <text:p>23.1833333333333</text:p>
          </table:table-cell>
          <table:table-cell office:value-type="float" office:value="485958753" calcext:value-type="float">
            <text:p>485958753</text:p>
          </table:table-cell>
          <table:table-cell table:number-columns-repeated="3"/>
          <table:table-cell office:value-type="string" calcext:value-type="string">
            <text:p>[258.8, 271.4, 334.4, 271.4]</text:p>
          </table:table-cell>
          <table:table-cell table:number-columns-repeated="1018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85" calcext:value-type="float">
            <text:p>-1085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072" calcext:value-type="float">
            <text:p>-1072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table:number-columns-repeated="3"/>
          <table:table-cell office:value-type="string" calcext:value-type="string">
            <text:p>[255.2, 267.8, 330.8, 271.4]</text:p>
          </table:table-cell>
          <table:table-cell table:number-columns-repeated="1018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85" calcext:value-type="float">
            <text:p>-1085</text:p>
          </table:table-cell>
          <table:table-cell office:value-type="float" office:value="1422" calcext:value-type="float">
            <text:p>1422</text:p>
          </table:table-cell>
          <table:table-cell table:number-columns-repeated="1019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072" calcext:value-type="float">
            <text:p>-1072</text:p>
          </table:table-cell>
          <table:table-cell office:value-type="float" office:value="1399" calcext:value-type="float">
            <text:p>1399</text:p>
          </table:table-cell>
          <table:table-cell table:number-columns-repeated="1019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85958754" calcext:value-type="float">
            <text:p>485958754</text:p>
          </table:table-cell>
          <table:table-cell table:number-columns-repeated="3"/>
          <table:table-cell office:value-type="string" calcext:value-type="string">
            <text:p>[255.2, 267.8, 330.8, 271.4]</text:p>
          </table:table-cell>
          <table:table-cell table:number-columns-repeated="1018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table:number-columns-repeated="3"/>
          <table:table-cell office:value-type="string" calcext:value-type="string">
            <text:p>[258.8, 269.6, 336.2, 271.4]</text:p>
          </table:table-cell>
          <table:table-cell table:number-columns-repeated="1018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100" calcext:value-type="float">
            <text:p>-1100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table:number-columns-repeated="3"/>
          <table:table-cell office:value-type="string" calcext:value-type="string">
            <text:p>[255.2, 267.8, 325.4, 271.4]</text:p>
          </table:table-cell>
          <table:table-cell table:number-columns-repeated="1018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table:number-columns-repeated="3"/>
          <table:table-cell office:value-type="string" calcext:value-type="string">
            <text:p>[258.8, 269.6, 336.2, 271.4]</text:p>
          </table:table-cell>
          <table:table-cell table:number-columns-repeated="1018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1100" calcext:value-type="float">
            <text:p>-1100</text:p>
          </table:table-cell>
          <table:table-cell office:value-type="float" office:value="1347" calcext:value-type="float">
            <text:p>1347</text:p>
          </table:table-cell>
          <table:table-cell table:number-columns-repeated="1019"/>
        </table:table-row>
        <table:table-row table:style-name="ro1">
          <table:table-cell office:value-type="float" office:value="23.2666666666667" calcext:value-type="float">
            <text:p>23.2666666666667</text:p>
          </table:table-cell>
          <table:table-cell office:value-type="float" office:value="485958758" calcext:value-type="float">
            <text:p>485958758</text:p>
          </table:table-cell>
          <table:table-cell table:number-columns-repeated="3"/>
          <table:table-cell office:value-type="string" calcext:value-type="string">
            <text:p>[255.2, 267.8, 325.4, 271.4]</text:p>
          </table:table-cell>
          <table:table-cell table:number-columns-repeated="1018"/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485958762" calcext:value-type="float">
            <text:p>48595876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426" calcext:value-type="float">
            <text:p>-426</text:p>
          </table:table-cell>
          <table:table-cell office:value-type="float" office:value="1340" calcext:value-type="float">
            <text:p>1340</text:p>
          </table:table-cell>
          <table:table-cell table:number-columns-repeated="1019"/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485958762" calcext:value-type="float">
            <text:p>485958762</text:p>
          </table:table-cell>
          <table:table-cell table:number-columns-repeated="3"/>
          <table:table-cell office:value-type="string" calcext:value-type="string">
            <text:p>[253.4, 266.0, 325.4, 271.4]</text:p>
          </table:table-cell>
          <table:table-cell table:number-columns-repeated="1018"/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485958762" calcext:value-type="float">
            <text:p>48595876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107" calcext:value-type="float">
            <text:p>-107</text:p>
          </table:table-cell>
          <table:table-cell office:value-type="float" office:value="1344" calcext:value-type="float">
            <text:p>1344</text:p>
          </table:table-cell>
          <table:table-cell table:number-columns-repeated="1019"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5958764" calcext:value-type="float">
            <text:p>485958764</text:p>
          </table:table-cell>
          <table:table-cell table:number-columns-repeated="3"/>
          <table:table-cell office:value-type="string" calcext:value-type="string">
            <text:p>[255.2, 267.8, 329.0, 273.2]</text:p>
          </table:table-cell>
          <table:table-cell table:number-columns-repeated="1018"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5958764" calcext:value-type="float">
            <text:p>485958764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75" calcext:value-type="float">
            <text:p>175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5958764" calcext:value-type="float">
            <text:p>485958764</text:p>
          </table:table-cell>
          <table:table-cell table:number-columns-repeated="3"/>
          <table:table-cell office:value-type="string" calcext:value-type="string">
            <text:p>[255.2, 267.8, 329.0, 273.2]</text:p>
          </table:table-cell>
          <table:table-cell table:number-columns-repeated="1018"/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485958764" calcext:value-type="float">
            <text:p>485958764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75" calcext:value-type="float">
            <text:p>175</text:p>
          </table:table-cell>
          <table:table-cell office:value-type="float" office:value="1352" calcext:value-type="float">
            <text:p>1352</text:p>
          </table:table-cell>
          <table:table-cell table:number-columns-repeated="1019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03" calcext:value-type="float">
            <text:p>-403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table:number-columns-repeated="3"/>
          <table:table-cell office:value-type="string" calcext:value-type="string">
            <text:p>[251.6, 262.4, 321.8, 266.0]</text:p>
          </table:table-cell>
          <table:table-cell table:number-columns-repeated="1018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76" calcext:value-type="float">
            <text:p>-37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03" calcext:value-type="float">
            <text:p>-403</text:p>
          </table:table-cell>
          <table:table-cell office:value-type="float" office:value="1322" calcext:value-type="float">
            <text:p>1322</text:p>
          </table:table-cell>
          <table:table-cell table:number-columns-repeated="1019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table:number-columns-repeated="3"/>
          <table:table-cell office:value-type="string" calcext:value-type="string">
            <text:p>[251.6, 262.4, 321.8, 266.0]</text:p>
          </table:table-cell>
          <table:table-cell table:number-columns-repeated="1018"/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485958768" calcext:value-type="float">
            <text:p>48595876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76" calcext:value-type="float">
            <text:p>-376</text:p>
          </table:table-cell>
          <table:table-cell office:value-type="float" office:value="1316" calcext:value-type="float">
            <text:p>1316</text:p>
          </table:table-cell>
          <table:table-cell table:number-columns-repeated="1019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85958772" calcext:value-type="float">
            <text:p>485958772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231" calcext:value-type="float">
            <text:p>-231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85958772" calcext:value-type="float">
            <text:p>485958772</text:p>
          </table:table-cell>
          <table:table-cell table:number-columns-repeated="3"/>
          <table:table-cell office:value-type="string" calcext:value-type="string">
            <text:p>[248.0, 262.4, 323.6, 264.2]</text:p>
          </table:table-cell>
          <table:table-cell table:number-columns-repeated="1018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85958772" calcext:value-type="float">
            <text:p>485958772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202" calcext:value-type="float">
            <text:p>-202</text:p>
          </table:table-cell>
          <table:table-cell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office:value-type="float" office:value="23.5333333333333" calcext:value-type="float">
            <text:p>23.5333333333333</text:p>
          </table:table-cell>
          <table:table-cell office:value-type="float" office:value="485958774" calcext:value-type="float">
            <text:p>485958774</text:p>
          </table:table-cell>
          <table:table-cell table:number-columns-repeated="3"/>
          <table:table-cell office:value-type="string" calcext:value-type="string">
            <text:p>[249.8, 260.6, 325.4, 271.4]</text:p>
          </table:table-cell>
          <table:table-cell table:number-columns-repeated="1018"/>
        </table:table-row>
        <table:table-row table:style-name="ro1">
          <table:table-cell office:value-type="float" office:value="23.5333333333333" calcext:value-type="float">
            <text:p>23.5333333333333</text:p>
          </table:table-cell>
          <table:table-cell office:value-type="float" office:value="485958774" calcext:value-type="float">
            <text:p>485958774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9" calcext:value-type="float">
            <text:p>-49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23.5333333333333" calcext:value-type="float">
            <text:p>23.5333333333333</text:p>
          </table:table-cell>
          <table:table-cell office:value-type="float" office:value="485958774" calcext:value-type="float">
            <text:p>485958774</text:p>
          </table:table-cell>
          <table:table-cell table:number-columns-repeated="3"/>
          <table:table-cell office:value-type="string" calcext:value-type="string">
            <text:p>[249.8, 260.6, 325.4, 271.4]</text:p>
          </table:table-cell>
          <table:table-cell table:number-columns-repeated="1018"/>
        </table:table-row>
        <table:table-row table:style-name="ro1">
          <table:table-cell office:value-type="float" office:value="23.5333333333333" calcext:value-type="float">
            <text:p>23.5333333333333</text:p>
          </table:table-cell>
          <table:table-cell office:value-type="float" office:value="485958774" calcext:value-type="float">
            <text:p>485958774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9" calcext:value-type="float">
            <text:p>-49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93" calcext:value-type="float">
            <text:p>293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table:number-columns-repeated="3"/>
          <table:table-cell office:value-type="string" calcext:value-type="string">
            <text:p>[253.4, 258.8, 320.0, 266.0]</text:p>
          </table:table-cell>
          <table:table-cell table:number-columns-repeated="1018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223" calcext:value-type="float">
            <text:p>223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293" calcext:value-type="float">
            <text:p>293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table:number-columns-repeated="3"/>
          <table:table-cell office:value-type="string" calcext:value-type="string">
            <text:p>[253.4, 258.8, 320.0, 266.0]</text:p>
          </table:table-cell>
          <table:table-cell table:number-columns-repeated="1018"/>
        </table:table-row>
        <table:table-row table:style-name="ro1">
          <table:table-cell office:value-type="float" office:value="23.5833333333333" calcext:value-type="float">
            <text:p>23.5833333333333</text:p>
          </table:table-cell>
          <table:table-cell office:value-type="float" office:value="485958777" calcext:value-type="float">
            <text:p>485958777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223" calcext:value-type="float">
            <text:p>223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table:number-columns-repeated="3"/>
          <table:table-cell office:value-type="string" calcext:value-type="string">
            <text:p>[249.8, 260.6, 316.4, 266.0]</text:p>
          </table:table-cell>
          <table:table-cell table:number-columns-repeated="1018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0" calcext:value-type="float">
            <text:p>10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table:number-columns-repeated="3"/>
          <table:table-cell office:value-type="string" calcext:value-type="string">
            <text:p>[246.2, 260.6, 318.2, 262.4]</text:p>
          </table:table-cell>
          <table:table-cell table:number-columns-repeated="1018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53" calcext:value-type="float">
            <text:p>-53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table:number-columns-repeated="3"/>
          <table:table-cell office:value-type="string" calcext:value-type="string">
            <text:p>[249.8, 260.6, 316.4, 266.0]</text:p>
          </table:table-cell>
          <table:table-cell table:number-columns-repeated="1018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0" calcext:value-type="float">
            <text:p>10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table:number-columns-repeated="3"/>
          <table:table-cell office:value-type="string" calcext:value-type="string">
            <text:p>[246.2, 260.6, 318.2, 262.4]</text:p>
          </table:table-cell>
          <table:table-cell table:number-columns-repeated="1018"/>
        </table:table-row>
        <table:table-row table:style-name="ro1">
          <table:table-cell office:value-type="float" office:value="23.7166666666667" calcext:value-type="float">
            <text:p>23.7166666666667</text:p>
          </table:table-cell>
          <table:table-cell office:value-type="float" office:value="485958785" calcext:value-type="float">
            <text:p>485958785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53" calcext:value-type="float">
            <text:p>-53</text:p>
          </table:table-cell>
          <table:table-cell office:value-type="float" office:value="1324" calcext:value-type="float">
            <text:p>1324</text:p>
          </table:table-cell>
          <table:table-cell table:number-columns-repeated="1019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table:number-columns-repeated="3"/>
          <table:table-cell office:value-type="string" calcext:value-type="string">
            <text:p>[244.4, 258.8, 320.0, 260.6]</text:p>
          </table:table-cell>
          <table:table-cell table:number-columns-repeated="1018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1" calcext:value-type="float">
            <text:p>-11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table:number-columns-repeated="3"/>
          <table:table-cell office:value-type="string" calcext:value-type="string">
            <text:p>[253.4, 262.4, 321.8, 271.4]</text:p>
          </table:table-cell>
          <table:table-cell table:number-columns-repeated="1018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table:number-columns-repeated="3"/>
          <table:table-cell office:value-type="string" calcext:value-type="string">
            <text:p>[244.4, 258.8, 320.0, 260.6]</text:p>
          </table:table-cell>
          <table:table-cell table:number-columns-repeated="1018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1" calcext:value-type="float">
            <text:p>-11</text:p>
          </table:table-cell>
          <table:table-cell office:value-type="float" office:value="1318" calcext:value-type="float">
            <text:p>1318</text:p>
          </table:table-cell>
          <table:table-cell table:number-columns-repeated="1019"/>
        </table:table-row>
        <table:table-row table:style-name="ro1">
          <table:table-cell office:value-type="float" office:value="23.7833333333333" calcext:value-type="float">
            <text:p>23.7833333333333</text:p>
          </table:table-cell>
          <table:table-cell office:value-type="float" office:value="485958789" calcext:value-type="float">
            <text:p>485958789</text:p>
          </table:table-cell>
          <table:table-cell table:number-columns-repeated="3"/>
          <table:table-cell office:value-type="string" calcext:value-type="string">
            <text:p>[253.4, 262.4, 321.8, 271.4]</text:p>
          </table:table-cell>
          <table:table-cell table:number-columns-repeated="1018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table:number-columns-repeated="3"/>
          <table:table-cell office:value-type="string" calcext:value-type="string">
            <text:p>[249.8, 258.8, 323.6, 267.8]</text:p>
          </table:table-cell>
          <table:table-cell table:number-columns-repeated="1018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480" calcext:value-type="float">
            <text:p>-480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table:number-columns-repeated="3"/>
          <table:table-cell office:value-type="string" calcext:value-type="string">
            <text:p>[255.2, 264.2, 325.4, 269.6]</text:p>
          </table:table-cell>
          <table:table-cell table:number-columns-repeated="1018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table:number-columns-repeated="3"/>
          <table:table-cell office:value-type="string" calcext:value-type="string">
            <text:p>[249.8, 258.8, 323.6, 267.8]</text:p>
          </table:table-cell>
          <table:table-cell table:number-columns-repeated="1018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480" calcext:value-type="float">
            <text:p>-480</text:p>
          </table:table-cell>
          <table:table-cell office:value-type="float" office:value="1292" calcext:value-type="float">
            <text:p>1292</text:p>
          </table:table-cell>
          <table:table-cell table:number-columns-repeated="1019"/>
        </table:table-row>
        <table:table-row table:style-name="ro1">
          <table:table-cell office:value-type="float" office:value="23.85" calcext:value-type="float">
            <text:p>23.85</text:p>
          </table:table-cell>
          <table:table-cell office:value-type="float" office:value="485958793" calcext:value-type="float">
            <text:p>485958793</text:p>
          </table:table-cell>
          <table:table-cell table:number-columns-repeated="3"/>
          <table:table-cell office:value-type="string" calcext:value-type="string">
            <text:p>[255.2, 264.2, 325.4, 269.6]</text:p>
          </table:table-cell>
          <table:table-cell table:number-columns-repeated="1018"/>
        </table:table-row>
        <table:table-row table:style-name="ro1">
          <table:table-cell office:value-type="float" office:value="23.9166666666667" calcext:value-type="float">
            <text:p>23.9166666666667</text:p>
          </table:table-cell>
          <table:table-cell office:value-type="float" office:value="485958797" calcext:value-type="float">
            <text:p>485958797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39" calcext:value-type="float">
            <text:p>-239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23.9166666666667" calcext:value-type="float">
            <text:p>23.9166666666667</text:p>
          </table:table-cell>
          <table:table-cell office:value-type="float" office:value="485958797" calcext:value-type="float">
            <text:p>485958797</text:p>
          </table:table-cell>
          <table:table-cell table:number-columns-repeated="3"/>
          <table:table-cell office:value-type="string" calcext:value-type="string">
            <text:p>[249.8, 262.4, 321.8, 264.2]</text:p>
          </table:table-cell>
          <table:table-cell table:number-columns-repeated="1018"/>
        </table:table-row>
        <table:table-row table:style-name="ro1">
          <table:table-cell office:value-type="float" office:value="23.9166666666667" calcext:value-type="float">
            <text:p>23.9166666666667</text:p>
          </table:table-cell>
          <table:table-cell office:value-type="float" office:value="485958797" calcext:value-type="float">
            <text:p>485958797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30" calcext:value-type="float">
            <text:p>-130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60" calcext:value-type="float">
            <text:p>-260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table:number-columns-repeated="3"/>
          <table:table-cell office:value-type="string" calcext:value-type="string">
            <text:p>[249.8, 258.8, 321.8, 269.6]</text:p>
          </table:table-cell>
          <table:table-cell table:number-columns-repeated="1018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308" calcext:value-type="float">
            <text:p>-308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260" calcext:value-type="float">
            <text:p>-260</text:p>
          </table:table-cell>
          <table:table-cell office:value-type="float" office:value="1276" calcext:value-type="float">
            <text:p>1276</text:p>
          </table:table-cell>
          <table:table-cell table:number-columns-repeated="1019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table:number-columns-repeated="3"/>
          <table:table-cell office:value-type="string" calcext:value-type="string">
            <text:p>[249.8, 258.8, 321.8, 269.6]</text:p>
          </table:table-cell>
          <table:table-cell table:number-columns-repeated="1018"/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485958799" calcext:value-type="float">
            <text:p>485958799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308" calcext:value-type="float">
            <text:p>-308</text:p>
          </table:table-cell>
          <table:table-cell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table:number-columns-repeated="3"/>
          <table:table-cell office:value-type="string" calcext:value-type="string">
            <text:p>[253.4, 255.2, 320.0, 271.4]</text:p>
          </table:table-cell>
          <table:table-cell table:number-columns-repeated="1018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63" calcext:value-type="float">
            <text:p>-163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table:number-columns-repeated="3"/>
          <table:table-cell office:value-type="string" calcext:value-type="string">
            <text:p>[246.2, 255.2, 318.2, 264.2]</text:p>
          </table:table-cell>
          <table:table-cell table:number-columns-repeated="1018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129" calcext:value-type="float">
            <text:p>-129</text:p>
          </table:table-cell>
          <table:table-cell office:value-type="float" office:value="1269" calcext:value-type="float">
            <text:p>1269</text:p>
          </table:table-cell>
          <table:table-cell table:number-columns-repeated="1019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table:number-columns-repeated="3"/>
          <table:table-cell office:value-type="string" calcext:value-type="string">
            <text:p>[253.4, 255.2, 320.0, 271.4]</text:p>
          </table:table-cell>
          <table:table-cell table:number-columns-repeated="1018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63" calcext:value-type="float">
            <text:p>-163</text:p>
          </table:table-cell>
          <table:table-cell office:value-type="float" office:value="1264" calcext:value-type="float">
            <text:p>1264</text:p>
          </table:table-cell>
          <table:table-cell table:number-columns-repeated="1019"/>
        </table:table-row>
        <table:table-row table:style-name="ro1">
          <table:table-cell office:value-type="float" office:value="24.0166666666667" calcext:value-type="float">
            <text:p>24.0166666666667</text:p>
          </table:table-cell>
          <table:table-cell office:value-type="float" office:value="485958803" calcext:value-type="float">
            <text:p>485958803</text:p>
          </table:table-cell>
          <table:table-cell table:number-columns-repeated="3"/>
          <table:table-cell office:value-type="string" calcext:value-type="string">
            <text:p>[246.2, 255.2, 318.2, 264.2]</text:p>
          </table:table-cell>
          <table:table-cell table:number-columns-repeated="1018"/>
        </table:table-row>
        <table:table-row table:style-name="ro1">
          <table:table-cell office:value-type="float" office:value="24.0833333333333" calcext:value-type="float">
            <text:p>24.0833333333333</text:p>
          </table:table-cell>
          <table:table-cell office:value-type="float" office:value="485958807" calcext:value-type="float">
            <text:p>48595880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19" calcext:value-type="float">
            <text:p>-119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0833333333333" calcext:value-type="float">
            <text:p>24.0833333333333</text:p>
          </table:table-cell>
          <table:table-cell office:value-type="float" office:value="485958807" calcext:value-type="float">
            <text:p>485958807</text:p>
          </table:table-cell>
          <table:table-cell table:number-columns-repeated="3"/>
          <table:table-cell office:value-type="string" calcext:value-type="string">
            <text:p>[242.6, 258.8, 318.2, 266.0]</text:p>
          </table:table-cell>
          <table:table-cell table:number-columns-repeated="1018"/>
        </table:table-row>
        <table:table-row table:style-name="ro1">
          <table:table-cell office:value-type="float" office:value="24.0833333333333" calcext:value-type="float">
            <text:p>24.0833333333333</text:p>
          </table:table-cell>
          <table:table-cell office:value-type="float" office:value="485958807" calcext:value-type="float">
            <text:p>485958807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-119" calcext:value-type="float">
            <text:p>-119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0833333333333" calcext:value-type="float">
            <text:p>24.0833333333333</text:p>
          </table:table-cell>
          <table:table-cell office:value-type="float" office:value="485958807" calcext:value-type="float">
            <text:p>485958807</text:p>
          </table:table-cell>
          <table:table-cell table:number-columns-repeated="3"/>
          <table:table-cell office:value-type="string" calcext:value-type="string">
            <text:p>[242.6, 258.8, 318.2, 266.0]</text:p>
          </table:table-cell>
          <table:table-cell table:number-columns-repeated="1018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485958811" calcext:value-type="float">
            <text:p>48595881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58" calcext:value-type="float">
            <text:p>-58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485958811" calcext:value-type="float">
            <text:p>485958811</text:p>
          </table:table-cell>
          <table:table-cell table:number-columns-repeated="3"/>
          <table:table-cell office:value-type="string" calcext:value-type="string">
            <text:p>[248.0, 257.0, 325.4, 271.4]</text:p>
          </table:table-cell>
          <table:table-cell table:number-columns-repeated="1018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485958811" calcext:value-type="float">
            <text:p>485958811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-58" calcext:value-type="float">
            <text:p>-58</text:p>
          </table:table-cell>
          <table:table-cell office:value-type="float" office:value="1256" calcext:value-type="float">
            <text:p>1256</text:p>
          </table:table-cell>
          <table:table-cell table:number-columns-repeated="1019"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485958811" calcext:value-type="float">
            <text:p>485958811</text:p>
          </table:table-cell>
          <table:table-cell table:number-columns-repeated="3"/>
          <table:table-cell office:value-type="string" calcext:value-type="string">
            <text:p>[248.0, 257.0, 325.4, 271.4]</text:p>
          </table:table-cell>
          <table:table-cell table:number-columns-repeated="1018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85958814" calcext:value-type="float">
            <text:p>485958814</text:p>
          </table:table-cell>
          <table:table-cell table:number-columns-repeated="3"/>
          <table:table-cell office:value-type="string" calcext:value-type="string">
            <text:p>[246.2, 260.6, 318.2, 267.8]</text:p>
          </table:table-cell>
          <table:table-cell table:number-columns-repeated="1018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85958814" calcext:value-type="float">
            <text:p>485958814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53" calcext:value-type="float">
            <text:p>53</text:p>
          </table:table-cell>
          <table:table-cell office:value-type="float" office:value="1261" calcext:value-type="float">
            <text:p>1261</text:p>
          </table:table-cell>
          <table:table-cell table:number-columns-repeated="1019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85958814" calcext:value-type="float">
            <text:p>485958814</text:p>
          </table:table-cell>
          <table:table-cell table:number-columns-repeated="3"/>
          <table:table-cell office:value-type="string" calcext:value-type="string">
            <text:p>[248.0, 255.2, 320.0, 269.6]</text:p>
          </table:table-cell>
          <table:table-cell table:number-columns-repeated="1018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485958817" calcext:value-type="float">
            <text:p>48595881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24" calcext:value-type="float">
            <text:p>24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485958817" calcext:value-type="float">
            <text:p>485958817</text:p>
          </table:table-cell>
          <table:table-cell table:number-columns-repeated="3"/>
          <table:table-cell office:value-type="string" calcext:value-type="string">
            <text:p>[249.8, 260.6, 316.4, 262.4]</text:p>
          </table:table-cell>
          <table:table-cell table:number-columns-repeated="1018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485958817" calcext:value-type="float">
            <text:p>48595881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36" calcext:value-type="float">
            <text:p>3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485958817" calcext:value-type="float">
            <text:p>485958817</text:p>
          </table:table-cell>
          <table:table-cell table:number-columns-repeated="3"/>
          <table:table-cell office:value-type="string" calcext:value-type="string">
            <text:p>[249.8, 260.6, 316.4, 262.4]</text:p>
          </table:table-cell>
          <table:table-cell table:number-columns-repeated="1018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485958817" calcext:value-type="float">
            <text:p>48595881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36" calcext:value-type="float">
            <text:p>36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5958820" calcext:value-type="float">
            <text:p>485958820</text:p>
          </table:table-cell>
          <table:table-cell table:number-columns-repeated="3"/>
          <table:table-cell office:value-type="string" calcext:value-type="string">
            <text:p>[244.4, 258.8, 318.2, 267.8]</text:p>
          </table:table-cell>
          <table:table-cell table:number-columns-repeated="1018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5958820" calcext:value-type="float">
            <text:p>48595882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86" calcext:value-type="float">
            <text:p>-8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5958820" calcext:value-type="float">
            <text:p>48595882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44" calcext:value-type="float">
            <text:p>-44</text:p>
          </table:table-cell>
          <table:table-cell office:value-type="float" office:value="1260" calcext:value-type="float">
            <text:p>1260</text:p>
          </table:table-cell>
          <table:table-cell table:number-columns-repeated="1019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5958820" calcext:value-type="float">
            <text:p>485958820</text:p>
          </table:table-cell>
          <table:table-cell table:number-columns-repeated="3"/>
          <table:table-cell office:value-type="string" calcext:value-type="string">
            <text:p>[244.4, 258.8, 318.2, 267.8]</text:p>
          </table:table-cell>
          <table:table-cell table:number-columns-repeated="1018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85958820" calcext:value-type="float">
            <text:p>485958820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86" calcext:value-type="float">
            <text:p>-86</text:p>
          </table:table-cell>
          <table:table-cell office:value-type="float" office:value="1257" calcext:value-type="float">
            <text:p>1257</text:p>
          </table:table-cell>
          <table:table-cell table:number-columns-repeated="1019"/>
        </table:table-row>
        <table:table-row table:style-name="ro1">
          <table:table-cell office:value-type="float" office:value="24.3666666666667" calcext:value-type="float">
            <text:p>24.3666666666667</text:p>
          </table:table-cell>
          <table:table-cell office:value-type="float" office:value="485958824" calcext:value-type="float">
            <text:p>48595882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34" calcext:value-type="float">
            <text:p>-334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24.3666666666667" calcext:value-type="float">
            <text:p>24.3666666666667</text:p>
          </table:table-cell>
          <table:table-cell office:value-type="float" office:value="485958824" calcext:value-type="float">
            <text:p>485958824</text:p>
          </table:table-cell>
          <table:table-cell table:number-columns-repeated="3"/>
          <table:table-cell office:value-type="string" calcext:value-type="string">
            <text:p>[248.0, 258.8, 318.2, 269.6]</text:p>
          </table:table-cell>
          <table:table-cell table:number-columns-repeated="1018"/>
        </table:table-row>
        <table:table-row table:style-name="ro1">
          <table:table-cell office:value-type="float" office:value="24.3666666666667" calcext:value-type="float">
            <text:p>24.3666666666667</text:p>
          </table:table-cell>
          <table:table-cell office:value-type="float" office:value="485958824" calcext:value-type="float">
            <text:p>48595882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234" calcext:value-type="float">
            <text:p>-234</text:p>
          </table:table-cell>
          <table:table-cell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 office:value-type="float" office:value="24.3666666666667" calcext:value-type="float">
            <text:p>24.3666666666667</text:p>
          </table:table-cell>
          <table:table-cell office:value-type="float" office:value="485958824" calcext:value-type="float">
            <text:p>485958824</text:p>
          </table:table-cell>
          <table:table-cell table:number-columns-repeated="3"/>
          <table:table-cell office:value-type="string" calcext:value-type="string">
            <text:p>[248.0, 258.8, 320.0, 266.0]</text:p>
          </table:table-cell>
          <table:table-cell table:number-columns-repeated="1018"/>
        </table:table-row>
        <table:table-row table:style-name="ro1">
          <table:table-cell office:value-type="float" office:value="24.4166666666667" calcext:value-type="float">
            <text:p>24.4166666666667</text:p>
          </table:table-cell>
          <table:table-cell office:value-type="float" office:value="485958827" calcext:value-type="float">
            <text:p>48595882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217" calcext:value-type="float">
            <text:p>-217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24.4166666666667" calcext:value-type="float">
            <text:p>24.4166666666667</text:p>
          </table:table-cell>
          <table:table-cell office:value-type="float" office:value="485958827" calcext:value-type="float">
            <text:p>485958827</text:p>
          </table:table-cell>
          <table:table-cell table:number-columns-repeated="3"/>
          <table:table-cell office:value-type="string" calcext:value-type="string">
            <text:p>[249.8, 260.6, 320.0, 271.4]</text:p>
          </table:table-cell>
          <table:table-cell table:number-columns-repeated="1018"/>
        </table:table-row>
        <table:table-row table:style-name="ro1">
          <table:table-cell office:value-type="float" office:value="24.4166666666667" calcext:value-type="float">
            <text:p>24.4166666666667</text:p>
          </table:table-cell>
          <table:table-cell office:value-type="float" office:value="485958827" calcext:value-type="float">
            <text:p>48595882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-217" calcext:value-type="float">
            <text:p>-217</text:p>
          </table:table-cell>
          <table:table-cell office:value-type="float" office:value="1231" calcext:value-type="float">
            <text:p>1231</text:p>
          </table:table-cell>
          <table:table-cell table:number-columns-repeated="1019"/>
        </table:table-row>
        <table:table-row table:style-name="ro1">
          <table:table-cell office:value-type="float" office:value="24.4166666666667" calcext:value-type="float">
            <text:p>24.4166666666667</text:p>
          </table:table-cell>
          <table:table-cell office:value-type="float" office:value="485958827" calcext:value-type="float">
            <text:p>485958827</text:p>
          </table:table-cell>
          <table:table-cell table:number-columns-repeated="3"/>
          <table:table-cell office:value-type="string" calcext:value-type="string">
            <text:p>[249.8, 260.6, 320.0, 271.4]</text:p>
          </table:table-cell>
          <table:table-cell table:number-columns-repeated="1018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table:number-columns-repeated="3"/>
          <table:table-cell office:value-type="string" calcext:value-type="string">
            <text:p>[248.0, 258.8, 314.6, 262.4]</text:p>
          </table:table-cell>
          <table:table-cell table:number-columns-repeated="1018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27" calcext:value-type="float">
            <text:p>-127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table:number-columns-repeated="1019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table:number-columns-repeated="3"/>
          <table:table-cell office:value-type="string" calcext:value-type="string">
            <text:p>[248.0, 258.8, 314.6, 262.4]</text:p>
          </table:table-cell>
          <table:table-cell table:number-columns-repeated="1018"/>
        </table:table-row>
        <table:table-row table:style-name="ro1">
          <table:table-cell office:value-type="float" office:value="24.4833333333333" calcext:value-type="float">
            <text:p>24.4833333333333</text:p>
          </table:table-cell>
          <table:table-cell office:value-type="float" office:value="485958831" calcext:value-type="float">
            <text:p>485958831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27" calcext:value-type="float">
            <text:p>-127</text:p>
          </table:table-cell>
          <table:table-cell office:value-type="float" office:value="1232" calcext:value-type="float">
            <text:p>1232</text:p>
          </table:table-cell>
          <table:table-cell table:number-columns-repeated="1019"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485958835" calcext:value-type="float">
            <text:p>485958835</text:p>
          </table:table-cell>
          <table:table-cell table:number-columns-repeated="3"/>
          <table:table-cell office:value-type="string" calcext:value-type="string">
            <text:p>[246.2, 255.2, 316.4, 262.4]</text:p>
          </table:table-cell>
          <table:table-cell table:number-columns-repeated="1018"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485958835" calcext:value-type="float">
            <text:p>485958835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62" calcext:value-type="float">
            <text:p>-362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485958835" calcext:value-type="float">
            <text:p>485958835</text:p>
          </table:table-cell>
          <table:table-cell table:number-columns-repeated="3"/>
          <table:table-cell office:value-type="string" calcext:value-type="string">
            <text:p>[242.6, 253.4, 312.8, 264.2]</text:p>
          </table:table-cell>
          <table:table-cell table:number-columns-repeated="1018"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5958837" calcext:value-type="float">
            <text:p>48595883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98" calcext:value-type="float">
            <text:p>-198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5958837" calcext:value-type="float">
            <text:p>485958837</text:p>
          </table:table-cell>
          <table:table-cell table:number-columns-repeated="3"/>
          <table:table-cell office:value-type="string" calcext:value-type="string">
            <text:p>[249.8, 255.2, 316.4, 267.8]</text:p>
          </table:table-cell>
          <table:table-cell table:number-columns-repeated="1018"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5958837" calcext:value-type="float">
            <text:p>485958837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98" calcext:value-type="float">
            <text:p>-198</text:p>
          </table:table-cell>
          <table:table-cell office:value-type="float" office:value="1209" calcext:value-type="float">
            <text:p>1209</text:p>
          </table:table-cell>
          <table:table-cell table:number-columns-repeated="1019"/>
        </table:table-row>
        <table:table-row table:style-name="ro1">
          <table:table-cell office:value-type="float" office:value="24.5833333333333" calcext:value-type="float">
            <text:p>24.5833333333333</text:p>
          </table:table-cell>
          <table:table-cell office:value-type="float" office:value="485958837" calcext:value-type="float">
            <text:p>485958837</text:p>
          </table:table-cell>
          <table:table-cell table:number-columns-repeated="3"/>
          <table:table-cell office:value-type="string" calcext:value-type="string">
            <text:p>[249.8, 255.2, 316.4, 267.8]</text:p>
          </table:table-cell>
          <table:table-cell table:number-columns-repeated="1018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5958841" calcext:value-type="float">
            <text:p>48595884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174" calcext:value-type="float">
            <text:p>-174</text:p>
          </table:table-cell>
          <table:table-cell office:value-type="float" office:value="1200" calcext:value-type="float">
            <text:p>1200</text:p>
          </table:table-cell>
          <table:table-cell table:number-columns-repeated="1019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5958841" calcext:value-type="float">
            <text:p>485958841</text:p>
          </table:table-cell>
          <table:table-cell table:number-columns-repeated="3"/>
          <table:table-cell office:value-type="string" calcext:value-type="string">
            <text:p>[246.2, 257.0, 316.4, 266.0]</text:p>
          </table:table-cell>
          <table:table-cell table:number-columns-repeated="1018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5958841" calcext:value-type="float">
            <text:p>48595884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89" calcext:value-type="float">
            <text:p>-289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5958841" calcext:value-type="float">
            <text:p>485958841</text:p>
          </table:table-cell>
          <table:table-cell table:number-columns-repeated="3"/>
          <table:table-cell office:value-type="string" calcext:value-type="string">
            <text:p>[246.2, 257.0, 316.4, 266.0]</text:p>
          </table:table-cell>
          <table:table-cell table:number-columns-repeated="1018"/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485958841" calcext:value-type="float">
            <text:p>48595884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89" calcext:value-type="float">
            <text:p>-289</text:p>
          </table:table-cell>
          <table:table-cell office:value-type="float" office:value="1192" calcext:value-type="float">
            <text:p>1192</text:p>
          </table:table-cell>
          <table:table-cell table:number-columns-repeated="1019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721" calcext:value-type="float">
            <text:p>-721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table:number-columns-repeated="3"/>
          <table:table-cell office:value-type="string" calcext:value-type="string">
            <text:p>[248.0, 258.8, 318.2, 269.6]</text:p>
          </table:table-cell>
          <table:table-cell table:number-columns-repeated="1018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283" calcext:value-type="float">
            <text:p>-283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721" calcext:value-type="float">
            <text:p>-721</text:p>
          </table:table-cell>
          <table:table-cell office:value-type="float" office:value="1157" calcext:value-type="float">
            <text:p>1157</text:p>
          </table:table-cell>
          <table:table-cell table:number-columns-repeated="1019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table:number-columns-repeated="3"/>
          <table:table-cell office:value-type="string" calcext:value-type="string">
            <text:p>[248.0, 258.8, 318.2, 269.6]</text:p>
          </table:table-cell>
          <table:table-cell table:number-columns-repeated="1018"/>
        </table:table-row>
        <table:table-row table:style-name="ro1">
          <table:table-cell office:value-type="float" office:value="24.7833333333333" calcext:value-type="float">
            <text:p>24.7833333333333</text:p>
          </table:table-cell>
          <table:table-cell office:value-type="float" office:value="485958849" calcext:value-type="float">
            <text:p>48595884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283" calcext:value-type="float">
            <text:p>-283</text:p>
          </table:table-cell>
          <table:table-cell office:value-type="float" office:value="1163" calcext:value-type="float">
            <text:p>1163</text:p>
          </table:table-cell>
          <table:table-cell table:number-columns-repeated="1019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72" calcext:value-type="float">
            <text:p>-372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table:number-columns-repeated="3"/>
          <table:table-cell office:value-type="string" calcext:value-type="string">
            <text:p>[251.6, 258.8, 318.2, 271.4]</text:p>
          </table:table-cell>
          <table:table-cell table:number-columns-repeated="1018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83" calcext:value-type="float">
            <text:p>-183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372" calcext:value-type="float">
            <text:p>-372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table:number-columns-repeated="3"/>
          <table:table-cell office:value-type="string" calcext:value-type="string">
            <text:p>[251.6, 258.8, 318.2, 271.4]</text:p>
          </table:table-cell>
          <table:table-cell table:number-columns-repeated="1018"/>
        </table:table-row>
        <table:table-row table:style-name="ro1">
          <table:table-cell office:value-type="float" office:value="24.85" calcext:value-type="float">
            <text:p>24.85</text:p>
          </table:table-cell>
          <table:table-cell office:value-type="float" office:value="485958853" calcext:value-type="float">
            <text:p>485958853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183" calcext:value-type="float">
            <text:p>-183</text:p>
          </table:table-cell>
          <table:table-cell office:value-type="float" office:value="1155" calcext:value-type="float">
            <text:p>1155</text:p>
          </table:table-cell>
          <table:table-cell table:number-columns-repeated="1019"/>
        </table:table-row>
        <table:table-row table:style-name="ro1">
          <table:table-cell office:value-type="float" office:value="24.9166666666667" calcext:value-type="float">
            <text:p>24.9166666666667</text:p>
          </table:table-cell>
          <table:table-cell office:value-type="float" office:value="485958857" calcext:value-type="float">
            <text:p>485958857</text:p>
          </table:table-cell>
          <table:table-cell table:number-columns-repeated="3"/>
          <table:table-cell office:value-type="string" calcext:value-type="string">
            <text:p>[244.4, 258.8, 316.4, 262.4]</text:p>
          </table:table-cell>
          <table:table-cell table:number-columns-repeated="1018"/>
        </table:table-row>
        <table:table-row table:style-name="ro1">
          <table:table-cell office:value-type="float" office:value="24.9166666666667" calcext:value-type="float">
            <text:p>24.9166666666667</text:p>
          </table:table-cell>
          <table:table-cell office:value-type="float" office:value="485958857" calcext:value-type="float">
            <text:p>485958857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9" calcext:value-type="float">
            <text:p>-79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485958859" calcext:value-type="float">
            <text:p>48595885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27" calcext:value-type="float">
            <text:p>-27</text:p>
          </table:table-cell>
          <table:table-cell office:value-type="float" office:value="1144" calcext:value-type="float">
            <text:p>1144</text:p>
          </table:table-cell>
          <table:table-cell table:number-columns-repeated="1019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485958859" calcext:value-type="float">
            <text:p>485958859</text:p>
          </table:table-cell>
          <table:table-cell table:number-columns-repeated="3"/>
          <table:table-cell office:value-type="string" calcext:value-type="string">
            <text:p>[248.0, 251.6, 314.6, 267.8]</text:p>
          </table:table-cell>
          <table:table-cell table:number-columns-repeated="1018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485958859" calcext:value-type="float">
            <text:p>48595885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485958859" calcext:value-type="float">
            <text:p>485958859</text:p>
          </table:table-cell>
          <table:table-cell table:number-columns-repeated="3"/>
          <table:table-cell office:value-type="string" calcext:value-type="string">
            <text:p>[248.0, 251.6, 314.6, 267.8]</text:p>
          </table:table-cell>
          <table:table-cell table:number-columns-repeated="1018"/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float" office:value="485958859" calcext:value-type="float">
            <text:p>48595885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table:number-columns-repeated="3"/>
          <table:table-cell office:value-type="string" calcext:value-type="string">
            <text:p>[246.2, 255.2, 312.8, 262.4]</text:p>
          </table:table-cell>
          <table:table-cell table:number-columns-repeated="1018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57" calcext:value-type="float">
            <text:p>57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table:number-columns-repeated="3"/>
          <table:table-cell office:value-type="string" calcext:value-type="string">
            <text:p>[249.8, 258.8, 320.0, 271.4]</text:p>
          </table:table-cell>
          <table:table-cell table:number-columns-repeated="1018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table:number-columns-repeated="3"/>
          <table:table-cell office:value-type="string" calcext:value-type="string">
            <text:p>[246.2, 255.2, 312.8, 262.4]</text:p>
          </table:table-cell>
          <table:table-cell table:number-columns-repeated="1018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57" calcext:value-type="float">
            <text:p>57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25.0333333333333" calcext:value-type="float">
            <text:p>25.0333333333333</text:p>
          </table:table-cell>
          <table:table-cell office:value-type="float" office:value="485958864" calcext:value-type="float">
            <text:p>485958864</text:p>
          </table:table-cell>
          <table:table-cell table:number-columns-repeated="3"/>
          <table:table-cell office:value-type="string" calcext:value-type="string">
            <text:p>[249.8, 258.8, 320.0, 271.4]</text:p>
          </table:table-cell>
          <table:table-cell table:number-columns-repeated="1018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85958868" calcext:value-type="float">
            <text:p>48595886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36" calcext:value-type="float">
            <text:p>136</text:p>
          </table:table-cell>
          <table:table-cell office:value-type="float" office:value="1152" calcext:value-type="float">
            <text:p>1152</text:p>
          </table:table-cell>
          <table:table-cell table:number-columns-repeated="1019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85958868" calcext:value-type="float">
            <text:p>485958868</text:p>
          </table:table-cell>
          <table:table-cell table:number-columns-repeated="3"/>
          <table:table-cell office:value-type="string" calcext:value-type="string">
            <text:p>[248.0, 253.4, 316.4, 266.0]</text:p>
          </table:table-cell>
          <table:table-cell table:number-columns-repeated="1018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85958868" calcext:value-type="float">
            <text:p>485958868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7" calcext:value-type="float">
            <text:p>-7</text:p>
          </table:table-cell>
          <table:table-cell office:value-type="float" office:value="1148" calcext:value-type="float">
            <text:p>1148</text:p>
          </table:table-cell>
          <table:table-cell table:number-columns-repeated="1019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3" calcext:value-type="float">
            <text:p>83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table:number-columns-repeated="3"/>
          <table:table-cell office:value-type="string" calcext:value-type="string">
            <text:p>[248.0, 257.0, 316.4, 264.2]</text:p>
          </table:table-cell>
          <table:table-cell table:number-columns-repeated="1018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8" calcext:value-type="float">
            <text:p>88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3" calcext:value-type="float">
            <text:p>83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table:number-columns-repeated="3"/>
          <table:table-cell office:value-type="string" calcext:value-type="string">
            <text:p>[248.0, 257.0, 316.4, 264.2]</text:p>
          </table:table-cell>
          <table:table-cell table:number-columns-repeated="1018"/>
        </table:table-row>
        <table:table-row table:style-name="ro1">
          <table:table-cell office:value-type="float" office:value="25.1333333333333" calcext:value-type="float">
            <text:p>25.1333333333333</text:p>
          </table:table-cell>
          <table:table-cell office:value-type="float" office:value="485958870" calcext:value-type="float">
            <text:p>4859588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8" calcext:value-type="float">
            <text:p>88</text:p>
          </table:table-cell>
          <table:table-cell office:value-type="float" office:value="1153" calcext:value-type="float">
            <text:p>1153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5" calcext:value-type="float">
            <text:p>-2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table:number-columns-repeated="3"/>
          <table:table-cell office:value-type="string" calcext:value-type="string">
            <text:p>[244.4, 255.2, 318.2, 266.0]</text:p>
          </table:table-cell>
          <table:table-cell table:number-columns-repeated="101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52" calcext:value-type="float">
            <text:p>-152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25" calcext:value-type="float">
            <text:p>-25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table:number-columns-repeated="3"/>
          <table:table-cell office:value-type="string" calcext:value-type="string">
            <text:p>[244.4, 255.2, 318.2, 266.0]</text:p>
          </table:table-cell>
          <table:table-cell table:number-columns-repeated="1018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85958874" calcext:value-type="float">
            <text:p>48595887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152" calcext:value-type="float">
            <text:p>-152</text:p>
          </table:table-cell>
          <table:table-cell office:value-type="float" office:value="1145" calcext:value-type="float">
            <text:p>1145</text:p>
          </table:table-cell>
          <table:table-cell table:number-columns-repeated="1019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64" calcext:value-type="float">
            <text:p>-364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table:number-columns-repeated="3"/>
          <table:table-cell office:value-type="string" calcext:value-type="string">
            <text:p>[251.6, 260.6, 316.4, 271.4]</text:p>
          </table:table-cell>
          <table:table-cell table:number-columns-repeated="1018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16" calcext:value-type="float">
            <text:p>-516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364" calcext:value-type="float">
            <text:p>-364</text:p>
          </table:table-cell>
          <table:table-cell office:value-type="float" office:value="1125" calcext:value-type="float">
            <text:p>1125</text:p>
          </table:table-cell>
          <table:table-cell table:number-columns-repeated="1019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table:number-columns-repeated="3"/>
          <table:table-cell office:value-type="string" calcext:value-type="string">
            <text:p>[251.6, 260.6, 316.4, 271.4]</text:p>
          </table:table-cell>
          <table:table-cell table:number-columns-repeated="1018"/>
        </table:table-row>
        <table:table-row table:style-name="ro1">
          <table:table-cell office:value-type="float" office:value="25.2666666666667" calcext:value-type="float">
            <text:p>25.2666666666667</text:p>
          </table:table-cell>
          <table:table-cell office:value-type="float" office:value="485958878" calcext:value-type="float">
            <text:p>485958878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-516" calcext:value-type="float">
            <text:p>-516</text:p>
          </table:table-cell>
          <table:table-cell office:value-type="float" office:value="1113" calcext:value-type="float">
            <text:p>1113</text:p>
          </table:table-cell>
          <table:table-cell table:number-columns-repeated="1019"/>
        </table:table-row>
        <table:table-row table:style-name="ro1">
          <table:table-cell office:value-type="float" office:value="25.3333333333333" calcext:value-type="float">
            <text:p>25.3333333333333</text:p>
          </table:table-cell>
          <table:table-cell office:value-type="float" office:value="485958882" calcext:value-type="float">
            <text:p>485958882</text:p>
          </table:table-cell>
          <table:table-cell table:number-columns-repeated="3"/>
          <table:table-cell office:value-type="string" calcext:value-type="string">
            <text:p>[249.8, 253.4, 314.6, 262.4]</text:p>
          </table:table-cell>
          <table:table-cell table:number-columns-repeated="1018"/>
        </table:table-row>
        <table:table-row table:style-name="ro1">
          <table:table-cell office:value-type="float" office:value="25.3333333333333" calcext:value-type="float">
            <text:p>25.3333333333333</text:p>
          </table:table-cell>
          <table:table-cell office:value-type="float" office:value="485958882" calcext:value-type="float">
            <text:p>48595888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651" calcext:value-type="float">
            <text:p>-651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25.3333333333333" calcext:value-type="float">
            <text:p>25.3333333333333</text:p>
          </table:table-cell>
          <table:table-cell office:value-type="float" office:value="485958882" calcext:value-type="float">
            <text:p>485958882</text:p>
          </table:table-cell>
          <table:table-cell table:number-columns-repeated="3"/>
          <table:table-cell office:value-type="string" calcext:value-type="string">
            <text:p>[249.8, 253.4, 314.6, 262.4]</text:p>
          </table:table-cell>
          <table:table-cell table:number-columns-repeated="1018"/>
        </table:table-row>
        <table:table-row table:style-name="ro1">
          <table:table-cell office:value-type="float" office:value="25.3333333333333" calcext:value-type="float">
            <text:p>25.3333333333333</text:p>
          </table:table-cell>
          <table:table-cell office:value-type="float" office:value="485958882" calcext:value-type="float">
            <text:p>48595888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-651" calcext:value-type="float">
            <text:p>-651</text:p>
          </table:table-cell>
          <table:table-cell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85958886" calcext:value-type="float">
            <text:p>485958886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59" calcext:value-type="float">
            <text:p>-559</text:p>
          </table:table-cell>
          <table:table-cell office:value-type="float" office:value="1047" calcext:value-type="float">
            <text:p>1047</text:p>
          </table:table-cell>
          <table:table-cell table:number-columns-repeated="1019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85958886" calcext:value-type="float">
            <text:p>485958886</text:p>
          </table:table-cell>
          <table:table-cell table:number-columns-repeated="3"/>
          <table:table-cell office:value-type="string" calcext:value-type="string">
            <text:p>[248.0, 255.2, 314.6, 264.2]</text:p>
          </table:table-cell>
          <table:table-cell table:number-columns-repeated="1018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85958886" calcext:value-type="float">
            <text:p>48595888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640" calcext:value-type="float">
            <text:p>-640</text:p>
          </table:table-cell>
          <table:table-cell office:value-type="float" office:value="1033" calcext:value-type="float">
            <text:p>1033</text:p>
          </table:table-cell>
          <table:table-cell table:number-columns-repeated="1019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table:number-columns-repeated="3"/>
          <table:table-cell office:value-type="string" calcext:value-type="string">
            <text:p>[251.6, 253.4, 307.4, 262.4]</text:p>
          </table:table-cell>
          <table:table-cell table:number-columns-repeated="1018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16" calcext:value-type="float">
            <text:p>-616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table:number-columns-repeated="3"/>
          <table:table-cell office:value-type="string" calcext:value-type="string">
            <text:p>[246.2, 257.0, 314.6, 267.8]</text:p>
          </table:table-cell>
          <table:table-cell table:number-columns-repeated="1018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table:number-columns-repeated="3"/>
          <table:table-cell office:value-type="string" calcext:value-type="string">
            <text:p>[251.6, 253.4, 307.4, 262.4]</text:p>
          </table:table-cell>
          <table:table-cell table:number-columns-repeated="1018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616" calcext:value-type="float">
            <text:p>-616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25.4333333333333" calcext:value-type="float">
            <text:p>25.4333333333333</text:p>
          </table:table-cell>
          <table:table-cell office:value-type="float" office:value="485958888" calcext:value-type="float">
            <text:p>485958888</text:p>
          </table:table-cell>
          <table:table-cell table:number-columns-repeated="3"/>
          <table:table-cell office:value-type="string" calcext:value-type="string">
            <text:p>[246.2, 257.0, 314.6, 267.8]</text:p>
          </table:table-cell>
          <table:table-cell table:number-columns-repeated="1018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table:number-columns-repeated="3"/>
          <table:table-cell office:value-type="string" calcext:value-type="string">
            <text:p>[248.0, 255.2, 312.8, 266.0]</text:p>
          </table:table-cell>
          <table:table-cell table:number-columns-repeated="1018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30" calcext:value-type="float">
            <text:p>-730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table:number-columns-repeated="3"/>
          <table:table-cell office:value-type="string" calcext:value-type="string">
            <text:p>[251.6, 253.4, 312.8, 264.2]</text:p>
          </table:table-cell>
          <table:table-cell table:number-columns-repeated="1018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table:number-columns-repeated="3"/>
          <table:table-cell office:value-type="string" calcext:value-type="string">
            <text:p>[248.0, 255.2, 312.8, 266.0]</text:p>
          </table:table-cell>
          <table:table-cell table:number-columns-repeated="1018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30" calcext:value-type="float">
            <text:p>-730</text:p>
          </table:table-cell>
          <table:table-cell office:value-type="float" office:value="987" calcext:value-type="float">
            <text:p>987</text:p>
          </table:table-cell>
          <table:table-cell table:number-columns-repeated="1019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85958892" calcext:value-type="float">
            <text:p>485958892</text:p>
          </table:table-cell>
          <table:table-cell table:number-columns-repeated="3"/>
          <table:table-cell office:value-type="string" calcext:value-type="string">
            <text:p>[251.6, 253.4, 312.8, 264.2]</text:p>
          </table:table-cell>
          <table:table-cell table:number-columns-repeated="1018"/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5958896" calcext:value-type="float">
            <text:p>485958896</text:p>
          </table:table-cell>
          <table:table-cell table:number-columns-repeated="3"/>
          <table:table-cell office:value-type="string" calcext:value-type="string">
            <text:p>[251.6, 251.6, 312.8, 264.2]</text:p>
          </table:table-cell>
          <table:table-cell table:number-columns-repeated="1018"/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5958896" calcext:value-type="float">
            <text:p>48595889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01" calcext:value-type="float">
            <text:p>-801</text:p>
          </table:table-cell>
          <table:table-cell office:value-type="float" office:value="928" calcext:value-type="float">
            <text:p>928</text:p>
          </table:table-cell>
          <table:table-cell table:number-columns-repeated="1019"/>
        </table:table-row>
        <table:table-row table:style-name="ro1">
          <table:table-cell office:value-type="float" office:value="25.5666666666667" calcext:value-type="float">
            <text:p>25.5666666666667</text:p>
          </table:table-cell>
          <table:table-cell office:value-type="float" office:value="485958896" calcext:value-type="float">
            <text:p>485958896</text:p>
          </table:table-cell>
          <table:table-cell table:number-columns-repeated="3"/>
          <table:table-cell office:value-type="string" calcext:value-type="string">
            <text:p>[248.0, 249.8, 309.2, 258.8]</text:p>
          </table:table-cell>
          <table:table-cell table:number-columns-repeated="1018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33" calcext:value-type="float">
            <text:p>-833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table:number-columns-repeated="3"/>
          <table:table-cell office:value-type="string" calcext:value-type="string">
            <text:p>[240.8, 249.8, 309.2, 255.2]</text:p>
          </table:table-cell>
          <table:table-cell table:number-columns-repeated="1018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41" calcext:value-type="float">
            <text:p>-941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33" calcext:value-type="float">
            <text:p>-833</text:p>
          </table:table-cell>
          <table:table-cell office:value-type="float" office:value="910" calcext:value-type="float">
            <text:p>910</text:p>
          </table:table-cell>
          <table:table-cell table:number-columns-repeated="1019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table:number-columns-repeated="3"/>
          <table:table-cell office:value-type="string" calcext:value-type="string">
            <text:p>[240.8, 249.8, 309.2, 255.2]</text:p>
          </table:table-cell>
          <table:table-cell table:number-columns-repeated="1018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85958898" calcext:value-type="float">
            <text:p>485958898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941" calcext:value-type="float">
            <text:p>-941</text:p>
          </table:table-cell>
          <table:table-cell office:value-type="float" office:value="893" calcext:value-type="float">
            <text:p>893</text:p>
          </table:table-cell>
          <table:table-cell table:number-columns-repeated="1019"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5958902" calcext:value-type="float">
            <text:p>48595890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1012" calcext:value-type="float">
            <text:p>-1012</text:p>
          </table:table-cell>
          <table:table-cell office:value-type="float" office:value="861" calcext:value-type="float">
            <text:p>861</text:p>
          </table:table-cell>
          <table:table-cell table:number-columns-repeated="1019"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5958902" calcext:value-type="float">
            <text:p>485958902</text:p>
          </table:table-cell>
          <table:table-cell table:number-columns-repeated="3"/>
          <table:table-cell office:value-type="string" calcext:value-type="string">
            <text:p>[242.6, 251.6, 302.0, 257.0]</text:p>
          </table:table-cell>
          <table:table-cell table:number-columns-repeated="1018"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5958902" calcext:value-type="float">
            <text:p>48595890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69" calcext:value-type="float">
            <text:p>-969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5958902" calcext:value-type="float">
            <text:p>485958902</text:p>
          </table:table-cell>
          <table:table-cell table:number-columns-repeated="3"/>
          <table:table-cell office:value-type="string" calcext:value-type="string">
            <text:p>[242.6, 251.6, 302.0, 257.0]</text:p>
          </table:table-cell>
          <table:table-cell table:number-columns-repeated="1018"/>
        </table:table-row>
        <table:table-row table:style-name="ro1">
          <table:table-cell office:value-type="float" office:value="25.6666666666667" calcext:value-type="float">
            <text:p>25.6666666666667</text:p>
          </table:table-cell>
          <table:table-cell office:value-type="float" office:value="485958902" calcext:value-type="float">
            <text:p>48595890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969" calcext:value-type="float">
            <text:p>-969</text:p>
          </table:table-cell>
          <table:table-cell office:value-type="float" office:value="843" calcext:value-type="float">
            <text:p>843</text:p>
          </table:table-cell>
          <table:table-cell table:number-columns-repeated="1019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table:number-columns-repeated="3"/>
          <table:table-cell office:value-type="string" calcext:value-type="string">
            <text:p>[242.6, 249.8, 302.0, 255.2]</text:p>
          </table:table-cell>
          <table:table-cell table:number-columns-repeated="1018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00" calcext:value-type="float">
            <text:p>-500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table:number-columns-repeated="3"/>
          <table:table-cell office:value-type="string" calcext:value-type="string">
            <text:p>[246.2, 248.0, 307.4, 258.8]</text:p>
          </table:table-cell>
          <table:table-cell table:number-columns-repeated="1018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96" calcext:value-type="float">
            <text:p>-296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500" calcext:value-type="float">
            <text:p>-500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table:number-columns-repeated="3"/>
          <table:table-cell office:value-type="string" calcext:value-type="string">
            <text:p>[246.2, 248.0, 307.4, 258.8]</text:p>
          </table:table-cell>
          <table:table-cell table:number-columns-repeated="1018"/>
        </table:table-row>
        <table:table-row table:style-name="ro1">
          <table:table-cell office:value-type="float" office:value="25.7333333333333" calcext:value-type="float">
            <text:p>25.7333333333333</text:p>
          </table:table-cell>
          <table:table-cell office:value-type="float" office:value="485958906" calcext:value-type="float">
            <text:p>48595890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296" calcext:value-type="float">
            <text:p>-296</text:p>
          </table:table-cell>
          <table:table-cell office:value-type="float" office:value="824" calcext:value-type="float">
            <text:p>824</text:p>
          </table:table-cell>
          <table:table-cell table:number-columns-repeated="1019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218" calcext:value-type="float">
            <text:p>-218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table:number-columns-repeated="3"/>
          <table:table-cell office:value-type="string" calcext:value-type="string">
            <text:p>[242.6, 246.2, 302.0, 253.4]</text:p>
          </table:table-cell>
          <table:table-cell table:number-columns-repeated="1018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445" calcext:value-type="float">
            <text:p>-44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218" calcext:value-type="float">
            <text:p>-218</text:p>
          </table:table-cell>
          <table:table-cell office:value-type="float" office:value="812" calcext:value-type="float">
            <text:p>812</text:p>
          </table:table-cell>
          <table:table-cell table:number-columns-repeated="1019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table:number-columns-repeated="3"/>
          <table:table-cell office:value-type="string" calcext:value-type="string">
            <text:p>[242.6, 246.2, 302.0, 253.4]</text:p>
          </table:table-cell>
          <table:table-cell table:number-columns-repeated="1018"/>
        </table:table-row>
        <table:table-row table:style-name="ro1">
          <table:table-cell office:value-type="float" office:value="25.8666666666667" calcext:value-type="float">
            <text:p>25.8666666666667</text:p>
          </table:table-cell>
          <table:table-cell office:value-type="float" office:value="485958914" calcext:value-type="float">
            <text:p>485958914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445" calcext:value-type="float">
            <text:p>-445</text:p>
          </table:table-cell>
          <table:table-cell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5958918" calcext:value-type="float">
            <text:p>485958918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300" calcext:value-type="float">
            <text:p>-300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5958918" calcext:value-type="float">
            <text:p>485958918</text:p>
          </table:table-cell>
          <table:table-cell table:number-columns-repeated="3"/>
          <table:table-cell office:value-type="string" calcext:value-type="string">
            <text:p>[237.2, 246.2, 303.8, 258.8]</text:p>
          </table:table-cell>
          <table:table-cell table:number-columns-repeated="1018"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5958918" calcext:value-type="float">
            <text:p>485958918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365" calcext:value-type="float">
            <text:p>-365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float" office:value="25.9333333333333" calcext:value-type="float">
            <text:p>25.9333333333333</text:p>
          </table:table-cell>
          <table:table-cell office:value-type="float" office:value="485958918" calcext:value-type="float">
            <text:p>485958918</text:p>
          </table:table-cell>
          <table:table-cell table:number-columns-repeated="3"/>
          <table:table-cell office:value-type="string" calcext:value-type="string">
            <text:p>[237.2, 240.8, 296.6, 248.0]</text:p>
          </table:table-cell>
          <table:table-cell table:number-columns-repeated="1018"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5958921" calcext:value-type="float">
            <text:p>485958921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57" calcext:value-type="float">
            <text:p>-557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5958921" calcext:value-type="float">
            <text:p>485958921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77" calcext:value-type="float">
            <text:p>-577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5958921" calcext:value-type="float">
            <text:p>485958921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557" calcext:value-type="float">
            <text:p>-557</text:p>
          </table:table-cell>
          <table:table-cell office:value-type="float" office:value="769" calcext:value-type="float">
            <text:p>769</text:p>
          </table:table-cell>
          <table:table-cell table:number-columns-repeated="1019"/>
        </table:table-row>
        <table:table-row table:style-name="ro1">
          <table:table-cell office:value-type="float" office:value="25.9833333333333" calcext:value-type="float">
            <text:p>25.9833333333333</text:p>
          </table:table-cell>
          <table:table-cell office:value-type="float" office:value="485958921" calcext:value-type="float">
            <text:p>485958921</text:p>
          </table:table-cell>
          <table:table-cell office:value-type="float" office:value="79.0496760259179" calcext:value-type="float">
            <text:p>79.0496760259179</text:p>
          </table:table-cell>
          <table:table-cell office:value-type="float" office:value="-577" calcext:value-type="float">
            <text:p>-577</text:p>
          </table:table-cell>
          <table:table-cell office:value-type="float" office:value="761" calcext:value-type="float">
            <text:p>761</text:p>
          </table:table-cell>
          <table:table-cell table:number-columns-repeated="1019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table:number-columns-repeated="3"/>
          <table:table-cell office:value-type="string" calcext:value-type="string">
            <text:p>[235.4, 244.4, 300.2, 253.4]</text:p>
          </table:table-cell>
          <table:table-cell table:number-columns-repeated="1018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67" calcext:value-type="float">
            <text:p>-467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table:number-columns-repeated="3"/>
          <table:table-cell office:value-type="string" calcext:value-type="string">
            <text:p>[235.4, 242.6, 294.8, 249.8]</text:p>
          </table:table-cell>
          <table:table-cell table:number-columns-repeated="1018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table:number-columns-repeated="3"/>
          <table:table-cell office:value-type="string" calcext:value-type="string">
            <text:p>[235.4, 244.4, 300.2, 253.4]</text:p>
          </table:table-cell>
          <table:table-cell table:number-columns-repeated="1018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67" calcext:value-type="float">
            <text:p>-467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26.05" calcext:value-type="float">
            <text:p>26.05</text:p>
          </table:table-cell>
          <table:table-cell office:value-type="float" office:value="485958925" calcext:value-type="float">
            <text:p>485958925</text:p>
          </table:table-cell>
          <table:table-cell table:number-columns-repeated="3"/>
          <table:table-cell office:value-type="string" calcext:value-type="string">
            <text:p>[235.4, 242.6, 294.8, 249.8]</text:p>
          </table:table-cell>
          <table:table-cell table:number-columns-repeated="1018"/>
        </table:table-row>
        <table:table-row table:style-name="ro1">
          <table:table-cell office:value-type="float" office:value="26.1166666666667" calcext:value-type="float">
            <text:p>26.1166666666667</text:p>
          </table:table-cell>
          <table:table-cell office:value-type="float" office:value="485958929" calcext:value-type="float">
            <text:p>485958929</text:p>
          </table:table-cell>
          <table:table-cell table:number-columns-repeated="3"/>
          <table:table-cell office:value-type="string" calcext:value-type="string">
            <text:p>[235.4, 240.8, 293.0, 249.8]</text:p>
          </table:table-cell>
          <table:table-cell table:number-columns-repeated="1018"/>
        </table:table-row>
        <table:table-row table:style-name="ro1">
          <table:table-cell office:value-type="float" office:value="26.1166666666667" calcext:value-type="float">
            <text:p>26.1166666666667</text:p>
          </table:table-cell>
          <table:table-cell office:value-type="float" office:value="485958929" calcext:value-type="float">
            <text:p>485958929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644" calcext:value-type="float">
            <text:p>-644</text:p>
          </table:table-cell>
          <table:table-cell office:value-type="float" office:value="698" calcext:value-type="float">
            <text:p>698</text:p>
          </table:table-cell>
          <table:table-cell table:number-columns-repeated="1019"/>
        </table:table-row>
        <table:table-row table:style-name="ro1">
          <table:table-cell office:value-type="float" office:value="26.1166666666667" calcext:value-type="float">
            <text:p>26.1166666666667</text:p>
          </table:table-cell>
          <table:table-cell office:value-type="float" office:value="485958929" calcext:value-type="float">
            <text:p>485958929</text:p>
          </table:table-cell>
          <table:table-cell table:number-columns-repeated="3"/>
          <table:table-cell office:value-type="string" calcext:value-type="string">
            <text:p>[233.6, 240.8, 298.4, 251.6]</text:p>
          </table:table-cell>
          <table:table-cell table:number-columns-repeated="1018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90" calcext:value-type="float">
            <text:p>-790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808" calcext:value-type="float">
            <text:p>-808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table:number-columns-repeated="3"/>
          <table:table-cell office:value-type="string" calcext:value-type="string">
            <text:p>[235.4, 240.8, 298.4, 253.4]</text:p>
          </table:table-cell>
          <table:table-cell table:number-columns-repeated="1018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790" calcext:value-type="float">
            <text:p>-790</text:p>
          </table:table-cell>
          <table:table-cell office:value-type="float" office:value="680" calcext:value-type="float">
            <text:p>680</text:p>
          </table:table-cell>
          <table:table-cell table:number-columns-repeated="1019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office:value-type="float" office:value="81.6414686825054" calcext:value-type="float">
            <text:p>81.6414686825054</text:p>
          </table:table-cell>
          <table:table-cell office:value-type="float" office:value="-808" calcext:value-type="float">
            <text:p>-808</text:p>
          </table:table-cell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485958931" calcext:value-type="float">
            <text:p>485958931</text:p>
          </table:table-cell>
          <table:table-cell table:number-columns-repeated="3"/>
          <table:table-cell office:value-type="string" calcext:value-type="string">
            <text:p>[235.4, 240.8, 298.4, 253.4]</text:p>
          </table:table-cell>
          <table:table-cell table:number-columns-repeated="1018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86" calcext:value-type="float">
            <text:p>-786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table:number-columns-repeated="3"/>
          <table:table-cell office:value-type="string" calcext:value-type="string">
            <text:p>[235.4, 242.6, 296.6, 248.0]</text:p>
          </table:table-cell>
          <table:table-cell table:number-columns-repeated="1018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01" calcext:value-type="float">
            <text:p>-701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86" calcext:value-type="float">
            <text:p>-786</text:p>
          </table:table-cell>
          <table:table-cell office:value-type="float" office:value="626" calcext:value-type="float">
            <text:p>626</text:p>
          </table:table-cell>
          <table:table-cell table:number-columns-repeated="1019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table:number-columns-repeated="3"/>
          <table:table-cell office:value-type="string" calcext:value-type="string">
            <text:p>[235.4, 242.6, 296.6, 248.0]</text:p>
          </table:table-cell>
          <table:table-cell table:number-columns-repeated="1018"/>
        </table:table-row>
        <table:table-row table:style-name="ro1">
          <table:table-cell office:value-type="float" office:value="26.2166666666667" calcext:value-type="float">
            <text:p>26.2166666666667</text:p>
          </table:table-cell>
          <table:table-cell office:value-type="float" office:value="485958935" calcext:value-type="float">
            <text:p>485958935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701" calcext:value-type="float">
            <text:p>-701</text:p>
          </table:table-cell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 office:value-type="float" office:value="26.2833333333333" calcext:value-type="float">
            <text:p>26.2833333333333</text:p>
          </table:table-cell>
          <table:table-cell office:value-type="float" office:value="485958939" calcext:value-type="float">
            <text:p>485958939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852" calcext:value-type="float">
            <text:p>-852</text:p>
          </table:table-cell>
          <table:table-cell office:value-type="float" office:value="584" calcext:value-type="float">
            <text:p>584</text:p>
          </table:table-cell>
          <table:table-cell table:number-columns-repeated="1019"/>
        </table:table-row>
        <table:table-row table:style-name="ro1">
          <table:table-cell office:value-type="float" office:value="26.2833333333333" calcext:value-type="float">
            <text:p>26.2833333333333</text:p>
          </table:table-cell>
          <table:table-cell office:value-type="float" office:value="485958939" calcext:value-type="float">
            <text:p>485958939</text:p>
          </table:table-cell>
          <table:table-cell table:number-columns-repeated="3"/>
          <table:table-cell office:value-type="string" calcext:value-type="string">
            <text:p>[228.2, 235.4, 296.6, 248.0]</text:p>
          </table:table-cell>
          <table:table-cell table:number-columns-repeated="1018"/>
        </table:table-row>
        <table:table-row table:style-name="ro1">
          <table:table-cell office:value-type="float" office:value="26.2833333333333" calcext:value-type="float">
            <text:p>26.2833333333333</text:p>
          </table:table-cell>
          <table:table-cell office:value-type="float" office:value="485958939" calcext:value-type="float">
            <text:p>48595893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870" calcext:value-type="float">
            <text:p>-870</text:p>
          </table:table-cell>
          <table:table-cell office:value-type="float" office:value="570" calcext:value-type="float">
            <text:p>570</text:p>
          </table:table-cell>
          <table:table-cell table:number-columns-repeated="1019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table:number-columns-repeated="3"/>
          <table:table-cell office:value-type="string" calcext:value-type="string">
            <text:p>[230.0, 242.6, 291.2, 248.0]</text:p>
          </table:table-cell>
          <table:table-cell table:number-columns-repeated="1018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893" calcext:value-type="float">
            <text:p>-893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82" calcext:value-type="float">
            <text:p>-78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table:number-columns-repeated="3"/>
          <table:table-cell office:value-type="string" calcext:value-type="string">
            <text:p>[230.0, 242.6, 291.2, 248.0]</text:p>
          </table:table-cell>
          <table:table-cell table:number-columns-repeated="1018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893" calcext:value-type="float">
            <text:p>-893</text:p>
          </table:table-cell>
          <table:table-cell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office:value-type="float" office:value="26.3166666666667" calcext:value-type="float">
            <text:p>26.3166666666667</text:p>
          </table:table-cell>
          <table:table-cell office:value-type="float" office:value="485958941" calcext:value-type="float">
            <text:p>485958941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-782" calcext:value-type="float">
            <text:p>-782</text:p>
          </table:table-cell>
          <table:table-cell office:value-type="float" office:value="546" calcext:value-type="float">
            <text:p>546</text:p>
          </table:table-cell>
          <table:table-cell table:number-columns-repeated="1019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415" calcext:value-type="float">
            <text:p>-415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table:number-columns-repeated="3"/>
          <table:table-cell office:value-type="string" calcext:value-type="string">
            <text:p>[231.8, 240.8, 296.6, 246.2]</text:p>
          </table:table-cell>
          <table:table-cell table:number-columns-repeated="1018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31" calcext:value-type="float">
            <text:p>-331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415" calcext:value-type="float">
            <text:p>-415</text:p>
          </table:table-cell>
          <table:table-cell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table:number-columns-repeated="3"/>
          <table:table-cell office:value-type="string" calcext:value-type="string">
            <text:p>[231.8, 240.8, 296.6, 246.2]</text:p>
          </table:table-cell>
          <table:table-cell table:number-columns-repeated="1018"/>
        </table:table-row>
        <table:table-row table:style-name="ro1">
          <table:table-cell office:value-type="float" office:value="26.3833333333333" calcext:value-type="float">
            <text:p>26.3833333333333</text:p>
          </table:table-cell>
          <table:table-cell office:value-type="float" office:value="485958945" calcext:value-type="float">
            <text:p>485958945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331" calcext:value-type="float">
            <text:p>-331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485958949" calcext:value-type="float">
            <text:p>485958949</text:p>
          </table:table-cell>
          <table:table-cell table:number-columns-repeated="3"/>
          <table:table-cell office:value-type="string" calcext:value-type="string">
            <text:p>[233.6, 237.2, 298.4, 249.8]</text:p>
          </table:table-cell>
          <table:table-cell table:number-columns-repeated="1018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485958949" calcext:value-type="float">
            <text:p>48595894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490" calcext:value-type="float">
            <text:p>-490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485958949" calcext:value-type="float">
            <text:p>485958949</text:p>
          </table:table-cell>
          <table:table-cell table:number-columns-repeated="3"/>
          <table:table-cell office:value-type="string" calcext:value-type="string">
            <text:p>[233.6, 237.2, 298.4, 249.8]</text:p>
          </table:table-cell>
          <table:table-cell table:number-columns-repeated="1018"/>
        </table:table-row>
        <table:table-row table:style-name="ro1">
          <table:table-cell office:value-type="float" office:value="26.45" calcext:value-type="float">
            <text:p>26.45</text:p>
          </table:table-cell>
          <table:table-cell office:value-type="float" office:value="485958949" calcext:value-type="float">
            <text:p>485958949</text:p>
          </table:table-cell>
          <table:table-cell office:value-type="float" office:value="79.9136069114471" calcext:value-type="float">
            <text:p>79.9136069114471</text:p>
          </table:table-cell>
          <table:table-cell office:value-type="float" office:value="-490" calcext:value-type="float">
            <text:p>-490</text:p>
          </table:table-cell>
          <table:table-cell office:value-type="float" office:value="507" calcext:value-type="float">
            <text:p>507</text:p>
          </table:table-cell>
          <table:table-cell table:number-columns-repeated="1019"/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485958953" calcext:value-type="float">
            <text:p>48595895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71" calcext:value-type="float">
            <text:p>-571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485958953" calcext:value-type="float">
            <text:p>485958953</text:p>
          </table:table-cell>
          <table:table-cell table:number-columns-repeated="3"/>
          <table:table-cell office:value-type="string" calcext:value-type="string">
            <text:p>[226.4, 233.6, 287.6, 244.4]</text:p>
          </table:table-cell>
          <table:table-cell table:number-columns-repeated="1018"/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485958953" calcext:value-type="float">
            <text:p>485958953</text:p>
          </table:table-cell>
          <table:table-cell office:value-type="float" office:value="73.8120950323974" calcext:value-type="float">
            <text:p>73.8120950323974</text:p>
          </table:table-cell>
          <table:table-cell office:value-type="float" office:value="-571" calcext:value-type="float">
            <text:p>-571</text:p>
          </table:table-cell>
          <table:table-cell office:value-type="float" office:value="475" calcext:value-type="float">
            <text:p>475</text:p>
          </table:table-cell>
          <table:table-cell table:number-columns-repeated="1019"/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485958953" calcext:value-type="float">
            <text:p>485958953</text:p>
          </table:table-cell>
          <table:table-cell table:number-columns-repeated="3"/>
          <table:table-cell office:value-type="string" calcext:value-type="string">
            <text:p>[226.4, 233.6, 287.6, 244.4]</text:p>
          </table:table-cell>
          <table:table-cell table:number-columns-repeated="1018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table:number-columns-repeated="3"/>
          <table:table-cell office:value-type="string" calcext:value-type="string">
            <text:p>[231.8, 240.8, 291.2, 246.2]</text:p>
          </table:table-cell>
          <table:table-cell table:number-columns-repeated="1018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680" calcext:value-type="float">
            <text:p>-680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724" calcext:value-type="float">
            <text:p>-724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table:number-columns-repeated="3"/>
          <table:table-cell office:value-type="string" calcext:value-type="string">
            <text:p>[231.8, 240.8, 291.2, 246.2]</text:p>
          </table:table-cell>
          <table:table-cell table:number-columns-repeated="1018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680" calcext:value-type="float">
            <text:p>-680</text:p>
          </table:table-cell>
          <table:table-cell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485958957" calcext:value-type="float">
            <text:p>48595895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724" calcext:value-type="float">
            <text:p>-724</text:p>
          </table:table-cell>
          <table:table-cell office:value-type="float" office:value="428" calcext:value-type="float">
            <text:p>428</text:p>
          </table:table-cell>
          <table:table-cell table:number-columns-repeated="1019"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5958961" calcext:value-type="float">
            <text:p>485958961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660" calcext:value-type="float">
            <text:p>-660</text:p>
          </table:table-cell>
          <table:table-cell office:value-type="float" office:value="404" calcext:value-type="float">
            <text:p>404</text:p>
          </table:table-cell>
          <table:table-cell table:number-columns-repeated="1019"/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485958961" calcext:value-type="float">
            <text:p>485958961</text:p>
          </table:table-cell>
          <table:table-cell table:number-columns-repeated="3"/>
          <table:table-cell office:value-type="string" calcext:value-type="string">
            <text:p>[228.2, 230.0, 289.4, 244.4]</text:p>
          </table:table-cell>
          <table:table-cell table:number-columns-repeated="1018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table:number-columns-repeated="3"/>
          <table:table-cell office:value-type="string" calcext:value-type="string">
            <text:p>[230.0, 231.8, 285.8, 248.0]</text:p>
          </table:table-cell>
          <table:table-cell table:number-columns-repeated="1018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24" calcext:value-type="float">
            <text:p>-524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98" calcext:value-type="float">
            <text:p>-598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table:number-columns-repeated="3"/>
          <table:table-cell office:value-type="string" calcext:value-type="string">
            <text:p>[230.0, 231.8, 285.8, 248.0]</text:p>
          </table:table-cell>
          <table:table-cell table:number-columns-repeated="1018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24" calcext:value-type="float">
            <text:p>-524</text:p>
          </table:table-cell>
          <table:table-cell office:value-type="float" office:value="396" calcext:value-type="float">
            <text:p>396</text:p>
          </table:table-cell>
          <table:table-cell table:number-columns-repeated="1019"/>
        </table:table-row>
        <table:table-row table:style-name="ro1">
          <table:table-cell office:value-type="float" office:value="26.6833333333333" calcext:value-type="float">
            <text:p>26.6833333333333</text:p>
          </table:table-cell>
          <table:table-cell office:value-type="float" office:value="485958963" calcext:value-type="float">
            <text:p>485958963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598" calcext:value-type="float">
            <text:p>-598</text:p>
          </table:table-cell>
          <table:table-cell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table:number-columns-repeated="3"/>
          <table:table-cell office:value-type="string" calcext:value-type="string">
            <text:p>[222.8, 230.0, 285.8, 240.8]</text:p>
          </table:table-cell>
          <table:table-cell table:number-columns-repeated="1018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608" calcext:value-type="float">
            <text:p>-60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table:number-columns-repeated="3"/>
          <table:table-cell office:value-type="string" calcext:value-type="string">
            <text:p>[224.6, 228.2, 289.4, 244.4]</text:p>
          </table:table-cell>
          <table:table-cell table:number-columns-repeated="1018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33" calcext:value-type="float">
            <text:p>-533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table:number-columns-repeated="3"/>
          <table:table-cell office:value-type="string" calcext:value-type="string">
            <text:p>[222.8, 230.0, 285.8, 240.8]</text:p>
          </table:table-cell>
          <table:table-cell table:number-columns-repeated="1018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608" calcext:value-type="float">
            <text:p>-608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table:number-columns-repeated="3"/>
          <table:table-cell office:value-type="string" calcext:value-type="string">
            <text:p>[224.6, 228.2, 289.4, 244.4]</text:p>
          </table:table-cell>
          <table:table-cell table:number-columns-repeated="1018"/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485958967" calcext:value-type="float">
            <text:p>48595896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533" calcext:value-type="float">
            <text:p>-533</text:p>
          </table:table-cell>
          <table:table-cell office:value-type="float" office:value="347" calcext:value-type="float">
            <text:p>347</text:p>
          </table:table-cell>
          <table:table-cell table:number-columns-repeated="1019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85958976" calcext:value-type="float">
            <text:p>485958976</text:p>
          </table:table-cell>
          <table:table-cell office:value-type="float" office:value="69.4924406047516" calcext:value-type="float">
            <text:p>69.4924406047516</text:p>
          </table:table-cell>
          <table:table-cell office:value-type="float" office:value="-587" calcext:value-type="float">
            <text:p>-587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table:number-columns-repeated="3"/>
          <table:table-cell office:value-type="string" calcext:value-type="string">
            <text:p>[226.4, 230.0, 280.4, 237.2]</text:p>
          </table:table-cell>
          <table:table-cell table:number-columns-repeated="1018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office:value-type="float" office:value="62.5269978401728" calcext:value-type="float">
            <text:p>62.5269978401728</text:p>
          </table:table-cell>
          <table:table-cell office:value-type="float" office:value="-625" calcext:value-type="float">
            <text:p>-625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table:number-columns-repeated="3"/>
          <table:table-cell office:value-type="string" calcext:value-type="string">
            <text:p>[224.6, 228.2, 287.6, 242.6]</text:p>
          </table:table-cell>
          <table:table-cell table:number-columns-repeated="1018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table:number-columns-repeated="3"/>
          <table:table-cell office:value-type="string" calcext:value-type="string">
            <text:p>[226.4, 230.0, 280.4, 237.2]</text:p>
          </table:table-cell>
          <table:table-cell table:number-columns-repeated="1018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office:value-type="float" office:value="62.5269978401728" calcext:value-type="float">
            <text:p>62.5269978401728</text:p>
          </table:table-cell>
          <table:table-cell office:value-type="float" office:value="-625" calcext:value-type="float">
            <text:p>-625</text:p>
          </table:table-cell>
          <table:table-cell office:value-type="float" office:value="307" calcext:value-type="float">
            <text:p>307</text:p>
          </table:table-cell>
          <table:table-cell table:number-columns-repeated="1019"/>
        </table:table-row>
        <table:table-row table:style-name="ro1">
          <table:table-cell office:value-type="float" office:value="26.9166666666667" calcext:value-type="float">
            <text:p>26.9166666666667</text:p>
          </table:table-cell>
          <table:table-cell office:value-type="float" office:value="485958977" calcext:value-type="float">
            <text:p>485958977</text:p>
          </table:table-cell>
          <table:table-cell table:number-columns-repeated="3"/>
          <table:table-cell office:value-type="string" calcext:value-type="string">
            <text:p>[224.6, 228.2, 287.6, 242.6]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table:number-columns-repeated="3"/>
          <table:table-cell office:value-type="string" calcext:value-type="string">
            <text:p>[224.6, 228.2, 284.0, 237.2]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187" calcext:value-type="float">
            <text:p>18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table:number-columns-repeated="3"/>
          <table:table-cell office:value-type="string" calcext:value-type="string">
            <text:p>[222.8, 231.8, 282.2, 237.2]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table:number-columns-repeated="3"/>
          <table:table-cell office:value-type="string" calcext:value-type="string">
            <text:p>[224.6, 228.2, 284.0, 237.2]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office:value-type="float" office:value="58.207343412527" calcext:value-type="float">
            <text:p>58.207343412527</text:p>
          </table:table-cell>
          <table:table-cell office:value-type="float" office:value="187" calcext:value-type="float">
            <text:p>18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5958982" calcext:value-type="float">
            <text:p>485958982</text:p>
          </table:table-cell>
          <table:table-cell table:number-columns-repeated="3"/>
          <table:table-cell office:value-type="string" calcext:value-type="string">
            <text:p>[222.8, 231.8, 282.2, 237.2]</text:p>
          </table:table-cell>
          <table:table-cell table:number-columns-repeated="1018"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5958986" calcext:value-type="float">
            <text:p>485958986</text:p>
          </table:table-cell>
          <table:table-cell office:value-type="float" office:value="52.1058315334773" calcext:value-type="float">
            <text:p>52.1058315334773</text:p>
          </table:table-cell>
          <table:table-cell office:value-type="float" office:value="-5" calcext:value-type="float">
            <text:p>-5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5958986" calcext:value-type="float">
            <text:p>485958986</text:p>
          </table:table-cell>
          <table:table-cell table:number-columns-repeated="3"/>
          <table:table-cell office:value-type="string" calcext:value-type="string">
            <text:p>[226.4, 230.0, 282.2, 239.0]</text:p>
          </table:table-cell>
          <table:table-cell table:number-columns-repeated="1018"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5958986" calcext:value-type="float">
            <text:p>485958986</text:p>
          </table:table-cell>
          <table:table-cell office:value-type="float" office:value="52.1058315334773" calcext:value-type="float">
            <text:p>52.1058315334773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0666666666667" calcext:value-type="float">
            <text:p>27.0666666666667</text:p>
          </table:table-cell>
          <table:table-cell office:value-type="float" office:value="485958986" calcext:value-type="float">
            <text:p>485958986</text:p>
          </table:table-cell>
          <table:table-cell table:number-columns-repeated="3"/>
          <table:table-cell office:value-type="string" calcext:value-type="string">
            <text:p>[219.2, 230.0, 280.4, 235.4]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5958988" calcext:value-type="float">
            <text:p>485958988</text:p>
          </table:table-cell>
          <table:table-cell office:value-type="float" office:value="48.6501079913607" calcext:value-type="float">
            <text:p>48.6501079913607</text:p>
          </table:table-cell>
          <table:table-cell office:value-type="float" office:value="-27" calcext:value-type="float">
            <text:p>-2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5958988" calcext:value-type="float">
            <text:p>485958988</text:p>
          </table:table-cell>
          <table:table-cell table:number-columns-repeated="3"/>
          <table:table-cell office:value-type="string" calcext:value-type="string">
            <text:p>[224.6, 228.2, 282.2, 244.4]</text:p>
          </table:table-cell>
          <table:table-cell table:number-columns-repeated="1018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5958988" calcext:value-type="float">
            <text:p>485958988</text:p>
          </table:table-cell>
          <table:table-cell office:value-type="float" office:value="48.6501079913607" calcext:value-type="float">
            <text:p>48.6501079913607</text:p>
          </table:table-cell>
          <table:table-cell office:value-type="float" office:value="-27" calcext:value-type="float">
            <text:p>-2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85958988" calcext:value-type="float">
            <text:p>485958988</text:p>
          </table:table-cell>
          <table:table-cell table:number-columns-repeated="3"/>
          <table:table-cell office:value-type="string" calcext:value-type="string">
            <text:p>[224.6, 228.2, 282.2, 244.4]</text:p>
          </table:table-cell>
          <table:table-cell table:number-columns-repeated="1018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table:number-columns-repeated="3"/>
          <table:table-cell office:value-type="string" calcext:value-type="string">
            <text:p>[222.8, 228.2, 278.6, 239.0]</text:p>
          </table:table-cell>
          <table:table-cell table:number-columns-repeated="1018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office:value-type="float" office:value="43.4125269978402" calcext:value-type="float">
            <text:p>43.412526997840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office:value-type="float" office:value="40.8207343412527" calcext:value-type="float">
            <text:p>40.8207343412527</text:p>
          </table:table-cell>
          <table:table-cell office:value-type="float" office:value="-9" calcext:value-type="float">
            <text:p>-9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table:number-columns-repeated="3"/>
          <table:table-cell office:value-type="string" calcext:value-type="string">
            <text:p>[222.8, 228.2, 278.6, 239.0]</text:p>
          </table:table-cell>
          <table:table-cell table:number-columns-repeated="1018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office:value-type="float" office:value="43.4125269978402" calcext:value-type="float">
            <text:p>43.4125269978402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1666666666667" calcext:value-type="float">
            <text:p>27.1666666666667</text:p>
          </table:table-cell>
          <table:table-cell office:value-type="float" office:value="485958992" calcext:value-type="float">
            <text:p>485958992</text:p>
          </table:table-cell>
          <table:table-cell office:value-type="float" office:value="40.8207343412527" calcext:value-type="float">
            <text:p>40.8207343412527</text:p>
          </table:table-cell>
          <table:table-cell office:value-type="float" office:value="-9" calcext:value-type="float">
            <text:p>-9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5958995" calcext:value-type="float">
            <text:p>485958995</text:p>
          </table:table-cell>
          <table:table-cell table:number-columns-repeated="3"/>
          <table:table-cell office:value-type="string" calcext:value-type="string">
            <text:p>[221.0, 228.2, 275.0, 233.6]</text:p>
          </table:table-cell>
          <table:table-cell table:number-columns-repeated="1018"/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5958995" calcext:value-type="float">
            <text:p>485958995</text:p>
          </table:table-cell>
          <table:table-cell office:value-type="float" office:value="36.4470842332613" calcext:value-type="float">
            <text:p>36.4470842332613</text:p>
          </table:table-cell>
          <table:table-cell office:value-type="float" office:value="-3" calcext:value-type="float">
            <text:p>-3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2166666666667" calcext:value-type="float">
            <text:p>27.2166666666667</text:p>
          </table:table-cell>
          <table:table-cell office:value-type="float" office:value="485958995" calcext:value-type="float">
            <text:p>485958995</text:p>
          </table:table-cell>
          <table:table-cell table:number-columns-repeated="3"/>
          <table:table-cell office:value-type="string" calcext:value-type="string">
            <text:p>[217.4, 226.4, 282.2, 242.6]</text:p>
          </table:table-cell>
          <table:table-cell table:number-columns-repeated="1018"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5958998" calcext:value-type="float">
            <text:p>485958998</text:p>
          </table:table-cell>
          <table:table-cell office:value-type="float" office:value="35.5831533477322" calcext:value-type="float">
            <text:p>35.5831533477322</text:p>
          </table:table-cell>
          <table:table-cell office:value-type="float" office:value="-3" calcext:value-type="float">
            <text:p>-3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5958998" calcext:value-type="float">
            <text:p>485958998</text:p>
          </table:table-cell>
          <table:table-cell table:number-columns-repeated="3"/>
          <table:table-cell office:value-type="string" calcext:value-type="string">
            <text:p>[219.2, 226.4, 276.8, 230.0]</text:p>
          </table:table-cell>
          <table:table-cell table:number-columns-repeated="1018"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5958998" calcext:value-type="float">
            <text:p>485958998</text:p>
          </table:table-cell>
          <table:table-cell office:value-type="float" office:value="35.5831533477322" calcext:value-type="float">
            <text:p>35.5831533477322</text:p>
          </table:table-cell>
          <table:table-cell office:value-type="float" office:value="-3" calcext:value-type="float">
            <text:p>-3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2666666666667" calcext:value-type="float">
            <text:p>27.2666666666667</text:p>
          </table:table-cell>
          <table:table-cell office:value-type="float" office:value="485958998" calcext:value-type="float">
            <text:p>485958998</text:p>
          </table:table-cell>
          <table:table-cell table:number-columns-repeated="3"/>
          <table:table-cell office:value-type="string" calcext:value-type="string">
            <text:p>[219.2, 226.4, 276.8, 230.0]</text:p>
          </table:table-cell>
          <table:table-cell table:number-columns-repeated="1018"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5959002" calcext:value-type="float">
            <text:p>485959002</text:p>
          </table:table-cell>
          <table:table-cell office:value-type="float" office:value="34.719222462203" calcext:value-type="float">
            <text:p>34.719222462203</text:p>
          </table:table-cell>
          <table:table-cell office:value-type="float" office:value="-29" calcext:value-type="float">
            <text:p>-29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5959002" calcext:value-type="float">
            <text:p>485959002</text:p>
          </table:table-cell>
          <table:table-cell table:number-columns-repeated="3"/>
          <table:table-cell office:value-type="string" calcext:value-type="string">
            <text:p>[217.4, 226.4, 273.2, 231.8]</text:p>
          </table:table-cell>
          <table:table-cell table:number-columns-repeated="1018"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5959002" calcext:value-type="float">
            <text:p>485959002</text:p>
          </table:table-cell>
          <table:table-cell office:value-type="float" office:value="32.9913606911447" calcext:value-type="float">
            <text:p>32.9913606911447</text:p>
          </table:table-cell>
          <table:table-cell office:value-type="float" office:value="-25" calcext:value-type="float">
            <text:p>-25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5959002" calcext:value-type="float">
            <text:p>485959002</text:p>
          </table:table-cell>
          <table:table-cell table:number-columns-repeated="3"/>
          <table:table-cell office:value-type="string" calcext:value-type="string">
            <text:p>[217.4, 226.4, 273.2, 231.8]</text:p>
          </table:table-cell>
          <table:table-cell table:number-columns-repeated="1018"/>
        </table:table-row>
        <table:table-row table:style-name="ro1">
          <table:table-cell office:value-type="float" office:value="27.3333333333333" calcext:value-type="float">
            <text:p>27.3333333333333</text:p>
          </table:table-cell>
          <table:table-cell office:value-type="float" office:value="485959002" calcext:value-type="float">
            <text:p>485959002</text:p>
          </table:table-cell>
          <table:table-cell office:value-type="float" office:value="32.9913606911447" calcext:value-type="float">
            <text:p>32.9913606911447</text:p>
          </table:table-cell>
          <table:table-cell office:value-type="float" office:value="-25" calcext:value-type="float">
            <text:p>-25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5959006" calcext:value-type="float">
            <text:p>485959006</text:p>
          </table:table-cell>
          <table:table-cell office:value-type="float" office:value="30.3995680345572" calcext:value-type="float">
            <text:p>30.3995680345572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5959006" calcext:value-type="float">
            <text:p>485959006</text:p>
          </table:table-cell>
          <table:table-cell table:number-columns-repeated="3"/>
          <table:table-cell office:value-type="string" calcext:value-type="string">
            <text:p>[219.2, 222.8, 273.2, 235.4]</text:p>
          </table:table-cell>
          <table:table-cell table:number-columns-repeated="1018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5959006" calcext:value-type="float">
            <text:p>485959006</text:p>
          </table:table-cell>
          <table:table-cell office:value-type="float" office:value="30.3995680345572" calcext:value-type="float">
            <text:p>30.3995680345572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85959006" calcext:value-type="float">
            <text:p>485959006</text:p>
          </table:table-cell>
          <table:table-cell table:number-columns-repeated="3"/>
          <table:table-cell office:value-type="string" calcext:value-type="string">
            <text:p>[219.2, 222.8, 273.2, 235.4]</text:p>
          </table:table-cell>
          <table:table-cell table:number-columns-repeated="1018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table:number-columns-repeated="3"/>
          <table:table-cell office:value-type="string" calcext:value-type="string">
            <text:p>[215.6, 224.6, 276.8, 235.4]</text:p>
          </table:table-cell>
          <table:table-cell table:number-columns-repeated="1018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38" calcext:value-type="float">
            <text:p>-38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table:number-columns-repeated="3"/>
          <table:table-cell office:value-type="string" calcext:value-type="string">
            <text:p>[217.4, 226.4, 271.4, 231.8]</text:p>
          </table:table-cell>
          <table:table-cell table:number-columns-repeated="1018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-2" calcext:value-type="float">
            <text:p>-2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office:value-type="float" office:value="27.7537796976242" calcext:value-type="float">
            <text:p>27.7537796976242</text:p>
          </table:table-cell>
          <table:table-cell office:value-type="float" office:value="-38" calcext:value-type="float">
            <text:p>-38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table:number-columns-repeated="3"/>
          <table:table-cell office:value-type="string" calcext:value-type="string">
            <text:p>[217.4, 226.4, 271.4, 231.8]</text:p>
          </table:table-cell>
          <table:table-cell table:number-columns-repeated="1018"/>
        </table:table-row>
        <table:table-row table:style-name="ro1">
          <table:table-cell office:value-type="float" office:value="27.4666666666667" calcext:value-type="float">
            <text:p>27.4666666666667</text:p>
          </table:table-cell>
          <table:table-cell office:value-type="float" office:value="485959010" calcext:value-type="float">
            <text:p>485959010</text:p>
          </table:table-cell>
          <table:table-cell office:value-type="float" office:value="26.0259179265659" calcext:value-type="float">
            <text:p>26.0259179265659</text:p>
          </table:table-cell>
          <table:table-cell office:value-type="float" office:value="-2" calcext:value-type="float">
            <text:p>-2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5333333333333" calcext:value-type="float">
            <text:p>27.5333333333333</text:p>
          </table:table-cell>
          <table:table-cell office:value-type="float" office:value="485959014" calcext:value-type="float">
            <text:p>4859590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7.5333333333333" calcext:value-type="float">
            <text:p>27.5333333333333</text:p>
          </table:table-cell>
          <table:table-cell office:value-type="float" office:value="485959014" calcext:value-type="float">
            <text:p>485959014</text:p>
          </table:table-cell>
          <table:table-cell table:number-columns-repeated="3"/>
          <table:table-cell office:value-type="string" calcext:value-type="string">
            <text:p>[212.0, 221.0, 273.2, 230.0]</text:p>
          </table:table-cell>
          <table:table-cell table:number-columns-repeated="1018"/>
        </table:table-row>
        <table:table-row table:style-name="ro1">
          <table:table-cell office:value-type="float" office:value="27.5333333333333" calcext:value-type="float">
            <text:p>27.5333333333333</text:p>
          </table:table-cell>
          <table:table-cell office:value-type="float" office:value="485959014" calcext:value-type="float">
            <text:p>48595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5333333333333" calcext:value-type="float">
            <text:p>27.5333333333333</text:p>
          </table:table-cell>
          <table:table-cell office:value-type="float" office:value="485959014" calcext:value-type="float">
            <text:p>4859590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27.5333333333333" calcext:value-type="float">
            <text:p>27.5333333333333</text:p>
          </table:table-cell>
          <table:table-cell office:value-type="float" office:value="485959014" calcext:value-type="float">
            <text:p>485959014</text:p>
          </table:table-cell>
          <table:table-cell table:number-columns-repeated="3"/>
          <table:table-cell office:value-type="string" calcext:value-type="string">
            <text:p>[212.0, 221.0, 273.2, 230.0]</text:p>
          </table:table-cell>
          <table:table-cell table:number-columns-repeated="1018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table:number-columns-repeated="3"/>
          <table:table-cell office:value-type="string" calcext:value-type="string">
            <text:p>[217.4, 221.0, 269.6, 237.2]</text:p>
          </table:table-cell>
          <table:table-cell table:number-columns-repeated="1018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table:number-columns-repeated="3"/>
          <table:table-cell office:value-type="string" calcext:value-type="string">
            <text:p>[217.4, 221.0, 269.6, 237.2]</text:p>
          </table:table-cell>
          <table:table-cell table:number-columns-repeated="1018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85959018" calcext:value-type="float">
            <text:p>48595901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5959022" calcext:value-type="float">
            <text:p>4859590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5959022" calcext:value-type="float">
            <text:p>485959022</text:p>
          </table:table-cell>
          <table:table-cell table:number-columns-repeated="3"/>
          <table:table-cell office:value-type="string" calcext:value-type="string">
            <text:p>[213.8, 219.2, 262.4, 228.2]</text:p>
          </table:table-cell>
          <table:table-cell table:number-columns-repeated="1018"/>
        </table:table-row>
        <table:table-row table:style-name="ro1">
          <table:table-cell office:value-type="float" office:value="27.6666666666667" calcext:value-type="float">
            <text:p>27.6666666666667</text:p>
          </table:table-cell>
          <table:table-cell office:value-type="float" office:value="485959022" calcext:value-type="float">
            <text:p>48595902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5959025" calcext:value-type="float">
            <text:p>485959025</text:p>
          </table:table-cell>
          <table:table-cell table:number-columns-repeated="3"/>
          <table:table-cell office:value-type="string" calcext:value-type="string">
            <text:p>[213.8, 222.8, 275.0, 235.4]</text:p>
          </table:table-cell>
          <table:table-cell table:number-columns-repeated="1018"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5959025" calcext:value-type="float">
            <text:p>4859590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5959025" calcext:value-type="float">
            <text:p>485959025</text:p>
          </table:table-cell>
          <table:table-cell table:number-columns-repeated="3"/>
          <table:table-cell office:value-type="string" calcext:value-type="string">
            <text:p>[213.8, 222.8, 275.0, 235.4]</text:p>
          </table:table-cell>
          <table:table-cell table:number-columns-repeated="1018"/>
        </table:table-row>
        <table:table-row table:style-name="ro1">
          <table:table-cell office:value-type="float" office:value="27.7166666666667" calcext:value-type="float">
            <text:p>27.7166666666667</text:p>
          </table:table-cell>
          <table:table-cell office:value-type="float" office:value="485959025" calcext:value-type="float">
            <text:p>4859590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table:number-columns-repeated="3"/>
          <table:table-cell office:value-type="string" calcext:value-type="string">
            <text:p>[215.6, 219.2, 267.8, 231.8]</text:p>
          </table:table-cell>
          <table:table-cell table:number-columns-repeated="1018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table:number-columns-repeated="3"/>
          <table:table-cell office:value-type="string" calcext:value-type="string">
            <text:p>[215.6, 219.2, 267.8, 231.8]</text:p>
          </table:table-cell>
          <table:table-cell table:number-columns-repeated="1018"/>
        </table:table-row>
        <table:table-row table:style-name="ro1">
          <table:table-cell office:value-type="float" office:value="27.7666666666667" calcext:value-type="float">
            <text:p>27.7666666666667</text:p>
          </table:table-cell>
          <table:table-cell office:value-type="float" office:value="485959028" calcext:value-type="float">
            <text:p>4859590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485959033" calcext:value-type="float">
            <text:p>485959033</text:p>
          </table:table-cell>
          <table:table-cell table:number-columns-repeated="3"/>
          <table:table-cell office:value-type="string" calcext:value-type="string">
            <text:p>[212.0, 222.8, 267.8, 228.2]</text:p>
          </table:table-cell>
          <table:table-cell table:number-columns-repeated="1018"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485959033" calcext:value-type="float">
            <text:p>48595903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float" office:value="27.85" calcext:value-type="float">
            <text:p>27.85</text:p>
          </table:table-cell>
          <table:table-cell office:value-type="float" office:value="485959033" calcext:value-type="float">
            <text:p>485959033</text:p>
          </table:table-cell>
          <table:table-cell table:number-columns-repeated="3"/>
          <table:table-cell office:value-type="string" calcext:value-type="string">
            <text:p>[215.6, 222.8, 275.0, 237.2]</text:p>
          </table:table-cell>
          <table:table-cell table:number-columns-repeated="1018"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5959035" calcext:value-type="float">
            <text:p>485959035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5959035" calcext:value-type="float">
            <text:p>485959035</text:p>
          </table:table-cell>
          <table:table-cell table:number-columns-repeated="3"/>
          <table:table-cell office:value-type="string" calcext:value-type="string">
            <text:p>[215.6, 226.4, 269.6, 230.0]</text:p>
          </table:table-cell>
          <table:table-cell table:number-columns-repeated="1018"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5959035" calcext:value-type="float">
            <text:p>485959035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27.8833333333333" calcext:value-type="float">
            <text:p>27.8833333333333</text:p>
          </table:table-cell>
          <table:table-cell office:value-type="float" office:value="485959035" calcext:value-type="float">
            <text:p>485959035</text:p>
          </table:table-cell>
          <table:table-cell table:number-columns-repeated="3"/>
          <table:table-cell office:value-type="string" calcext:value-type="string">
            <text:p>[215.6, 226.4, 269.6, 230.0]</text:p>
          </table:table-cell>
          <table:table-cell table:number-columns-repeated="1018"/>
        </table:table-row>
        <table:table-row table:style-name="ro1">
          <table:table-cell office:value-type="float" office:value="28.0166666666667" calcext:value-type="float">
            <text:p>28.0166666666667</text:p>
          </table:table-cell>
          <table:table-cell office:value-type="float" office:value="485959043" calcext:value-type="float">
            <text:p>485959043</text:p>
          </table:table-cell>
          <table:table-cell table:number-columns-repeated="3"/>
          <table:table-cell office:value-type="string" calcext:value-type="string">
            <text:p>[215.6, 224.6, 267.8, 228.2]</text:p>
          </table:table-cell>
          <table:table-cell table:number-columns-repeated="1018"/>
        </table:table-row>
        <table:table-row table:style-name="ro1">
          <table:table-cell office:value-type="float" office:value="28.0166666666667" calcext:value-type="float">
            <text:p>28.0166666666667</text:p>
          </table:table-cell>
          <table:table-cell office:value-type="float" office:value="485959043" calcext:value-type="float">
            <text:p>48595904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28.0166666666667" calcext:value-type="float">
            <text:p>28.0166666666667</text:p>
          </table:table-cell>
          <table:table-cell office:value-type="float" office:value="485959043" calcext:value-type="float">
            <text:p>485959043</text:p>
          </table:table-cell>
          <table:table-cell table:number-columns-repeated="3"/>
          <table:table-cell office:value-type="string" calcext:value-type="string">
            <text:p>[215.6, 224.6, 271.4, 235.4]</text:p>
          </table:table-cell>
          <table:table-cell table:number-columns-repeated="1018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table:number-columns-repeated="3"/>
          <table:table-cell office:value-type="string" calcext:value-type="string">
            <text:p>[213.8, 222.8, 269.6, 230.0]</text:p>
          </table:table-cell>
          <table:table-cell table:number-columns-repeated="1018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table:number-columns-repeated="3"/>
          <table:table-cell office:value-type="string" calcext:value-type="string">
            <text:p>[213.8, 222.8, 269.6, 230.0]</text:p>
          </table:table-cell>
          <table:table-cell table:number-columns-repeated="1018"/>
        </table:table-row>
        <table:table-row table:style-name="ro1">
          <table:table-cell office:value-type="float" office:value="28.05" calcext:value-type="float">
            <text:p>28.05</text:p>
          </table:table-cell>
          <table:table-cell office:value-type="float" office:value="485959045" calcext:value-type="float">
            <text:p>48595904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 table:number-rows-repeated="10467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21:41:54.307640991</dc:date>
    <meta:editing-duration>PT6M8S</meta:editing-duration>
    <meta:editing-cycles>2</meta:editing-cycles>
    <meta:generator>LibreOffice/6.0.7.3$Linux_X86_64 LibreOffice_project/00m0$Build-3</meta:generator>
    <meta:document-statistic meta:table-count="1" meta:cell-count="7522" meta:object-count="0"/>
  </office:meta>
</office:document-meta>
</file>